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16.27cm" fo:min-width="11.02cm"/>
    </style:style>
    <style:style style:name="gr2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6.76cm" fo:min-width="7.51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1.164cm" fo:min-width="0.914cm" draw:shadow="hidden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1.448cm" fo:min-width="1.198cm" draw:shadow="hidden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1.306cm" fo:min-width="1.056cm" draw:shadow="hidden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6.76cm" fo:min-width="0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1.6cm" fo:min-width="0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64cm" fo:min-width="0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05cm" fo:min-width="0.2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45cm" fo:min-width="0.21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05cm" fo:min-width="0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05cm" fo:min-width="0.01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.45cm" fo:min-width="0.01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2.65cm" fo:min-width="0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0.5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6.75cm" fo:min-width="0cm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0.05cm" fo:min-width="7.51cm"/>
    </style:style>
    <style:style style:name="gr1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6cm"/>
    </style:style>
    <style:style style:name="gr20" style:family="graphic" style:parent-style-name="standard">
      <style:graphic-properties svg:stroke-color="#000000" draw:fill-color="#000000" draw:textarea-horizontal-align="justify" draw:textarea-vertical-align="middle" draw:auto-grow-height="false" fo:min-height="0.95cm" fo:min-width="0cm"/>
    </style:style>
    <style:style style:name="gr21" style:family="graphic" style:parent-style-name="standard">
      <style:graphic-properties svg:stroke-color="#000000" draw:fill-color="#000000" draw:textarea-horizontal-align="justify" draw:textarea-vertical-align="middle" draw:auto-grow-height="false" fo:min-height="1.65cm" fo:min-width="0cm"/>
    </style:style>
    <style:style style:name="gr22" style:family="graphic" style:parent-style-name="standard">
      <style:graphic-properties svg:stroke-color="#000000" draw:fill-color="#000000" draw:textarea-horizontal-align="justify" draw:textarea-vertical-align="middle" draw:auto-grow-height="false" fo:min-height="0.45cm" fo:min-width="1.3cm"/>
    </style:style>
    <style:style style:name="gr23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0cm"/>
    </style:style>
    <style:style style:name="gr24" style:family="graphic" style:parent-style-name="standard">
      <style:graphic-properties svg:stroke-color="#000000" draw:fill-color="#000000" draw:textarea-horizontal-align="justify" draw:textarea-vertical-align="middle" draw:auto-grow-height="false" fo:min-height="1.11cm" fo:min-width="0cm"/>
    </style:style>
    <style:style style:name="gr25" style:family="graphic" style:parent-style-name="standard">
      <style:graphic-properties svg:stroke-color="#000000" draw:fill-color="#000000" draw:textarea-horizontal-align="justify" draw:textarea-vertical-align="middle" draw:auto-grow-height="false" fo:min-height="1.35cm" fo:min-width="0cm"/>
    </style:style>
    <style:style style:name="gr26" style:family="graphic" style:parent-style-name="standard">
      <style:graphic-properties svg:stroke-color="#000000" draw:fill-color="#000000" draw:textarea-horizontal-align="justify" draw:textarea-vertical-align="middle" draw:auto-grow-height="false" fo:min-height="1.05cm" fo:min-width="0.44cm"/>
    </style:style>
    <style:style style:name="gr27" style:family="graphic" style:parent-style-name="standard">
      <style:graphic-properties svg:stroke-color="#000000" draw:fill-color="#000000" draw:textarea-horizontal-align="justify" draw:textarea-vertical-align="middle" draw:auto-grow-height="false" fo:min-height="0.75cm" fo:min-width="0.64cm"/>
    </style:style>
    <style:style style:name="gr28" style:family="graphic" style:parent-style-name="standard">
      <style:graphic-properties svg:stroke-color="#000000" draw:fill-color="#000000" draw:textarea-horizontal-align="justify" draw:textarea-vertical-align="middle" draw:auto-grow-height="false" fo:min-height="0.85cm" fo:min-width="0cm"/>
    </style:style>
    <style:style style:name="gr2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06cm"/>
    </style:style>
    <style:style style:name="gr30" style:family="graphic" style:parent-style-name="standard">
      <style:graphic-properties svg:stroke-color="#000000" draw:fill-color="#000000" draw:textarea-horizontal-align="justify" draw:textarea-vertical-align="middle" draw:auto-grow-height="false" fo:min-height="1.07cm" fo:min-width="0cm"/>
    </style:style>
    <style:style style:name="gr31" style:family="graphic" style:parent-style-name="standard">
      <style:graphic-properties svg:stroke-color="#000000" draw:fill-color="#000000" draw:textarea-horizontal-align="justify" draw:textarea-vertical-align="middle" draw:auto-grow-height="false" fo:min-height="3.75cm" fo:min-width="0cm"/>
    </style:style>
    <style:style style:name="gr32" style:family="graphic" style:parent-style-name="standard">
      <style:graphic-properties svg:stroke-color="#000000" draw:fill-color="#000000" draw:textarea-horizontal-align="justify" draw:textarea-vertical-align="middle" draw:auto-grow-height="false" fo:min-height="0.741cm" fo:min-width="0.433cm"/>
    </style:style>
    <style:style style:name="gr33" style:family="graphic" style:parent-style-name="standard">
      <style:graphic-properties svg:stroke-color="#000000" draw:fill-color="#000000" draw:textarea-horizontal-align="justify" draw:textarea-vertical-align="middle" draw:auto-grow-height="false" fo:min-height="0.17cm" fo:min-width="0cm"/>
    </style:style>
    <style:style style:name="gr34" style:family="graphic" style:parent-style-name="standard">
      <style:graphic-properties svg:stroke-color="#000000" draw:fill-color="#000000" draw:textarea-horizontal-align="justify" draw:textarea-vertical-align="middle" draw:auto-grow-height="false" fo:min-height="0.65cm" fo:min-width="0.733cm"/>
    </style:style>
    <style:style style:name="gr35" style:family="graphic" style:parent-style-name="standard">
      <style:graphic-properties svg:stroke-color="#000000" draw:fill-color="#000000" draw:textarea-horizontal-align="justify" draw:textarea-vertical-align="middle" draw:auto-grow-height="false" fo:min-height="0.59cm" fo:min-width="0cm"/>
    </style:style>
    <style:style style:name="gr36" style:family="graphic" style:parent-style-name="standard">
      <style:graphic-properties svg:stroke-color="#000000" draw:fill-color="#000000" draw:textarea-horizontal-align="justify" draw:textarea-vertical-align="middle" draw:auto-grow-height="false" fo:min-height="5.55cm" fo:min-width="0cm"/>
    </style:style>
    <style:style style:name="gr3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1cm"/>
    </style:style>
    <style:style style:name="gr38" style:family="graphic" style:parent-style-name="standard">
      <style:graphic-properties svg:stroke-color="#000000" draw:fill-color="#000000" draw:textarea-horizontal-align="justify" draw:textarea-vertical-align="middle" draw:auto-grow-height="false" fo:min-height="1.45cm" fo:min-width="0.9cm"/>
    </style:style>
    <style:style style:name="gr39" style:family="graphic" style:parent-style-name="standard">
      <style:graphic-properties svg:stroke-color="#000000" draw:fill-color="#000000" draw:textarea-horizontal-align="justify" draw:textarea-vertical-align="middle" draw:auto-grow-height="false" fo:min-height="0.59cm" fo:min-width="0.3cm"/>
    </style:style>
    <style:style style:name="gr40" style:family="graphic" style:parent-style-name="standard">
      <style:graphic-properties svg:stroke-color="#000000" draw:fill-color="#000000" draw:textarea-horizontal-align="justify" draw:textarea-vertical-align="middle" draw:auto-grow-height="false" fo:min-height="0.79cm" fo:min-width="0.64cm"/>
    </style:style>
    <style:style style:name="gr41" style:family="graphic" style:parent-style-name="standard">
      <style:graphic-properties svg:stroke-color="#000000" draw:fill-color="#000000" draw:textarea-horizontal-align="justify" draw:textarea-vertical-align="middle" draw:auto-grow-height="false" fo:min-height="0.05cm" fo:min-width="1cm"/>
    </style:style>
    <style:style style:name="gr42" style:family="graphic" style:parent-style-name="standard">
      <style:graphic-properties svg:stroke-color="#000000" draw:fill-color="#000000" draw:textarea-horizontal-align="justify" draw:textarea-vertical-align="middle" draw:auto-grow-height="false" fo:min-height="0.18cm" fo:min-width="0.2cm"/>
    </style:style>
    <style:style style:name="gr4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32cm"/>
    </style:style>
    <style:style style:name="gr44" style:family="graphic" style:parent-style-name="standard">
      <style:graphic-properties svg:stroke-color="#000000" draw:fill-color="#000000" draw:textarea-horizontal-align="justify" draw:textarea-vertical-align="middle" draw:auto-grow-height="false" fo:min-height="0.18cm" fo:min-width="0.1cm"/>
    </style:style>
    <style:style style:name="gr45" style:family="graphic" style:parent-style-name="standard">
      <style:graphic-properties svg:stroke-color="#000000" draw:fill-color="#000000" draw:textarea-horizontal-align="justify" draw:textarea-vertical-align="middle" draw:auto-grow-height="false" fo:min-height="0.58cm" fo:min-width="0.2cm"/>
    </style:style>
    <style:style style:name="gr4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82cm"/>
    </style:style>
    <style:style style:name="gr47" style:family="graphic" style:parent-style-name="standard">
      <style:graphic-properties svg:stroke-color="#000000" draw:fill-color="#000000" draw:textarea-horizontal-align="justify" draw:textarea-vertical-align="middle" draw:auto-grow-height="false" fo:min-height="0.35cm" fo:min-width="1.05cm"/>
    </style:style>
    <style:style style:name="gr48" style:family="graphic" style:parent-style-name="standard">
      <style:graphic-properties svg:stroke-color="#000000" draw:fill-color="#000000" draw:textarea-horizontal-align="justify" draw:textarea-vertical-align="middle" draw:auto-grow-height="false" fo:min-height="1.15cm" fo:min-width="0cm"/>
    </style:style>
    <style:style style:name="gr4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5cm"/>
    </style:style>
    <style:style style:name="gr50" style:family="graphic" style:parent-style-name="standard">
      <style:graphic-properties svg:stroke-color="#000000" draw:fill-color="#000000" draw:textarea-horizontal-align="justify" draw:textarea-vertical-align="middle" draw:auto-grow-height="false" fo:min-height="0.99cm" fo:min-width="0cm"/>
    </style:style>
    <style:style style:name="gr51" style:family="graphic" style:parent-style-name="standard">
      <style:graphic-properties svg:stroke-color="#000000" draw:fill-color="#000000" draw:textarea-horizontal-align="justify" draw:textarea-vertical-align="middle" draw:auto-grow-height="false" fo:min-height="0.85cm" fo:min-width="1.309cm"/>
    </style:style>
    <style:style style:name="gr52" style:family="graphic" style:parent-style-name="standard">
      <style:graphic-properties svg:stroke-color="#000000" draw:fill-color="#000000" draw:textarea-horizontal-align="justify" draw:textarea-vertical-align="middle" draw:auto-grow-height="false" fo:min-height="0.27cm" fo:min-width="1.2cm"/>
    </style:style>
    <style:style style:name="gr5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72cm"/>
    </style:style>
    <style:style style:name="gr54" style:family="graphic" style:parent-style-name="standard">
      <style:graphic-properties svg:stroke-color="#000000" draw:fill-color="#000000" draw:textarea-horizontal-align="justify" draw:textarea-vertical-align="middle" draw:auto-grow-height="false" fo:min-height="2.49cm" fo:min-width="0cm"/>
    </style:style>
    <style:style style:name="gr55" style:family="graphic" style:parent-style-name="standard">
      <style:graphic-properties svg:stroke-color="#000000" draw:fill-color="#000000" draw:textarea-horizontal-align="justify" draw:textarea-vertical-align="middle" draw:auto-grow-height="false" fo:min-height="0.33cm" fo:min-width="1.04cm"/>
    </style:style>
    <style:style style:name="gr56" style:family="graphic" style:parent-style-name="standard">
      <style:graphic-properties svg:stroke-color="#000000" draw:fill-color="#000000" draw:textarea-horizontal-align="justify" draw:textarea-vertical-align="middle" draw:auto-grow-height="false" fo:min-height="0.75cm" fo:min-width="0cm"/>
    </style:style>
    <style:style style:name="gr57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4.7cm"/>
    </style:style>
    <style:style style:name="gr5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2cm"/>
    </style:style>
    <style:style style:name="gr59" style:family="graphic" style:parent-style-name="standard">
      <style:graphic-properties svg:stroke-color="#000000" draw:fill-color="#000000" draw:textarea-horizontal-align="justify" draw:textarea-vertical-align="middle" draw:auto-grow-height="false" fo:min-height="0.45cm" fo:min-width="0cm"/>
    </style:style>
    <style:style style:name="gr60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3cm"/>
    </style:style>
    <style:style style:name="gr6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14cm"/>
    </style:style>
    <style:style style:name="gr62" style:family="graphic" style:parent-style-name="standard">
      <style:graphic-properties svg:stroke-color="#000000" draw:fill-color="#000000" draw:textarea-horizontal-align="justify" draw:textarea-vertical-align="middle" draw:auto-grow-height="false" fo:min-height="1.23cm" fo:min-width="0.14cm"/>
    </style:style>
    <style:style style:name="gr6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1.06cm"/>
    </style:style>
    <style:style style:name="gr6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4cm"/>
    </style:style>
    <style:style style:name="gr65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0cm"/>
    </style:style>
    <style:style style:name="gr66" style:family="graphic" style:parent-style-name="standard">
      <style:graphic-properties svg:stroke-color="#000000" draw:fill-color="#000000" draw:textarea-horizontal-align="justify" draw:textarea-vertical-align="middle" draw:auto-grow-height="false" fo:min-height="0.33cm" fo:min-width="0cm"/>
    </style:style>
    <style:style style:name="gr67" style:family="graphic" style:parent-style-name="standard">
      <style:graphic-properties svg:stroke-color="#000000" draw:fill-color="#000000" draw:textarea-horizontal-align="justify" draw:textarea-vertical-align="middle" draw:auto-grow-height="false" fo:min-height="2.05cm" fo:min-width="0.44cm"/>
    </style:style>
    <style:style style:name="gr68" style:family="graphic" style:parent-style-name="standard">
      <style:graphic-properties svg:stroke-color="#000000" draw:fill-color="#000000" draw:textarea-horizontal-align="justify" draw:textarea-vertical-align="middle" draw:auto-grow-height="false" fo:min-height="2.05cm" fo:min-width="0cm"/>
    </style:style>
    <style:style style:name="gr69" style:family="graphic" style:parent-style-name="standard">
      <style:graphic-properties svg:stroke-color="#000000" draw:fill-color="#000000" draw:textarea-horizontal-align="justify" draw:textarea-vertical-align="middle" draw:auto-grow-height="false" fo:min-height="0.05cm" fo:min-width="2.4cm"/>
    </style:style>
    <style:style style:name="gr70" style:family="graphic" style:parent-style-name="standard">
      <style:graphic-properties svg:stroke-color="#000000" draw:fill-color="#000000" draw:textarea-horizontal-align="justify" draw:textarea-vertical-align="middle" draw:auto-grow-height="false" fo:min-height="0.39cm" fo:min-width="0cm"/>
    </style:style>
    <style:style style:name="gr71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0.3cm"/>
    </style:style>
    <style:style style:name="gr72" style:family="graphic" style:parent-style-name="standard">
      <style:graphic-properties svg:stroke-color="#000000" draw:fill-color="#000000" draw:textarea-horizontal-align="justify" draw:textarea-vertical-align="middle" draw:auto-grow-height="false" fo:min-height="0.55cm" fo:min-width="0.44cm"/>
    </style:style>
    <style:style style:name="gr73" style:family="graphic" style:parent-style-name="standard">
      <style:graphic-properties svg:stroke-color="#000000" draw:fill-color="#000000" draw:textarea-horizontal-align="justify" draw:textarea-vertical-align="middle" draw:auto-grow-height="false" fo:min-height="0.55cm" fo:min-width="0.04cm"/>
    </style:style>
    <style:style style:name="gr74" style:family="graphic" style:parent-style-name="standard">
      <style:graphic-properties svg:stroke-color="#000000" draw:fill-color="#000000" draw:textarea-horizontal-align="justify" draw:textarea-vertical-align="middle" draw:auto-grow-height="false" fo:min-height="0.35cm" fo:min-width="0cm"/>
    </style:style>
    <style:style style:name="gr75" style:family="graphic" style:parent-style-name="standard">
      <style:graphic-properties svg:stroke-color="#000000" draw:fill="none" draw:textarea-horizontal-align="justify" draw:textarea-vertical-align="middle" draw:auto-grow-height="false" fo:min-height="2.75cm" fo:min-width="5.22cm"/>
    </style:style>
    <style:style style:name="gr7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1.3cm"/>
    </style:style>
    <style:style style:name="gr7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94cm"/>
    </style:style>
    <style:style style:name="gr7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35cm"/>
    </style:style>
    <style:style style:name="gr7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28cm"/>
    </style:style>
    <style:style style:name="gr80" style:family="graphic" style:parent-style-name="standard">
      <style:graphic-properties svg:stroke-color="#000000" draw:fill-color="#000000" draw:textarea-horizontal-align="justify" draw:textarea-vertical-align="middle" draw:auto-grow-height="false" fo:min-height="0.13cm" fo:min-width="0.2cm"/>
    </style:style>
    <style:style style:name="gr81" style:family="graphic" style:parent-style-name="standard">
      <style:graphic-properties svg:stroke-color="#000000" draw:fill-color="#000000" draw:textarea-horizontal-align="justify" draw:textarea-vertical-align="middle" draw:auto-grow-height="false" fo:min-height="0.16cm" fo:min-width="0cm"/>
    </style:style>
    <style:style style:name="gr82" style:family="graphic" style:parent-style-name="standard">
      <style:graphic-properties svg:stroke-color="#000000" draw:fill-color="#000000" draw:textarea-horizontal-align="justify" draw:textarea-vertical-align="middle" draw:auto-grow-height="false" fo:min-height="0.75cm" fo:min-width="2.8cm"/>
    </style:style>
    <style:style style:name="gr83" style:family="graphic" style:parent-style-name="standard">
      <style:graphic-properties svg:stroke-color="#000000" draw:fill-color="#000000" draw:textarea-horizontal-align="justify" draw:textarea-vertical-align="middle" draw:auto-grow-height="false" fo:min-height="0.13cm" fo:min-width="0cm"/>
    </style:style>
    <style:style style:name="gr84" style:family="graphic" style:parent-style-name="standard">
      <style:graphic-properties svg:stroke-color="#000000" draw:fill-color="#000000" draw:textarea-horizontal-align="justify" draw:textarea-vertical-align="middle" draw:auto-grow-height="false" fo:min-height="2.75cm" fo:min-width="0cm"/>
    </style:style>
    <style:style style:name="gr8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5.22cm"/>
    </style:style>
    <style:style style:name="gr86" style:family="graphic" style:parent-style-name="standard">
      <style:graphic-properties svg:stroke-color="#000000" draw:fill-color="#000000" draw:textarea-horizontal-align="justify" draw:textarea-vertical-align="middle" draw:auto-grow-height="false" fo:min-height="0.13cm" fo:min-width="0.86cm"/>
    </style:style>
    <style:style style:name="gr87" style:family="graphic" style:parent-style-name="standard">
      <style:graphic-properties svg:stroke-color="#000000" draw:fill-color="#000000" draw:textarea-horizontal-align="justify" draw:textarea-vertical-align="middle" draw:auto-grow-height="false" fo:min-height="0.13cm" fo:min-width="0.64cm"/>
    </style:style>
    <style:style style:name="gr8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2.5cm"/>
    </style:style>
    <style:style style:name="gr89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0.6cm"/>
    </style:style>
    <style:style style:name="gr90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9cm"/>
    </style:style>
    <style:style style:name="gr91" style:family="graphic" style:parent-style-name="standard">
      <style:graphic-properties svg:stroke-color="#000000" draw:fill-color="#000000" draw:textarea-horizontal-align="justify" draw:textarea-vertical-align="middle" draw:auto-grow-height="false" fo:min-height="0.05cm" fo:min-width="1.3cm"/>
    </style:style>
    <style:style style:name="gr92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.8cm"/>
    </style:style>
    <style:style style:name="gr93" style:family="graphic" style:parent-style-name="standard">
      <style:graphic-properties svg:stroke-color="#000000" draw:fill-color="#000000" draw:textarea-horizontal-align="justify" draw:textarea-vertical-align="middle" draw:auto-grow-height="false" fo:min-height="1.05cm" fo:min-width="0cm"/>
    </style:style>
    <style:style style:name="gr94" style:family="graphic" style:parent-style-name="standard">
      <style:graphic-properties svg:stroke-color="#000000" draw:fill="none" draw:textarea-horizontal-align="justify" draw:textarea-vertical-align="middle" draw:auto-grow-height="false" fo:min-height="2.95cm" fo:min-width="3.69cm"/>
    </style:style>
    <style:style style:name="gr95" style:family="graphic" style:parent-style-name="standard">
      <style:graphic-properties svg:stroke-color="#000000" draw:fill-color="#000000" draw:textarea-horizontal-align="justify" draw:textarea-vertical-align="middle" draw:auto-grow-height="false" fo:min-height="0.16cm" fo:min-width="0.6cm"/>
    </style:style>
    <style:style style:name="gr9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2.9cm"/>
    </style:style>
    <style:style style:name="gr97" style:family="graphic" style:parent-style-name="standard">
      <style:graphic-properties svg:stroke-color="#000000" draw:fill-color="#000000" draw:textarea-horizontal-align="justify" draw:textarea-vertical-align="middle" draw:auto-grow-height="false" fo:min-height="0.05cm" fo:min-width="0.46cm"/>
    </style:style>
    <style:style style:name="gr9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8cm"/>
    </style:style>
    <style:style style:name="gr9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29cm"/>
    </style:style>
    <style:style style:name="gr100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1.7cm"/>
    </style:style>
    <style:style style:name="gr101" style:family="graphic" style:parent-style-name="standard">
      <style:graphic-properties svg:stroke-color="#000000" draw:fill-color="#000000" draw:textarea-horizontal-align="justify" draw:textarea-vertical-align="middle" draw:auto-grow-height="false" fo:min-height="0.03cm" fo:min-width="0cm"/>
    </style:style>
    <style:style style:name="gr10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34cm"/>
    </style:style>
    <style:style style:name="gr103" style:family="graphic" style:parent-style-name="standard">
      <style:graphic-properties svg:stroke-color="#000000" draw:fill-color="#000000" draw:textarea-horizontal-align="justify" draw:textarea-vertical-align="middle" draw:auto-grow-height="false" fo:min-height="1.22cm" fo:min-width="0cm"/>
    </style:style>
    <style:style style:name="gr104" style:family="graphic" style:parent-style-name="standard">
      <style:graphic-properties svg:stroke-color="#000000" draw:fill-color="#000000" draw:textarea-horizontal-align="justify" draw:textarea-vertical-align="middle" draw:auto-grow-height="false" fo:min-height="0.27cm" fo:min-width="0cm"/>
    </style:style>
    <style:style style:name="gr105" style:family="graphic" style:parent-style-name="standard">
      <style:graphic-properties svg:stroke-color="#000000" draw:fill-color="#000000" draw:textarea-horizontal-align="justify" draw:textarea-vertical-align="middle" draw:auto-grow-height="false" fo:min-height="0.29cm" fo:min-width="0cm"/>
    </style:style>
    <style:style style:name="gr10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1.1cm"/>
    </style:style>
    <style:style style:name="gr107" style:family="graphic" style:parent-style-name="standard">
      <style:graphic-properties svg:stroke-color="#000000" draw:fill-color="#000000" draw:textarea-horizontal-align="justify" draw:textarea-vertical-align="middle" draw:auto-grow-height="false" fo:min-height="0.03cm" fo:min-width="0.74cm"/>
    </style:style>
    <style:style style:name="gr108" style:family="graphic" style:parent-style-name="standard">
      <style:graphic-properties svg:stroke-color="#000000" draw:fill-color="#000000" draw:textarea-horizontal-align="justify" draw:textarea-vertical-align="middle" draw:auto-grow-height="false" fo:min-height="0.19cm" fo:min-width="0cm"/>
    </style:style>
    <style:style style:name="gr109" style:family="graphic" style:parent-style-name="standard">
      <style:graphic-properties svg:stroke-color="#000000" draw:fill-color="#000000" draw:textarea-horizontal-align="justify" draw:textarea-vertical-align="middle" draw:auto-grow-height="false" fo:min-height="0.23cm" fo:min-width="0cm"/>
    </style:style>
    <style:style style:name="gr110" style:family="graphic" style:parent-style-name="standard">
      <style:graphic-properties svg:stroke-color="#000000" draw:fill-color="#000000" draw:textarea-horizontal-align="justify" draw:textarea-vertical-align="middle" draw:auto-grow-height="false" fo:min-height="0.31cm" fo:min-width="0.06cm"/>
    </style:style>
    <style:style style:name="gr111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cm"/>
    </style:style>
    <style:style style:name="gr112" style:family="graphic" style:parent-style-name="standard">
      <style:graphic-properties svg:stroke-color="#000000" draw:fill-color="#000000" draw:textarea-horizontal-align="justify" draw:textarea-vertical-align="middle" draw:auto-grow-height="false" fo:min-height="7.75cm" fo:min-width="0cm"/>
    </style:style>
    <style:style style:name="gr113" style:family="graphic" style:parent-style-name="standard">
      <style:graphic-properties svg:stroke-color="#000000" draw:fill="none" draw:textarea-horizontal-align="justify" draw:textarea-vertical-align="middle" draw:auto-grow-height="false" fo:min-height="1.5cm" fo:min-width="3.7cm"/>
    </style:style>
    <style:style style:name="gr114" style:family="graphic" style:parent-style-name="standard">
      <style:graphic-properties svg:stroke-color="#000000" draw:fill-color="#000000" draw:textarea-horizontal-align="justify" draw:textarea-vertical-align="middle" draw:auto-grow-height="false" fo:min-height="0.46cm" fo:min-width="0cm"/>
    </style:style>
    <style:style style:name="gr115" style:family="graphic" style:parent-style-name="standard">
      <style:graphic-properties svg:stroke-color="#000000" draw:fill="none" draw:textarea-horizontal-align="justify" draw:textarea-vertical-align="middle" draw:auto-grow-height="false" fo:min-height="2.25cm" fo:min-width="2.5cm"/>
    </style:style>
    <style:style style:name="gr116" style:family="graphic" style:parent-style-name="objectwithoutfill">
      <style:graphic-properties draw:fill="none" draw:textarea-vertical-align="middle"/>
    </style:style>
    <style:style style:name="gr117" style:family="graphic" style:parent-style-name="standard">
      <style:graphic-properties svg:stroke-color="#000000" draw:fill-color="#000000" draw:textarea-horizontal-align="justify" draw:textarea-vertical-align="middle" draw:auto-grow-height="false" fo:min-height="0.146cm" fo:min-width="0cm"/>
    </style:style>
    <style:style style:name="gr118" style:family="graphic" style:parent-style-name="standard">
      <style:graphic-properties svg:stroke-color="#000000" draw:fill-color="#ffffff" draw:textarea-horizontal-align="justify" draw:textarea-vertical-align="middle" draw:auto-grow-height="false" fo:min-height="0.104cm" fo:min-width="0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預設">
        <draw:custom-shape draw:style-name="gr1" draw:text-style-name="P1" draw:layer="layout" svg:width="11.52cm" svg:height="16.52cm" draw:transform="rotate (1.5707963267949) translate (2.5cm 26.5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01cm" svg:height="7.01cm" draw:transform="rotate (-3.14159265358979) translate (10.51cm 26.52cm)">
          <text:p/>
          <draw:enhanced-geometry svg:viewBox="0 0 21600 21600" draw:mirror-horizontal="false" draw:type="rectangle" draw:enhanced-path="M 0 0 L 21600 0 21600 21600 0 21600 0 0 Z N"/>
        </draw:custom-shape>
        <draw:path draw:style-name="gr3" draw:text-style-name="P2" draw:layer="layout" svg:width="0.959cm" svg:height="0.199cm" draw:transform="rotate (-3.14159265358979) translate (9.86cm 21.12cm)" svg:viewBox="0 0 960 200" svg:d="M100 50c-28 0-50 22-50 50s22 50 50 50 50-22 50-50-22-50-50-50zM100 0c56 0 100 43 100 100s-44 100-100 100c-57 0-100-43-100-100s43-100 100-100zM353 50c-28 0-50 22-50 50s22 50 50 50c29 0 50-22 50-50s-21-50-50-50zM353 0c57 0 100 43 100 100s-43 100-100 100c-56 0-100-43-100-100s44-100 100-100zM607 50c-29 0-50 22-50 50s21 50 50 50c28 0 50-22 50-50s-22-50-50-50zM607 0c56 0 100 43 100 100s-44 100-100 100c-57 0-100-43-100-100s43-100 100-100zM860 50c-28 0-50 22-50 50s22 50 50 50 50-22 50-50-22-50-50-50zM860 0c57 0 100 43 100 100s-43 100-100 100c-56 0-100-43-100-100s44-100 100-100z">
          <text:p/>
        </draw:path>
        <draw:path draw:style-name="gr4" draw:text-style-name="P2" draw:layer="layout" svg:width="0.859cm" svg:height="0.859cm" draw:transform="rotate (-3.14159265358979) translate (9.8cm 22.78cm)" svg:viewBox="0 0 860 860" svg:d="M740 60c34 0 60 26 60 60s-26 60-60 60-60-26-60-60 26-60 60-60zM740 0c-68 0-120 52-120 120s52 120 120 120 120-52 120-120-52-120-120-120zM120 60c34 0 60 26 60 60s-26 60-60 60-60-26-60-60 26-60 60-60zM120 0c-68 0-120 52-120 120s52 120 120 120 120-52 120-120-52-120-120-120zM740 680c34 0 60 26 60 60s-26 60-60 60-60-26-60-60 26-60 60-60zM740 620c-68 0-120 52-120 120s52 120 120 120 120-52 120-120-52-120-120-120zM120 680c34 0 60 26 60 60s-26 60-60 60-60-26-60-60 26-60 60-60zM120 620c-68 0-120 52-120 120s52 120 120 120 120-52 120-120-52-120-120-120z">
          <text:p/>
        </draw:path>
        <draw:path draw:style-name="gr3" draw:text-style-name="P2" draw:layer="layout" svg:width="0.459cm" svg:height="0.199cm" draw:transform="rotate (-3.14159265358979) translate (10.3cm 23.594cm)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3" draw:text-style-name="P2" draw:layer="layout" svg:width="0.709cm" svg:height="0.199cm" draw:transform="rotate (-3.14159265358979) translate (9.61cm 25.12cm)" svg:viewBox="0 0 710 200" svg:d="M610 50c28 0 50 22 50 50s-22 50-50 50c-29 0-50-22-50-50s21-50 50-50zM610 0c-57 0-101 43-101 100s44 100 101 100 100-43 100-100-43-100-100-100zM355 50c28 0 50 22 50 50s-22 50-50 50-50-22-50-50 22-50 50-50zM355 0c-57 0-100 43-100 100s43 100 100 100 100-43 100-100-43-100-100-100zM100 50c29 0 50 22 50 50s-21 50-50 50c-28 0-50-22-50-50s22-50 50-50zM100 0c-57 0-100 43-100 100s43 100 100 100 101-43 101-100-44-100-101-100z">
          <text:p/>
        </draw:path>
        <draw:path draw:style-name="gr3" draw:text-style-name="P2" draw:layer="layout" svg:width="0.459cm" svg:height="0.199cm" draw:transform="rotate (-3.14159265358979) translate (8.86cm 23.59cm)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3" draw:text-style-name="P2" draw:layer="layout" svg:width="1.599cm" svg:height="1.399cm" svg:x="6.3cm" svg:y="21.52cm" svg:viewBox="0 0 1600 1400" svg:d="M1500 50c28 0 50 22 50 50s-22 50-50 50-50-22-50-50 22-50 50-50zM1500 0c-57 0-100 43-100 100s43 100 100 100 100-43 100-100-43-100-100-100zM1500 1250c28 0 50 22 50 50s-22 50-50 50-50-22-50-50 22-50 50-50zM1500 1200c-57 0-100 43-100 100s43 100 100 100 100-43 100-100-43-100-100-100zM300 50c28 0 50 22 50 50s-22 50-50 50-50-22-50-50 22-50 50-50zM300 0c-57 0-100 43-100 100s43 100 100 100 100-43 100-100-43-100-100-100zM300 1250c28 0 50 22 50 50s-22 50-50 50-50-22-50-50 22-50 50-50zM300 1200c-57 0-100 43-100 100s43 100 100 100 100-43 100-100-43-100-100-100zM100 650c28 0 50 22 50 50s-22 50-50 50-50-22-50-50 22-50 50-50zM100 600c-57 0-100 43-100 100s43 100 100 100 100-43 100-100-43-100-100-100z">
          <text:p/>
        </draw:path>
        <draw:path draw:style-name="gr3" draw:text-style-name="P2" draw:layer="layout" svg:width="1.599cm" svg:height="1.399cm" svg:x="6.3cm" svg:y="24.12cm" svg:viewBox="0 0 1600 1400" svg:d="M1500 50c28 0 50 22 50 50s-22 50-50 50-50-22-50-50 22-50 50-50zM1500 0c-57 0-100 43-100 100s43 100 100 100 100-43 100-100-43-100-100-100zM1500 1250c28 0 50 22 50 50s-22 50-50 50-50-22-50-50 22-50 50-50zM1500 1200c-57 0-100 43-100 100s43 100 100 100 100-43 100-100-43-100-100-100zM300 50c28 0 50 22 50 50s-22 50-50 50-50-22-50-50 22-50 50-50zM300 0c-57 0-100 43-100 100s43 100 100 100 100-43 100-100-43-100-100-100zM300 1250c28 0 50 22 50 50s-22 50-50 50-50-22-50-50 22-50 50-50zM300 1200c-57 0-100 43-100 100s43 100 100 100 100-43 100-100-43-100-100-100zM100 650c28 0 50 22 50 50s-22 50-50 50-50-22-50-50 22-50 50-50zM100 600c-57 0-100 43-100 100s43 100 100 100 100-43 100-100-43-100-100-100z">
          <text:p/>
        </draw:path>
        <draw:path draw:style-name="gr3" draw:text-style-name="P2" draw:layer="layout" svg:width="0.459cm" svg:height="0.199cm" draw:transform="rotate (-3.14159265358979) translate (5.9cm 23.72cm)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3" draw:text-style-name="P2" draw:layer="layout" svg:width="0.459cm" svg:height="0.199cm" draw:transform="rotate (-3.14159265358979) translate (5.9cm 21.12cm)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5" draw:text-style-name="P2" draw:layer="layout" svg:width="0.819cm" svg:height="0.219cm" draw:transform="rotate (-1.5707963267949) translate (5.92cm 24.42cm)" svg:viewBox="0 0 820 220" svg:d="M710 70c23 0 40 17 40 40s-17 40-40 40-40-17-40-40 17-40 40-40zM710 0c-62 0-110 48-110 110s48 110 110 110 110-48 110-110-48-110-110-110zM110 70c23 0 40 17 40 40s-17 40-40 40-40-17-40-40 17-40 40-40zM110 0c-62 0-110 48-110 110s48 110 110 110 110-48 110-110-48-110-110-110z">
          <text:p/>
        </draw:path>
        <draw:path draw:style-name="gr5" draw:text-style-name="P2" draw:layer="layout" svg:width="0.819cm" svg:height="0.219cm" draw:transform="rotate (-1.5707963267949) translate (5.92cm 21.82cm)" svg:viewBox="0 0 820 220" svg:d="M710 70c23 0 40 17 40 40s-17 40-40 40-40-17-40-40 17-40 40-40zM710 0c-62 0-110 48-110 110s48 110 110 110 110-48 110-110-48-110-110-110zM110 70c23 0 40 17 40 40s-17 40-40 40-40-17-40-40 17-40 40-40zM110 0c-62 0-110 48-110 110s48 110 110 110 110-48 110-110-48-110-110-110z">
          <text:p/>
        </draw:path>
        <draw:path draw:style-name="gr3" draw:text-style-name="P2" draw:layer="layout" svg:width="0.709cm" svg:height="0.199cm" draw:transform="rotate (-1.5707963267949) translate (5.2cm 24.42cm)" svg:viewBox="0 0 710 200" svg:d="M610 50c28 0 50 22 50 50s-22 50-50 50c-29 0-50-22-50-50s21-50 50-50zM610 0c-57 0-101 43-101 100s44 100 101 100 100-43 100-100-43-100-100-100zM355 50c28 0 50 22 50 50s-22 50-50 50-50-22-50-50 22-50 50-50zM355 0c-57 0-100 43-100 100s43 100 100 100 100-43 100-100-43-100-100-100zM100 50c29 0 50 22 50 50s-21 50-50 50c-28 0-50-22-50-50s22-50 50-50zM100 0c-57 0-100 43-100 100s43 100 100 100 101-43 101-100-44-100-101-100z">
          <text:p/>
        </draw:path>
        <draw:path draw:style-name="gr3" draw:text-style-name="P2" draw:layer="layout" svg:width="0.709cm" svg:height="0.199cm" draw:transform="rotate (-1.5707963267949) translate (5.2cm 21.82cm)" svg:viewBox="0 0 710 200" svg:d="M610 50c28 0 50 22 50 50s-22 50-50 50c-29 0-50-22-50-50s21-50 50-50zM610 0c-57 0-101 43-101 100s44 100 101 100 100-43 100-100-43-100-100-100zM355 50c28 0 50 22 50 50s-22 50-50 50-50-22-50-50 22-50 50-50zM355 0c-57 0-100 43-100 100s43 100 100 100 100-43 100-100-43-100-100-100zM100 50c29 0 50 22 50 50s-21 50-50 50c-28 0-50-22-50-50s22-50 50-50zM100 0c-57 0-100 43-100 100s43 100 100 100 101-43 101-100-44-100-101-100z">
          <text:p/>
        </draw:path>
        <draw:path draw:style-name="gr3" draw:text-style-name="P2" draw:layer="layout" svg:width="0.959cm" svg:height="0.199cm" draw:transform="rotate (1.5707963267949) translate (3.2cm 25.62cm)" svg:viewBox="0 0 960 200" svg:d="M100 50c-28 0-50 22-50 50s22 50 50 50 50-22 50-50-22-50-50-50zM100 0c56 0 100 43 100 100s-44 100-100 100c-57 0-100-43-100-100s43-100 100-100zM353 50c-28 0-50 22-50 50s22 50 50 50c29 0 50-22 50-50s-21-50-50-50zM353 0c57 0 100 43 100 100s-43 100-100 100c-56 0-100-43-100-100s44-100 100-100zM607 50c-29 0-50 22-50 50s21 50 50 50c28 0 50-22 50-50s-22-50-50-50zM607 0c56 0 100 43 100 100s-44 100-100 100c-57 0-100-43-100-100s43-100 100-100zM860 50c-28 0-50 22-50 50s22 50 50 50 50-22 50-50-22-50-50-50zM860 0c57 0 100 43 100 100s-43 100-100 100c-56 0-100-43-100-100s44-100 100-100z">
          <text:p/>
        </draw:path>
        <draw:path draw:style-name="gr3" draw:text-style-name="P2" draw:layer="layout" svg:width="1.469cm" svg:height="0.199cm" draw:transform="rotate (1.5707963267949) translate (3.2cm 21.62cm)" svg:viewBox="0 0 1470 200" svg:d="M1370 50c28 0 50 22 50 50s-22 50-50 50-50-22-50-50 22-50 50-50zM1370 0c-57 0-100 43-100 100s43 100 100 100 100-43 100-100-43-100-100-100zM1116 50c28 0 50 22 50 50s-22 50-50 50-50-22-50-50 22-50 50-50zM1116 0c-57 0-100 43-100 100s43 100 100 100 100-43 100-100-43-100-100-100zM862 50c28 0 50 22 50 50s-22 50-50 50-50-22-50-50 22-50 50-50zM862 0c-57 0-100 43-100 100s43 100 100 100 100-43 100-100-43-100-100-100zM608 50c28 0 50 22 50 50s-22 50-50 50-50-22-50-50 22-50 50-50zM608 0c-57 0-100 43-100 100s43 100 100 100 100-43 100-100-43-100-100-100zM354 50c28 0 50 22 50 50s-22 50-50 50-50-22-50-50 22-50 50-50zM354 0c-57 0-100 43-100 100s43 100 100 100 100-43 100-100-43-100-100-100zM100 50c28 0 50 22 50 50s-22 50-50 50-50-22-50-50 22-50 50-50zM100 0c-57 0-100 43-100 100s43 100 100 100 100-43 100-100-43-100-100-100z">
          <text:p/>
        </draw:path>
        <draw:path draw:style-name="gr3" draw:text-style-name="P2" draw:layer="layout" svg:width="1.199cm" svg:height="0.199cm" draw:transform="rotate (1.5707963267949) translate (4.7cm 24.197cm)" svg:viewBox="0 0 1200 200" svg:d="M1100 50c28 0 50 22 50 50s-22 50-50 50-50-22-50-50 22-50 50-50zM1100 0c-57 0-100 43-100 100s43 100 100 100 100-43 100-100-43-100-100-100zM100 50c28 0 50 22 50 50s-22 50-50 50-50-22-50-50 22-50 50-50zM100 0c-57 0-100 43-100 100s43 100 100 100 100-43 100-100-43-100-100-100z">
          <text:p/>
        </draw:path>
        <draw:path draw:style-name="gr3" draw:text-style-name="P2" draw:layer="layout" svg:width="1.199cm" svg:height="0.199cm" draw:transform="rotate (-3.14159265358979) translate (5.1cm 20.35cm)" svg:viewBox="0 0 1200 200" svg:d="M1100 50c28 0 50 22 50 50s-22 50-50 50-50-22-50-50 22-50 50-50zM1100 0c-57 0-100 43-100 100s43 100 100 100 100-43 100-100-43-100-100-100zM100 50c28 0 50 22 50 50s-22 50-50 50-50-22-50-50 22-50 50-50zM100 0c-57 0-100 43-100 100s43 100 100 100 100-43 100-100-43-100-100-100z">
          <text:p/>
        </draw:path>
        <draw:path draw:style-name="gr3" draw:text-style-name="P2" draw:layer="layout" svg:width="0.709cm" svg:height="0.199cm" draw:transform="rotate (-1.5707963267949) translate (3.4cm 23.11cm)" svg:viewBox="0 0 710 200" svg:d="M610 50c28 0 50 22 50 50s-22 50-50 50c-29 0-50-22-50-50s21-50 50-50zM610 0c-57 0-101 43-101 100s44 100 101 100 100-43 100-100-43-100-100-100zM355 50c28 0 50 22 50 50s-22 50-50 50-50-22-50-50 22-50 50-50zM355 0c-57 0-100 43-100 100s43 100 100 100 100-43 100-100-43-100-100-100zM100 50c29 0 50 22 50 50s-21 50-50 50c-28 0-50-22-50-50s22-50 50-50zM100 0c-57 0-100 43-100 100s43 100 100 100 101-43 101-100-44-100-101-100z">
          <text:p/>
        </draw:path>
        <draw:custom-shape draw:style-name="gr6" draw:text-style-name="P2" draw:layer="layout" svg:width="0.25cm" svg:height="7.01cm" draw:transform="rotate (-3.14159265358979) translate (10.5cm 26.5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0.21cm" svg:height="1.85cm" draw:transform="rotate (-3.14159265358979) translate (10.11cm 22.77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0.34cm" svg:height="0.89cm" draw:transform="rotate (-3.14159265358979) translate (9.18cm 21.9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0.7cm" svg:height="0.3cm" draw:transform="rotate (-3.14159265358979) translate (10.11cm 20.9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2" draw:layer="layout" svg:width="0.71cm" svg:height="0.7cm" draw:transform="rotate (-3.14159265358979) translate (10.12cm 21.79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" draw:layer="layout" svg:width="0.1cm" svg:height="0.3cm" draw:transform="rotate (-3.14159265358979) translate (9.7cm 21.2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" draw:layer="layout" svg:width="0.1cm" svg:height="0.3cm" draw:transform="rotate (-3.14159265358979) translate (9.92cm 21.2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2" draw:layer="layout" svg:width="0.51cm" svg:height="0.3cm" draw:transform="rotate (-3.14159265358979) translate (9.35cm 20.9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2" draw:layer="layout" svg:width="0.51cm" svg:height="0.7cm" draw:transform="rotate (-3.14159265358979) translate (9.35cm 21.7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" draw:layer="layout" svg:width="0.1cm" svg:height="0.3cm" draw:transform="rotate (-3.14159265358979) translate (9.2cm 21.2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" draw:layer="layout" svg:width="0.1cm" svg:height="0.3cm" draw:transform="rotate (-3.14159265358979) translate (8.94cm 21.2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6cm" svg:height="0.24cm" draw:transform="rotate (-3.14159265358979) translate (10.1cm 22.7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2" draw:layer="layout" svg:width="0.32cm" svg:height="2.9cm" draw:transform="rotate (-3.14159265358979) translate (8.72cm 22.4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2" draw:layer="layout" svg:width="1cm" svg:height="0.4cm" draw:transform="rotate (-3.14159265358979) translate (10.3cm 23.3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2" draw:layer="layout" svg:width="0.2cm" svg:height="7cm" draw:transform="rotate (-3.14159265358979) translate (2.7cm 26.5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2" draw:layer="layout" svg:width="8.01cm" svg:height="0.3cm" draw:transform="rotate (-3.14159265358979) translate (10.51cm 19.8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2" draw:layer="layout" svg:width="1.1cm" svg:height="0.2cm" draw:transform="rotate (-3.14159265358979) translate (9.8cm 22.4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2" draw:layer="layout" svg:width="0.2cm" svg:height="1.2cm" draw:transform="rotate (-3.14159265358979) translate (9.5cm 23.1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2" draw:layer="layout" svg:width="0.2cm" svg:height="1.9cm" draw:transform="rotate (-3.14159265358979) translate (9.16cm 24.6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2" draw:layer="layout" svg:width="8.01cm" svg:height="0.3cm" draw:transform="rotate (-3.14159265358979) translate (10.51cm 26.5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2" draw:layer="layout" svg:width="1.8cm" svg:height="0.7cm" draw:transform="rotate (-3.14159265358979) translate (10.4cm 20.5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2" draw:layer="layout" svg:width="0.2cm" svg:height="0.4cm" draw:transform="rotate (-3.14159265358979) translate (9.6cm 22.3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4cm" svg:height="0.2cm" draw:transform="rotate (-3.14159265358979) translate (9.8cm 22.3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2" draw:layer="layout" svg:width="0.2cm" svg:height="1.36cm" draw:transform="rotate (-3.14159265358979) translate (9.36cm 26.4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2" draw:layer="layout" svg:width="0.5cm" svg:height="1.6cm" draw:transform="rotate (-3.14159265358979) translate (10.04cm 25.1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6" draw:text-style-name="P2" draw:layer="layout" svg:width="0.94cm" svg:height="1.3cm" draw:transform="rotate (-3.14159265358979) translate (9.9cm 24.7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7" draw:text-style-name="P2" draw:layer="layout" svg:width="1.14cm" svg:height="1cm" draw:transform="rotate (-3.14159265358979) translate (10.4cm 26.3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8" draw:text-style-name="P2" draw:layer="layout" svg:width="0.2cm" svg:height="1.1cm" draw:transform="rotate (-3.14159265358979) translate (8.86cm 23.4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2" draw:layer="layout" svg:width="0.2cm" svg:height="1.6cm" draw:transform="rotate (-3.14159265358979) translate (8.6cm 25.1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2" draw:layer="layout" svg:width="0.56cm" svg:height="0.2cm" draw:transform="rotate (-3.14159265358979) translate (8.96cm 25.1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2" draw:layer="layout" svg:width="0.2cm" svg:height="1.32cm" draw:transform="rotate (-3.14159265358979) translate (7.9cm 24.1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1" draw:text-style-name="P2" draw:layer="layout" svg:width="0.2cm" svg:height="4cm" draw:transform="rotate (-3.14159265358979) translate (7.6cm 25.5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2" draw:text-style-name="P2" draw:layer="layout" svg:width="0.933cm" svg:height="0.991cm" draw:transform="rotate (-3.14159265358979) translate (8.799cm 23.3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3" draw:text-style-name="P2" draw:layer="layout" svg:width="0.2cm" svg:height="0.42cm" draw:transform="rotate (-3.14159265358979) translate (7.9cm 22.7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4cm" svg:height="0.2cm" draw:transform="rotate (-3.14159265358979) translate (7.74cm 21.7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4cm" svg:height="0.2cm" draw:transform="rotate (-3.14159265358979) translate (7.74cm 25.5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4" draw:text-style-name="P2" draw:layer="layout" svg:width="1.233cm" svg:height="0.9cm" draw:transform="rotate (-3.14159265358979) translate (8.799cm 25.3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2cm" svg:height="0.84cm" draw:transform="rotate (-3.14159265358979) translate (5.64cm 23.5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6" draw:text-style-name="P2" draw:layer="layout" svg:width="0.2cm" svg:height="5.8cm" draw:transform="rotate (-3.14159265358979) translate (7.3cm 25.5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2" draw:layer="layout" svg:width="0.6cm" svg:height="0.2cm" draw:transform="rotate (-3.14159265358979) translate (7.24cm 22.9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8" draw:text-style-name="P2" draw:layer="layout" svg:width="1.4cm" svg:height="1.7cm" draw:transform="rotate (-3.14159265358979) translate (8.6cm 21.4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9" draw:text-style-name="P2" draw:layer="layout" svg:width="0.8cm" svg:height="0.84cm" draw:transform="rotate (-3.14159265358979) translate (8.8cm 24.5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0" draw:text-style-name="P2" draw:layer="layout" svg:width="1.14cm" svg:height="1.04cm" draw:transform="rotate (-3.14159265358979) translate (9cm 26.1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1" draw:text-style-name="P2" draw:layer="layout" svg:width="1.5cm" svg:height="0.3cm" draw:transform="rotate (-3.14159265358979) translate (6.54cm 25.5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2" draw:text-style-name="P2" draw:layer="layout" svg:width="0.7cm" svg:height="0.43cm" draw:transform="rotate (-3.14159265358979) translate (5.74cm 25.5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3" draw:text-style-name="P2" draw:layer="layout" svg:width="0.82cm" svg:height="0.23cm" draw:transform="rotate (-3.14159265358979) translate (6.68cm 25.3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4" draw:text-style-name="P2" draw:layer="layout" svg:width="0.6cm" svg:height="0.43cm" draw:transform="rotate (-3.14159265358979) translate (7.26cm 25.5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1" draw:text-style-name="P2" draw:layer="layout" svg:width="1.5cm" svg:height="0.3cm" draw:transform="rotate (-3.14159265358979) translate (6.54cm 22.9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5" draw:text-style-name="P2" draw:layer="layout" svg:width="0.7cm" svg:height="0.83cm" draw:transform="rotate (-3.14159265358979) translate (5.74cm 23.3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6" draw:text-style-name="P2" draw:layer="layout" svg:width="1.32cm" svg:height="0.23cm" draw:transform="rotate (-3.14159265358979) translate (7.2cm 22.7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7" draw:text-style-name="P2" draw:layer="layout" svg:width="1.55cm" svg:height="0.6cm" draw:transform="rotate (-3.14159265358979) translate (6.55cm 24.4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7" draw:text-style-name="P2" draw:layer="layout" svg:width="1.55cm" svg:height="0.6cm" draw:transform="rotate (-3.14159265358979) translate (6.55cm 21.8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8" draw:text-style-name="P2" draw:layer="layout" svg:width="0.2cm" svg:height="1.4cm" draw:transform="rotate (-3.14159265358979) translate (7cm 24.9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9" draw:text-style-name="P2" draw:layer="layout" svg:width="1cm" svg:height="0.2cm" draw:transform="rotate (-3.14159265358979) translate (6.84cm 23.7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5cm" svg:height="0.2cm" draw:transform="rotate (-3.14159265358979) translate (6.94cm 24.9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8" draw:text-style-name="P2" draw:layer="layout" svg:width="0.2cm" svg:height="1.4cm" draw:transform="rotate (-3.14159265358979) translate (7cm 22.3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9" draw:text-style-name="P2" draw:layer="layout" svg:width="1cm" svg:height="0.2cm" draw:transform="rotate (-3.14159265358979) translate (6.84cm 21.1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5cm" svg:height="0.2cm" draw:transform="rotate (-3.14159265358979) translate (6.94cm 22.3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0" draw:text-style-name="P2" draw:layer="layout" svg:width="0.2cm" svg:height="1.24cm" draw:transform="rotate (-3.14159265358979) translate (5.64cm 20.9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1" draw:text-style-name="P2" draw:layer="layout" svg:width="1.809cm" svg:height="1.1cm" draw:transform="rotate (-3.14159265358979) translate (7.299cm 20.8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2" draw:text-style-name="P2" draw:layer="layout" svg:width="1.7cm" svg:height="0.52cm" draw:transform="rotate (-3.14159265358979) translate (7.2cm 23.4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8cm" svg:height="0.2cm" draw:transform="rotate (-3.14159265358979) translate (5.08cm 24.87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8cm" svg:height="0.2cm" draw:transform="rotate (-3.14159265358979) translate (5.08cm 22.27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4cm" svg:height="0.2cm" draw:transform="rotate (-3.14159265358979) translate (4.94cm 20.3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2" draw:layer="layout" svg:width="0.2cm" svg:height="1.9cm" draw:transform="rotate (-3.14159265358979) translate (4.9cm 22.1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2" draw:layer="layout" svg:width="0.6cm" svg:height="0.16cm" draw:transform="rotate (-3.14159265358979) translate (3.96cm 20.3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3" draw:text-style-name="P2" draw:layer="layout" svg:width="1.22cm" svg:height="0.15cm" draw:transform="rotate (-3.14159265358979) translate (4.58cm 20.5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4" draw:text-style-name="P2" draw:layer="layout" svg:width="0.2cm" svg:height="2.74cm" draw:transform="rotate (-3.14159265358979) translate (4.6cm 23.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8cm" svg:height="0.2cm" draw:transform="rotate (-3.14159265358979) translate (4.78cm 23.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5" draw:text-style-name="P2" draw:layer="layout" svg:width="1.54cm" svg:height="0.58cm" draw:transform="rotate (-3.14159265358979) translate (4.9cm 26.0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6" draw:text-style-name="P2" draw:layer="layout" svg:width="0.2cm" svg:height="1cm" draw:transform="rotate (-3.14159265358979) translate (3.4cm 24.72cm)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1.469cm" svg:height="0.199cm" draw:transform="rotate (1.5707963267949) translate (4.1cm 22.12cm)" svg:viewBox="0 0 1470 200" svg:d="M1370 50c28 0 50 22 50 50s-22 50-50 50-50-22-50-50 22-50 50-50zM1370 0c-57 0-100 43-100 100s43 100 100 100 100-43 100-100-43-100-100-100zM1116 50c28 0 50 22 50 50s-22 50-50 50-50-22-50-50 22-50 50-50zM1116 0c-57 0-100 43-100 100s43 100 100 100 100-43 100-100-43-100-100-100zM862 50c28 0 50 22 50 50s-22 50-50 50-50-22-50-50 22-50 50-50zM862 0c-57 0-100 43-100 100s43 100 100 100 100-43 100-100-43-100-100-100zM608 50c28 0 50 22 50 50s-22 50-50 50-50-22-50-50 22-50 50-50zM608 0c-57 0-100 43-100 100s43 100 100 100 100-43 100-100-43-100-100-100zM354 50c28 0 50 22 50 50s-22 50-50 50-50-22-50-50 22-50 50-50zM354 0c-57 0-100 43-100 100s43 100 100 100 100-43 100-100-43-100-100-100zM100 50c28 0 50 22 50 50s-22 50-50 50-50-22-50-50 22-50 50-50zM100 0c-57 0-100 43-100 100s43 100 100 100 100-43 100-100-43-100-100-100z">
          <text:p/>
        </draw:path>
        <draw:custom-shape draw:style-name="gr57" draw:text-style-name="P2" draw:layer="layout" svg:width="5.2cm" svg:height="0.5cm" draw:transform="rotate (-3.14159265358979) translate (8cm 26.1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8" draw:text-style-name="P2" draw:layer="layout" svg:width="0.7cm" svg:height="0.22cm" draw:transform="rotate (-3.14159265358979) translate (8.1cm 25.7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9" draw:text-style-name="P2" draw:layer="layout" svg:width="0.2cm" svg:height="0.7cm" draw:transform="rotate (-3.14159265358979) translate (4.9cm 24.8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0" draw:text-style-name="P2" draw:layer="layout" svg:width="0.8cm" svg:height="0.16cm" draw:transform="rotate (-3.14159265358979) translate (4.16cm 20.8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0" draw:text-style-name="P2" draw:layer="layout" svg:width="0.8cm" svg:height="0.16cm" draw:transform="rotate (-3.14159265358979) translate (4.16cm 21.0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0" draw:text-style-name="P2" draw:layer="layout" svg:width="0.8cm" svg:height="0.16cm" draw:transform="rotate (-3.14159265358979) translate (4.16cm 21.3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0" draw:text-style-name="P2" draw:layer="layout" svg:width="0.8cm" svg:height="0.16cm" draw:transform="rotate (-3.14159265358979) translate (4.16cm 21.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1" draw:text-style-name="P2" draw:layer="layout" svg:width="0.64cm" svg:height="0.18cm" draw:transform="rotate (-3.14159265358979) translate (3.26cm 25.3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2" draw:layer="layout" svg:width="0.2cm" svg:height="1.6cm" draw:transform="rotate (-3.14159265358979) translate (3.1cm 25.0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8cm" svg:height="0.18cm" draw:transform="rotate (-3.14159265358979) translate (3.28cm 25.1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2" draw:text-style-name="P2" draw:layer="layout" svg:width="0.64cm" svg:height="1.48cm" draw:transform="rotate (-3.14159265358979) translate (3.26cm 23.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2cm" svg:height="0.16cm" draw:transform="rotate (-3.14159265358979) translate (3.24cm 23.5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3" draw:text-style-name="P2" draw:layer="layout" svg:width="1.56cm" svg:height="0.18cm" draw:transform="rotate (-3.14159265358979) translate (4.16cm 21.8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4" draw:text-style-name="P2" draw:layer="layout" svg:width="0.9cm" svg:height="0.16cm" draw:transform="rotate (-3.14159265358979) translate (4.26cm 23.5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5" draw:text-style-name="P2" draw:layer="layout" svg:width="0.2cm" svg:height="1.5cm" draw:transform="rotate (-3.14159265358979) translate (4.3cm 23.5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2" draw:text-style-name="P2" draw:layer="layout" svg:width="0.64cm" svg:height="1.48cm" draw:transform="rotate (-3.14159265358979) translate (4.14cm 23.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6" draw:text-style-name="P2" draw:layer="layout" svg:width="0.44cm" svg:height="0.58cm" draw:transform="rotate (-3.14159265358979) translate (3.24cm 2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7" draw:text-style-name="P2" draw:layer="layout" svg:width="0.94cm" svg:height="2.3cm" draw:transform="rotate (-3.14159265358979) translate (4.5cm 26.0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8" draw:text-style-name="P2" draw:layer="layout" svg:width="0.44cm" svg:height="2.3cm" draw:transform="rotate (-3.14159265358979) translate (3.1cm 21.9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9" draw:text-style-name="P2" draw:layer="layout" svg:width="2.9cm" svg:height="0.3cm" draw:transform="rotate (-3.14159265358979) translate (5.9cm 20.0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0" draw:text-style-name="P2" draw:layer="layout" svg:width="0.5cm" svg:height="0.64cm" draw:transform="rotate (-3.14159265358979) translate (5.5cm 21.1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1" draw:text-style-name="P2" draw:layer="layout" svg:width="0.8cm" svg:height="0.4cm" draw:transform="rotate (-3.14159265358979) translate (5.5cm 23.7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2" draw:text-style-name="P2" draw:layer="layout" svg:width="0.94cm" svg:height="0.8cm" draw:transform="rotate (-3.14159265358979) translate (8.64cm 22.6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3" draw:text-style-name="P2" draw:layer="layout" svg:width="0.54cm" svg:height="0.8cm" draw:transform="rotate (-3.14159265358979) translate (8.6cm 21.9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4" draw:text-style-name="P2" draw:layer="layout" svg:width="0.4cm" svg:height="0.6cm" draw:transform="rotate (-3.14159265358979) translate (4.9cm 23.0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2" draw:layer="layout" svg:width="0.6cm" svg:height="0.2cm" draw:transform="rotate (-3.14159265358979) translate (5.76cm 24.6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2" draw:layer="layout" svg:width="0.6cm" svg:height="0.2cm" draw:transform="rotate (-3.14159265358979) translate (5.76cm 2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2" draw:text-style-name="P2" draw:layer="layout" svg:width="0.94cm" svg:height="0.8cm" draw:transform="rotate (-3.14159265358979) translate (4.9cm 25.9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5" draw:text-style-name="P3" draw:layer="layout" svg:width="5.72cm" svg:height="3cm" draw:transform="rotate (-3.14159265358979) translate (16.32cm 26.52cm)">
          <text:p/>
          <draw:enhanced-geometry svg:viewBox="0 0 21600 21600" draw:mirror-horizontal="true" draw:type="rectangle" draw:enhanced-path="M 0 0 L 21600 0 21600 21600 0 21600 0 0 Z N"/>
        </draw:custom-shape>
        <draw:path draw:style-name="gr5" draw:text-style-name="P2" draw:layer="layout" svg:width="1.489cm" svg:height="0.219cm" draw:transform="rotate (-1.5707963267949) translate (16.1cm 23.82cm)" svg:viewBox="0 0 1490 220" svg:d="M110 70c-23 0-40 17-40 40s17 40 40 40 40-17 40-40-17-40-40-40zM110 0c62 0 110 48 110 110s-48 110-110 110-110-48-110-110 48-110 110-110zM364 70c-23 0-40 17-40 40s17 40 40 40 40-17 40-40-17-40-40-40zM364 0c62 0 110 48 110 110s-48 110-110 110-110-48-110-110 48-110 110-110zM618 70c-23 0-40 17-40 40s17 40 40 40 40-17 40-40-17-40-40-40zM618 0c62 0 110 48 110 110s-48 110-110 110-110-48-110-110 48-110 110-110zM872 70c-23 0-40 17-40 40s17 40 40 40 40-17 40-40-17-40-40-40zM872 0c62 0 110 48 110 110s-48 110-110 110-110-48-110-110 48-110 110-110zM1126 70c-23 0-40 17-40 40s17 40 40 40 40-17 40-40-17-40-40-40zM1126 0c62 0 110 48 110 110s-48 110-110 110-110-48-110-110 48-110 110-110zM1380 70c-23 0-40 17-40 40s17 40 40 40 40-17 40-40-17-40-40-40zM1380 0c62 0 110 48 110 110s-48 110-110 110-110-48-110-110 48-110 110-110z">
          <text:p/>
        </draw:path>
        <draw:path draw:style-name="gr5" draw:text-style-name="P2" draw:layer="layout" svg:width="0.479cm" svg:height="0.219cm" draw:transform="rotate (1.5707963267949) translate (15.88cm 25.96cm)" svg:viewBox="0 0 480 220" svg:d="M369 70c23 0 40 17 40 40s-17 40-40 40-41-17-41-40 18-40 41-40zM369 0c-63 0-112 48-112 110s49 110 112 110 111-48 111-110-48-110-111-110zM111 70c23 0 41 17 41 40s-18 40-41 40-40-17-40-40 17-40 40-40zM111 0c-63 0-111 48-111 110s48 110 111 110 112-48 112-110-49-110-112-110z">
          <text:p/>
        </draw:path>
        <draw:path draw:style-name="gr5" draw:text-style-name="P2" draw:layer="layout" svg:width="1.489cm" svg:height="0.219cm" draw:transform="rotate (-1.5707963267949) translate (15.22cm 23.82cm)" svg:viewBox="0 0 1490 220" svg:d="M110 70c-23 0-40 17-40 40s17 40 40 40 40-17 40-40-17-40-40-40zM110 0c62 0 110 48 110 110s-48 110-110 110-110-48-110-110 48-110 110-110zM364 70c-23 0-40 17-40 40s17 40 40 40 40-17 40-40-17-40-40-40zM364 0c62 0 110 48 110 110s-48 110-110 110-110-48-110-110 48-110 110-110zM618 70c-23 0-40 17-40 40s17 40 40 40 40-17 40-40-17-40-40-40zM618 0c62 0 110 48 110 110s-48 110-110 110-110-48-110-110 48-110 110-110zM872 70c-23 0-40 17-40 40s17 40 40 40 40-17 40-40-17-40-40-40zM872 0c62 0 110 48 110 110s-48 110-110 110-110-48-110-110 48-110 110-110zM1126 70c-23 0-40 17-40 40s17 40 40 40 40-17 40-40-17-40-40-40zM1126 0c62 0 110 48 110 110s-48 110-110 110-110-48-110-110 48-110 110-110zM1380 70c-23 0-40 17-40 40s17 40 40 40 40-17 40-40-17-40-40-40zM1380 0c62 0 110 48 110 110s-48 110-110 110-110-48-110-110 48-110 110-110z">
          <text:p/>
        </draw:path>
        <draw:path draw:style-name="gr5" draw:text-style-name="P2" draw:layer="layout" svg:width="0.979cm" svg:height="0.219cm" draw:transform="rotate (1.5707963267949) translate (12.5cm 26.06cm)" svg:viewBox="0 0 980 220" svg:d="M870 70c23 0 40 17 40 40s-17 40-40 40c-22 0-40-17-40-40s18-40 40-40zM870 0c-62 0-110 48-110 110s48 110 110 110 110-48 110-110-48-110-110-110zM617 70c22 0 40 17 40 40s-18 40-40 40c-23 0-40-17-40-40s17-40 40-40zM617 0c-62 0-110 48-110 110s48 110 110 110 110-48 110-110-48-110-110-110zM363 70c23 0 40 17 40 40s-17 40-40 40c-22 0-40-17-40-40s18-40 40-40zM363 0c-62 0-110 48-110 110s48 110 110 110 110-48 110-110-48-110-110-110zM110 70c22 0 40 17 40 40s-18 40-40 40c-23 0-40-17-40-40s17-40 40-40zM110 0c-62 0-110 48-110 110s48 110 110 110 110-48 110-110-48-110-110-110z">
          <text:p/>
        </draw:path>
        <draw:custom-shape draw:style-name="gr76" draw:text-style-name="P2" draw:layer="layout" svg:width="1.8cm" svg:height="0.15cm" draw:transform="rotate (-3.14159265358979) translate (12.9cm 24.77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7" draw:text-style-name="P2" draw:layer="layout" svg:width="1.44cm" svg:height="0.16cm" draw:transform="rotate (-3.14159265358979) translate (12.54cm 25.5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8" draw:text-style-name="P2" draw:layer="layout" svg:width="0.85cm" svg:height="0.15cm" draw:transform="rotate (-3.14159265358979) translate (12.55cm 25.7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7" draw:text-style-name="P2" draw:layer="layout" svg:width="1.44cm" svg:height="0.16cm" draw:transform="rotate (-3.14159265358979) translate (12.54cm 25.2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7" draw:text-style-name="P2" draw:layer="layout" svg:width="1.44cm" svg:height="0.16cm" draw:transform="rotate (-3.14159265358979) translate (12.54cm 25.5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cm" svg:height="0.15cm" draw:transform="rotate (-3.14159265358979) translate (12.9cm 26.0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9" draw:text-style-name="P2" draw:layer="layout" svg:width="0.78cm" svg:height="0.15cm" draw:transform="rotate (-3.14159265358979) translate (15.94cm 24.01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8" draw:text-style-name="P2" draw:layer="layout" svg:width="0.85cm" svg:height="0.15cm" draw:transform="rotate (-3.14159265358979) translate (11.95cm 26.03cm)">
          <text:p/>
          <draw:enhanced-geometry svg:viewBox="0 0 21600 21600" draw:mirror-horizontal="true" draw:type="rectangle" draw:enhanced-path="M 0 0 L 21600 0 21600 21600 0 21600 0 0 Z N"/>
        </draw:custom-shape>
        <draw:path draw:style-name="gr5" draw:text-style-name="P2" draw:layer="layout" svg:width="1.999cm" svg:height="0.219cm" draw:transform="rotate (1.5707963267949) translate (10.92cm 26.32cm)" svg:viewBox="0 0 2000 220" svg:d="M1890 70c23 0 40 17 40 40s-17 40-40 40-40-17-40-40 17-40 40-40zM1890 0c-62 0-110 48-110 110s48 110 110 110 110-48 110-110-48-110-110-110zM1636 70c22 0 40 17 40 40s-18 40-40 40c-23 0-40-17-40-40s17-40 40-40zM1636 0c-63 0-110 48-110 110s47 110 110 110c62 0 110-48 110-110s-48-110-110-110zM1381 70c23 0 40 17 40 40s-17 40-40 40c-22 0-40-17-40-40s18-40 40-40zM1381 0c-62 0-110 48-110 110s48 110 110 110c63 0 110-48 110-110s-47-110-110-110zM1127 70c23 0 40 17 40 40s-17 40-40 40-40-17-40-40 17-40 40-40zM1127 0c-62 0-110 48-110 110s48 110 110 110 110-48 110-110-48-110-110-110zM873 70c23 0 40 17 40 40s-17 40-40 40-40-17-40-40 17-40 40-40zM873 0c-62 0-110 48-110 110s48 110 110 110 110-48 110-110-48-110-110-110zM619 70c22 0 40 17 40 40s-18 40-40 40c-23 0-40-17-40-40s17-40 40-40zM619 0c-63 0-110 48-110 110s47 110 110 110c62 0 110-48 110-110s-48-110-110-110zM364 70c23 0 40 17 40 40s-17 40-40 40c-22 0-40-17-40-40s18-40 40-40zM364 0c-62 0-110 48-110 110s48 110 110 110c63 0 110-48 110-110s-47-110-110-110zM110 70c23 0 40 17 40 40s-17 40-40 40-40-17-40-40 17-40 40-40zM110 0c-62 0-110 48-110 110s48 110 110 110 110-48 110-110-48-110-110-110z">
          <text:p/>
        </draw:path>
        <draw:custom-shape draw:style-name="gr48" draw:text-style-name="P2" draw:layer="layout" svg:width="0.2cm" svg:height="1.4cm" draw:transform="rotate (-3.14159265358979) translate (13.06cm 26.0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0" draw:text-style-name="P2" draw:layer="layout" svg:width="0.7cm" svg:height="0.38cm" draw:transform="rotate (-3.14159265358979) translate (12.4cm 26.0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9" draw:text-style-name="P2" draw:layer="layout" svg:width="0.78cm" svg:height="0.15cm" draw:transform="rotate (-3.14159265358979) translate (15.94cm 24.2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9" draw:text-style-name="P2" draw:layer="layout" svg:width="0.78cm" svg:height="0.15cm" draw:transform="rotate (-3.14159265358979) translate (15.94cm 24.51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4" draw:text-style-name="P2" draw:layer="layout" svg:width="0.9cm" svg:height="0.15cm" draw:transform="rotate (-3.14159265358979) translate (15.96cm 25.67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1" draw:text-style-name="P2" draw:layer="layout" svg:width="0.18cm" svg:height="0.41cm" draw:transform="rotate (-3.14159265358979) translate (15.2cm 25.67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5cm" svg:height="0.15cm" draw:transform="rotate (-3.14159265358979) translate (15.7cm 24.77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cm" svg:height="0.15cm" draw:transform="rotate (-3.14159265358979) translate (15.5cm 25.0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5cm" svg:height="0.15cm" draw:transform="rotate (-3.14159265358979) translate (15.9cm 25.27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2cm" svg:height="0.15cm" draw:transform="rotate (-3.14159265358979) translate (15.92cm 25.0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2" draw:layer="layout" svg:width="0.2cm" svg:height="0.4cm" draw:transform="rotate (-3.14159265358979) translate (15.8cm 25.0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2" draw:layer="layout" svg:width="0.2cm" svg:height="0.4cm" draw:transform="rotate (-3.14159265358979) translate (15.52cm 25.267cm)">
          <text:p/>
          <draw:enhanced-geometry svg:viewBox="0 0 21600 21600" draw:mirror-horizontal="true" draw:type="rectangle" draw:enhanced-path="M 0 0 L 21600 0 21600 21600 0 21600 0 0 Z N"/>
        </draw:custom-shape>
        <draw:path draw:style-name="gr82" draw:text-style-name="P2" draw:layer="layout" svg:width="3.299cm" svg:height="0.999cm" draw:transform="rotate (-3.14159265358979) translate (14.7cm 24.52cm)" svg:viewBox="0 0 3300 1000" svg:d="M2150 500c28 0 50 22 50 50s-22 50-50 50-50-22-50-50 22-50 50-50zM3300 1000v-1000h-3300v1000z">
          <text:p/>
        </draw:path>
        <draw:custom-shape draw:style-name="gr83" draw:text-style-name="P2" draw:layer="layout" svg:width="0.5cm" svg:height="0.38cm" draw:transform="rotate (-3.14159265358979) translate (11.6cm 25.7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2" draw:layer="layout" svg:width="0.6cm" svg:height="0.15cm" draw:transform="rotate (-3.14159265358979) translate (11.2cm 25.6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4" draw:text-style-name="P2" draw:layer="layout" svg:width="0.2cm" svg:height="3cm" draw:transform="rotate (-3.14159265358979) translate (10.8cm 26.5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4" draw:text-style-name="P2" draw:layer="layout" svg:width="0.16cm" svg:height="3cm" draw:transform="rotate (-3.14159265358979) translate (16.32cm 26.5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4" draw:text-style-name="P2" draw:layer="layout" svg:width="0.2cm" svg:height="3cm" draw:transform="rotate (-3.14159265358979) translate (10.8cm 26.5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5" draw:text-style-name="P2" draw:layer="layout" svg:width="5.72cm" svg:height="0.15cm" draw:transform="rotate (-3.14159265358979) translate (16.32cm 26.5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6" draw:text-style-name="P2" draw:layer="layout" svg:width="1.36cm" svg:height="0.38cm" draw:transform="rotate (-3.14159265358979) translate (12.56cm 25.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7" draw:text-style-name="P2" draw:layer="layout" svg:width="1.14cm" svg:height="0.38cm" draw:transform="rotate (-3.14159265358979) translate (12.39cm 26.2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9" draw:text-style-name="P2" draw:layer="layout" svg:width="0.46cm" svg:height="0.7cm" draw:transform="rotate (-3.14159265358979) translate (11.2cm 24.2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8" draw:text-style-name="P2" draw:layer="layout" svg:width="3cm" svg:height="0.15cm" draw:transform="rotate (-3.14159265358979) translate (14.3cm 26.2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9" draw:text-style-name="P2" draw:layer="layout" svg:width="1.1cm" svg:height="1.5cm" draw:transform="rotate (-3.14159265358979) translate (14.3cm 26.1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0" draw:text-style-name="P2" draw:layer="layout" svg:width="1.4cm" svg:height="0.2cm" draw:transform="rotate (-3.14159265358979) translate (16.2cm 23.7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1" draw:text-style-name="P2" draw:layer="layout" svg:width="1.8cm" svg:height="0.3cm" draw:transform="rotate (-3.14159265358979) translate (16.2cm 26.4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2" draw:text-style-name="P2" draw:layer="layout" svg:width="1.3cm" svg:height="0.36cm" draw:transform="rotate (-3.14159265358979) translate (15.7cm 26.1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5" draw:text-style-name="P2" draw:layer="layout" svg:width="0.5cm" svg:height="1.5cm" draw:transform="rotate (-3.14159265358979) translate (14.9cm 26.1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3" draw:text-style-name="P2" draw:layer="layout" svg:width="0.12cm" svg:height="1.3cm" draw:transform="rotate (-3.14159265358979) translate (14.9cm 24.8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4" draw:text-style-name="P3" draw:layer="layout" svg:width="4.19cm" svg:height="3.2cm" draw:transform="rotate (-1.5707963267949) translate (5.7cm 15.04cm)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1.599cm" svg:height="1.399cm" svg:x="3.9cm" svg:y="16.44cm" svg:viewBox="0 0 1600 1400" svg:d="M1500 50c28 0 50 22 50 50s-22 50-50 50-50-22-50-50 22-50 50-50zM1500 0c-57 0-100 43-100 100s43 100 100 100 100-43 100-100-43-100-100-100zM1500 1250c28 0 50 22 50 50s-22 50-50 50-50-22-50-50 22-50 50-50zM1500 1200c-57 0-100 43-100 100s43 100 100 100 100-43 100-100-43-100-100-100zM300 50c28 0 50 22 50 50s-22 50-50 50-50-22-50-50 22-50 50-50zM300 0c-57 0-100 43-100 100s43 100 100 100 100-43 100-100-43-100-100-100zM300 1250c28 0 50 22 50 50s-22 50-50 50-50-22-50-50 22-50 50-50zM300 1200c-57 0-100 43-100 100s43 100 100 100 100-43 100-100-43-100-100-100zM100 650c28 0 50 22 50 50s-22 50-50 50-50-22-50-50 22-50 50-50zM100 600c-57 0-100 43-100 100s43 100 100 100 100-43 100-100-43-100-100-100z">
          <text:p/>
        </draw:path>
        <draw:path draw:style-name="gr3" draw:text-style-name="P2" draw:layer="layout" svg:width="0.459cm" svg:height="0.199cm" svg:x="3.84cm" svg:y="15.74cm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3" draw:text-style-name="P2" draw:layer="layout" svg:width="0.459cm" svg:height="0.199cm" draw:transform="rotate (1.5707963267949) translate (2.8cm 17.8cm)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95" draw:text-style-name="P2" draw:layer="layout" svg:width="1.099cm" svg:height="0.499cm" draw:transform="rotate (1.5707963267949) translate (2.5cm 17.04cm)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svg:x="2.5cm" svg:y="15.04cm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svg:x="4.6cm" svg:y="15.04cm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draw:transform="rotate (-3.14159265358979) translate (3.6cm 19.23cm)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draw:transform="rotate (-3.14159265358979) translate (5.7cm 19.23cm)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3" draw:text-style-name="P2" draw:layer="layout" svg:width="0.459cm" svg:height="0.199cm" svg:x="3.84cm" svg:y="18.44cm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3" draw:text-style-name="P2" draw:layer="layout" svg:width="0.459cm" svg:height="0.199cm" draw:transform="rotate (1.5707963267949) translate (2.8cm 18.5cm)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3" draw:text-style-name="P2" draw:layer="layout" svg:width="0.709cm" svg:height="0.199cm" draw:transform="rotate (1.5707963267949) translate (3.5cm 18.35cm)" svg:viewBox="0 0 710 200" svg:d="M610 50c28 0 50 22 50 50s-22 50-50 50c-29 0-50-22-50-50s21-50 50-50zM610 0c-57 0-101 43-101 100s44 100 101 100 100-43 100-100-43-100-100-100zM355 50c28 0 50 22 50 50s-22 50-50 50-50-22-50-50 22-50 50-50zM355 0c-57 0-100 43-100 100s43 100 100 100 100-43 100-100-43-100-100-100zM100 50c29 0 50 22 50 50s-21 50-50 50c-28 0-50-22-50-50s22-50 50-50zM100 0c-57 0-100 43-100 100s43 100 100 100 101-43 101-100-44-100-101-100z">
          <text:p/>
        </draw:path>
        <draw:custom-shape draw:style-name="gr96" draw:text-style-name="P2" draw:layer="layout" svg:width="3.4cm" svg:height="0.16cm" draw:transform="rotate (-1.5707963267949) translate (5.7cm 15.4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2cm" svg:height="0.84cm" draw:transform="rotate (-1.5707963267949) translate (4.44cm 15.0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7" draw:text-style-name="P2" draw:layer="layout" svg:width="0.96cm" svg:height="0.3cm" draw:transform="rotate (-1.5707963267949) translate (5.6cm 17.7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8" draw:text-style-name="P2" draw:layer="layout" svg:width="1.3cm" svg:height="0.13cm" draw:transform="rotate (-1.5707963267949) translate (4.53cm 15.0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2cm" svg:height="0.84cm" draw:transform="rotate (-1.5707963267949) translate (4.44cm 19.0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9" draw:text-style-name="P2" draw:layer="layout" svg:width="0.79cm" svg:height="0.13cm" draw:transform="rotate (-1.5707963267949) translate (4.53cm 18.4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1cm" svg:height="0.84cm" draw:transform="rotate (-1.5707963267949) translate (5.24cm 16.2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2cm" svg:height="0.84cm" draw:transform="rotate (-1.5707963267949) translate (5.24cm 18.4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0" draw:text-style-name="P2" draw:layer="layout" svg:width="2.2cm" svg:height="0.2cm" draw:transform="rotate (-1.5707963267949) translate (5.24cm 16.2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1" draw:text-style-name="P2" draw:layer="layout" svg:width="0.2cm" svg:height="0.28cm" draw:transform="rotate (-1.5707963267949) translate (5.34cm 16.4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4cm" svg:height="0.2cm" draw:transform="rotate (-1.5707963267949) translate (5.44cm 16.2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2" draw:text-style-name="P2" draw:layer="layout" svg:width="0.84cm" svg:height="0.2cm" draw:transform="rotate (-1.5707963267949) translate (5.44cm 16.59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3" draw:text-style-name="P2" draw:layer="layout" svg:width="0.2cm" svg:height="1.47cm" draw:transform="rotate (-1.5707963267949) translate (3.97cm 17.04cm)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draw:transform="rotate (1.5707963267949) translate (3.5cm 17.54cm)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draw:transform="rotate (1.5707963267949) translate (3.5cm 16.64cm)" svg:viewBox="0 0 200 200" svg:d="M100 50c28 0 50 22 50 50s-22 50-50 50-50-22-50-50 22-50 50-50zM100 0c-57 0-100 43-100 100s43 100 100 100 100-43 100-100-43-100-100-100z">
          <text:p/>
        </draw:path>
        <draw:custom-shape draw:style-name="gr14" draw:text-style-name="P2" draw:layer="layout" svg:width="0.36cm" svg:height="0.16cm" draw:transform="rotate (-1.5707963267949) translate (2.98cm 17.74cm)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draw:transform="rotate (1.5707963267949) translate (3.16cm 17.54cm)" svg:viewBox="0 0 200 200" svg:d="M100 50c28 0 50 22 50 50s-22 50-50 50-50-22-50-50 22-50 50-50zM100 0c-57 0-100 43-100 100s43 100 100 100 100-43 100-100-43-100-100-100z">
          <text:p/>
        </draw:path>
        <draw:custom-shape draw:style-name="gr58" draw:text-style-name="P2" draw:layer="layout" svg:width="0.7cm" svg:height="0.14cm" draw:transform="rotate (-1.5707963267949) translate (4.02cm 15.9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cm" svg:height="0.15cm" draw:transform="rotate (-1.5707963267949) translate (3.67cm 17.49cm)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draw:transform="rotate (1.5707963267949) translate (3.16cm 18.1cm)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draw:transform="rotate (1.5707963267949) translate (3.16cm 17.54cm)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draw:transform="rotate (1.5707963267949) translate (3.16cm 17.54cm)" svg:viewBox="0 0 200 200" svg:d="M100 50c28 0 50 22 50 50s-22 50-50 50-50-22-50-50 22-50 50-50zM100 0c-57 0-100 43-100 100s43 100 100 100 100-43 100-100-43-100-100-100z">
          <text:p/>
        </draw:path>
        <draw:custom-shape draw:style-name="gr11" draw:text-style-name="P2" draw:layer="layout" svg:width="0.2cm" svg:height="0.3cm" draw:transform="rotate (-1.5707963267949) translate (3.22cm 17.3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" draw:layer="layout" svg:width="0.2cm" svg:height="0.3cm" draw:transform="rotate (-1.5707963267949) translate (3.58cm 17.9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4" draw:text-style-name="P2" draw:layer="layout" svg:width="0.5cm" svg:height="0.52cm" draw:transform="rotate (-1.5707963267949) translate (4.16cm 17.34cm)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459cm" svg:height="0.199cm" svg:x="4.5cm" svg:y="18cm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custom-shape draw:style-name="gr93" draw:text-style-name="P2" draw:layer="layout" svg:width="0.2cm" svg:height="1.3cm" draw:transform="rotate (-1.5707963267949) translate (3.8cm 18.4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6cm" svg:height="0.15cm" draw:transform="rotate (-1.5707963267949) translate (4.27cm 18.5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6cm" svg:height="0.15cm" draw:transform="rotate (-1.5707963267949) translate (3.8cm 18.5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4" draw:text-style-name="P2" draw:layer="layout" svg:width="0.2cm" svg:height="0.6cm" draw:transform="rotate (-1.5707963267949) translate (4.25cm 18.7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5" draw:text-style-name="P2" draw:layer="layout" svg:width="0.2cm" svg:height="0.54cm" draw:transform="rotate (-1.5707963267949) translate (4.18cm 16.4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9" draw:text-style-name="P2" draw:layer="layout" svg:width="1cm" svg:height="0.14cm" draw:transform="rotate (-1.5707963267949) translate (3.8cm 15.3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46cm" svg:height="0.16cm" draw:transform="rotate (-1.5707963267949) translate (4.28cm 15.3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8" draw:text-style-name="P2" draw:layer="layout" svg:width="0.2cm" svg:height="1.4cm" draw:transform="rotate (-1.5707963267949) translate (4.5cm 16.7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0.7cm" svg:height="0.3cm" draw:transform="rotate (-1.5707963267949) translate (3.4cm 16.2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5" draw:text-style-name="P2" draw:layer="layout" svg:width="0.2cm" svg:height="0.54cm" draw:transform="rotate (-1.5707963267949) translate (4.2cm 15.3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8" draw:text-style-name="P2" draw:layer="layout" svg:width="0.16cm" svg:height="1.1cm" draw:transform="rotate (-1.5707963267949) translate (4.96cm 18.2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6" draw:text-style-name="P2" draw:layer="layout" svg:width="1.6cm" svg:height="0.22cm" draw:transform="rotate (-1.5707963267949) translate (4.94cm 16.4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0" draw:text-style-name="P2" draw:layer="layout" svg:width="0.2cm" svg:height="0.64cm" draw:transform="rotate (-1.5707963267949) translate (4.88cm 16.4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cm" svg:height="0.2cm" draw:transform="rotate (-1.5707963267949) translate (4.96cm 18.1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cm" svg:height="0.14cm" draw:transform="rotate (-1.5707963267949) translate (4cm 18.24cm)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draw:transform="rotate (1.5707963267949) translate (3.72cm 17.96cm)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draw:transform="rotate (1.5707963267949) translate (4.24cm 18.2cm)" svg:viewBox="0 0 200 200" svg:d="M100 50c28 0 50 22 50 50s-22 50-50 50-50-22-50-50 22-50 50-50zM100 0c-57 0-100 43-100 100s43 100 100 100 100-43 100-100-43-100-100-100z">
          <text:p/>
        </draw:path>
        <draw:custom-shape draw:style-name="gr14" draw:text-style-name="P2" draw:layer="layout" svg:width="0.2cm" svg:height="0.15cm" draw:transform="rotate (-1.5707963267949) translate (3.67cm 18.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16cm" svg:height="0.2cm" draw:transform="rotate (-1.5707963267949) translate (4.56cm 18.0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7" draw:text-style-name="P2" draw:layer="layout" svg:width="1.24cm" svg:height="0.28cm" draw:transform="rotate (-1.5707963267949) translate (4.64cm 16.7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5" draw:text-style-name="P2" draw:layer="layout" svg:width="0.1cm" svg:height="0.54cm" draw:transform="rotate (-1.5707963267949) translate (4.54cm 17.8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6cm" svg:height="0.15cm" draw:transform="rotate (-1.5707963267949) translate (4.15cm 17.9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5cm" svg:height="0.15cm" draw:transform="rotate (-1.5707963267949) translate (3.8cm 18.1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3" draw:text-style-name="P2" draw:layer="layout" svg:width="0.18cm" svg:height="0.38cm" draw:transform="rotate (-1.5707963267949) translate (4.14cm 1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2" draw:layer="layout" svg:width="0.44cm" svg:height="0.4cm" draw:transform="rotate (-1.5707963267949) translate (4.3cm 16.0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8" draw:text-style-name="P2" draw:layer="layout" svg:width="1.3cm" svg:height="0.24cm" draw:transform="rotate (-1.5707963267949) translate (2.74cm 17.3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4cm" svg:height="0.15cm" draw:transform="rotate (-0.785398163397449) translate (3.73cm 17.9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0.7cm" svg:height="0.3cm" draw:transform="rotate (-1.5707963267949) translate (4.5cm 16.8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8" draw:text-style-name="P2" draw:layer="layout" svg:width="0.4cm" svg:height="0.44cm" draw:transform="rotate (-1.5707963267949) translate (3.54cm 18.18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9" draw:text-style-name="P2" draw:layer="layout" svg:width="0.24cm" svg:height="0.48cm" draw:transform="rotate (-1.5707963267949) translate (3.54cm 17.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9" draw:text-style-name="P2" draw:layer="layout" svg:width="0.2cm" svg:height="0.7cm" draw:transform="rotate (-1.5707963267949) translate (3.8cm 16.1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0" draw:text-style-name="P2" draw:layer="layout" svg:width="0.56cm" svg:height="0.56cm" draw:transform="rotate (-1.5707963267949) translate (3.6cm 15.58cm)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11" draw:text-style-name="P4" draw:layer="layout" svg:width="0.5cm" svg:height="0.5cm" draw:transform="rotate (-1.5707963267949) translate (3.57cm 15.61cm)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path draw:style-name="gr3" draw:text-style-name="P2" draw:layer="layout" svg:width="0.199cm" svg:height="0.199cm" draw:transform="rotate (1.5707963267949) translate (3.22cm 15.96cm)" svg:viewBox="0 0 200 200" svg:d="M100 50c28 0 50 22 50 50s-22 50-50 50-50-22-50-50 22-50 50-50zM100 0c-57 0-100 43-100 100s43 100 100 100 100-43 100-100-43-100-100-100z">
          <text:p/>
        </draw:path>
        <draw:custom-shape draw:style-name="gr110" draw:text-style-name="P2" draw:layer="layout" svg:width="0.56cm" svg:height="0.56cm" draw:transform="rotate (-1.5707963267949) translate (5.32cm 15.61cm)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11" draw:text-style-name="P4" draw:layer="layout" svg:width="0.5cm" svg:height="0.5cm" draw:transform="rotate (-1.5707963267949) translate (5.29cm 15.64cm)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path draw:style-name="gr3" draw:text-style-name="P2" draw:layer="layout" svg:width="0.199cm" svg:height="0.199cm" draw:transform="rotate (1.5707963267949) translate (4.94cm 15.99cm)" svg:viewBox="0 0 200 200" svg:d="M100 50c28 0 50 22 50 50s-22 50-50 50-50-22-50-50 22-50 50-50zM100 0c-57 0-100 43-100 100s43 100 100 100 100-43 100-100-43-100-100-100z">
          <text:p/>
        </draw:path>
        <draw:custom-shape draw:style-name="gr112" draw:text-style-name="P2" draw:layer="layout" svg:width="0.3cm" svg:height="8cm" draw:transform="rotate (1.5707963267949) translate (2.5cm 19.62cm)">
          <text:p/>
          <draw:enhanced-geometry svg:viewBox="0 0 21600 21600" draw:type="rectangle" draw:enhanced-path="M 0 0 L 21600 0 21600 21600 0 21600 0 0 Z N"/>
        </draw:custom-shape>
        <draw:custom-shape draw:style-name="gr94" draw:text-style-name="P3" draw:layer="layout" svg:width="4.19cm" svg:height="3.2cm" draw:transform="rotate (-1.5707963267949) translate (9cm 15.04cm)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1.599cm" svg:height="1.399cm" svg:x="7.2cm" svg:y="16.44cm" svg:viewBox="0 0 1600 1400" svg:d="M1500 50c28 0 50 22 50 50s-22 50-50 50-50-22-50-50 22-50 50-50zM1500 0c-57 0-100 43-100 100s43 100 100 100 100-43 100-100-43-100-100-100zM1500 1250c28 0 50 22 50 50s-22 50-50 50-50-22-50-50 22-50 50-50zM1500 1200c-57 0-100 43-100 100s43 100 100 100 100-43 100-100-43-100-100-100zM300 50c28 0 50 22 50 50s-22 50-50 50-50-22-50-50 22-50 50-50zM300 0c-57 0-100 43-100 100s43 100 100 100 100-43 100-100-43-100-100-100zM300 1250c28 0 50 22 50 50s-22 50-50 50-50-22-50-50 22-50 50-50zM300 1200c-57 0-100 43-100 100s43 100 100 100 100-43 100-100-43-100-100-100zM100 650c28 0 50 22 50 50s-22 50-50 50-50-22-50-50 22-50 50-50zM100 600c-57 0-100 43-100 100s43 100 100 100 100-43 100-100-43-100-100-100z">
          <text:p/>
        </draw:path>
        <draw:path draw:style-name="gr3" draw:text-style-name="P2" draw:layer="layout" svg:width="0.459cm" svg:height="0.199cm" svg:x="7.14cm" svg:y="15.74cm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3" draw:text-style-name="P2" draw:layer="layout" svg:width="0.459cm" svg:height="0.199cm" draw:transform="rotate (1.5707963267949) translate (6.1cm 17.8cm)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95" draw:text-style-name="P2" draw:layer="layout" svg:width="1.099cm" svg:height="0.499cm" draw:transform="rotate (1.5707963267949) translate (5.8cm 17.04cm)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svg:x="5.8cm" svg:y="15.04cm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svg:x="7.9cm" svg:y="15.04cm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draw:transform="rotate (-3.14159265358979) translate (6.9cm 19.23cm)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draw:transform="rotate (-3.14159265358979) translate (9cm 19.23cm)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3" draw:text-style-name="P2" draw:layer="layout" svg:width="0.459cm" svg:height="0.199cm" svg:x="7.14cm" svg:y="18.44cm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3" draw:text-style-name="P2" draw:layer="layout" svg:width="0.459cm" svg:height="0.199cm" draw:transform="rotate (1.5707963267949) translate (6.1cm 18.5cm)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3" draw:text-style-name="P2" draw:layer="layout" svg:width="0.709cm" svg:height="0.199cm" draw:transform="rotate (1.5707963267949) translate (6.8cm 18.35cm)" svg:viewBox="0 0 710 200" svg:d="M610 50c28 0 50 22 50 50s-22 50-50 50c-29 0-50-22-50-50s21-50 50-50zM610 0c-57 0-101 43-101 100s44 100 101 100 100-43 100-100-43-100-100-100zM355 50c28 0 50 22 50 50s-22 50-50 50-50-22-50-50 22-50 50-50zM355 0c-57 0-100 43-100 100s43 100 100 100 100-43 100-100-43-100-100-100zM100 50c29 0 50 22 50 50s-21 50-50 50c-28 0-50-22-50-50s22-50 50-50zM100 0c-57 0-100 43-100 100s43 100 100 100 101-43 101-100-44-100-101-100z">
          <text:p/>
        </draw:path>
        <draw:custom-shape draw:style-name="gr96" draw:text-style-name="P2" draw:layer="layout" svg:width="3.4cm" svg:height="0.16cm" draw:transform="rotate (-1.5707963267949) translate (9cm 15.4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2cm" svg:height="0.84cm" draw:transform="rotate (-1.5707963267949) translate (7.74cm 15.0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7" draw:text-style-name="P2" draw:layer="layout" svg:width="0.96cm" svg:height="0.3cm" draw:transform="rotate (-1.5707963267949) translate (8.9cm 17.7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8" draw:text-style-name="P2" draw:layer="layout" svg:width="1.3cm" svg:height="0.13cm" draw:transform="rotate (-1.5707963267949) translate (7.83cm 15.0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2cm" svg:height="0.84cm" draw:transform="rotate (-1.5707963267949) translate (7.74cm 19.0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9" draw:text-style-name="P2" draw:layer="layout" svg:width="0.79cm" svg:height="0.13cm" draw:transform="rotate (-1.5707963267949) translate (7.83cm 18.4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1cm" svg:height="0.84cm" draw:transform="rotate (-1.5707963267949) translate (8.54cm 16.2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2cm" svg:height="0.84cm" draw:transform="rotate (-1.5707963267949) translate (8.54cm 18.4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0" draw:text-style-name="P2" draw:layer="layout" svg:width="2.2cm" svg:height="0.2cm" draw:transform="rotate (-1.5707963267949) translate (8.54cm 16.2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1" draw:text-style-name="P2" draw:layer="layout" svg:width="0.2cm" svg:height="0.28cm" draw:transform="rotate (-1.5707963267949) translate (8.64cm 16.4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4cm" svg:height="0.2cm" draw:transform="rotate (-1.5707963267949) translate (8.74cm 16.2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2" draw:text-style-name="P2" draw:layer="layout" svg:width="0.84cm" svg:height="0.2cm" draw:transform="rotate (-1.5707963267949) translate (8.74cm 16.59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3" draw:text-style-name="P2" draw:layer="layout" svg:width="0.2cm" svg:height="1.47cm" draw:transform="rotate (-1.5707963267949) translate (7.27cm 17.04cm)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draw:transform="rotate (1.5707963267949) translate (6.8cm 17.54cm)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draw:transform="rotate (1.5707963267949) translate (6.8cm 16.64cm)" svg:viewBox="0 0 200 200" svg:d="M100 50c28 0 50 22 50 50s-22 50-50 50-50-22-50-50 22-50 50-50zM100 0c-57 0-100 43-100 100s43 100 100 100 100-43 100-100-43-100-100-100z">
          <text:p/>
        </draw:path>
        <draw:custom-shape draw:style-name="gr14" draw:text-style-name="P2" draw:layer="layout" svg:width="0.36cm" svg:height="0.16cm" draw:transform="rotate (-1.5707963267949) translate (6.28cm 17.74cm)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draw:transform="rotate (1.5707963267949) translate (6.46cm 17.54cm)" svg:viewBox="0 0 200 200" svg:d="M100 50c28 0 50 22 50 50s-22 50-50 50-50-22-50-50 22-50 50-50zM100 0c-57 0-100 43-100 100s43 100 100 100 100-43 100-100-43-100-100-100z">
          <text:p/>
        </draw:path>
        <draw:custom-shape draw:style-name="gr58" draw:text-style-name="P2" draw:layer="layout" svg:width="0.7cm" svg:height="0.14cm" draw:transform="rotate (-1.5707963267949) translate (7.32cm 15.9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cm" svg:height="0.15cm" draw:transform="rotate (-1.5707963267949) translate (6.97cm 17.49cm)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draw:transform="rotate (1.5707963267949) translate (6.46cm 18.1cm)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draw:transform="rotate (1.5707963267949) translate (6.46cm 17.54cm)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draw:transform="rotate (1.5707963267949) translate (6.46cm 17.54cm)" svg:viewBox="0 0 200 200" svg:d="M100 50c28 0 50 22 50 50s-22 50-50 50-50-22-50-50 22-50 50-50zM100 0c-57 0-100 43-100 100s43 100 100 100 100-43 100-100-43-100-100-100z">
          <text:p/>
        </draw:path>
        <draw:custom-shape draw:style-name="gr11" draw:text-style-name="P2" draw:layer="layout" svg:width="0.2cm" svg:height="0.3cm" draw:transform="rotate (-1.5707963267949) translate (6.52cm 17.3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" draw:layer="layout" svg:width="0.2cm" svg:height="0.3cm" draw:transform="rotate (-1.5707963267949) translate (6.88cm 17.9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4" draw:text-style-name="P2" draw:layer="layout" svg:width="0.5cm" svg:height="0.52cm" draw:transform="rotate (-1.5707963267949) translate (7.46cm 17.34cm)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459cm" svg:height="0.199cm" svg:x="7.8cm" svg:y="18cm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custom-shape draw:style-name="gr93" draw:text-style-name="P2" draw:layer="layout" svg:width="0.2cm" svg:height="1.3cm" draw:transform="rotate (-1.5707963267949) translate (7.1cm 18.4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6cm" svg:height="0.15cm" draw:transform="rotate (-1.5707963267949) translate (7.57cm 18.5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6cm" svg:height="0.15cm" draw:transform="rotate (-1.5707963267949) translate (7.1cm 18.5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4" draw:text-style-name="P2" draw:layer="layout" svg:width="0.2cm" svg:height="0.6cm" draw:transform="rotate (-1.5707963267949) translate (7.55cm 18.7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5" draw:text-style-name="P2" draw:layer="layout" svg:width="0.2cm" svg:height="0.54cm" draw:transform="rotate (-1.5707963267949) translate (7.48cm 16.4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9" draw:text-style-name="P2" draw:layer="layout" svg:width="1cm" svg:height="0.14cm" draw:transform="rotate (-1.5707963267949) translate (7.1cm 15.3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46cm" svg:height="0.16cm" draw:transform="rotate (-1.5707963267949) translate (7.58cm 15.3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8" draw:text-style-name="P2" draw:layer="layout" svg:width="0.2cm" svg:height="1.4cm" draw:transform="rotate (-1.5707963267949) translate (7.8cm 16.7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0.7cm" svg:height="0.3cm" draw:transform="rotate (-1.5707963267949) translate (6.7cm 16.2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5" draw:text-style-name="P2" draw:layer="layout" svg:width="0.2cm" svg:height="0.54cm" draw:transform="rotate (-1.5707963267949) translate (7.5cm 15.3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8" draw:text-style-name="P2" draw:layer="layout" svg:width="0.16cm" svg:height="1.1cm" draw:transform="rotate (-1.5707963267949) translate (8.26cm 18.2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6" draw:text-style-name="P2" draw:layer="layout" svg:width="1.6cm" svg:height="0.22cm" draw:transform="rotate (-1.5707963267949) translate (8.24cm 16.4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0" draw:text-style-name="P2" draw:layer="layout" svg:width="0.2cm" svg:height="0.64cm" draw:transform="rotate (-1.5707963267949) translate (8.18cm 16.4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cm" svg:height="0.2cm" draw:transform="rotate (-1.5707963267949) translate (8.26cm 18.1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cm" svg:height="0.14cm" draw:transform="rotate (-1.5707963267949) translate (7.3cm 18.24cm)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draw:transform="rotate (1.5707963267949) translate (7.02cm 17.96cm)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draw:transform="rotate (1.5707963267949) translate (7.54cm 18.2cm)" svg:viewBox="0 0 200 200" svg:d="M100 50c28 0 50 22 50 50s-22 50-50 50-50-22-50-50 22-50 50-50zM100 0c-57 0-100 43-100 100s43 100 100 100 100-43 100-100-43-100-100-100z">
          <text:p/>
        </draw:path>
        <draw:custom-shape draw:style-name="gr14" draw:text-style-name="P2" draw:layer="layout" svg:width="0.2cm" svg:height="0.15cm" draw:transform="rotate (-1.5707963267949) translate (6.97cm 18.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16cm" svg:height="0.2cm" draw:transform="rotate (-1.5707963267949) translate (7.86cm 18.0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7" draw:text-style-name="P2" draw:layer="layout" svg:width="1.24cm" svg:height="0.28cm" draw:transform="rotate (-1.5707963267949) translate (7.94cm 16.7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5" draw:text-style-name="P2" draw:layer="layout" svg:width="0.1cm" svg:height="0.54cm" draw:transform="rotate (-1.5707963267949) translate (7.84cm 17.8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6cm" svg:height="0.15cm" draw:transform="rotate (-1.5707963267949) translate (7.45cm 17.9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5cm" svg:height="0.15cm" draw:transform="rotate (-1.5707963267949) translate (7.1cm 18.1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3" draw:text-style-name="P2" draw:layer="layout" svg:width="0.18cm" svg:height="0.38cm" draw:transform="rotate (-1.5707963267949) translate (7.44cm 1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2" draw:layer="layout" svg:width="0.44cm" svg:height="0.4cm" draw:transform="rotate (-1.5707963267949) translate (7.6cm 16.0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8" draw:text-style-name="P2" draw:layer="layout" svg:width="1.3cm" svg:height="0.24cm" draw:transform="rotate (-1.5707963267949) translate (6.04cm 17.3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4cm" svg:height="0.15cm" draw:transform="rotate (-0.785398163397449) translate (7.03cm 17.9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0.7cm" svg:height="0.3cm" draw:transform="rotate (-1.5707963267949) translate (7.8cm 16.8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8" draw:text-style-name="P2" draw:layer="layout" svg:width="0.4cm" svg:height="0.44cm" draw:transform="rotate (-1.5707963267949) translate (6.84cm 18.18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9" draw:text-style-name="P2" draw:layer="layout" svg:width="0.24cm" svg:height="0.48cm" draw:transform="rotate (-1.5707963267949) translate (6.84cm 17.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9" draw:text-style-name="P2" draw:layer="layout" svg:width="0.2cm" svg:height="0.7cm" draw:transform="rotate (-1.5707963267949) translate (7.1cm 16.1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0" draw:text-style-name="P2" draw:layer="layout" svg:width="0.56cm" svg:height="0.56cm" draw:transform="rotate (-1.5707963267949) translate (6.9cm 15.58cm)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11" draw:text-style-name="P4" draw:layer="layout" svg:width="0.5cm" svg:height="0.5cm" draw:transform="rotate (-1.5707963267949) translate (6.87cm 15.61cm)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path draw:style-name="gr3" draw:text-style-name="P2" draw:layer="layout" svg:width="0.199cm" svg:height="0.199cm" draw:transform="rotate (1.5707963267949) translate (6.52cm 15.96cm)" svg:viewBox="0 0 200 200" svg:d="M100 50c28 0 50 22 50 50s-22 50-50 50-50-22-50-50 22-50 50-50zM100 0c-57 0-100 43-100 100s43 100 100 100 100-43 100-100-43-100-100-100z">
          <text:p/>
        </draw:path>
        <draw:custom-shape draw:style-name="gr110" draw:text-style-name="P2" draw:layer="layout" svg:width="0.56cm" svg:height="0.56cm" draw:transform="rotate (-1.5707963267949) translate (8.62cm 15.61cm)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11" draw:text-style-name="P4" draw:layer="layout" svg:width="0.5cm" svg:height="0.5cm" draw:transform="rotate (-1.5707963267949) translate (8.59cm 15.64cm)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path draw:style-name="gr3" draw:text-style-name="P2" draw:layer="layout" svg:width="0.199cm" svg:height="0.199cm" draw:transform="rotate (1.5707963267949) translate (8.24cm 15.99cm)" svg:viewBox="0 0 200 200" svg:d="M100 50c28 0 50 22 50 50s-22 50-50 50-50-22-50-50 22-50 50-50zM100 0c-57 0-100 43-100 100s43 100 100 100 100-43 100-100-43-100-100-100z">
          <text:p/>
        </draw:path>
        <draw:custom-shape draw:style-name="gr94" draw:text-style-name="P3" draw:layer="layout" svg:width="4.19cm" svg:height="3.2cm" draw:transform="rotate (-1.5707963267949) translate (12.3cm 15.04cm)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1.599cm" svg:height="1.399cm" svg:x="10.5cm" svg:y="16.44cm" svg:viewBox="0 0 1600 1400" svg:d="M1500 50c28 0 50 22 50 50s-22 50-50 50-50-22-50-50 22-50 50-50zM1500 0c-57 0-100 43-100 100s43 100 100 100 100-43 100-100-43-100-100-100zM1500 1250c28 0 50 22 50 50s-22 50-50 50-50-22-50-50 22-50 50-50zM1500 1200c-57 0-100 43-100 100s43 100 100 100 100-43 100-100-43-100-100-100zM300 50c28 0 50 22 50 50s-22 50-50 50-50-22-50-50 22-50 50-50zM300 0c-57 0-100 43-100 100s43 100 100 100 100-43 100-100-43-100-100-100zM300 1250c28 0 50 22 50 50s-22 50-50 50-50-22-50-50 22-50 50-50zM300 1200c-57 0-100 43-100 100s43 100 100 100 100-43 100-100-43-100-100-100zM100 650c28 0 50 22 50 50s-22 50-50 50-50-22-50-50 22-50 50-50zM100 600c-57 0-100 43-100 100s43 100 100 100 100-43 100-100-43-100-100-100z">
          <text:p/>
        </draw:path>
        <draw:path draw:style-name="gr3" draw:text-style-name="P2" draw:layer="layout" svg:width="0.459cm" svg:height="0.199cm" svg:x="10.44cm" svg:y="15.74cm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3" draw:text-style-name="P2" draw:layer="layout" svg:width="0.459cm" svg:height="0.199cm" draw:transform="rotate (1.5707963267949) translate (9.4cm 17.8cm)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95" draw:text-style-name="P2" draw:layer="layout" svg:width="1.099cm" svg:height="0.499cm" draw:transform="rotate (1.5707963267949) translate (9.1cm 17.04cm)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svg:x="9.1cm" svg:y="15.04cm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svg:x="11.2cm" svg:y="15.04cm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draw:transform="rotate (-3.14159265358979) translate (10.2cm 19.23cm)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draw:transform="rotate (-3.14159265358979) translate (12.3cm 19.23cm)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3" draw:text-style-name="P2" draw:layer="layout" svg:width="0.459cm" svg:height="0.199cm" svg:x="10.44cm" svg:y="18.44cm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3" draw:text-style-name="P2" draw:layer="layout" svg:width="0.459cm" svg:height="0.199cm" draw:transform="rotate (1.5707963267949) translate (9.4cm 18.5cm)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3" draw:text-style-name="P2" draw:layer="layout" svg:width="0.709cm" svg:height="0.199cm" draw:transform="rotate (1.5707963267949) translate (10.1cm 18.35cm)" svg:viewBox="0 0 710 200" svg:d="M610 50c28 0 50 22 50 50s-22 50-50 50c-29 0-50-22-50-50s21-50 50-50zM610 0c-57 0-101 43-101 100s44 100 101 100 100-43 100-100-43-100-100-100zM355 50c28 0 50 22 50 50s-22 50-50 50-50-22-50-50 22-50 50-50zM355 0c-57 0-100 43-100 100s43 100 100 100 100-43 100-100-43-100-100-100zM100 50c29 0 50 22 50 50s-21 50-50 50c-28 0-50-22-50-50s22-50 50-50zM100 0c-57 0-100 43-100 100s43 100 100 100 101-43 101-100-44-100-101-100z">
          <text:p/>
        </draw:path>
        <draw:custom-shape draw:style-name="gr96" draw:text-style-name="P2" draw:layer="layout" svg:width="3.4cm" svg:height="0.16cm" draw:transform="rotate (-1.5707963267949) translate (12.3cm 15.4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2cm" svg:height="0.84cm" draw:transform="rotate (-1.5707963267949) translate (11.04cm 15.0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7" draw:text-style-name="P2" draw:layer="layout" svg:width="0.96cm" svg:height="0.3cm" draw:transform="rotate (-1.5707963267949) translate (12.2cm 17.7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8" draw:text-style-name="P2" draw:layer="layout" svg:width="1.3cm" svg:height="0.13cm" draw:transform="rotate (-1.5707963267949) translate (11.13cm 15.0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2cm" svg:height="0.84cm" draw:transform="rotate (-1.5707963267949) translate (11.04cm 19.0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9" draw:text-style-name="P2" draw:layer="layout" svg:width="0.79cm" svg:height="0.13cm" draw:transform="rotate (-1.5707963267949) translate (11.13cm 18.4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1cm" svg:height="0.84cm" draw:transform="rotate (-1.5707963267949) translate (11.84cm 16.2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2cm" svg:height="0.84cm" draw:transform="rotate (-1.5707963267949) translate (11.84cm 18.4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0" draw:text-style-name="P2" draw:layer="layout" svg:width="2.2cm" svg:height="0.2cm" draw:transform="rotate (-1.5707963267949) translate (11.84cm 16.2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1" draw:text-style-name="P2" draw:layer="layout" svg:width="0.2cm" svg:height="0.28cm" draw:transform="rotate (-1.5707963267949) translate (11.94cm 16.4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4cm" svg:height="0.2cm" draw:transform="rotate (-1.5707963267949) translate (12.04cm 16.2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2" draw:text-style-name="P2" draw:layer="layout" svg:width="0.84cm" svg:height="0.2cm" draw:transform="rotate (-1.5707963267949) translate (12.04cm 16.59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3" draw:text-style-name="P2" draw:layer="layout" svg:width="0.2cm" svg:height="1.47cm" draw:transform="rotate (-1.5707963267949) translate (10.57cm 17.04cm)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draw:transform="rotate (1.5707963267949) translate (10.1cm 17.54cm)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draw:transform="rotate (1.5707963267949) translate (10.1cm 16.64cm)" svg:viewBox="0 0 200 200" svg:d="M100 50c28 0 50 22 50 50s-22 50-50 50-50-22-50-50 22-50 50-50zM100 0c-57 0-100 43-100 100s43 100 100 100 100-43 100-100-43-100-100-100z">
          <text:p/>
        </draw:path>
        <draw:custom-shape draw:style-name="gr14" draw:text-style-name="P2" draw:layer="layout" svg:width="0.36cm" svg:height="0.16cm" draw:transform="rotate (-1.5707963267949) translate (9.58cm 17.74cm)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draw:transform="rotate (1.5707963267949) translate (9.76cm 17.54cm)" svg:viewBox="0 0 200 200" svg:d="M100 50c28 0 50 22 50 50s-22 50-50 50-50-22-50-50 22-50 50-50zM100 0c-57 0-100 43-100 100s43 100 100 100 100-43 100-100-43-100-100-100z">
          <text:p/>
        </draw:path>
        <draw:custom-shape draw:style-name="gr58" draw:text-style-name="P2" draw:layer="layout" svg:width="0.7cm" svg:height="0.14cm" draw:transform="rotate (-1.5707963267949) translate (10.62cm 15.9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cm" svg:height="0.15cm" draw:transform="rotate (-1.5707963267949) translate (10.27cm 17.49cm)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draw:transform="rotate (1.5707963267949) translate (9.76cm 18.1cm)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draw:transform="rotate (1.5707963267949) translate (9.76cm 17.54cm)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draw:transform="rotate (1.5707963267949) translate (9.76cm 17.54cm)" svg:viewBox="0 0 200 200" svg:d="M100 50c28 0 50 22 50 50s-22 50-50 50-50-22-50-50 22-50 50-50zM100 0c-57 0-100 43-100 100s43 100 100 100 100-43 100-100-43-100-100-100z">
          <text:p/>
        </draw:path>
        <draw:custom-shape draw:style-name="gr11" draw:text-style-name="P2" draw:layer="layout" svg:width="0.2cm" svg:height="0.3cm" draw:transform="rotate (-1.5707963267949) translate (9.82cm 17.3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" draw:layer="layout" svg:width="0.2cm" svg:height="0.3cm" draw:transform="rotate (-1.5707963267949) translate (10.18cm 17.9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4" draw:text-style-name="P2" draw:layer="layout" svg:width="0.5cm" svg:height="0.52cm" draw:transform="rotate (-1.5707963267949) translate (10.76cm 17.34cm)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459cm" svg:height="0.199cm" svg:x="11.1cm" svg:y="18cm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custom-shape draw:style-name="gr93" draw:text-style-name="P2" draw:layer="layout" svg:width="0.2cm" svg:height="1.3cm" draw:transform="rotate (-1.5707963267949) translate (10.4cm 18.4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6cm" svg:height="0.15cm" draw:transform="rotate (-1.5707963267949) translate (10.87cm 18.5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6cm" svg:height="0.15cm" draw:transform="rotate (-1.5707963267949) translate (10.4cm 18.5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4" draw:text-style-name="P2" draw:layer="layout" svg:width="0.2cm" svg:height="0.6cm" draw:transform="rotate (-1.5707963267949) translate (10.85cm 18.7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5" draw:text-style-name="P2" draw:layer="layout" svg:width="0.2cm" svg:height="0.54cm" draw:transform="rotate (-1.5707963267949) translate (10.78cm 16.4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9" draw:text-style-name="P2" draw:layer="layout" svg:width="1cm" svg:height="0.14cm" draw:transform="rotate (-1.5707963267949) translate (10.4cm 15.3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46cm" svg:height="0.16cm" draw:transform="rotate (-1.5707963267949) translate (10.88cm 15.3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8" draw:text-style-name="P2" draw:layer="layout" svg:width="0.2cm" svg:height="1.4cm" draw:transform="rotate (-1.5707963267949) translate (11.1cm 16.7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0.7cm" svg:height="0.3cm" draw:transform="rotate (-1.5707963267949) translate (10cm 16.2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5" draw:text-style-name="P2" draw:layer="layout" svg:width="0.2cm" svg:height="0.54cm" draw:transform="rotate (-1.5707963267949) translate (10.8cm 15.3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8" draw:text-style-name="P2" draw:layer="layout" svg:width="0.16cm" svg:height="1.1cm" draw:transform="rotate (-1.5707963267949) translate (11.56cm 18.2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6" draw:text-style-name="P2" draw:layer="layout" svg:width="1.6cm" svg:height="0.22cm" draw:transform="rotate (-1.5707963267949) translate (11.54cm 16.4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0" draw:text-style-name="P2" draw:layer="layout" svg:width="0.2cm" svg:height="0.64cm" draw:transform="rotate (-1.5707963267949) translate (11.48cm 16.4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cm" svg:height="0.2cm" draw:transform="rotate (-1.5707963267949) translate (11.56cm 18.1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cm" svg:height="0.14cm" draw:transform="rotate (-1.5707963267949) translate (10.6cm 18.24cm)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draw:transform="rotate (1.5707963267949) translate (10.32cm 17.96cm)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draw:transform="rotate (1.5707963267949) translate (10.84cm 18.2cm)" svg:viewBox="0 0 200 200" svg:d="M100 50c28 0 50 22 50 50s-22 50-50 50-50-22-50-50 22-50 50-50zM100 0c-57 0-100 43-100 100s43 100 100 100 100-43 100-100-43-100-100-100z">
          <text:p/>
        </draw:path>
        <draw:custom-shape draw:style-name="gr14" draw:text-style-name="P2" draw:layer="layout" svg:width="0.2cm" svg:height="0.15cm" draw:transform="rotate (-1.5707963267949) translate (10.27cm 18.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16cm" svg:height="0.2cm" draw:transform="rotate (-1.5707963267949) translate (11.16cm 18.0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7" draw:text-style-name="P2" draw:layer="layout" svg:width="1.24cm" svg:height="0.28cm" draw:transform="rotate (-1.5707963267949) translate (11.24cm 16.7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5" draw:text-style-name="P2" draw:layer="layout" svg:width="0.1cm" svg:height="0.54cm" draw:transform="rotate (-1.5707963267949) translate (11.14cm 17.8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6cm" svg:height="0.15cm" draw:transform="rotate (-1.5707963267949) translate (10.75cm 17.9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5cm" svg:height="0.15cm" draw:transform="rotate (-1.5707963267949) translate (10.4cm 18.1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3" draw:text-style-name="P2" draw:layer="layout" svg:width="0.18cm" svg:height="0.38cm" draw:transform="rotate (-1.5707963267949) translate (10.74cm 1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2" draw:layer="layout" svg:width="0.44cm" svg:height="0.4cm" draw:transform="rotate (-1.5707963267949) translate (10.9cm 16.0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8" draw:text-style-name="P2" draw:layer="layout" svg:width="1.3cm" svg:height="0.24cm" draw:transform="rotate (-1.5707963267949) translate (9.34cm 17.3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4cm" svg:height="0.15cm" draw:transform="rotate (-0.785398163397449) translate (10.33cm 17.9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0.7cm" svg:height="0.3cm" draw:transform="rotate (-1.5707963267949) translate (11.1cm 16.8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8" draw:text-style-name="P2" draw:layer="layout" svg:width="0.4cm" svg:height="0.44cm" draw:transform="rotate (-1.5707963267949) translate (10.14cm 18.18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9" draw:text-style-name="P2" draw:layer="layout" svg:width="0.24cm" svg:height="0.48cm" draw:transform="rotate (-1.5707963267949) translate (10.14cm 17.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9" draw:text-style-name="P2" draw:layer="layout" svg:width="0.2cm" svg:height="0.7cm" draw:transform="rotate (-1.5707963267949) translate (10.4cm 16.1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0" draw:text-style-name="P2" draw:layer="layout" svg:width="0.56cm" svg:height="0.56cm" draw:transform="rotate (-1.5707963267949) translate (10.2cm 15.58cm)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11" draw:text-style-name="P4" draw:layer="layout" svg:width="0.5cm" svg:height="0.5cm" draw:transform="rotate (-1.5707963267949) translate (10.17cm 15.61cm)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path draw:style-name="gr3" draw:text-style-name="P2" draw:layer="layout" svg:width="0.199cm" svg:height="0.199cm" draw:transform="rotate (1.5707963267949) translate (9.82cm 15.96cm)" svg:viewBox="0 0 200 200" svg:d="M100 50c28 0 50 22 50 50s-22 50-50 50-50-22-50-50 22-50 50-50zM100 0c-57 0-100 43-100 100s43 100 100 100 100-43 100-100-43-100-100-100z">
          <text:p/>
        </draw:path>
        <draw:custom-shape draw:style-name="gr110" draw:text-style-name="P2" draw:layer="layout" svg:width="0.56cm" svg:height="0.56cm" draw:transform="rotate (-1.5707963267949) translate (11.92cm 15.61cm)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11" draw:text-style-name="P4" draw:layer="layout" svg:width="0.5cm" svg:height="0.5cm" draw:transform="rotate (-1.5707963267949) translate (11.89cm 15.64cm)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path draw:style-name="gr3" draw:text-style-name="P2" draw:layer="layout" svg:width="0.199cm" svg:height="0.199cm" draw:transform="rotate (1.5707963267949) translate (11.54cm 15.99cm)" svg:viewBox="0 0 200 200" svg:d="M100 50c28 0 50 22 50 50s-22 50-50 50-50-22-50-50 22-50 50-50zM100 0c-57 0-100 43-100 100s43 100 100 100 100-43 100-100-43-100-100-100z">
          <text:p/>
        </draw:path>
        <draw:custom-shape draw:style-name="gr94" draw:text-style-name="P3" draw:layer="layout" svg:width="4.19cm" svg:height="3.2cm" draw:transform="rotate (-1.5707963267949) translate (15.6cm 15.04cm)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1.599cm" svg:height="1.399cm" svg:x="13.8cm" svg:y="16.44cm" svg:viewBox="0 0 1600 1400" svg:d="M1500 50c28 0 50 22 50 50s-22 50-50 50-50-22-50-50 22-50 50-50zM1500 0c-57 0-100 43-100 100s43 100 100 100 100-43 100-100-43-100-100-100zM1500 1250c28 0 50 22 50 50s-22 50-50 50-50-22-50-50 22-50 50-50zM1500 1200c-57 0-100 43-100 100s43 100 100 100 100-43 100-100-43-100-100-100zM300 50c28 0 50 22 50 50s-22 50-50 50-50-22-50-50 22-50 50-50zM300 0c-57 0-100 43-100 100s43 100 100 100 100-43 100-100-43-100-100-100zM300 1250c28 0 50 22 50 50s-22 50-50 50-50-22-50-50 22-50 50-50zM300 1200c-57 0-100 43-100 100s43 100 100 100 100-43 100-100-43-100-100-100zM100 650c28 0 50 22 50 50s-22 50-50 50-50-22-50-50 22-50 50-50zM100 600c-57 0-100 43-100 100s43 100 100 100 100-43 100-100-43-100-100-100z">
          <text:p/>
        </draw:path>
        <draw:path draw:style-name="gr3" draw:text-style-name="P2" draw:layer="layout" svg:width="0.459cm" svg:height="0.199cm" svg:x="13.74cm" svg:y="15.74cm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3" draw:text-style-name="P2" draw:layer="layout" svg:width="0.459cm" svg:height="0.199cm" draw:transform="rotate (1.5707963267949) translate (12.7cm 17.8cm)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95" draw:text-style-name="P2" draw:layer="layout" svg:width="1.099cm" svg:height="0.499cm" draw:transform="rotate (1.5707963267949) translate (12.4cm 17.04cm)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svg:x="12.4cm" svg:y="15.04cm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svg:x="14.5cm" svg:y="15.04cm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draw:transform="rotate (-3.14159265358979) translate (13.5cm 19.23cm)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draw:transform="rotate (-3.14159265358979) translate (15.6cm 19.23cm)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3" draw:text-style-name="P2" draw:layer="layout" svg:width="0.459cm" svg:height="0.199cm" svg:x="13.74cm" svg:y="18.44cm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3" draw:text-style-name="P2" draw:layer="layout" svg:width="0.459cm" svg:height="0.199cm" draw:transform="rotate (1.5707963267949) translate (12.7cm 18.5cm)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3" draw:text-style-name="P2" draw:layer="layout" svg:width="0.709cm" svg:height="0.199cm" draw:transform="rotate (1.5707963267949) translate (13.4cm 18.35cm)" svg:viewBox="0 0 710 200" svg:d="M610 50c28 0 50 22 50 50s-22 50-50 50c-29 0-50-22-50-50s21-50 50-50zM610 0c-57 0-101 43-101 100s44 100 101 100 100-43 100-100-43-100-100-100zM355 50c28 0 50 22 50 50s-22 50-50 50-50-22-50-50 22-50 50-50zM355 0c-57 0-100 43-100 100s43 100 100 100 100-43 100-100-43-100-100-100zM100 50c29 0 50 22 50 50s-21 50-50 50c-28 0-50-22-50-50s22-50 50-50zM100 0c-57 0-100 43-100 100s43 100 100 100 101-43 101-100-44-100-101-100z">
          <text:p/>
        </draw:path>
        <draw:custom-shape draw:style-name="gr96" draw:text-style-name="P2" draw:layer="layout" svg:width="3.4cm" svg:height="0.16cm" draw:transform="rotate (-1.5707963267949) translate (15.6cm 15.4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2cm" svg:height="0.84cm" draw:transform="rotate (-1.5707963267949) translate (14.34cm 15.0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7" draw:text-style-name="P2" draw:layer="layout" svg:width="0.96cm" svg:height="0.3cm" draw:transform="rotate (-1.5707963267949) translate (15.5cm 17.7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8" draw:text-style-name="P2" draw:layer="layout" svg:width="1.3cm" svg:height="0.13cm" draw:transform="rotate (-1.5707963267949) translate (14.43cm 15.0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2cm" svg:height="0.84cm" draw:transform="rotate (-1.5707963267949) translate (14.34cm 19.0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9" draw:text-style-name="P2" draw:layer="layout" svg:width="0.79cm" svg:height="0.13cm" draw:transform="rotate (-1.5707963267949) translate (14.43cm 18.4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1cm" svg:height="0.84cm" draw:transform="rotate (-1.5707963267949) translate (15.14cm 16.2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2cm" svg:height="0.84cm" draw:transform="rotate (-1.5707963267949) translate (15.14cm 18.4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0" draw:text-style-name="P2" draw:layer="layout" svg:width="2.2cm" svg:height="0.2cm" draw:transform="rotate (-1.5707963267949) translate (15.14cm 16.2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1" draw:text-style-name="P2" draw:layer="layout" svg:width="0.2cm" svg:height="0.28cm" draw:transform="rotate (-1.5707963267949) translate (15.24cm 16.4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4cm" svg:height="0.2cm" draw:transform="rotate (-1.5707963267949) translate (15.34cm 16.2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2" draw:text-style-name="P2" draw:layer="layout" svg:width="0.84cm" svg:height="0.2cm" draw:transform="rotate (-1.5707963267949) translate (15.34cm 16.59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3" draw:text-style-name="P2" draw:layer="layout" svg:width="0.2cm" svg:height="1.47cm" draw:transform="rotate (-1.5707963267949) translate (13.87cm 17.04cm)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draw:transform="rotate (1.5707963267949) translate (13.4cm 17.54cm)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draw:transform="rotate (1.5707963267949) translate (13.4cm 16.64cm)" svg:viewBox="0 0 200 200" svg:d="M100 50c28 0 50 22 50 50s-22 50-50 50-50-22-50-50 22-50 50-50zM100 0c-57 0-100 43-100 100s43 100 100 100 100-43 100-100-43-100-100-100z">
          <text:p/>
        </draw:path>
        <draw:custom-shape draw:style-name="gr14" draw:text-style-name="P2" draw:layer="layout" svg:width="0.36cm" svg:height="0.16cm" draw:transform="rotate (-1.5707963267949) translate (12.88cm 17.74cm)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draw:transform="rotate (1.5707963267949) translate (13.06cm 17.54cm)" svg:viewBox="0 0 200 200" svg:d="M100 50c28 0 50 22 50 50s-22 50-50 50-50-22-50-50 22-50 50-50zM100 0c-57 0-100 43-100 100s43 100 100 100 100-43 100-100-43-100-100-100z">
          <text:p/>
        </draw:path>
        <draw:custom-shape draw:style-name="gr58" draw:text-style-name="P2" draw:layer="layout" svg:width="0.7cm" svg:height="0.14cm" draw:transform="rotate (-1.5707963267949) translate (13.92cm 15.9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cm" svg:height="0.15cm" draw:transform="rotate (-1.5707963267949) translate (13.57cm 17.49cm)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draw:transform="rotate (1.5707963267949) translate (13.06cm 18.1cm)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draw:transform="rotate (1.5707963267949) translate (13.06cm 17.54cm)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draw:transform="rotate (1.5707963267949) translate (13.06cm 17.54cm)" svg:viewBox="0 0 200 200" svg:d="M100 50c28 0 50 22 50 50s-22 50-50 50-50-22-50-50 22-50 50-50zM100 0c-57 0-100 43-100 100s43 100 100 100 100-43 100-100-43-100-100-100z">
          <text:p/>
        </draw:path>
        <draw:custom-shape draw:style-name="gr11" draw:text-style-name="P2" draw:layer="layout" svg:width="0.2cm" svg:height="0.3cm" draw:transform="rotate (-1.5707963267949) translate (13.12cm 17.3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" draw:layer="layout" svg:width="0.2cm" svg:height="0.3cm" draw:transform="rotate (-1.5707963267949) translate (13.48cm 17.9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4" draw:text-style-name="P2" draw:layer="layout" svg:width="0.5cm" svg:height="0.52cm" draw:transform="rotate (-1.5707963267949) translate (14.06cm 17.34cm)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459cm" svg:height="0.199cm" svg:x="14.4cm" svg:y="18cm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custom-shape draw:style-name="gr93" draw:text-style-name="P2" draw:layer="layout" svg:width="0.2cm" svg:height="1.3cm" draw:transform="rotate (-1.5707963267949) translate (13.7cm 18.4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6cm" svg:height="0.15cm" draw:transform="rotate (-1.5707963267949) translate (14.17cm 18.5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6cm" svg:height="0.15cm" draw:transform="rotate (-1.5707963267949) translate (13.7cm 18.5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4" draw:text-style-name="P2" draw:layer="layout" svg:width="0.2cm" svg:height="0.6cm" draw:transform="rotate (-1.5707963267949) translate (14.15cm 18.7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5" draw:text-style-name="P2" draw:layer="layout" svg:width="0.2cm" svg:height="0.54cm" draw:transform="rotate (-1.5707963267949) translate (14.08cm 16.4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9" draw:text-style-name="P2" draw:layer="layout" svg:width="1cm" svg:height="0.14cm" draw:transform="rotate (-1.5707963267949) translate (13.7cm 15.3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46cm" svg:height="0.16cm" draw:transform="rotate (-1.5707963267949) translate (14.18cm 15.3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8" draw:text-style-name="P2" draw:layer="layout" svg:width="0.2cm" svg:height="1.4cm" draw:transform="rotate (-1.5707963267949) translate (14.4cm 16.7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0.7cm" svg:height="0.3cm" draw:transform="rotate (-1.5707963267949) translate (13.3cm 16.2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5" draw:text-style-name="P2" draw:layer="layout" svg:width="0.2cm" svg:height="0.54cm" draw:transform="rotate (-1.5707963267949) translate (14.1cm 15.3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8" draw:text-style-name="P2" draw:layer="layout" svg:width="0.16cm" svg:height="1.1cm" draw:transform="rotate (-1.5707963267949) translate (14.86cm 18.2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6" draw:text-style-name="P2" draw:layer="layout" svg:width="1.6cm" svg:height="0.22cm" draw:transform="rotate (-1.5707963267949) translate (14.84cm 16.4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0" draw:text-style-name="P2" draw:layer="layout" svg:width="0.2cm" svg:height="0.64cm" draw:transform="rotate (-1.5707963267949) translate (14.78cm 16.4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cm" svg:height="0.2cm" draw:transform="rotate (-1.5707963267949) translate (14.86cm 18.1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cm" svg:height="0.14cm" draw:transform="rotate (-1.5707963267949) translate (13.9cm 18.24cm)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draw:transform="rotate (1.5707963267949) translate (13.62cm 17.96cm)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draw:transform="rotate (1.5707963267949) translate (14.14cm 18.2cm)" svg:viewBox="0 0 200 200" svg:d="M100 50c28 0 50 22 50 50s-22 50-50 50-50-22-50-50 22-50 50-50zM100 0c-57 0-100 43-100 100s43 100 100 100 100-43 100-100-43-100-100-100z">
          <text:p/>
        </draw:path>
        <draw:custom-shape draw:style-name="gr14" draw:text-style-name="P2" draw:layer="layout" svg:width="0.2cm" svg:height="0.15cm" draw:transform="rotate (-1.5707963267949) translate (13.57cm 18.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16cm" svg:height="0.2cm" draw:transform="rotate (-1.5707963267949) translate (14.46cm 18.0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7" draw:text-style-name="P2" draw:layer="layout" svg:width="1.24cm" svg:height="0.28cm" draw:transform="rotate (-1.5707963267949) translate (14.54cm 16.7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5" draw:text-style-name="P2" draw:layer="layout" svg:width="0.1cm" svg:height="0.54cm" draw:transform="rotate (-1.5707963267949) translate (14.44cm 17.8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6cm" svg:height="0.15cm" draw:transform="rotate (-1.5707963267949) translate (14.05cm 17.9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5cm" svg:height="0.15cm" draw:transform="rotate (-1.5707963267949) translate (13.7cm 18.1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3" draw:text-style-name="P2" draw:layer="layout" svg:width="0.18cm" svg:height="0.38cm" draw:transform="rotate (-1.5707963267949) translate (14.04cm 1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2" draw:layer="layout" svg:width="0.44cm" svg:height="0.4cm" draw:transform="rotate (-1.5707963267949) translate (14.2cm 16.0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8" draw:text-style-name="P2" draw:layer="layout" svg:width="1.3cm" svg:height="0.24cm" draw:transform="rotate (-1.5707963267949) translate (12.64cm 17.3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4cm" svg:height="0.15cm" draw:transform="rotate (-0.785398163397449) translate (13.63cm 17.9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0.7cm" svg:height="0.3cm" draw:transform="rotate (-1.5707963267949) translate (14.4cm 16.8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8" draw:text-style-name="P2" draw:layer="layout" svg:width="0.4cm" svg:height="0.44cm" draw:transform="rotate (-1.5707963267949) translate (13.44cm 18.18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9" draw:text-style-name="P2" draw:layer="layout" svg:width="0.24cm" svg:height="0.48cm" draw:transform="rotate (-1.5707963267949) translate (13.44cm 17.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9" draw:text-style-name="P2" draw:layer="layout" svg:width="0.2cm" svg:height="0.7cm" draw:transform="rotate (-1.5707963267949) translate (13.7cm 16.1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0" draw:text-style-name="P2" draw:layer="layout" svg:width="0.56cm" svg:height="0.56cm" draw:transform="rotate (-1.5707963267949) translate (13.5cm 15.58cm)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11" draw:text-style-name="P4" draw:layer="layout" svg:width="0.5cm" svg:height="0.5cm" draw:transform="rotate (-1.5707963267949) translate (13.47cm 15.61cm)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path draw:style-name="gr3" draw:text-style-name="P2" draw:layer="layout" svg:width="0.199cm" svg:height="0.199cm" draw:transform="rotate (1.5707963267949) translate (13.12cm 15.96cm)" svg:viewBox="0 0 200 200" svg:d="M100 50c28 0 50 22 50 50s-22 50-50 50-50-22-50-50 22-50 50-50zM100 0c-57 0-100 43-100 100s43 100 100 100 100-43 100-100-43-100-100-100z">
          <text:p/>
        </draw:path>
        <draw:custom-shape draw:style-name="gr110" draw:text-style-name="P2" draw:layer="layout" svg:width="0.56cm" svg:height="0.56cm" draw:transform="rotate (-1.5707963267949) translate (15.22cm 15.61cm)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11" draw:text-style-name="P4" draw:layer="layout" svg:width="0.5cm" svg:height="0.5cm" draw:transform="rotate (-1.5707963267949) translate (15.19cm 15.64cm)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path draw:style-name="gr3" draw:text-style-name="P2" draw:layer="layout" svg:width="0.199cm" svg:height="0.199cm" draw:transform="rotate (1.5707963267949) translate (14.84cm 15.99cm)" svg:viewBox="0 0 200 200" svg:d="M100 50c28 0 50 22 50 50s-22 50-50 50-50-22-50-50 22-50 50-50zM100 0c-57 0-100 43-100 100s43 100 100 100 100-43 100-100-43-100-100-100z">
          <text:p/>
        </draw:path>
        <draw:custom-shape draw:style-name="gr94" draw:text-style-name="P3" draw:layer="layout" svg:width="4.19cm" svg:height="3.2cm" draw:transform="rotate (-1.5707963267949) translate (18.9cm 15.04cm)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1.599cm" svg:height="1.399cm" svg:x="17.1cm" svg:y="16.44cm" svg:viewBox="0 0 1600 1400" svg:d="M1500 50c28 0 50 22 50 50s-22 50-50 50-50-22-50-50 22-50 50-50zM1500 0c-57 0-100 43-100 100s43 100 100 100 100-43 100-100-43-100-100-100zM1500 1250c28 0 50 22 50 50s-22 50-50 50-50-22-50-50 22-50 50-50zM1500 1200c-57 0-100 43-100 100s43 100 100 100 100-43 100-100-43-100-100-100zM300 50c28 0 50 22 50 50s-22 50-50 50-50-22-50-50 22-50 50-50zM300 0c-57 0-100 43-100 100s43 100 100 100 100-43 100-100-43-100-100-100zM300 1250c28 0 50 22 50 50s-22 50-50 50-50-22-50-50 22-50 50-50zM300 1200c-57 0-100 43-100 100s43 100 100 100 100-43 100-100-43-100-100-100zM100 650c28 0 50 22 50 50s-22 50-50 50-50-22-50-50 22-50 50-50zM100 600c-57 0-100 43-100 100s43 100 100 100 100-43 100-100-43-100-100-100z">
          <text:p/>
        </draw:path>
        <draw:path draw:style-name="gr3" draw:text-style-name="P2" draw:layer="layout" svg:width="0.459cm" svg:height="0.199cm" svg:x="17.04cm" svg:y="15.74cm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3" draw:text-style-name="P2" draw:layer="layout" svg:width="0.459cm" svg:height="0.199cm" draw:transform="rotate (1.5707963267949) translate (16cm 17.8cm)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95" draw:text-style-name="P2" draw:layer="layout" svg:width="1.099cm" svg:height="0.499cm" draw:transform="rotate (1.5707963267949) translate (15.7cm 17.04cm)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svg:x="15.7cm" svg:y="15.04cm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svg:x="17.8cm" svg:y="15.04cm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draw:transform="rotate (-3.14159265358979) translate (16.8cm 19.23cm)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draw:transform="rotate (-3.14159265358979) translate (18.9cm 19.23cm)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3" draw:text-style-name="P2" draw:layer="layout" svg:width="0.459cm" svg:height="0.199cm" svg:x="17.04cm" svg:y="18.44cm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3" draw:text-style-name="P2" draw:layer="layout" svg:width="0.459cm" svg:height="0.199cm" draw:transform="rotate (1.5707963267949) translate (16cm 18.5cm)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3" draw:text-style-name="P2" draw:layer="layout" svg:width="0.709cm" svg:height="0.199cm" draw:transform="rotate (1.5707963267949) translate (16.7cm 18.35cm)" svg:viewBox="0 0 710 200" svg:d="M610 50c28 0 50 22 50 50s-22 50-50 50c-29 0-50-22-50-50s21-50 50-50zM610 0c-57 0-101 43-101 100s44 100 101 100 100-43 100-100-43-100-100-100zM355 50c28 0 50 22 50 50s-22 50-50 50-50-22-50-50 22-50 50-50zM355 0c-57 0-100 43-100 100s43 100 100 100 100-43 100-100-43-100-100-100zM100 50c29 0 50 22 50 50s-21 50-50 50c-28 0-50-22-50-50s22-50 50-50zM100 0c-57 0-100 43-100 100s43 100 100 100 101-43 101-100-44-100-101-100z">
          <text:p/>
        </draw:path>
        <draw:custom-shape draw:style-name="gr96" draw:text-style-name="P2" draw:layer="layout" svg:width="3.4cm" svg:height="0.16cm" draw:transform="rotate (-1.5707963267949) translate (18.9cm 15.4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2cm" svg:height="0.84cm" draw:transform="rotate (-1.5707963267949) translate (17.64cm 15.0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7" draw:text-style-name="P2" draw:layer="layout" svg:width="0.96cm" svg:height="0.3cm" draw:transform="rotate (-1.5707963267949) translate (18.8cm 17.7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8" draw:text-style-name="P2" draw:layer="layout" svg:width="1.3cm" svg:height="0.13cm" draw:transform="rotate (-1.5707963267949) translate (17.73cm 15.0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2cm" svg:height="0.84cm" draw:transform="rotate (-1.5707963267949) translate (17.64cm 19.0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9" draw:text-style-name="P2" draw:layer="layout" svg:width="0.79cm" svg:height="0.13cm" draw:transform="rotate (-1.5707963267949) translate (17.73cm 18.4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1cm" svg:height="0.84cm" draw:transform="rotate (-1.5707963267949) translate (18.44cm 16.2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2cm" svg:height="0.84cm" draw:transform="rotate (-1.5707963267949) translate (18.44cm 18.4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0" draw:text-style-name="P2" draw:layer="layout" svg:width="2.2cm" svg:height="0.2cm" draw:transform="rotate (-1.5707963267949) translate (18.44cm 16.2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1" draw:text-style-name="P2" draw:layer="layout" svg:width="0.2cm" svg:height="0.28cm" draw:transform="rotate (-1.5707963267949) translate (18.54cm 16.4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4cm" svg:height="0.2cm" draw:transform="rotate (-1.5707963267949) translate (18.64cm 16.2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2" draw:text-style-name="P2" draw:layer="layout" svg:width="0.84cm" svg:height="0.2cm" draw:transform="rotate (-1.5707963267949) translate (18.64cm 16.59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3" draw:text-style-name="P2" draw:layer="layout" svg:width="0.2cm" svg:height="1.47cm" draw:transform="rotate (-1.5707963267949) translate (17.17cm 17.04cm)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draw:transform="rotate (1.5707963267949) translate (16.7cm 17.54cm)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draw:transform="rotate (1.5707963267949) translate (16.7cm 16.64cm)" svg:viewBox="0 0 200 200" svg:d="M100 50c28 0 50 22 50 50s-22 50-50 50-50-22-50-50 22-50 50-50zM100 0c-57 0-100 43-100 100s43 100 100 100 100-43 100-100-43-100-100-100z">
          <text:p/>
        </draw:path>
        <draw:custom-shape draw:style-name="gr14" draw:text-style-name="P2" draw:layer="layout" svg:width="0.36cm" svg:height="0.16cm" draw:transform="rotate (-1.5707963267949) translate (16.18cm 17.74cm)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draw:transform="rotate (1.5707963267949) translate (16.36cm 17.54cm)" svg:viewBox="0 0 200 200" svg:d="M100 50c28 0 50 22 50 50s-22 50-50 50-50-22-50-50 22-50 50-50zM100 0c-57 0-100 43-100 100s43 100 100 100 100-43 100-100-43-100-100-100z">
          <text:p/>
        </draw:path>
        <draw:custom-shape draw:style-name="gr58" draw:text-style-name="P2" draw:layer="layout" svg:width="0.7cm" svg:height="0.14cm" draw:transform="rotate (-1.5707963267949) translate (17.22cm 15.9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cm" svg:height="0.15cm" draw:transform="rotate (-1.5707963267949) translate (16.87cm 17.49cm)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draw:transform="rotate (1.5707963267949) translate (16.36cm 18.1cm)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draw:transform="rotate (1.5707963267949) translate (16.36cm 17.54cm)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draw:transform="rotate (1.5707963267949) translate (16.36cm 17.54cm)" svg:viewBox="0 0 200 200" svg:d="M100 50c28 0 50 22 50 50s-22 50-50 50-50-22-50-50 22-50 50-50zM100 0c-57 0-100 43-100 100s43 100 100 100 100-43 100-100-43-100-100-100z">
          <text:p/>
        </draw:path>
        <draw:custom-shape draw:style-name="gr11" draw:text-style-name="P2" draw:layer="layout" svg:width="0.2cm" svg:height="0.3cm" draw:transform="rotate (-1.5707963267949) translate (16.42cm 17.3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" draw:layer="layout" svg:width="0.2cm" svg:height="0.3cm" draw:transform="rotate (-1.5707963267949) translate (16.78cm 17.9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4" draw:text-style-name="P2" draw:layer="layout" svg:width="0.5cm" svg:height="0.52cm" draw:transform="rotate (-1.5707963267949) translate (17.36cm 17.34cm)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459cm" svg:height="0.199cm" svg:x="17.7cm" svg:y="18cm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custom-shape draw:style-name="gr93" draw:text-style-name="P2" draw:layer="layout" svg:width="0.2cm" svg:height="1.3cm" draw:transform="rotate (-1.5707963267949) translate (17cm 18.4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6cm" svg:height="0.15cm" draw:transform="rotate (-1.5707963267949) translate (17.47cm 18.5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6cm" svg:height="0.15cm" draw:transform="rotate (-1.5707963267949) translate (17cm 18.5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4" draw:text-style-name="P2" draw:layer="layout" svg:width="0.2cm" svg:height="0.6cm" draw:transform="rotate (-1.5707963267949) translate (17.45cm 18.7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5" draw:text-style-name="P2" draw:layer="layout" svg:width="0.2cm" svg:height="0.54cm" draw:transform="rotate (-1.5707963267949) translate (17.38cm 16.4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9" draw:text-style-name="P2" draw:layer="layout" svg:width="1cm" svg:height="0.14cm" draw:transform="rotate (-1.5707963267949) translate (17cm 15.3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46cm" svg:height="0.16cm" draw:transform="rotate (-1.5707963267949) translate (17.48cm 15.3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8" draw:text-style-name="P2" draw:layer="layout" svg:width="0.2cm" svg:height="1.4cm" draw:transform="rotate (-1.5707963267949) translate (17.7cm 16.7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0.7cm" svg:height="0.3cm" draw:transform="rotate (-1.5707963267949) translate (16.6cm 16.2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5" draw:text-style-name="P2" draw:layer="layout" svg:width="0.2cm" svg:height="0.54cm" draw:transform="rotate (-1.5707963267949) translate (17.4cm 15.3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8" draw:text-style-name="P2" draw:layer="layout" svg:width="0.16cm" svg:height="1.1cm" draw:transform="rotate (-1.5707963267949) translate (18.16cm 18.2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6" draw:text-style-name="P2" draw:layer="layout" svg:width="1.6cm" svg:height="0.22cm" draw:transform="rotate (-1.5707963267949) translate (18.14cm 16.4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0" draw:text-style-name="P2" draw:layer="layout" svg:width="0.2cm" svg:height="0.64cm" draw:transform="rotate (-1.5707963267949) translate (18.08cm 16.4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cm" svg:height="0.2cm" draw:transform="rotate (-1.5707963267949) translate (18.16cm 18.1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cm" svg:height="0.14cm" draw:transform="rotate (-1.5707963267949) translate (17.2cm 18.24cm)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draw:transform="rotate (1.5707963267949) translate (16.92cm 17.96cm)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draw:transform="rotate (1.5707963267949) translate (17.44cm 18.2cm)" svg:viewBox="0 0 200 200" svg:d="M100 50c28 0 50 22 50 50s-22 50-50 50-50-22-50-50 22-50 50-50zM100 0c-57 0-100 43-100 100s43 100 100 100 100-43 100-100-43-100-100-100z">
          <text:p/>
        </draw:path>
        <draw:custom-shape draw:style-name="gr14" draw:text-style-name="P2" draw:layer="layout" svg:width="0.2cm" svg:height="0.15cm" draw:transform="rotate (-1.5707963267949) translate (16.87cm 18.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16cm" svg:height="0.2cm" draw:transform="rotate (-1.5707963267949) translate (17.76cm 18.0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7" draw:text-style-name="P2" draw:layer="layout" svg:width="1.24cm" svg:height="0.28cm" draw:transform="rotate (-1.5707963267949) translate (17.84cm 16.7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5" draw:text-style-name="P2" draw:layer="layout" svg:width="0.1cm" svg:height="0.54cm" draw:transform="rotate (-1.5707963267949) translate (17.74cm 17.8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6cm" svg:height="0.15cm" draw:transform="rotate (-1.5707963267949) translate (17.35cm 17.9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5cm" svg:height="0.15cm" draw:transform="rotate (-1.5707963267949) translate (17cm 18.1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3" draw:text-style-name="P2" draw:layer="layout" svg:width="0.18cm" svg:height="0.38cm" draw:transform="rotate (-1.5707963267949) translate (17.34cm 1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2" draw:layer="layout" svg:width="0.44cm" svg:height="0.4cm" draw:transform="rotate (-1.5707963267949) translate (17.5cm 16.0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8" draw:text-style-name="P2" draw:layer="layout" svg:width="1.3cm" svg:height="0.24cm" draw:transform="rotate (-1.5707963267949) translate (15.94cm 17.3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4cm" svg:height="0.15cm" draw:transform="rotate (-0.785398163397449) translate (16.93cm 17.9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0.7cm" svg:height="0.3cm" draw:transform="rotate (-1.5707963267949) translate (17.7cm 16.8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8" draw:text-style-name="P2" draw:layer="layout" svg:width="0.4cm" svg:height="0.44cm" draw:transform="rotate (-1.5707963267949) translate (16.74cm 18.18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9" draw:text-style-name="P2" draw:layer="layout" svg:width="0.24cm" svg:height="0.48cm" draw:transform="rotate (-1.5707963267949) translate (16.74cm 17.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9" draw:text-style-name="P2" draw:layer="layout" svg:width="0.2cm" svg:height="0.7cm" draw:transform="rotate (-1.5707963267949) translate (17cm 16.1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0" draw:text-style-name="P2" draw:layer="layout" svg:width="0.56cm" svg:height="0.56cm" draw:transform="rotate (-1.5707963267949) translate (16.8cm 15.58cm)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11" draw:text-style-name="P4" draw:layer="layout" svg:width="0.5cm" svg:height="0.5cm" draw:transform="rotate (-1.5707963267949) translate (16.77cm 15.61cm)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path draw:style-name="gr3" draw:text-style-name="P2" draw:layer="layout" svg:width="0.199cm" svg:height="0.199cm" draw:transform="rotate (1.5707963267949) translate (16.42cm 15.96cm)" svg:viewBox="0 0 200 200" svg:d="M100 50c28 0 50 22 50 50s-22 50-50 50-50-22-50-50 22-50 50-50zM100 0c-57 0-100 43-100 100s43 100 100 100 100-43 100-100-43-100-100-100z">
          <text:p/>
        </draw:path>
        <draw:custom-shape draw:style-name="gr110" draw:text-style-name="P2" draw:layer="layout" svg:width="0.56cm" svg:height="0.56cm" draw:transform="rotate (-1.5707963267949) translate (18.52cm 15.61cm)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11" draw:text-style-name="P4" draw:layer="layout" svg:width="0.5cm" svg:height="0.5cm" draw:transform="rotate (-1.5707963267949) translate (18.49cm 15.64cm)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path draw:style-name="gr3" draw:text-style-name="P2" draw:layer="layout" svg:width="0.199cm" svg:height="0.199cm" draw:transform="rotate (1.5707963267949) translate (18.14cm 15.99cm)" svg:viewBox="0 0 200 200" svg:d="M100 50c28 0 50 22 50 50s-22 50-50 50-50-22-50-50 22-50 50-50zM100 0c-57 0-100 43-100 100s43 100 100 100 100-43 100-100-43-100-100-100z">
          <text:p/>
        </draw:path>
        <draw:custom-shape draw:style-name="gr94" draw:text-style-name="P3" draw:layer="layout" svg:width="4.19cm" svg:height="3.2cm" draw:transform="rotate (-1.5707963267949) translate (13.8cm 19.28cm)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1.599cm" svg:height="1.399cm" svg:x="12cm" svg:y="20.68cm" svg:viewBox="0 0 1600 1400" svg:d="M1500 50c28 0 50 22 50 50s-22 50-50 50-50-22-50-50 22-50 50-50zM1500 0c-57 0-100 43-100 100s43 100 100 100 100-43 100-100-43-100-100-100zM1500 1250c28 0 50 22 50 50s-22 50-50 50-50-22-50-50 22-50 50-50zM1500 1200c-57 0-100 43-100 100s43 100 100 100 100-43 100-100-43-100-100-100zM300 50c28 0 50 22 50 50s-22 50-50 50-50-22-50-50 22-50 50-50zM300 0c-57 0-100 43-100 100s43 100 100 100 100-43 100-100-43-100-100-100zM300 1250c28 0 50 22 50 50s-22 50-50 50-50-22-50-50 22-50 50-50zM300 1200c-57 0-100 43-100 100s43 100 100 100 100-43 100-100-43-100-100-100zM100 650c28 0 50 22 50 50s-22 50-50 50-50-22-50-50 22-50 50-50zM100 600c-57 0-100 43-100 100s43 100 100 100 100-43 100-100-43-100-100-100z">
          <text:p/>
        </draw:path>
        <draw:path draw:style-name="gr3" draw:text-style-name="P2" draw:layer="layout" svg:width="0.459cm" svg:height="0.199cm" svg:x="11.94cm" svg:y="19.98cm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3" draw:text-style-name="P2" draw:layer="layout" svg:width="0.459cm" svg:height="0.199cm" draw:transform="rotate (1.5707963267949) translate (10.9cm 22.04cm)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95" draw:text-style-name="P2" draw:layer="layout" svg:width="1.099cm" svg:height="0.499cm" draw:transform="rotate (1.5707963267949) translate (10.6cm 21.28cm)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svg:x="10.6cm" svg:y="19.28cm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svg:x="12.7cm" svg:y="19.28cm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draw:transform="rotate (-3.14159265358979) translate (11.7cm 23.47cm)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draw:transform="rotate (-3.14159265358979) translate (13.8cm 23.47cm)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3" draw:text-style-name="P2" draw:layer="layout" svg:width="0.459cm" svg:height="0.199cm" svg:x="11.94cm" svg:y="22.68cm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3" draw:text-style-name="P2" draw:layer="layout" svg:width="0.459cm" svg:height="0.199cm" draw:transform="rotate (1.5707963267949) translate (10.9cm 22.74cm)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3" draw:text-style-name="P2" draw:layer="layout" svg:width="0.709cm" svg:height="0.199cm" draw:transform="rotate (1.5707963267949) translate (11.6cm 22.59cm)" svg:viewBox="0 0 710 200" svg:d="M610 50c28 0 50 22 50 50s-22 50-50 50c-29 0-50-22-50-50s21-50 50-50zM610 0c-57 0-101 43-101 100s44 100 101 100 100-43 100-100-43-100-100-100zM355 50c28 0 50 22 50 50s-22 50-50 50-50-22-50-50 22-50 50-50zM355 0c-57 0-100 43-100 100s43 100 100 100 100-43 100-100-43-100-100-100zM100 50c29 0 50 22 50 50s-21 50-50 50c-28 0-50-22-50-50s22-50 50-50zM100 0c-57 0-100 43-100 100s43 100 100 100 101-43 101-100-44-100-101-100z">
          <text:p/>
        </draw:path>
        <draw:custom-shape draw:style-name="gr96" draw:text-style-name="P2" draw:layer="layout" svg:width="3.4cm" svg:height="0.16cm" draw:transform="rotate (-1.5707963267949) translate (13.8cm 19.6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2cm" svg:height="0.84cm" draw:transform="rotate (-1.5707963267949) translate (12.54cm 19.2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7" draw:text-style-name="P2" draw:layer="layout" svg:width="0.96cm" svg:height="0.3cm" draw:transform="rotate (-1.5707963267949) translate (13.7cm 22.0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8" draw:text-style-name="P2" draw:layer="layout" svg:width="1.3cm" svg:height="0.13cm" draw:transform="rotate (-1.5707963267949) translate (12.63cm 19.2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2cm" svg:height="0.84cm" draw:transform="rotate (-1.5707963267949) translate (12.54cm 23.2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9" draw:text-style-name="P2" draw:layer="layout" svg:width="0.79cm" svg:height="0.13cm" draw:transform="rotate (-1.5707963267949) translate (12.63cm 22.69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1cm" svg:height="0.84cm" draw:transform="rotate (-1.5707963267949) translate (13.34cm 20.4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2cm" svg:height="0.84cm" draw:transform="rotate (-1.5707963267949) translate (13.34cm 22.6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0" draw:text-style-name="P2" draw:layer="layout" svg:width="2.2cm" svg:height="0.2cm" draw:transform="rotate (-1.5707963267949) translate (13.34cm 20.4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1" draw:text-style-name="P2" draw:layer="layout" svg:width="0.2cm" svg:height="0.28cm" draw:transform="rotate (-1.5707963267949) translate (13.44cm 20.6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4cm" svg:height="0.2cm" draw:transform="rotate (-1.5707963267949) translate (13.54cm 20.4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2" draw:text-style-name="P2" draw:layer="layout" svg:width="0.84cm" svg:height="0.2cm" draw:transform="rotate (-1.5707963267949) translate (13.54cm 20.8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3" draw:text-style-name="P2" draw:layer="layout" svg:width="0.2cm" svg:height="1.47cm" draw:transform="rotate (-1.5707963267949) translate (12.07cm 21.28cm)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draw:transform="rotate (1.5707963267949) translate (11.6cm 21.78cm)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draw:transform="rotate (1.5707963267949) translate (11.6cm 20.88cm)" svg:viewBox="0 0 200 200" svg:d="M100 50c28 0 50 22 50 50s-22 50-50 50-50-22-50-50 22-50 50-50zM100 0c-57 0-100 43-100 100s43 100 100 100 100-43 100-100-43-100-100-100z">
          <text:p/>
        </draw:path>
        <draw:custom-shape draw:style-name="gr14" draw:text-style-name="P2" draw:layer="layout" svg:width="0.36cm" svg:height="0.16cm" draw:transform="rotate (-1.5707963267949) translate (11.08cm 21.98cm)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draw:transform="rotate (1.5707963267949) translate (11.26cm 21.78cm)" svg:viewBox="0 0 200 200" svg:d="M100 50c28 0 50 22 50 50s-22 50-50 50-50-22-50-50 22-50 50-50zM100 0c-57 0-100 43-100 100s43 100 100 100 100-43 100-100-43-100-100-100z">
          <text:p/>
        </draw:path>
        <draw:custom-shape draw:style-name="gr58" draw:text-style-name="P2" draw:layer="layout" svg:width="0.7cm" svg:height="0.14cm" draw:transform="rotate (-1.5707963267949) translate (12.12cm 20.1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cm" svg:height="0.15cm" draw:transform="rotate (-1.5707963267949) translate (11.77cm 21.73cm)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draw:transform="rotate (1.5707963267949) translate (11.26cm 22.34cm)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draw:transform="rotate (1.5707963267949) translate (11.26cm 21.78cm)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draw:transform="rotate (1.5707963267949) translate (11.26cm 21.78cm)" svg:viewBox="0 0 200 200" svg:d="M100 50c28 0 50 22 50 50s-22 50-50 50-50-22-50-50 22-50 50-50zM100 0c-57 0-100 43-100 100s43 100 100 100 100-43 100-100-43-100-100-100z">
          <text:p/>
        </draw:path>
        <draw:custom-shape draw:style-name="gr11" draw:text-style-name="P2" draw:layer="layout" svg:width="0.2cm" svg:height="0.3cm" draw:transform="rotate (-1.5707963267949) translate (11.32cm 21.5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" draw:layer="layout" svg:width="0.2cm" svg:height="0.3cm" draw:transform="rotate (-1.5707963267949) translate (11.68cm 22.1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4" draw:text-style-name="P2" draw:layer="layout" svg:width="0.5cm" svg:height="0.52cm" draw:transform="rotate (-1.5707963267949) translate (12.26cm 21.58cm)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459cm" svg:height="0.199cm" svg:x="12.6cm" svg:y="22.24cm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custom-shape draw:style-name="gr93" draw:text-style-name="P2" draw:layer="layout" svg:width="0.2cm" svg:height="1.3cm" draw:transform="rotate (-1.5707963267949) translate (11.9cm 22.6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6cm" svg:height="0.15cm" draw:transform="rotate (-1.5707963267949) translate (12.37cm 22.8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6cm" svg:height="0.15cm" draw:transform="rotate (-1.5707963267949) translate (11.9cm 22.8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4" draw:text-style-name="P2" draw:layer="layout" svg:width="0.2cm" svg:height="0.6cm" draw:transform="rotate (-1.5707963267949) translate (12.35cm 22.9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5" draw:text-style-name="P2" draw:layer="layout" svg:width="0.2cm" svg:height="0.54cm" draw:transform="rotate (-1.5707963267949) translate (12.28cm 20.6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9" draw:text-style-name="P2" draw:layer="layout" svg:width="1cm" svg:height="0.14cm" draw:transform="rotate (-1.5707963267949) translate (11.9cm 19.5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46cm" svg:height="0.16cm" draw:transform="rotate (-1.5707963267949) translate (12.38cm 19.5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8" draw:text-style-name="P2" draw:layer="layout" svg:width="0.2cm" svg:height="1.4cm" draw:transform="rotate (-1.5707963267949) translate (12.6cm 20.9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0.7cm" svg:height="0.3cm" draw:transform="rotate (-1.5707963267949) translate (11.5cm 20.4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5" draw:text-style-name="P2" draw:layer="layout" svg:width="0.2cm" svg:height="0.54cm" draw:transform="rotate (-1.5707963267949) translate (12.3cm 19.5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8" draw:text-style-name="P2" draw:layer="layout" svg:width="0.16cm" svg:height="1.1cm" draw:transform="rotate (-1.5707963267949) translate (13.06cm 22.4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6" draw:text-style-name="P2" draw:layer="layout" svg:width="1.6cm" svg:height="0.22cm" draw:transform="rotate (-1.5707963267949) translate (13.04cm 20.6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0" draw:text-style-name="P2" draw:layer="layout" svg:width="0.2cm" svg:height="0.64cm" draw:transform="rotate (-1.5707963267949) translate (12.98cm 20.6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cm" svg:height="0.2cm" draw:transform="rotate (-1.5707963267949) translate (13.06cm 22.3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cm" svg:height="0.14cm" draw:transform="rotate (-1.5707963267949) translate (12.1cm 22.48cm)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draw:transform="rotate (1.5707963267949) translate (11.82cm 22.2cm)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draw:transform="rotate (1.5707963267949) translate (12.34cm 22.44cm)" svg:viewBox="0 0 200 200" svg:d="M100 50c28 0 50 22 50 50s-22 50-50 50-50-22-50-50 22-50 50-50zM100 0c-57 0-100 43-100 100s43 100 100 100 100-43 100-100-43-100-100-100z">
          <text:p/>
        </draw:path>
        <draw:custom-shape draw:style-name="gr14" draw:text-style-name="P2" draw:layer="layout" svg:width="0.2cm" svg:height="0.15cm" draw:transform="rotate (-1.5707963267949) translate (11.77cm 22.5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16cm" svg:height="0.2cm" draw:transform="rotate (-1.5707963267949) translate (12.66cm 22.2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7" draw:text-style-name="P2" draw:layer="layout" svg:width="1.24cm" svg:height="0.28cm" draw:transform="rotate (-1.5707963267949) translate (12.74cm 20.9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5" draw:text-style-name="P2" draw:layer="layout" svg:width="0.1cm" svg:height="0.54cm" draw:transform="rotate (-1.5707963267949) translate (12.64cm 22.1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6cm" svg:height="0.15cm" draw:transform="rotate (-1.5707963267949) translate (12.25cm 22.1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5cm" svg:height="0.15cm" draw:transform="rotate (-1.5707963267949) translate (11.9cm 22.3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3" draw:text-style-name="P2" draw:layer="layout" svg:width="0.18cm" svg:height="0.38cm" draw:transform="rotate (-1.5707963267949) translate (12.24cm 22.2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2" draw:layer="layout" svg:width="0.44cm" svg:height="0.4cm" draw:transform="rotate (-1.5707963267949) translate (12.4cm 20.2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8" draw:text-style-name="P2" draw:layer="layout" svg:width="1.3cm" svg:height="0.24cm" draw:transform="rotate (-1.5707963267949) translate (10.84cm 21.5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4cm" svg:height="0.15cm" draw:transform="rotate (-0.785398163397449) translate (11.83cm 22.2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0.7cm" svg:height="0.3cm" draw:transform="rotate (-1.5707963267949) translate (12.6cm 21.0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8" draw:text-style-name="P2" draw:layer="layout" svg:width="0.4cm" svg:height="0.44cm" draw:transform="rotate (-1.5707963267949) translate (11.64cm 22.42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9" draw:text-style-name="P2" draw:layer="layout" svg:width="0.24cm" svg:height="0.48cm" draw:transform="rotate (-1.5707963267949) translate (11.64cm 21.8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9" draw:text-style-name="P2" draw:layer="layout" svg:width="0.2cm" svg:height="0.7cm" draw:transform="rotate (-1.5707963267949) translate (11.9cm 20.4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0" draw:text-style-name="P2" draw:layer="layout" svg:width="0.56cm" svg:height="0.56cm" draw:transform="rotate (-1.5707963267949) translate (11.7cm 19.82cm)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11" draw:text-style-name="P4" draw:layer="layout" svg:width="0.5cm" svg:height="0.5cm" draw:transform="rotate (-1.5707963267949) translate (11.67cm 19.85cm)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path draw:style-name="gr3" draw:text-style-name="P2" draw:layer="layout" svg:width="0.199cm" svg:height="0.199cm" draw:transform="rotate (1.5707963267949) translate (11.32cm 20.2cm)" svg:viewBox="0 0 200 200" svg:d="M100 50c28 0 50 22 50 50s-22 50-50 50-50-22-50-50 22-50 50-50zM100 0c-57 0-100 43-100 100s43 100 100 100 100-43 100-100-43-100-100-100z">
          <text:p/>
        </draw:path>
        <draw:custom-shape draw:style-name="gr110" draw:text-style-name="P2" draw:layer="layout" svg:width="0.56cm" svg:height="0.56cm" draw:transform="rotate (-1.5707963267949) translate (13.42cm 19.85cm)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11" draw:text-style-name="P4" draw:layer="layout" svg:width="0.5cm" svg:height="0.5cm" draw:transform="rotate (-1.5707963267949) translate (13.39cm 19.88cm)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path draw:style-name="gr3" draw:text-style-name="P2" draw:layer="layout" svg:width="0.199cm" svg:height="0.199cm" draw:transform="rotate (1.5707963267949) translate (13.04cm 20.23cm)" svg:viewBox="0 0 200 200" svg:d="M100 50c28 0 50 22 50 50s-22 50-50 50-50-22-50-50 22-50 50-50zM100 0c-57 0-100 43-100 100s43 100 100 100 100-43 100-100-43-100-100-100z">
          <text:p/>
        </draw:path>
        <draw:custom-shape draw:style-name="gr94" draw:text-style-name="P3" draw:layer="layout" svg:width="4.19cm" svg:height="3.2cm" draw:transform="rotate (-1.5707963267949) translate (17.1cm 19.28cm)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1.599cm" svg:height="1.399cm" svg:x="15.3cm" svg:y="20.68cm" svg:viewBox="0 0 1600 1400" svg:d="M1500 50c28 0 50 22 50 50s-22 50-50 50-50-22-50-50 22-50 50-50zM1500 0c-57 0-100 43-100 100s43 100 100 100 100-43 100-100-43-100-100-100zM1500 1250c28 0 50 22 50 50s-22 50-50 50-50-22-50-50 22-50 50-50zM1500 1200c-57 0-100 43-100 100s43 100 100 100 100-43 100-100-43-100-100-100zM300 50c28 0 50 22 50 50s-22 50-50 50-50-22-50-50 22-50 50-50zM300 0c-57 0-100 43-100 100s43 100 100 100 100-43 100-100-43-100-100-100zM300 1250c28 0 50 22 50 50s-22 50-50 50-50-22-50-50 22-50 50-50zM300 1200c-57 0-100 43-100 100s43 100 100 100 100-43 100-100-43-100-100-100zM100 650c28 0 50 22 50 50s-22 50-50 50-50-22-50-50 22-50 50-50zM100 600c-57 0-100 43-100 100s43 100 100 100 100-43 100-100-43-100-100-100z">
          <text:p/>
        </draw:path>
        <draw:path draw:style-name="gr3" draw:text-style-name="P2" draw:layer="layout" svg:width="0.459cm" svg:height="0.199cm" svg:x="15.24cm" svg:y="19.98cm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3" draw:text-style-name="P2" draw:layer="layout" svg:width="0.459cm" svg:height="0.199cm" draw:transform="rotate (1.5707963267949) translate (14.2cm 22.04cm)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95" draw:text-style-name="P2" draw:layer="layout" svg:width="1.099cm" svg:height="0.499cm" draw:transform="rotate (1.5707963267949) translate (13.9cm 21.28cm)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svg:x="13.9cm" svg:y="19.28cm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svg:x="16cm" svg:y="19.28cm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draw:transform="rotate (-3.14159265358979) translate (15cm 23.47cm)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draw:transform="rotate (-3.14159265358979) translate (17.1cm 23.47cm)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3" draw:text-style-name="P2" draw:layer="layout" svg:width="0.459cm" svg:height="0.199cm" svg:x="15.24cm" svg:y="22.68cm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3" draw:text-style-name="P2" draw:layer="layout" svg:width="0.459cm" svg:height="0.199cm" draw:transform="rotate (1.5707963267949) translate (14.2cm 22.74cm)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3" draw:text-style-name="P2" draw:layer="layout" svg:width="0.709cm" svg:height="0.199cm" draw:transform="rotate (1.5707963267949) translate (14.9cm 22.59cm)" svg:viewBox="0 0 710 200" svg:d="M610 50c28 0 50 22 50 50s-22 50-50 50c-29 0-50-22-50-50s21-50 50-50zM610 0c-57 0-101 43-101 100s44 100 101 100 100-43 100-100-43-100-100-100zM355 50c28 0 50 22 50 50s-22 50-50 50-50-22-50-50 22-50 50-50zM355 0c-57 0-100 43-100 100s43 100 100 100 100-43 100-100-43-100-100-100zM100 50c29 0 50 22 50 50s-21 50-50 50c-28 0-50-22-50-50s22-50 50-50zM100 0c-57 0-100 43-100 100s43 100 100 100 101-43 101-100-44-100-101-100z">
          <text:p/>
        </draw:path>
        <draw:custom-shape draw:style-name="gr96" draw:text-style-name="P2" draw:layer="layout" svg:width="3.4cm" svg:height="0.16cm" draw:transform="rotate (-1.5707963267949) translate (17.1cm 19.6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2cm" svg:height="0.84cm" draw:transform="rotate (-1.5707963267949) translate (15.84cm 19.2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7" draw:text-style-name="P2" draw:layer="layout" svg:width="0.96cm" svg:height="0.3cm" draw:transform="rotate (-1.5707963267949) translate (17cm 22.0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8" draw:text-style-name="P2" draw:layer="layout" svg:width="1.3cm" svg:height="0.13cm" draw:transform="rotate (-1.5707963267949) translate (15.93cm 19.2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2cm" svg:height="0.84cm" draw:transform="rotate (-1.5707963267949) translate (15.84cm 23.2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9" draw:text-style-name="P2" draw:layer="layout" svg:width="0.79cm" svg:height="0.13cm" draw:transform="rotate (-1.5707963267949) translate (15.93cm 22.69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1cm" svg:height="0.84cm" draw:transform="rotate (-1.5707963267949) translate (16.64cm 20.4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2cm" svg:height="0.84cm" draw:transform="rotate (-1.5707963267949) translate (16.64cm 22.6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0" draw:text-style-name="P2" draw:layer="layout" svg:width="2.2cm" svg:height="0.2cm" draw:transform="rotate (-1.5707963267949) translate (16.64cm 20.4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1" draw:text-style-name="P2" draw:layer="layout" svg:width="0.2cm" svg:height="0.28cm" draw:transform="rotate (-1.5707963267949) translate (16.74cm 20.6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4cm" svg:height="0.2cm" draw:transform="rotate (-1.5707963267949) translate (16.84cm 20.4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2" draw:text-style-name="P2" draw:layer="layout" svg:width="0.84cm" svg:height="0.2cm" draw:transform="rotate (-1.5707963267949) translate (16.84cm 20.8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3" draw:text-style-name="P2" draw:layer="layout" svg:width="0.2cm" svg:height="1.47cm" draw:transform="rotate (-1.5707963267949) translate (15.37cm 21.28cm)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draw:transform="rotate (1.5707963267949) translate (14.9cm 21.78cm)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draw:transform="rotate (1.5707963267949) translate (14.9cm 20.88cm)" svg:viewBox="0 0 200 200" svg:d="M100 50c28 0 50 22 50 50s-22 50-50 50-50-22-50-50 22-50 50-50zM100 0c-57 0-100 43-100 100s43 100 100 100 100-43 100-100-43-100-100-100z">
          <text:p/>
        </draw:path>
        <draw:custom-shape draw:style-name="gr14" draw:text-style-name="P2" draw:layer="layout" svg:width="0.36cm" svg:height="0.16cm" draw:transform="rotate (-1.5707963267949) translate (14.38cm 21.98cm)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draw:transform="rotate (1.5707963267949) translate (14.56cm 21.78cm)" svg:viewBox="0 0 200 200" svg:d="M100 50c28 0 50 22 50 50s-22 50-50 50-50-22-50-50 22-50 50-50zM100 0c-57 0-100 43-100 100s43 100 100 100 100-43 100-100-43-100-100-100z">
          <text:p/>
        </draw:path>
        <draw:custom-shape draw:style-name="gr58" draw:text-style-name="P2" draw:layer="layout" svg:width="0.7cm" svg:height="0.14cm" draw:transform="rotate (-1.5707963267949) translate (15.42cm 20.1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cm" svg:height="0.15cm" draw:transform="rotate (-1.5707963267949) translate (15.07cm 21.73cm)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draw:transform="rotate (1.5707963267949) translate (14.56cm 22.34cm)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draw:transform="rotate (1.5707963267949) translate (14.56cm 21.78cm)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draw:transform="rotate (1.5707963267949) translate (14.56cm 21.78cm)" svg:viewBox="0 0 200 200" svg:d="M100 50c28 0 50 22 50 50s-22 50-50 50-50-22-50-50 22-50 50-50zM100 0c-57 0-100 43-100 100s43 100 100 100 100-43 100-100-43-100-100-100z">
          <text:p/>
        </draw:path>
        <draw:custom-shape draw:style-name="gr11" draw:text-style-name="P2" draw:layer="layout" svg:width="0.2cm" svg:height="0.3cm" draw:transform="rotate (-1.5707963267949) translate (14.62cm 21.5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" draw:layer="layout" svg:width="0.2cm" svg:height="0.3cm" draw:transform="rotate (-1.5707963267949) translate (14.98cm 22.1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4" draw:text-style-name="P2" draw:layer="layout" svg:width="0.5cm" svg:height="0.52cm" draw:transform="rotate (-1.5707963267949) translate (15.56cm 21.58cm)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459cm" svg:height="0.199cm" svg:x="15.9cm" svg:y="22.24cm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custom-shape draw:style-name="gr93" draw:text-style-name="P2" draw:layer="layout" svg:width="0.2cm" svg:height="1.3cm" draw:transform="rotate (-1.5707963267949) translate (15.2cm 22.6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6cm" svg:height="0.15cm" draw:transform="rotate (-1.5707963267949) translate (15.67cm 22.8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6cm" svg:height="0.15cm" draw:transform="rotate (-1.5707963267949) translate (15.2cm 22.8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4" draw:text-style-name="P2" draw:layer="layout" svg:width="0.2cm" svg:height="0.6cm" draw:transform="rotate (-1.5707963267949) translate (15.65cm 22.9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5" draw:text-style-name="P2" draw:layer="layout" svg:width="0.2cm" svg:height="0.54cm" draw:transform="rotate (-1.5707963267949) translate (15.58cm 20.6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9" draw:text-style-name="P2" draw:layer="layout" svg:width="1cm" svg:height="0.14cm" draw:transform="rotate (-1.5707963267949) translate (15.2cm 19.5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46cm" svg:height="0.16cm" draw:transform="rotate (-1.5707963267949) translate (15.68cm 19.5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8" draw:text-style-name="P2" draw:layer="layout" svg:width="0.2cm" svg:height="1.4cm" draw:transform="rotate (-1.5707963267949) translate (15.9cm 20.9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0.7cm" svg:height="0.3cm" draw:transform="rotate (-1.5707963267949) translate (14.8cm 20.4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5" draw:text-style-name="P2" draw:layer="layout" svg:width="0.2cm" svg:height="0.54cm" draw:transform="rotate (-1.5707963267949) translate (15.6cm 19.5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8" draw:text-style-name="P2" draw:layer="layout" svg:width="0.16cm" svg:height="1.1cm" draw:transform="rotate (-1.5707963267949) translate (16.36cm 22.4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6" draw:text-style-name="P2" draw:layer="layout" svg:width="1.6cm" svg:height="0.22cm" draw:transform="rotate (-1.5707963267949) translate (16.34cm 20.6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0" draw:text-style-name="P2" draw:layer="layout" svg:width="0.2cm" svg:height="0.64cm" draw:transform="rotate (-1.5707963267949) translate (16.28cm 20.6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cm" svg:height="0.2cm" draw:transform="rotate (-1.5707963267949) translate (16.36cm 22.3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cm" svg:height="0.14cm" draw:transform="rotate (-1.5707963267949) translate (15.4cm 22.48cm)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draw:transform="rotate (1.5707963267949) translate (15.12cm 22.2cm)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draw:transform="rotate (1.5707963267949) translate (15.64cm 22.44cm)" svg:viewBox="0 0 200 200" svg:d="M100 50c28 0 50 22 50 50s-22 50-50 50-50-22-50-50 22-50 50-50zM100 0c-57 0-100 43-100 100s43 100 100 100 100-43 100-100-43-100-100-100z">
          <text:p/>
        </draw:path>
        <draw:custom-shape draw:style-name="gr14" draw:text-style-name="P2" draw:layer="layout" svg:width="0.2cm" svg:height="0.15cm" draw:transform="rotate (-1.5707963267949) translate (15.07cm 22.5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16cm" svg:height="0.2cm" draw:transform="rotate (-1.5707963267949) translate (15.96cm 22.2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7" draw:text-style-name="P2" draw:layer="layout" svg:width="1.24cm" svg:height="0.28cm" draw:transform="rotate (-1.5707963267949) translate (16.04cm 20.9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5" draw:text-style-name="P2" draw:layer="layout" svg:width="0.1cm" svg:height="0.54cm" draw:transform="rotate (-1.5707963267949) translate (15.94cm 22.1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6cm" svg:height="0.15cm" draw:transform="rotate (-1.5707963267949) translate (15.55cm 22.1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5cm" svg:height="0.15cm" draw:transform="rotate (-1.5707963267949) translate (15.2cm 22.3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3" draw:text-style-name="P2" draw:layer="layout" svg:width="0.18cm" svg:height="0.38cm" draw:transform="rotate (-1.5707963267949) translate (15.54cm 22.2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2" draw:layer="layout" svg:width="0.44cm" svg:height="0.4cm" draw:transform="rotate (-1.5707963267949) translate (15.7cm 20.2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8" draw:text-style-name="P2" draw:layer="layout" svg:width="1.3cm" svg:height="0.24cm" draw:transform="rotate (-1.5707963267949) translate (14.14cm 21.5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4cm" svg:height="0.15cm" draw:transform="rotate (-0.785398163397449) translate (15.13cm 22.2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0.7cm" svg:height="0.3cm" draw:transform="rotate (-1.5707963267949) translate (15.9cm 21.0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8" draw:text-style-name="P2" draw:layer="layout" svg:width="0.4cm" svg:height="0.44cm" draw:transform="rotate (-1.5707963267949) translate (14.94cm 22.42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9" draw:text-style-name="P2" draw:layer="layout" svg:width="0.24cm" svg:height="0.48cm" draw:transform="rotate (-1.5707963267949) translate (14.94cm 21.8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9" draw:text-style-name="P2" draw:layer="layout" svg:width="0.2cm" svg:height="0.7cm" draw:transform="rotate (-1.5707963267949) translate (15.2cm 20.4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0" draw:text-style-name="P2" draw:layer="layout" svg:width="0.56cm" svg:height="0.56cm" draw:transform="rotate (-1.5707963267949) translate (15cm 19.82cm)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11" draw:text-style-name="P4" draw:layer="layout" svg:width="0.5cm" svg:height="0.5cm" draw:transform="rotate (-1.5707963267949) translate (14.97cm 19.85cm)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path draw:style-name="gr3" draw:text-style-name="P2" draw:layer="layout" svg:width="0.199cm" svg:height="0.199cm" draw:transform="rotate (1.5707963267949) translate (14.62cm 20.2cm)" svg:viewBox="0 0 200 200" svg:d="M100 50c28 0 50 22 50 50s-22 50-50 50-50-22-50-50 22-50 50-50zM100 0c-57 0-100 43-100 100s43 100 100 100 100-43 100-100-43-100-100-100z">
          <text:p/>
        </draw:path>
        <draw:custom-shape draw:style-name="gr110" draw:text-style-name="P2" draw:layer="layout" svg:width="0.56cm" svg:height="0.56cm" draw:transform="rotate (-1.5707963267949) translate (16.72cm 19.85cm)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11" draw:text-style-name="P4" draw:layer="layout" svg:width="0.5cm" svg:height="0.5cm" draw:transform="rotate (-1.5707963267949) translate (16.69cm 19.88cm)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path draw:style-name="gr3" draw:text-style-name="P2" draw:layer="layout" svg:width="0.199cm" svg:height="0.199cm" draw:transform="rotate (1.5707963267949) translate (16.34cm 20.23cm)" svg:viewBox="0 0 200 200" svg:d="M100 50c28 0 50 22 50 50s-22 50-50 50-50-22-50-50 22-50 50-50zM100 0c-57 0-100 43-100 100s43 100 100 100 100-43 100-100-43-100-100-100z">
          <text:p/>
        </draw:path>
        <draw:custom-shape draw:style-name="gr113" draw:text-style-name="P3" draw:layer="layout" svg:width="4.2cm" svg:height="1.75cm" draw:transform="rotate (1.5707963267949) translate (17.15cm 23.48cm)">
          <text:p/>
          <draw:enhanced-geometry svg:viewBox="0 0 21600 21600" draw:type="rectangle" draw:enhanced-path="M 0 0 L 21600 0 21600 21600 0 21600 0 0 Z N"/>
        </draw:custom-shape>
        <draw:path draw:style-name="gr5" draw:text-style-name="P2" draw:layer="layout" svg:width="1.999cm" svg:height="0.219cm" draw:transform="rotate (1.5707963267949) translate (17.35cm 21.38cm)" svg:viewBox="0 0 2000 220" svg:d="M110 70c-23 0-40 17-40 40s17 40 40 40 40-17 40-40-17-40-40-40zM110 0c62 0 110 48 110 110s-48 110-110 110-110-48-110-110 48-110 110-110zM364 70c-22 0-40 17-40 40s18 40 40 40c23 0 40-17 40-40s-17-40-40-40zM364 0c63 0 110 48 110 110s-47 110-110 110c-62 0-110-48-110-110s48-110 110-110zM619 70c-23 0-40 17-40 40s17 40 40 40c22 0 40-17 40-40s-18-40-40-40zM619 0c62 0 110 48 110 110s-48 110-110 110c-63 0-110-48-110-110s47-110 110-110zM873 70c-23 0-40 17-40 40s17 40 40 40 40-17 40-40-17-40-40-40zM873 0c62 0 110 48 110 110s-48 110-110 110-110-48-110-110 48-110 110-110zM1127 70c-23 0-40 17-40 40s17 40 40 40 40-17 40-40-17-40-40-40zM1127 0c62 0 110 48 110 110s-48 110-110 110-110-48-110-110 48-110 110-110zM1381 70c-22 0-40 17-40 40s18 40 40 40c23 0 40-17 40-40s-17-40-40-40zM1381 0c63 0 110 48 110 110s-47 110-110 110c-62 0-110-48-110-110s48-110 110-110zM1636 70c-23 0-40 17-40 40s17 40 40 40c22 0 40-17 40-40s-18-40-40-40zM1636 0c62 0 110 48 110 110s-48 110-110 110c-63 0-110-48-110-110s47-110 110-110zM1890 70c-23 0-40 17-40 40s17 40 40 40 40-17 40-40-17-40-40-40zM1890 0c62 0 110 48 110 110s-48 110-110 110-110-48-110-110 48-110 110-110z">
          <text:p/>
        </draw:path>
        <draw:path draw:style-name="gr5" draw:text-style-name="P2" draw:layer="layout" svg:width="1.999cm" svg:height="0.219cm" draw:transform="rotate (1.5707963267949) translate (18.15cm 21.38cm)" svg:viewBox="0 0 2000 220" svg:d="M110 70c-23 0-40 17-40 40s17 40 40 40 40-17 40-40-17-40-40-40zM110 0c62 0 110 48 110 110s-48 110-110 110-110-48-110-110 48-110 110-110zM364 70c-22 0-40 17-40 40s18 40 40 40c23 0 40-17 40-40s-17-40-40-40zM364 0c63 0 110 48 110 110s-47 110-110 110c-62 0-110-48-110-110s48-110 110-110zM619 70c-23 0-40 17-40 40s17 40 40 40c22 0 40-17 40-40s-18-40-40-40zM619 0c62 0 110 48 110 110s-48 110-110 110c-63 0-110-48-110-110s47-110 110-110zM873 70c-23 0-40 17-40 40s17 40 40 40 40-17 40-40-17-40-40-40zM873 0c62 0 110 48 110 110s-48 110-110 110-110-48-110-110 48-110 110-110zM1127 70c-23 0-40 17-40 40s17 40 40 40 40-17 40-40-17-40-40-40zM1127 0c62 0 110 48 110 110s-48 110-110 110-110-48-110-110 48-110 110-110zM1381 70c-22 0-40 17-40 40s18 40 40 40c23 0 40-17 40-40s-17-40-40-40zM1381 0c63 0 110 48 110 110s-47 110-110 110c-62 0-110-48-110-110s48-110 110-110zM1636 70c-23 0-40 17-40 40s17 40 40 40c22 0 40-17 40-40s-18-40-40-40zM1636 0c62 0 110 48 110 110s-48 110-110 110c-63 0-110-48-110-110s47-110 110-110zM1890 70c-23 0-40 17-40 40s17 40 40 40 40-17 40-40-17-40-40-40zM1890 0c62 0 110 48 110 110s-48 110-110 110-110-48-110-110 48-110 110-110z">
          <text:p/>
        </draw:path>
        <draw:custom-shape draw:style-name="gr114" draw:text-style-name="P2" draw:layer="layout" svg:width="0.14cm" svg:height="0.71cm" draw:transform="rotate (1.5707963267949) translate (17.51cm 21.34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1.5707963267949) translate (17.51cm 21.09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1.5707963267949) translate (17.51cm 20.83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1.5707963267949) translate (17.51cm 20.58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1.5707963267949) translate (17.51cm 20.32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1.5707963267949) translate (17.51cm 20.07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1.5707963267949) translate (17.51cm 19.81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1.5707963267949) translate (17.51cm 19.56cm)">
          <text:p/>
          <draw:enhanced-geometry svg:viewBox="0 0 21600 21600" draw:type="rectangle" draw:enhanced-path="M 0 0 L 21600 0 21600 21600 0 21600 0 0 Z N"/>
        </draw:custom-shape>
        <draw:path draw:style-name="gr5" draw:text-style-name="P2" draw:layer="layout" svg:width="0.979cm" svg:height="0.219cm" draw:transform="rotate (1.5707963267949) translate (17.35cm 23.08cm)" svg:viewBox="0 0 980 220" svg:d="M110 70c-23 0-40 17-40 40s17 40 40 40c22 0 40-17 40-40s-18-40-40-40zM110 0c62 0 110 48 110 110s-48 110-110 110-110-48-110-110 48-110 110-110zM363 70c-22 0-40 17-40 40s18 40 40 40c23 0 40-17 40-40s-17-40-40-40zM363 0c62 0 110 48 110 110s-48 110-110 110-110-48-110-110 48-110 110-110zM617 70c-23 0-40 17-40 40s17 40 40 40c22 0 40-17 40-40s-18-40-40-40zM617 0c62 0 110 48 110 110s-48 110-110 110-110-48-110-110 48-110 110-110zM870 70c-22 0-40 17-40 40s18 40 40 40c23 0 40-17 40-40s-17-40-40-40zM870 0c62 0 110 48 110 110s-48 110-110 110-110-48-110-110 48-110 110-110z">
          <text:p/>
        </draw:path>
        <draw:path draw:style-name="gr5" draw:text-style-name="P2" draw:layer="layout" svg:width="0.979cm" svg:height="0.219cm" draw:transform="rotate (1.5707963267949) translate (18.15cm 23.08cm)" svg:viewBox="0 0 980 220" svg:d="M110 70c-23 0-40 17-40 40s17 40 40 40c22 0 40-17 40-40s-18-40-40-40zM110 0c62 0 110 48 110 110s-48 110-110 110-110-48-110-110 48-110 110-110zM363 70c-22 0-40 17-40 40s18 40 40 40c23 0 40-17 40-40s-17-40-40-40zM363 0c62 0 110 48 110 110s-48 110-110 110-110-48-110-110 48-110 110-110zM617 70c-23 0-40 17-40 40s17 40 40 40c22 0 40-17 40-40s-18-40-40-40zM617 0c62 0 110 48 110 110s-48 110-110 110-110-48-110-110 48-110 110-110zM870 70c-22 0-40 17-40 40s18 40 40 40c23 0 40-17 40-40s-17-40-40-40zM870 0c62 0 110 48 110 110s-48 110-110 110-110-48-110-110 48-110 110-110z">
          <text:p/>
        </draw:path>
        <draw:custom-shape draw:style-name="gr114" draw:text-style-name="P2" draw:layer="layout" svg:width="0.14cm" svg:height="0.71cm" draw:transform="rotate (1.5707963267949) translate (17.51cm 23.03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1.5707963267949) translate (17.51cm 22.78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1.5707963267949) translate (17.51cm 22.52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1.5707963267949) translate (17.51cm 22.27cm)">
          <text:p/>
          <draw:enhanced-geometry svg:viewBox="0 0 21600 21600" draw:type="rectangle" draw:enhanced-path="M 0 0 L 21600 0 21600 21600 0 21600 0 0 Z N"/>
        </draw:custom-shape>
        <draw:custom-shape draw:style-name="gr115" draw:text-style-name="P3" draw:layer="layout" svg:width="3cm" svg:height="2.5cm" draw:transform="rotate (1.5707963267949) translate (16.4cm 26.52cm)">
          <text:p/>
          <draw:enhanced-geometry svg:viewBox="0 0 21600 21600" draw:type="rectangle" draw:enhanced-path="M 0 0 L 21600 0 21600 21600 0 21600 0 0 Z N"/>
        </draw:custom-shape>
        <draw:path draw:style-name="gr5" draw:text-style-name="P2" draw:layer="layout" svg:width="1.999cm" svg:height="0.219cm" draw:transform="rotate (-3.14159265358979) translate (18.6cm 26.04cm)" svg:viewBox="0 0 2000 220" svg:d="M110 70c-23 0-40 17-40 40s17 40 40 40 40-17 40-40-17-40-40-40zM110 0c62 0 110 48 110 110s-48 110-110 110-110-48-110-110 48-110 110-110zM364 70c-22 0-40 17-40 40s18 40 40 40c23 0 40-17 40-40s-17-40-40-40zM364 0c63 0 110 48 110 110s-47 110-110 110c-62 0-110-48-110-110s48-110 110-110zM619 70c-23 0-40 17-40 40s17 40 40 40c22 0 40-17 40-40s-18-40-40-40zM619 0c62 0 110 48 110 110s-48 110-110 110c-63 0-110-48-110-110s47-110 110-110zM873 70c-23 0-40 17-40 40s17 40 40 40 40-17 40-40-17-40-40-40zM873 0c62 0 110 48 110 110s-48 110-110 110-110-48-110-110 48-110 110-110zM1127 70c-23 0-40 17-40 40s17 40 40 40 40-17 40-40-17-40-40-40zM1127 0c62 0 110 48 110 110s-48 110-110 110-110-48-110-110 48-110 110-110zM1381 70c-22 0-40 17-40 40s18 40 40 40c23 0 40-17 40-40s-17-40-40-40zM1381 0c63 0 110 48 110 110s-47 110-110 110c-62 0-110-48-110-110s48-110 110-110zM1636 70c-23 0-40 17-40 40s17 40 40 40c22 0 40-17 40-40s-18-40-40-40zM1636 0c62 0 110 48 110 110s-48 110-110 110c-63 0-110-48-110-110s47-110 110-110zM1890 70c-23 0-40 17-40 40s17 40 40 40 40-17 40-40-17-40-40-40zM1890 0c62 0 110 48 110 110s-48 110-110 110-110-48-110-110 48-110 110-110z">
          <text:p/>
        </draw:path>
        <draw:path draw:style-name="gr5" draw:text-style-name="P2" draw:layer="layout" svg:width="1.999cm" svg:height="0.219cm" draw:transform="rotate (-3.14159265358979) translate (18.6cm 25.22cm)" svg:viewBox="0 0 2000 220" svg:d="M110 70c-23 0-40 17-40 40s17 40 40 40 40-17 40-40-17-40-40-40zM110 0c62 0 110 48 110 110s-48 110-110 110-110-48-110-110 48-110 110-110zM364 70c-22 0-40 17-40 40s18 40 40 40c23 0 40-17 40-40s-17-40-40-40zM364 0c63 0 110 48 110 110s-47 110-110 110c-62 0-110-48-110-110s48-110 110-110zM619 70c-23 0-40 17-40 40s17 40 40 40c22 0 40-17 40-40s-18-40-40-40zM619 0c62 0 110 48 110 110s-48 110-110 110c-63 0-110-48-110-110s47-110 110-110zM873 70c-23 0-40 17-40 40s17 40 40 40 40-17 40-40-17-40-40-40zM873 0c62 0 110 48 110 110s-48 110-110 110-110-48-110-110 48-110 110-110zM1127 70c-23 0-40 17-40 40s17 40 40 40 40-17 40-40-17-40-40-40zM1127 0c62 0 110 48 110 110s-48 110-110 110-110-48-110-110 48-110 110-110zM1381 70c-22 0-40 17-40 40s18 40 40 40c23 0 40-17 40-40s-17-40-40-40zM1381 0c63 0 110 48 110 110s-47 110-110 110c-62 0-110-48-110-110s48-110 110-110zM1636 70c-23 0-40 17-40 40s17 40 40 40c22 0 40-17 40-40s-18-40-40-40zM1636 0c62 0 110 48 110 110s-48 110-110 110c-63 0-110-48-110-110s47-110 110-110zM1890 70c-23 0-40 17-40 40s17 40 40 40 40-17 40-40-17-40-40-40zM1890 0c62 0 110 48 110 110s-48 110-110 110-110-48-110-110 48-110 110-110z">
          <text:p/>
        </draw:path>
        <draw:path draw:style-name="gr5" draw:text-style-name="P2" draw:layer="layout" svg:width="1.999cm" svg:height="0.219cm" draw:transform="rotate (-3.14159265358979) translate (18.6cm 24.97cm)" svg:viewBox="0 0 2000 220" svg:d="M110 70c-23 0-40 17-40 40s17 40 40 40 40-17 40-40-17-40-40-40zM110 0c62 0 110 48 110 110s-48 110-110 110-110-48-110-110 48-110 110-110zM364 70c-22 0-40 17-40 40s18 40 40 40c23 0 40-17 40-40s-17-40-40-40zM364 0c63 0 110 48 110 110s-47 110-110 110c-62 0-110-48-110-110s48-110 110-110zM619 70c-23 0-40 17-40 40s17 40 40 40c22 0 40-17 40-40s-18-40-40-40zM619 0c62 0 110 48 110 110s-48 110-110 110c-63 0-110-48-110-110s47-110 110-110zM873 70c-23 0-40 17-40 40s17 40 40 40 40-17 40-40-17-40-40-40zM873 0c62 0 110 48 110 110s-48 110-110 110-110-48-110-110 48-110 110-110zM1127 70c-23 0-40 17-40 40s17 40 40 40 40-17 40-40-17-40-40-40zM1127 0c62 0 110 48 110 110s-48 110-110 110-110-48-110-110 48-110 110-110zM1381 70c-22 0-40 17-40 40s18 40 40 40c23 0 40-17 40-40s-17-40-40-40zM1381 0c63 0 110 48 110 110s-47 110-110 110c-62 0-110-48-110-110s48-110 110-110zM1636 70c-23 0-40 17-40 40s17 40 40 40c22 0 40-17 40-40s-18-40-40-40zM1636 0c62 0 110 48 110 110s-48 110-110 110c-63 0-110-48-110-110s47-110 110-110zM1890 70c-23 0-40 17-40 40s17 40 40 40 40-17 40-40-17-40-40-40zM1890 0c62 0 110 48 110 110s-48 110-110 110-110-48-110-110 48-110 110-110z">
          <text:p/>
        </draw:path>
        <draw:path draw:style-name="gr5" draw:text-style-name="P2" draw:layer="layout" svg:width="1.999cm" svg:height="0.219cm" draw:transform="rotate (-3.14159265358979) translate (18.6cm 24.14cm)" svg:viewBox="0 0 2000 220" svg:d="M110 70c-23 0-40 17-40 40s17 40 40 40 40-17 40-40-17-40-40-40zM110 0c62 0 110 48 110 110s-48 110-110 110-110-48-110-110 48-110 110-110zM364 70c-22 0-40 17-40 40s18 40 40 40c23 0 40-17 40-40s-17-40-40-40zM364 0c63 0 110 48 110 110s-47 110-110 110c-62 0-110-48-110-110s48-110 110-110zM619 70c-23 0-40 17-40 40s17 40 40 40c22 0 40-17 40-40s-18-40-40-40zM619 0c62 0 110 48 110 110s-48 110-110 110c-63 0-110-48-110-110s47-110 110-110zM873 70c-23 0-40 17-40 40s17 40 40 40 40-17 40-40-17-40-40-40zM873 0c62 0 110 48 110 110s-48 110-110 110-110-48-110-110 48-110 110-110zM1127 70c-23 0-40 17-40 40s17 40 40 40 40-17 40-40-17-40-40-40zM1127 0c62 0 110 48 110 110s-48 110-110 110-110-48-110-110 48-110 110-110zM1381 70c-22 0-40 17-40 40s18 40 40 40c23 0 40-17 40-40s-17-40-40-40zM1381 0c63 0 110 48 110 110s-47 110-110 110c-62 0-110-48-110-110s48-110 110-110zM1636 70c-23 0-40 17-40 40s17 40 40 40c22 0 40-17 40-40s-18-40-40-40zM1636 0c62 0 110 48 110 110s-48 110-110 110c-63 0-110-48-110-110s47-110 110-110zM1890 70c-23 0-40 17-40 40s17 40 40 40 40-17 40-40-17-40-40-40zM1890 0c62 0 110 48 110 110s-48 110-110 110-110-48-110-110 48-110 110-110z">
          <text:p/>
        </draw:path>
        <draw:custom-shape draw:style-name="gr114" draw:text-style-name="P2" draw:layer="layout" svg:width="0.14cm" svg:height="0.71cm" draw:transform="rotate (-3.14159265358979) translate (18.56cm 25.86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-3.14159265358979) translate (18.31cm 25.86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-3.14159265358979) translate (18.05cm 25.86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-3.14159265358979) translate (17.8cm 25.86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-3.14159265358979) translate (17.54cm 25.86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-3.14159265358979) translate (17.29cm 25.86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-3.14159265358979) translate (17.03cm 25.86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-3.14159265358979) translate (16.78cm 25.86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-3.14159265358979) translate (18.56cm 24.82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-3.14159265358979) translate (18.31cm 24.82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-3.14159265358979) translate (18.05cm 24.82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-3.14159265358979) translate (17.8cm 24.82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-3.14159265358979) translate (17.54cm 24.82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-3.14159265358979) translate (17.29cm 24.82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-3.14159265358979) translate (17.03cm 24.82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-3.14159265358979) translate (16.78cm 24.82cm)">
          <text:p/>
          <draw:enhanced-geometry svg:viewBox="0 0 21600 21600" draw:type="rectangle" draw:enhanced-path="M 0 0 L 21600 0 21600 21600 0 21600 0 0 Z N"/>
        </draw:custom-shape>
        <draw:line draw:style-name="gr116" draw:text-style-name="P3" draw:layer="layout" svg:x1="2.5cm" svg:y1="13.4cm" svg:x2="2.5cm" svg:y2="27.8cm">
          <text:p/>
        </draw:line>
        <draw:line draw:style-name="gr116" draw:text-style-name="P3" draw:layer="layout" svg:x1="19.03cm" svg:y1="13.4cm" svg:x2="19.03cm" svg:y2="27.8cm">
          <text:p/>
        </draw:line>
        <draw:line draw:style-name="gr116" draw:text-style-name="P3" draw:layer="layout" svg:x1="1cm" svg:y1="15cm" svg:x2="20cm" svg:y2="15cm">
          <text:p/>
        </draw:line>
        <draw:line draw:style-name="gr116" draw:text-style-name="P3" draw:layer="layout" svg:x1="1cm" svg:y1="26.53cm" svg:x2="20cm" svg:y2="26.53cm">
          <text:p/>
        </draw:line>
      </draw:page>
      <draw:page draw:name="page2" draw:style-name="dp1" draw:master-page-name="預設">
        <draw:custom-shape draw:style-name="gr1" draw:text-style-name="P1" draw:layer="layout" svg:width="11.52cm" svg:height="16.52cm" svg:x="1.1cm" svg:y="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01cm" svg:height="7.01cm" draw:transform="rotate (1.5707963267949) translate (1.1cm 9.11cm)">
          <text:p/>
          <draw:enhanced-geometry svg:viewBox="0 0 21600 21600" draw:mirror-horizontal="false" draw:type="rectangle" draw:enhanced-path="M 0 0 L 21600 0 21600 21600 0 21600 0 0 Z N"/>
        </draw:custom-shape>
        <draw:path draw:style-name="gr3" draw:text-style-name="P2" draw:layer="layout" svg:width="0.959cm" svg:height="0.199cm" draw:transform="rotate (1.5707963267949) translate (6.5cm 8.46cm)" svg:viewBox="0 0 960 200" svg:d="M100 50c-28 0-50 22-50 50s22 50 50 50 50-22 50-50-22-50-50-50zM100 0c56 0 100 43 100 100s-44 100-100 100c-57 0-100-43-100-100s43-100 100-100zM353 50c-28 0-50 22-50 50s22 50 50 50c29 0 50-22 50-50s-21-50-50-50zM353 0c57 0 100 43 100 100s-43 100-100 100c-56 0-100-43-100-100s44-100 100-100zM607 50c-29 0-50 22-50 50s21 50 50 50c28 0 50-22 50-50s-22-50-50-50zM607 0c56 0 100 43 100 100s-44 100-100 100c-57 0-100-43-100-100s43-100 100-100zM860 50c-28 0-50 22-50 50s22 50 50 50 50-22 50-50-22-50-50-50zM860 0c57 0 100 43 100 100s-43 100-100 100c-56 0-100-43-100-100s44-100 100-100z">
          <text:p/>
        </draw:path>
        <draw:path draw:style-name="gr4" draw:text-style-name="P2" draw:layer="layout" svg:width="0.859cm" svg:height="0.859cm" draw:transform="rotate (1.5707963267949) translate (4.84cm 8.4cm)" svg:viewBox="0 0 860 860" svg:d="M740 60c34 0 60 26 60 60s-26 60-60 60-60-26-60-60 26-60 60-60zM740 0c-68 0-120 52-120 120s52 120 120 120 120-52 120-120-52-120-120-120zM120 60c34 0 60 26 60 60s-26 60-60 60-60-26-60-60 26-60 60-60zM120 0c-68 0-120 52-120 120s52 120 120 120 120-52 120-120-52-120-120-120zM740 680c34 0 60 26 60 60s-26 60-60 60-60-26-60-60 26-60 60-60zM740 620c-68 0-120 52-120 120s52 120 120 120 120-52 120-120-52-120-120-120zM120 680c34 0 60 26 60 60s-26 60-60 60-60-26-60-60 26-60 60-60zM120 620c-68 0-120 52-120 120s52 120 120 120 120-52 120-120-52-120-120-120z">
          <text:p/>
        </draw:path>
        <draw:path draw:style-name="gr3" draw:text-style-name="P2" draw:layer="layout" svg:width="0.459cm" svg:height="0.199cm" draw:transform="rotate (1.5707963267949) translate (4.026cm 8.9cm)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3" draw:text-style-name="P2" draw:layer="layout" svg:width="0.709cm" svg:height="0.199cm" draw:transform="rotate (1.5707963267949) translate (2.5cm 8.21cm)" svg:viewBox="0 0 710 200" svg:d="M610 50c28 0 50 22 50 50s-22 50-50 50c-29 0-50-22-50-50s21-50 50-50zM610 0c-57 0-101 43-101 100s44 100 101 100 100-43 100-100-43-100-100-100zM355 50c28 0 50 22 50 50s-22 50-50 50-50-22-50-50 22-50 50-50zM355 0c-57 0-100 43-100 100s43 100 100 100 100-43 100-100-43-100-100-100zM100 50c29 0 50 22 50 50s-21 50-50 50c-28 0-50-22-50-50s22-50 50-50zM100 0c-57 0-100 43-100 100s43 100 100 100 101-43 101-100-44-100-101-100z">
          <text:p/>
        </draw:path>
        <draw:path draw:style-name="gr3" draw:text-style-name="P2" draw:layer="layout" svg:width="0.459cm" svg:height="0.199cm" draw:transform="rotate (1.5707963267949) translate (4.03cm 7.46cm)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3" draw:text-style-name="P2" draw:layer="layout" svg:width="1.599cm" svg:height="1.399cm" draw:transform="rotate (-1.5707963267949) translate (6.1cm 4.9cm)" svg:viewBox="0 0 1600 1400" svg:d="M1500 50c28 0 50 22 50 50s-22 50-50 50-50-22-50-50 22-50 50-50zM1500 0c-57 0-100 43-100 100s43 100 100 100 100-43 100-100-43-100-100-100zM1500 1250c28 0 50 22 50 50s-22 50-50 50-50-22-50-50 22-50 50-50zM1500 1200c-57 0-100 43-100 100s43 100 100 100 100-43 100-100-43-100-100-100zM300 50c28 0 50 22 50 50s-22 50-50 50-50-22-50-50 22-50 50-50zM300 0c-57 0-100 43-100 100s43 100 100 100 100-43 100-100-43-100-100-100zM300 1250c28 0 50 22 50 50s-22 50-50 50-50-22-50-50 22-50 50-50zM300 1200c-57 0-100 43-100 100s43 100 100 100 100-43 100-100-43-100-100-100zM100 650c28 0 50 22 50 50s-22 50-50 50-50-22-50-50 22-50 50-50zM100 600c-57 0-100 43-100 100s43 100 100 100 100-43 100-100-43-100-100-100z">
          <text:p/>
        </draw:path>
        <draw:path draw:style-name="gr3" draw:text-style-name="P2" draw:layer="layout" svg:width="1.599cm" svg:height="1.399cm" draw:transform="rotate (-1.5707963267949) translate (3.5cm 4.9cm)" svg:viewBox="0 0 1600 1400" svg:d="M1500 50c28 0 50 22 50 50s-22 50-50 50-50-22-50-50 22-50 50-50zM1500 0c-57 0-100 43-100 100s43 100 100 100 100-43 100-100-43-100-100-100zM1500 1250c28 0 50 22 50 50s-22 50-50 50-50-22-50-50 22-50 50-50zM1500 1200c-57 0-100 43-100 100s43 100 100 100 100-43 100-100-43-100-100-100zM300 50c28 0 50 22 50 50s-22 50-50 50-50-22-50-50 22-50 50-50zM300 0c-57 0-100 43-100 100s43 100 100 100 100-43 100-100-43-100-100-100zM300 1250c28 0 50 22 50 50s-22 50-50 50-50-22-50-50 22-50 50-50zM300 1200c-57 0-100 43-100 100s43 100 100 100 100-43 100-100-43-100-100-100zM100 650c28 0 50 22 50 50s-22 50-50 50-50-22-50-50 22-50 50-50zM100 600c-57 0-100 43-100 100s43 100 100 100 100-43 100-100-43-100-100-100z">
          <text:p/>
        </draw:path>
        <draw:path draw:style-name="gr3" draw:text-style-name="P2" draw:layer="layout" svg:width="0.459cm" svg:height="0.199cm" draw:transform="rotate (1.5707963267949) translate (3.9cm 4.5cm)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3" draw:text-style-name="P2" draw:layer="layout" svg:width="0.459cm" svg:height="0.199cm" draw:transform="rotate (1.5707963267949) translate (6.5cm 4.5cm)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5" draw:text-style-name="P2" draw:layer="layout" svg:width="0.819cm" svg:height="0.219cm" draw:transform="rotate (-3.14159265358979) translate (3.2cm 4.52cm)" svg:viewBox="0 0 820 220" svg:d="M710 70c23 0 40 17 40 40s-17 40-40 40-40-17-40-40 17-40 40-40zM710 0c-62 0-110 48-110 110s48 110 110 110 110-48 110-110-48-110-110-110zM110 70c23 0 40 17 40 40s-17 40-40 40-40-17-40-40 17-40 40-40zM110 0c-62 0-110 48-110 110s48 110 110 110 110-48 110-110-48-110-110-110z">
          <text:p/>
        </draw:path>
        <draw:path draw:style-name="gr5" draw:text-style-name="P2" draw:layer="layout" svg:width="0.819cm" svg:height="0.219cm" draw:transform="rotate (-3.14159265358979) translate (5.8cm 4.52cm)" svg:viewBox="0 0 820 220" svg:d="M710 70c23 0 40 17 40 40s-17 40-40 40-40-17-40-40 17-40 40-40zM710 0c-62 0-110 48-110 110s48 110 110 110 110-48 110-110-48-110-110-110zM110 70c23 0 40 17 40 40s-17 40-40 40-40-17-40-40 17-40 40-40zM110 0c-62 0-110 48-110 110s48 110 110 110 110-48 110-110-48-110-110-110z">
          <text:p/>
        </draw:path>
        <draw:path draw:style-name="gr3" draw:text-style-name="P2" draw:layer="layout" svg:width="0.709cm" svg:height="0.199cm" draw:transform="rotate (-3.14159265358979) translate (3.2cm 3.8cm)" svg:viewBox="0 0 710 200" svg:d="M610 50c28 0 50 22 50 50s-22 50-50 50c-29 0-50-22-50-50s21-50 50-50zM610 0c-57 0-101 43-101 100s44 100 101 100 100-43 100-100-43-100-100-100zM355 50c28 0 50 22 50 50s-22 50-50 50-50-22-50-50 22-50 50-50zM355 0c-57 0-100 43-100 100s43 100 100 100 100-43 100-100-43-100-100-100zM100 50c29 0 50 22 50 50s-21 50-50 50c-28 0-50-22-50-50s22-50 50-50zM100 0c-57 0-100 43-100 100s43 100 100 100 101-43 101-100-44-100-101-100z">
          <text:p/>
        </draw:path>
        <draw:path draw:style-name="gr3" draw:text-style-name="P2" draw:layer="layout" svg:width="0.709cm" svg:height="0.199cm" draw:transform="rotate (-3.14159265358979) translate (5.8cm 3.8cm)" svg:viewBox="0 0 710 200" svg:d="M610 50c28 0 50 22 50 50s-22 50-50 50c-29 0-50-22-50-50s21-50 50-50zM610 0c-57 0-101 43-101 100s44 100 101 100 100-43 100-100-43-100-100-100zM355 50c28 0 50 22 50 50s-22 50-50 50-50-22-50-50 22-50 50-50zM355 0c-57 0-100 43-100 100s43 100 100 100 100-43 100-100-43-100-100-100zM100 50c29 0 50 22 50 50s-21 50-50 50c-28 0-50-22-50-50s22-50 50-50zM100 0c-57 0-100 43-100 100s43 100 100 100 101-43 101-100-44-100-101-100z">
          <text:p/>
        </draw:path>
        <draw:path draw:style-name="gr3" draw:text-style-name="P2" draw:layer="layout" svg:width="0.959cm" svg:height="0.199cm" svg:x="2cm" svg:y="1.8cm" svg:viewBox="0 0 960 200" svg:d="M100 50c-28 0-50 22-50 50s22 50 50 50 50-22 50-50-22-50-50-50zM100 0c56 0 100 43 100 100s-44 100-100 100c-57 0-100-43-100-100s43-100 100-100zM353 50c-28 0-50 22-50 50s22 50 50 50c29 0 50-22 50-50s-21-50-50-50zM353 0c57 0 100 43 100 100s-43 100-100 100c-56 0-100-43-100-100s44-100 100-100zM607 50c-29 0-50 22-50 50s21 50 50 50c28 0 50-22 50-50s-22-50-50-50zM607 0c56 0 100 43 100 100s-44 100-100 100c-57 0-100-43-100-100s43-100 100-100zM860 50c-28 0-50 22-50 50s22 50 50 50 50-22 50-50-22-50-50-50zM860 0c57 0 100 43 100 100s-43 100-100 100c-56 0-100-43-100-100s44-100 100-100z">
          <text:p/>
        </draw:path>
        <draw:path draw:style-name="gr3" draw:text-style-name="P2" draw:layer="layout" svg:width="1.469cm" svg:height="0.199cm" svg:x="6cm" svg:y="1.8cm" svg:viewBox="0 0 1470 200" svg:d="M1370 50c28 0 50 22 50 50s-22 50-50 50-50-22-50-50 22-50 50-50zM1370 0c-57 0-100 43-100 100s43 100 100 100 100-43 100-100-43-100-100-100zM1116 50c28 0 50 22 50 50s-22 50-50 50-50-22-50-50 22-50 50-50zM1116 0c-57 0-100 43-100 100s43 100 100 100 100-43 100-100-43-100-100-100zM862 50c28 0 50 22 50 50s-22 50-50 50-50-22-50-50 22-50 50-50zM862 0c-57 0-100 43-100 100s43 100 100 100 100-43 100-100-43-100-100-100zM608 50c28 0 50 22 50 50s-22 50-50 50-50-22-50-50 22-50 50-50zM608 0c-57 0-100 43-100 100s43 100 100 100 100-43 100-100-43-100-100-100zM354 50c28 0 50 22 50 50s-22 50-50 50-50-22-50-50 22-50 50-50zM354 0c-57 0-100 43-100 100s43 100 100 100 100-43 100-100-43-100-100-100zM100 50c28 0 50 22 50 50s-22 50-50 50-50-22-50-50 22-50 50-50zM100 0c-57 0-100 43-100 100s43 100 100 100 100-43 100-100-43-100-100-100z">
          <text:p/>
        </draw:path>
        <draw:path draw:style-name="gr3" draw:text-style-name="P2" draw:layer="layout" svg:width="1.199cm" svg:height="0.199cm" svg:x="3.423cm" svg:y="3.3cm" svg:viewBox="0 0 1200 200" svg:d="M1100 50c28 0 50 22 50 50s-22 50-50 50-50-22-50-50 22-50 50-50zM1100 0c-57 0-100 43-100 100s43 100 100 100 100-43 100-100-43-100-100-100zM100 50c28 0 50 22 50 50s-22 50-50 50-50-22-50-50 22-50 50-50zM100 0c-57 0-100 43-100 100s43 100 100 100 100-43 100-100-43-100-100-100z">
          <text:p/>
        </draw:path>
        <draw:path draw:style-name="gr3" draw:text-style-name="P2" draw:layer="layout" svg:width="1.199cm" svg:height="0.199cm" draw:transform="rotate (1.5707963267949) translate (7.27cm 3.7cm)" svg:viewBox="0 0 1200 200" svg:d="M1100 50c28 0 50 22 50 50s-22 50-50 50-50-22-50-50 22-50 50-50zM1100 0c-57 0-100 43-100 100s43 100 100 100 100-43 100-100-43-100-100-100zM100 50c28 0 50 22 50 50s-22 50-50 50-50-22-50-50 22-50 50-50zM100 0c-57 0-100 43-100 100s43 100 100 100 100-43 100-100-43-100-100-100z">
          <text:p/>
        </draw:path>
        <draw:path draw:style-name="gr3" draw:text-style-name="P2" draw:layer="layout" svg:width="0.709cm" svg:height="0.199cm" draw:transform="rotate (-3.14159265358979) translate (4.51cm 2cm)" svg:viewBox="0 0 710 200" svg:d="M610 50c28 0 50 22 50 50s-22 50-50 50c-29 0-50-22-50-50s21-50 50-50zM610 0c-57 0-101 43-101 100s44 100 101 100 100-43 100-100-43-100-100-100zM355 50c28 0 50 22 50 50s-22 50-50 50-50-22-50-50 22-50 50-50zM355 0c-57 0-100 43-100 100s43 100 100 100 100-43 100-100-43-100-100-100zM100 50c29 0 50 22 50 50s-21 50-50 50c-28 0-50-22-50-50s22-50 50-50zM100 0c-57 0-100 43-100 100s43 100 100 100 101-43 101-100-44-100-101-100z">
          <text:p/>
        </draw:path>
        <draw:custom-shape draw:style-name="gr6" draw:text-style-name="P2" draw:layer="layout" svg:width="0.25cm" svg:height="7.01cm" draw:transform="rotate (-1.5707963267949) translate (8.11cm 8.8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0.21cm" svg:height="1.85cm" draw:transform="rotate (-1.5707963267949) translate (6.7cm 8.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0.34cm" svg:height="0.89cm" draw:transform="rotate (-1.5707963267949) translate (6.53cm 7.4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0.7cm" svg:height="0.3cm" draw:transform="rotate (-1.5707963267949) translate (6.94cm 8.01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2" draw:layer="layout" svg:width="0.71cm" svg:height="0.7cm" draw:transform="rotate (-1.5707963267949) translate (6.53cm 8.01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" draw:layer="layout" svg:width="0.1cm" svg:height="0.3cm" draw:transform="rotate (-1.5707963267949) translate (6.7cm 8.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" draw:layer="layout" svg:width="0.1cm" svg:height="0.3cm" draw:transform="rotate (-1.5707963267949) translate (6.7cm 8.4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2" draw:layer="layout" svg:width="0.51cm" svg:height="0.3cm" draw:transform="rotate (-1.5707963267949) translate (6.94cm 7.4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2" draw:layer="layout" svg:width="0.51cm" svg:height="0.7cm" draw:transform="rotate (-1.5707963267949) translate (6.56cm 7.4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" draw:layer="layout" svg:width="0.1cm" svg:height="0.3cm" draw:transform="rotate (-1.5707963267949) translate (6.7cm 7.7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" draw:layer="layout" svg:width="0.1cm" svg:height="0.3cm" draw:transform="rotate (-1.5707963267949) translate (6.7cm 7.4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6cm" svg:height="0.24cm" draw:transform="rotate (-1.5707963267949) translate (5.08cm 8.3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2" draw:layer="layout" svg:width="0.32cm" svg:height="2.9cm" draw:transform="rotate (-1.5707963267949) translate (8.1cm 7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2" draw:layer="layout" svg:width="1cm" svg:height="0.4cm" draw:transform="rotate (-1.5707963267949) translate (4.7cm 7.9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2" draw:layer="layout" svg:width="0.2cm" svg:height="7cm" draw:transform="rotate (-1.5707963267949) translate (8.1cm 1.1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2" draw:layer="layout" svg:width="8.01cm" svg:height="0.3cm" draw:transform="rotate (-1.5707963267949) translate (8.1cm 1.1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2" draw:layer="layout" svg:width="1.1cm" svg:height="0.2cm" draw:transform="rotate (-1.5707963267949) translate (5.4cm 7.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2" draw:layer="layout" svg:width="0.2cm" svg:height="1.2cm" draw:transform="rotate (-1.5707963267949) translate (5.7cm 7.9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2" draw:layer="layout" svg:width="0.2cm" svg:height="1.9cm" draw:transform="rotate (-1.5707963267949) translate (4.9cm 7.5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2" draw:layer="layout" svg:width="8.01cm" svg:height="0.3cm" draw:transform="rotate (-1.5707963267949) translate (1.4cm 1.1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2" draw:layer="layout" svg:width="1.8cm" svg:height="0.7cm" draw:transform="rotate (-1.5707963267949) translate (7.8cm 7.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2" draw:layer="layout" svg:width="0.2cm" svg:height="0.4cm" draw:transform="rotate (-1.5707963267949) translate (5.7cm 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4cm" svg:height="0.2cm" draw:transform="rotate (-1.5707963267949) translate (5.5cm 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2" draw:layer="layout" svg:width="0.2cm" svg:height="1.36cm" draw:transform="rotate (-1.5707963267949) translate (2.56cm 7.7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2" draw:layer="layout" svg:width="0.5cm" svg:height="1.6cm" draw:transform="rotate (-1.5707963267949) translate (4.1cm 8.1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6" draw:text-style-name="P2" draw:layer="layout" svg:width="0.94cm" svg:height="1.3cm" draw:transform="rotate (-1.5707963267949) translate (4.2cm 7.5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7" draw:text-style-name="P2" draw:layer="layout" svg:width="1.14cm" svg:height="1cm" draw:transform="rotate (-1.5707963267949) translate (2.3cm 7.8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8" draw:text-style-name="P2" draw:layer="layout" svg:width="0.2cm" svg:height="1.1cm" draw:transform="rotate (-1.5707963267949) translate (5.3cm 7.2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2" draw:layer="layout" svg:width="0.2cm" svg:height="1.6cm" draw:transform="rotate (-1.5707963267949) translate (4.1cm 7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2" draw:layer="layout" svg:width="0.56cm" svg:height="0.2cm" draw:transform="rotate (-1.5707963267949) translate (2.7cm 7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2" draw:layer="layout" svg:width="0.2cm" svg:height="1.32cm" draw:transform="rotate (-1.5707963267949) translate (4.76cm 6.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1" draw:text-style-name="P2" draw:layer="layout" svg:width="0.2cm" svg:height="4cm" draw:transform="rotate (-1.5707963267949) translate (6.1cm 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2" draw:text-style-name="P2" draw:layer="layout" svg:width="0.933cm" svg:height="0.991cm" draw:transform="rotate (-1.5707963267949) translate (5.29cm 6.467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3" draw:text-style-name="P2" draw:layer="layout" svg:width="0.2cm" svg:height="0.42cm" draw:transform="rotate (-1.5707963267949) translate (5.3cm 6.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4cm" svg:height="0.2cm" draw:transform="rotate (-1.5707963267949) translate (6.1cm 6.1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4cm" svg:height="0.2cm" draw:transform="rotate (-1.5707963267949) translate (2.3cm 6.1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4" draw:text-style-name="P2" draw:layer="layout" svg:width="1.233cm" svg:height="0.9cm" draw:transform="rotate (-1.5707963267949) translate (3.14cm 6.167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2cm" svg:height="0.84cm" draw:transform="rotate (-1.5707963267949) translate (4.9cm 4.0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6" draw:text-style-name="P2" draw:layer="layout" svg:width="0.2cm" svg:height="5.8cm" draw:transform="rotate (-1.5707963267949) translate (7.9cm 5.7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2" draw:layer="layout" svg:width="0.6cm" svg:height="0.2cm" draw:transform="rotate (-1.5707963267949) translate (4.9cm 5.2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8" draw:text-style-name="P2" draw:layer="layout" svg:width="1.4cm" svg:height="1.7cm" draw:transform="rotate (-1.5707963267949) translate (7.9cm 5.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9" draw:text-style-name="P2" draw:layer="layout" svg:width="0.8cm" svg:height="0.84cm" draw:transform="rotate (-1.5707963267949) translate (3.9cm 6.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0" draw:text-style-name="P2" draw:layer="layout" svg:width="1.14cm" svg:height="1.04cm" draw:transform="rotate (-1.5707963267949) translate (2.54cm 6.4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1" draw:text-style-name="P2" draw:layer="layout" svg:width="1.5cm" svg:height="0.3cm" draw:transform="rotate (-1.5707963267949) translate (2.4cm 3.6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2" draw:text-style-name="P2" draw:layer="layout" svg:width="0.7cm" svg:height="0.43cm" draw:transform="rotate (-1.5707963267949) translate (2.53cm 3.6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3" draw:text-style-name="P2" draw:layer="layout" svg:width="0.82cm" svg:height="0.23cm" draw:transform="rotate (-1.5707963267949) translate (2.51cm 4.4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4" draw:text-style-name="P2" draw:layer="layout" svg:width="0.6cm" svg:height="0.43cm" draw:transform="rotate (-1.5707963267949) translate (2.53cm 5.2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1" draw:text-style-name="P2" draw:layer="layout" svg:width="1.5cm" svg:height="0.3cm" draw:transform="rotate (-1.5707963267949) translate (5cm 3.6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5" draw:text-style-name="P2" draw:layer="layout" svg:width="0.7cm" svg:height="0.83cm" draw:transform="rotate (-1.5707963267949) translate (5.13cm 3.6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6" draw:text-style-name="P2" draw:layer="layout" svg:width="1.32cm" svg:height="0.23cm" draw:transform="rotate (-1.5707963267949) translate (5.11cm 4.4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7" draw:text-style-name="P2" draw:layer="layout" svg:width="1.55cm" svg:height="0.6cm" draw:transform="rotate (-1.5707963267949) translate (3.74cm 3.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7" draw:text-style-name="P2" draw:layer="layout" svg:width="1.55cm" svg:height="0.6cm" draw:transform="rotate (-1.5707963267949) translate (6.34cm 3.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8" draw:text-style-name="P2" draw:layer="layout" svg:width="0.2cm" svg:height="1.4cm" draw:transform="rotate (-1.5707963267949) translate (4.1cm 5.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9" draw:text-style-name="P2" draw:layer="layout" svg:width="1cm" svg:height="0.2cm" draw:transform="rotate (-1.5707963267949) translate (4.1cm 4.4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5cm" svg:height="0.2cm" draw:transform="rotate (-1.5707963267949) translate (2.9cm 5.0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8" draw:text-style-name="P2" draw:layer="layout" svg:width="0.2cm" svg:height="1.4cm" draw:transform="rotate (-1.5707963267949) translate (6.7cm 5.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9" draw:text-style-name="P2" draw:layer="layout" svg:width="1cm" svg:height="0.2cm" draw:transform="rotate (-1.5707963267949) translate (6.7cm 4.4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5cm" svg:height="0.2cm" draw:transform="rotate (-1.5707963267949) translate (5.5cm 5.0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0" draw:text-style-name="P2" draw:layer="layout" svg:width="0.2cm" svg:height="1.24cm" draw:transform="rotate (-1.5707963267949) translate (7.9cm 4.0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1" draw:text-style-name="P2" draw:layer="layout" svg:width="1.809cm" svg:height="1.1cm" draw:transform="rotate (-1.5707963267949) translate (7.9cm 4.091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2" draw:text-style-name="P2" draw:layer="layout" svg:width="1.7cm" svg:height="0.52cm" draw:transform="rotate (-1.5707963267949) translate (4.72cm 4.1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8cm" svg:height="0.2cm" draw:transform="rotate (-1.5707963267949) translate (2.95cm 3.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8cm" svg:height="0.2cm" draw:transform="rotate (-1.5707963267949) translate (5.55cm 3.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4cm" svg:height="0.2cm" draw:transform="rotate (-1.5707963267949) translate (7.46cm 3.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2" draw:layer="layout" svg:width="0.2cm" svg:height="1.9cm" draw:transform="rotate (-1.5707963267949) translate (7.4cm 3.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2" draw:layer="layout" svg:width="0.6cm" svg:height="0.16cm" draw:transform="rotate (-1.5707963267949) translate (7.44cm 1.9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3" draw:text-style-name="P2" draw:layer="layout" svg:width="1.22cm" svg:height="0.15cm" draw:transform="rotate (-1.5707963267949) translate (7.19cm 1.9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4" draw:text-style-name="P2" draw:layer="layout" svg:width="0.2cm" svg:height="2.74cm" draw:transform="rotate (-1.5707963267949) translate (7.16cm 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8cm" svg:height="0.2cm" draw:transform="rotate (-1.5707963267949) translate (4.62cm 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5" draw:text-style-name="P2" draw:layer="layout" svg:width="1.54cm" svg:height="0.58cm" draw:transform="rotate (-1.5707963267949) translate (2.18cm 1.9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6" draw:text-style-name="P2" draw:layer="layout" svg:width="0.2cm" svg:height="1cm" draw:transform="rotate (-1.5707963267949) translate (3.9cm 1.8cm)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1.469cm" svg:height="0.199cm" svg:x="5.5cm" svg:y="2.7cm" svg:viewBox="0 0 1470 200" svg:d="M1370 50c28 0 50 22 50 50s-22 50-50 50-50-22-50-50 22-50 50-50zM1370 0c-57 0-100 43-100 100s43 100 100 100 100-43 100-100-43-100-100-100zM1116 50c28 0 50 22 50 50s-22 50-50 50-50-22-50-50 22-50 50-50zM1116 0c-57 0-100 43-100 100s43 100 100 100 100-43 100-100-43-100-100-100zM862 50c28 0 50 22 50 50s-22 50-50 50-50-22-50-50 22-50 50-50zM862 0c-57 0-100 43-100 100s43 100 100 100 100-43 100-100-43-100-100-100zM608 50c28 0 50 22 50 50s-22 50-50 50-50-22-50-50 22-50 50-50zM608 0c-57 0-100 43-100 100s43 100 100 100 100-43 100-100-43-100-100-100zM354 50c28 0 50 22 50 50s-22 50-50 50-50-22-50-50 22-50 50-50zM354 0c-57 0-100 43-100 100s43 100 100 100 100-43 100-100-43-100-100-100zM100 50c28 0 50 22 50 50s-22 50-50 50-50-22-50-50 22-50 50-50zM100 0c-57 0-100 43-100 100s43 100 100 100 100-43 100-100-43-100-100-100z">
          <text:p/>
        </draw:path>
        <draw:custom-shape draw:style-name="gr57" draw:text-style-name="P2" draw:layer="layout" svg:width="5.2cm" svg:height="0.5cm" draw:transform="rotate (-1.5707963267949) translate (2cm 1.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8" draw:text-style-name="P2" draw:layer="layout" svg:width="0.7cm" svg:height="0.22cm" draw:transform="rotate (-1.5707963267949) translate (2.12cm 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9" draw:text-style-name="P2" draw:layer="layout" svg:width="0.2cm" svg:height="0.7cm" draw:transform="rotate (-1.5707963267949) translate (3.5cm 3.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0" draw:text-style-name="P2" draw:layer="layout" svg:width="0.8cm" svg:height="0.16cm" draw:transform="rotate (-1.5707963267949) translate (6.94cm 1.9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0" draw:text-style-name="P2" draw:layer="layout" svg:width="0.8cm" svg:height="0.16cm" draw:transform="rotate (-1.5707963267949) translate (6.7cm 1.9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0" draw:text-style-name="P2" draw:layer="layout" svg:width="0.8cm" svg:height="0.16cm" draw:transform="rotate (-1.5707963267949) translate (6.44cm 1.9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0" draw:text-style-name="P2" draw:layer="layout" svg:width="0.8cm" svg:height="0.16cm" draw:transform="rotate (-1.5707963267949) translate (6.18cm 1.9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1" draw:text-style-name="P2" draw:layer="layout" svg:width="0.64cm" svg:height="0.18cm" draw:transform="rotate (-1.5707963267949) translate (2.44cm 1.2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2" draw:layer="layout" svg:width="0.2cm" svg:height="1.6cm" draw:transform="rotate (-1.5707963267949) translate (4.2cm 1.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8cm" svg:height="0.18cm" draw:transform="rotate (-1.5707963267949) translate (2.7cm 1.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2" draw:text-style-name="P2" draw:layer="layout" svg:width="0.64cm" svg:height="1.48cm" draw:transform="rotate (-1.5707963267949) translate (5.8cm 1.2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2cm" svg:height="0.16cm" draw:transform="rotate (-1.5707963267949) translate (4.24cm 1.5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3" draw:text-style-name="P2" draw:layer="layout" svg:width="1.56cm" svg:height="0.18cm" draw:transform="rotate (-1.5707963267949) translate (5.94cm 1.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4" draw:text-style-name="P2" draw:layer="layout" svg:width="0.9cm" svg:height="0.16cm" draw:transform="rotate (-1.5707963267949) translate (4.22cm 1.9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5" draw:text-style-name="P2" draw:layer="layout" svg:width="0.2cm" svg:height="1.5cm" draw:transform="rotate (-1.5707963267949) translate (5.56cm 2.7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2" draw:text-style-name="P2" draw:layer="layout" svg:width="0.64cm" svg:height="1.48cm" draw:transform="rotate (-1.5707963267949) translate (5.6cm 2.1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6" draw:text-style-name="P2" draw:layer="layout" svg:width="0.44cm" svg:height="0.58cm" draw:transform="rotate (-1.5707963267949) translate (2.2cm 1.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7" draw:text-style-name="P2" draw:layer="layout" svg:width="0.94cm" svg:height="2.3cm" draw:transform="rotate (-1.5707963267949) translate (3.9cm 2.1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8" draw:text-style-name="P2" draw:layer="layout" svg:width="0.44cm" svg:height="2.3cm" draw:transform="rotate (-1.5707963267949) translate (8cm 1.2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9" draw:text-style-name="P2" draw:layer="layout" svg:width="2.9cm" svg:height="0.3cm" draw:transform="rotate (-1.5707963267949) translate (7.9cm 1.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0" draw:text-style-name="P2" draw:layer="layout" svg:width="0.5cm" svg:height="0.64cm" draw:transform="rotate (-1.5707963267949) translate (7.14cm 3.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1" draw:text-style-name="P2" draw:layer="layout" svg:width="0.8cm" svg:height="0.4cm" draw:transform="rotate (-1.5707963267949) translate (4.3cm 3.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2" draw:text-style-name="P2" draw:layer="layout" svg:width="0.94cm" svg:height="0.8cm" draw:transform="rotate (-1.5707963267949) translate (5.8cm 6.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3" draw:text-style-name="P2" draw:layer="layout" svg:width="0.54cm" svg:height="0.8cm" draw:transform="rotate (-1.5707963267949) translate (6.5cm 6.6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4" draw:text-style-name="P2" draw:layer="layout" svg:width="0.4cm" svg:height="0.6cm" draw:transform="rotate (-1.5707963267949) translate (5.18cm 3.1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2" draw:layer="layout" svg:width="0.6cm" svg:height="0.2cm" draw:transform="rotate (-1.5707963267949) translate (3.2cm 3.7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2" draw:layer="layout" svg:width="0.6cm" svg:height="0.2cm" draw:transform="rotate (-1.5707963267949) translate (5.82cm 3.7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2" draw:text-style-name="P2" draw:layer="layout" svg:width="0.94cm" svg:height="0.8cm" draw:transform="rotate (-1.5707963267949) translate (2.5cm 2.5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5" draw:text-style-name="P3" draw:layer="layout" svg:width="5.72cm" svg:height="3cm" draw:transform="rotate (-1.5707963267949) translate (4.1cm 9.2cm)">
          <text:p/>
          <draw:enhanced-geometry svg:viewBox="0 0 21600 21600" draw:mirror-horizontal="true" draw:type="rectangle" draw:enhanced-path="M 0 0 L 21600 0 21600 21600 0 21600 0 0 Z N"/>
        </draw:custom-shape>
        <draw:path draw:style-name="gr5" draw:text-style-name="P2" draw:layer="layout" svg:width="1.489cm" svg:height="0.219cm" draw:transform="rotate (-3.14159265358979) translate (3.8cm 14.7cm)" svg:viewBox="0 0 1490 220" svg:d="M110 70c-23 0-40 17-40 40s17 40 40 40 40-17 40-40-17-40-40-40zM110 0c62 0 110 48 110 110s-48 110-110 110-110-48-110-110 48-110 110-110zM364 70c-23 0-40 17-40 40s17 40 40 40 40-17 40-40-17-40-40-40zM364 0c62 0 110 48 110 110s-48 110-110 110-110-48-110-110 48-110 110-110zM618 70c-23 0-40 17-40 40s17 40 40 40 40-17 40-40-17-40-40-40zM618 0c62 0 110 48 110 110s-48 110-110 110-110-48-110-110 48-110 110-110zM872 70c-23 0-40 17-40 40s17 40 40 40 40-17 40-40-17-40-40-40zM872 0c62 0 110 48 110 110s-48 110-110 110-110-48-110-110 48-110 110-110zM1126 70c-23 0-40 17-40 40s17 40 40 40 40-17 40-40-17-40-40-40zM1126 0c62 0 110 48 110 110s-48 110-110 110-110-48-110-110 48-110 110-110zM1380 70c-23 0-40 17-40 40s17 40 40 40 40-17 40-40-17-40-40-40zM1380 0c62 0 110 48 110 110s-48 110-110 110-110-48-110-110 48-110 110-110z">
          <text:p/>
        </draw:path>
        <draw:path draw:style-name="gr5" draw:text-style-name="P2" draw:layer="layout" svg:width="0.479cm" svg:height="0.219cm" svg:x="1.66cm" svg:y="14.48cm" svg:viewBox="0 0 480 220" svg:d="M369 70c23 0 40 17 40 40s-17 40-40 40-41-17-41-40 18-40 41-40zM369 0c-63 0-112 48-112 110s49 110 112 110 111-48 111-110-48-110-111-110zM111 70c23 0 41 17 41 40s-18 40-41 40-40-17-40-40 17-40 40-40zM111 0c-63 0-111 48-111 110s48 110 111 110 112-48 112-110-49-110-112-110z">
          <text:p/>
        </draw:path>
        <draw:path draw:style-name="gr5" draw:text-style-name="P2" draw:layer="layout" svg:width="1.489cm" svg:height="0.219cm" draw:transform="rotate (-3.14159265358979) translate (3.8cm 13.82cm)" svg:viewBox="0 0 1490 220" svg:d="M110 70c-23 0-40 17-40 40s17 40 40 40 40-17 40-40-17-40-40-40zM110 0c62 0 110 48 110 110s-48 110-110 110-110-48-110-110 48-110 110-110zM364 70c-23 0-40 17-40 40s17 40 40 40 40-17 40-40-17-40-40-40zM364 0c62 0 110 48 110 110s-48 110-110 110-110-48-110-110 48-110 110-110zM618 70c-23 0-40 17-40 40s17 40 40 40 40-17 40-40-17-40-40-40zM618 0c62 0 110 48 110 110s-48 110-110 110-110-48-110-110 48-110 110-110zM872 70c-23 0-40 17-40 40s17 40 40 40 40-17 40-40-17-40-40-40zM872 0c62 0 110 48 110 110s-48 110-110 110-110-48-110-110 48-110 110-110zM1126 70c-23 0-40 17-40 40s17 40 40 40 40-17 40-40-17-40-40-40zM1126 0c62 0 110 48 110 110s-48 110-110 110-110-48-110-110 48-110 110-110zM1380 70c-23 0-40 17-40 40s17 40 40 40 40-17 40-40-17-40-40-40zM1380 0c62 0 110 48 110 110s-48 110-110 110-110-48-110-110 48-110 110-110z">
          <text:p/>
        </draw:path>
        <draw:path draw:style-name="gr5" draw:text-style-name="P2" draw:layer="layout" svg:width="0.979cm" svg:height="0.219cm" svg:x="1.56cm" svg:y="11.1cm" svg:viewBox="0 0 980 220" svg:d="M870 70c23 0 40 17 40 40s-17 40-40 40c-22 0-40-17-40-40s18-40 40-40zM870 0c-62 0-110 48-110 110s48 110 110 110 110-48 110-110-48-110-110-110zM617 70c22 0 40 17 40 40s-18 40-40 40c-23 0-40-17-40-40s17-40 40-40zM617 0c-62 0-110 48-110 110s48 110 110 110 110-48 110-110-48-110-110-110zM363 70c23 0 40 17 40 40s-17 40-40 40c-22 0-40-17-40-40s18-40 40-40zM363 0c-62 0-110 48-110 110s48 110 110 110 110-48 110-110-48-110-110-110zM110 70c22 0 40 17 40 40s-18 40-40 40c-23 0-40-17-40-40s17-40 40-40zM110 0c-62 0-110 48-110 110s48 110 110 110 110-48 110-110-48-110-110-110z">
          <text:p/>
        </draw:path>
        <draw:custom-shape draw:style-name="gr76" draw:text-style-name="P2" draw:layer="layout" svg:width="1.8cm" svg:height="0.15cm" draw:transform="rotate (-1.5707963267949) translate (3cm 9.7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7" draw:text-style-name="P2" draw:layer="layout" svg:width="1.44cm" svg:height="0.16cm" draw:transform="rotate (-1.5707963267949) translate (2.26cm 9.7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8" draw:text-style-name="P2" draw:layer="layout" svg:width="0.85cm" svg:height="0.15cm" draw:transform="rotate (-1.5707963267949) translate (1.99cm 10.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7" draw:text-style-name="P2" draw:layer="layout" svg:width="1.44cm" svg:height="0.16cm" draw:transform="rotate (-1.5707963267949) translate (2.5cm 9.7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7" draw:text-style-name="P2" draw:layer="layout" svg:width="1.44cm" svg:height="0.16cm" draw:transform="rotate (-1.5707963267949) translate (2.26cm 9.7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cm" svg:height="0.15cm" draw:transform="rotate (-1.5707963267949) translate (1.75cm 11.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9" draw:text-style-name="P2" draw:layer="layout" svg:width="0.78cm" svg:height="0.15cm" draw:transform="rotate (-1.5707963267949) translate (3.76cm 13.7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8" draw:text-style-name="P2" draw:layer="layout" svg:width="0.85cm" svg:height="0.15cm" draw:transform="rotate (-1.5707963267949) translate (1.74cm 9.7cm)">
          <text:p/>
          <draw:enhanced-geometry svg:viewBox="0 0 21600 21600" draw:mirror-horizontal="true" draw:type="rectangle" draw:enhanced-path="M 0 0 L 21600 0 21600 21600 0 21600 0 0 Z N"/>
        </draw:custom-shape>
        <draw:path draw:style-name="gr5" draw:text-style-name="P2" draw:layer="layout" svg:width="1.999cm" svg:height="0.219cm" svg:x="1.3cm" svg:y="9.52cm" svg:viewBox="0 0 2000 220" svg:d="M1890 70c23 0 40 17 40 40s-17 40-40 40-40-17-40-40 17-40 40-40zM1890 0c-62 0-110 48-110 110s48 110 110 110 110-48 110-110-48-110-110-110zM1636 70c22 0 40 17 40 40s-18 40-40 40c-23 0-40-17-40-40s17-40 40-40zM1636 0c-63 0-110 48-110 110s47 110 110 110c62 0 110-48 110-110s-48-110-110-110zM1381 70c23 0 40 17 40 40s-17 40-40 40c-22 0-40-17-40-40s18-40 40-40zM1381 0c-62 0-110 48-110 110s48 110 110 110c63 0 110-48 110-110s-47-110-110-110zM1127 70c23 0 40 17 40 40s-17 40-40 40-40-17-40-40 17-40 40-40zM1127 0c-62 0-110 48-110 110s48 110 110 110 110-48 110-110-48-110-110-110zM873 70c23 0 40 17 40 40s-17 40-40 40-40-17-40-40 17-40 40-40zM873 0c-62 0-110 48-110 110s48 110 110 110 110-48 110-110-48-110-110-110zM619 70c22 0 40 17 40 40s-18 40-40 40c-23 0-40-17-40-40s17-40 40-40zM619 0c-63 0-110 48-110 110s47 110 110 110c62 0 110-48 110-110s-48-110-110-110zM364 70c23 0 40 17 40 40s-17 40-40 40c-22 0-40-17-40-40s18-40 40-40zM364 0c-62 0-110 48-110 110s48 110 110 110c63 0 110-48 110-110s-47-110-110-110zM110 70c23 0 40 17 40 40s-17 40-40 40-40-17-40-40 17-40 40-40zM110 0c-62 0-110 48-110 110s48 110 110 110 110-48 110-110-48-110-110-110z">
          <text:p/>
        </draw:path>
        <draw:custom-shape draw:style-name="gr48" draw:text-style-name="P2" draw:layer="layout" svg:width="0.2cm" svg:height="1.4cm" draw:transform="rotate (-1.5707963267949) translate (3cm 11.4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0" draw:text-style-name="P2" draw:layer="layout" svg:width="0.7cm" svg:height="0.38cm" draw:transform="rotate (-1.5707963267949) translate (1.97cm 10.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9" draw:text-style-name="P2" draw:layer="layout" svg:width="0.78cm" svg:height="0.15cm" draw:transform="rotate (-1.5707963267949) translate (3.51cm 13.7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9" draw:text-style-name="P2" draw:layer="layout" svg:width="0.78cm" svg:height="0.15cm" draw:transform="rotate (-1.5707963267949) translate (3.26cm 13.7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4" draw:text-style-name="P2" draw:layer="layout" svg:width="0.9cm" svg:height="0.15cm" draw:transform="rotate (-1.5707963267949) translate (2.1cm 13.6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1" draw:text-style-name="P2" draw:layer="layout" svg:width="0.18cm" svg:height="0.41cm" draw:transform="rotate (-1.5707963267949) translate (2.36cm 13.6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5cm" svg:height="0.15cm" draw:transform="rotate (-1.5707963267949) translate (3cm 13.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cm" svg:height="0.15cm" draw:transform="rotate (-1.5707963267949) translate (2.75cm 13.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5cm" svg:height="0.15cm" draw:transform="rotate (-1.5707963267949) translate (2.5cm 1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2cm" svg:height="0.15cm" draw:transform="rotate (-1.5707963267949) translate (2.75cm 14.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2" draw:layer="layout" svg:width="0.2cm" svg:height="0.4cm" draw:transform="rotate (-1.5707963267949) translate (3cm 14.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2" draw:layer="layout" svg:width="0.2cm" svg:height="0.4cm" draw:transform="rotate (-1.5707963267949) translate (2.753cm 13.92cm)">
          <text:p/>
          <draw:enhanced-geometry svg:viewBox="0 0 21600 21600" draw:mirror-horizontal="true" draw:type="rectangle" draw:enhanced-path="M 0 0 L 21600 0 21600 21600 0 21600 0 0 Z N"/>
        </draw:custom-shape>
        <draw:path draw:style-name="gr82" draw:text-style-name="P2" draw:layer="layout" svg:width="3.299cm" svg:height="0.999cm" draw:transform="rotate (1.5707963267949) translate (3.1cm 13.3cm)" svg:viewBox="0 0 3300 1000" svg:d="M2150 500c28 0 50 22 50 50s-22 50-50 50-50-22-50-50 22-50 50-50zM3300 1000v-1000h-3300v1000z">
          <text:p/>
        </draw:path>
        <draw:custom-shape draw:style-name="gr83" draw:text-style-name="P2" draw:layer="layout" svg:width="0.5cm" svg:height="0.38cm" draw:transform="rotate (-1.5707963267949) translate (2.22cm 9.7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2" draw:layer="layout" svg:width="0.6cm" svg:height="0.15cm" draw:transform="rotate (-1.5707963267949) translate (2.13cm 9.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4" draw:text-style-name="P2" draw:layer="layout" svg:width="0.2cm" svg:height="3cm" draw:transform="rotate (-1.5707963267949) translate (4.1cm 9.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4" draw:text-style-name="P2" draw:layer="layout" svg:width="0.16cm" svg:height="3cm" draw:transform="rotate (-1.5707963267949) translate (4.1cm 14.7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4" draw:text-style-name="P2" draw:layer="layout" svg:width="0.2cm" svg:height="3cm" draw:transform="rotate (-1.5707963267949) translate (4.1cm 9.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5" draw:text-style-name="P2" draw:layer="layout" svg:width="5.72cm" svg:height="0.15cm" draw:transform="rotate (-1.5707963267949) translate (1.25cm 9.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6" draw:text-style-name="P2" draw:layer="layout" svg:width="1.36cm" svg:height="0.38cm" draw:transform="rotate (-1.5707963267949) translate (2.8cm 9.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7" draw:text-style-name="P2" draw:layer="layout" svg:width="1.14cm" svg:height="0.38cm" draw:transform="rotate (-1.5707963267949) translate (1.74cm 9.8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9" draw:text-style-name="P2" draw:layer="layout" svg:width="0.46cm" svg:height="0.7cm" draw:transform="rotate (-1.5707963267949) translate (4.1cm 9.3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8" draw:text-style-name="P2" draw:layer="layout" svg:width="3cm" svg:height="0.15cm" draw:transform="rotate (-1.5707963267949) translate (1.51cm 9.9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9" draw:text-style-name="P2" draw:layer="layout" svg:width="1.1cm" svg:height="1.5cm" draw:transform="rotate (-1.5707963267949) translate (3cm 11.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0" draw:text-style-name="P2" draw:layer="layout" svg:width="1.4cm" svg:height="0.2cm" draw:transform="rotate (-1.5707963267949) translate (4.1cm 13.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1" draw:text-style-name="P2" draw:layer="layout" svg:width="1.8cm" svg:height="0.3cm" draw:transform="rotate (-1.5707963267949) translate (1.5cm 1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2" draw:text-style-name="P2" draw:layer="layout" svg:width="1.3cm" svg:height="0.36cm" draw:transform="rotate (-1.5707963267949) translate (1.86cm 1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5" draw:text-style-name="P2" draw:layer="layout" svg:width="0.5cm" svg:height="1.5cm" draw:transform="rotate (-1.5707963267949) translate (3cm 1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3" draw:text-style-name="P2" draw:layer="layout" svg:width="0.12cm" svg:height="1.3cm" draw:transform="rotate (-1.5707963267949) translate (4.1cm 13.3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4" draw:text-style-name="P3" draw:layer="layout" svg:width="4.19cm" svg:height="3.2cm" svg:x="8.39cm" svg:y="1.1cm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1.599cm" svg:height="1.399cm" draw:transform="rotate (-1.5707963267949) translate (11.18cm 2.5cm)" svg:viewBox="0 0 1600 1400" svg:d="M1500 50c28 0 50 22 50 50s-22 50-50 50-50-22-50-50 22-50 50-50zM1500 0c-57 0-100 43-100 100s43 100 100 100 100-43 100-100-43-100-100-100zM1500 1250c28 0 50 22 50 50s-22 50-50 50-50-22-50-50 22-50 50-50zM1500 1200c-57 0-100 43-100 100s43 100 100 100 100-43 100-100-43-100-100-100zM300 50c28 0 50 22 50 50s-22 50-50 50-50-22-50-50 22-50 50-50zM300 0c-57 0-100 43-100 100s43 100 100 100 100-43 100-100-43-100-100-100zM300 1250c28 0 50 22 50 50s-22 50-50 50-50-22-50-50 22-50 50-50zM300 1200c-57 0-100 43-100 100s43 100 100 100 100-43 100-100-43-100-100-100zM100 650c28 0 50 22 50 50s-22 50-50 50-50-22-50-50 22-50 50-50zM100 600c-57 0-100 43-100 100s43 100 100 100 100-43 100-100-43-100-100-100z">
          <text:p/>
        </draw:path>
        <draw:path draw:style-name="gr3" draw:text-style-name="P2" draw:layer="layout" svg:width="0.459cm" svg:height="0.199cm" draw:transform="rotate (-1.5707963267949) translate (11.88cm 2.44cm)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3" draw:text-style-name="P2" draw:layer="layout" svg:width="0.459cm" svg:height="0.199cm" svg:x="9.82cm" svg:y="1.4cm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95" draw:text-style-name="P2" draw:layer="layout" svg:width="1.099cm" svg:height="0.499cm" svg:x="10.58cm" svg:y="1.1cm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draw:transform="rotate (-1.5707963267949) translate (12.58cm 1.1cm)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draw:transform="rotate (-1.5707963267949) translate (12.58cm 3.2cm)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draw:transform="rotate (1.5707963267949) translate (8.39cm 2.2cm)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draw:transform="rotate (1.5707963267949) translate (8.39cm 4.3cm)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3" draw:text-style-name="P2" draw:layer="layout" svg:width="0.459cm" svg:height="0.199cm" draw:transform="rotate (-1.5707963267949) translate (9.18cm 2.44cm)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3" draw:text-style-name="P2" draw:layer="layout" svg:width="0.459cm" svg:height="0.199cm" svg:x="9.12cm" svg:y="1.4cm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3" draw:text-style-name="P2" draw:layer="layout" svg:width="0.709cm" svg:height="0.199cm" svg:x="9.27cm" svg:y="2.1cm" svg:viewBox="0 0 710 200" svg:d="M610 50c28 0 50 22 50 50s-22 50-50 50c-29 0-50-22-50-50s21-50 50-50zM610 0c-57 0-101 43-101 100s44 100 101 100 100-43 100-100-43-100-100-100zM355 50c28 0 50 22 50 50s-22 50-50 50-50-22-50-50 22-50 50-50zM355 0c-57 0-100 43-100 100s43 100 100 100 100-43 100-100-43-100-100-100zM100 50c29 0 50 22 50 50s-21 50-50 50c-28 0-50-22-50-50s22-50 50-50zM100 0c-57 0-100 43-100 100s43 100 100 100 101-43 101-100-44-100-101-100z">
          <text:p/>
        </draw:path>
        <draw:custom-shape draw:style-name="gr96" draw:text-style-name="P2" draw:layer="layout" svg:width="3.4cm" svg:height="0.16cm" svg:x="8.78cm" svg:y="4.1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2cm" svg:height="0.84cm" svg:x="12.38cm" svg:y="2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7" draw:text-style-name="P2" draw:layer="layout" svg:width="0.96cm" svg:height="0.3cm" svg:x="8.88cm" svg:y="3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8" draw:text-style-name="P2" draw:layer="layout" svg:width="1.3cm" svg:height="0.13cm" svg:x="11.28cm" svg:y="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2cm" svg:height="0.84cm" svg:x="8.38cm" svg:y="2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9" draw:text-style-name="P2" draw:layer="layout" svg:width="0.79cm" svg:height="0.13cm" svg:x="8.38cm" svg:y="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1cm" svg:height="0.84cm" svg:x="11.28cm" svg:y="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2cm" svg:height="0.84cm" svg:x="8.98cm" svg:y="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0" draw:text-style-name="P2" draw:layer="layout" svg:width="2.2cm" svg:height="0.2cm" svg:x="9.18cm" svg:y="3.6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1" draw:text-style-name="P2" draw:layer="layout" svg:width="0.2cm" svg:height="0.28cm" svg:x="10.98cm" svg:y="3.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4cm" svg:height="0.2cm" svg:x="11.14cm" svg:y="3.8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2" draw:text-style-name="P2" draw:layer="layout" svg:width="0.84cm" svg:height="0.2cm" svg:x="10.19cm" svg:y="3.8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3" draw:text-style-name="P2" draw:layer="layout" svg:width="0.2cm" svg:height="1.47cm" svg:x="10.38cm" svg:y="1.1cm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svg:x="10.08cm" svg:y="2.1cm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svg:x="10.98cm" svg:y="2.1cm" svg:viewBox="0 0 200 200" svg:d="M100 50c28 0 50 22 50 50s-22 50-50 50-50-22-50-50 22-50 50-50zM100 0c-57 0-100 43-100 100s43 100 100 100 100-43 100-100-43-100-100-100z">
          <text:p/>
        </draw:path>
        <draw:custom-shape draw:style-name="gr14" draw:text-style-name="P2" draw:layer="layout" svg:width="0.36cm" svg:height="0.16cm" svg:x="9.52cm" svg:y="1.42cm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svg:x="10.08cm" svg:y="1.76cm" svg:viewBox="0 0 200 200" svg:d="M100 50c28 0 50 22 50 50s-22 50-50 50-50-22-50-50 22-50 50-50zM100 0c-57 0-100 43-100 100s43 100 100 100 100-43 100-100-43-100-100-100z">
          <text:p/>
        </draw:path>
        <draw:custom-shape draw:style-name="gr58" draw:text-style-name="P2" draw:layer="layout" svg:width="0.7cm" svg:height="0.14cm" svg:x="11.02cm" svg:y="2.4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cm" svg:height="0.15cm" svg:x="9.93cm" svg:y="2.12cm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svg:x="9.52cm" svg:y="1.76cm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svg:x="10.08cm" svg:y="1.76cm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svg:x="10.08cm" svg:y="1.76cm" svg:viewBox="0 0 200 200" svg:d="M100 50c28 0 50 22 50 50s-22 50-50 50-50-22-50-50 22-50 50-50zM100 0c-57 0-100 43-100 100s43 100 100 100 100-43 100-100-43-100-100-100z">
          <text:p/>
        </draw:path>
        <draw:custom-shape draw:style-name="gr11" draw:text-style-name="P2" draw:layer="layout" svg:width="0.2cm" svg:height="0.3cm" svg:x="10.08cm" svg:y="1.5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" draw:layer="layout" svg:width="0.2cm" svg:height="0.3cm" svg:x="9.52cm" svg:y="1.8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4" draw:text-style-name="P2" draw:layer="layout" svg:width="0.5cm" svg:height="0.52cm" svg:x="9.78cm" svg:y="2.24cm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459cm" svg:height="0.199cm" draw:transform="rotate (-1.5707963267949) translate (9.62cm 3.1cm)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custom-shape draw:style-name="gr93" draw:text-style-name="P2" draw:layer="layout" svg:width="0.2cm" svg:height="1.3cm" svg:x="8.98cm" svg:y="1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6cm" svg:height="0.15cm" svg:x="8.68cm" svg:y="2.7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6cm" svg:height="0.15cm" svg:x="8.68cm" svg:y="2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4" draw:text-style-name="P2" draw:layer="layout" svg:width="0.2cm" svg:height="0.6cm" svg:x="8.68cm" svg:y="2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5" draw:text-style-name="P2" draw:layer="layout" svg:width="0.2cm" svg:height="0.54cm" svg:x="10.98cm" svg:y="2.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9" draw:text-style-name="P2" draw:layer="layout" svg:width="1cm" svg:height="0.14cm" svg:x="11.28cm" svg:y="2.2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46cm" svg:height="0.16cm" svg:x="11.82cm" svg:y="2.7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8" draw:text-style-name="P2" draw:layer="layout" svg:width="0.2cm" svg:height="1.4cm" svg:x="10.68cm" svg:y="1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0.7cm" svg:height="0.3cm" svg:x="10.68cm" svg:y="1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5" draw:text-style-name="P2" draw:layer="layout" svg:width="0.2cm" svg:height="0.54cm" svg:x="12.08cm" svg:y="2.2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8" draw:text-style-name="P2" draw:layer="layout" svg:width="0.16cm" svg:height="1.1cm" svg:x="9.22cm" svg:y="2.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6" draw:text-style-name="P2" draw:layer="layout" svg:width="1.6cm" svg:height="0.22cm" svg:x="9.58cm" svg:y="3.3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0" draw:text-style-name="P2" draw:layer="layout" svg:width="0.2cm" svg:height="0.64cm" svg:x="10.98cm" svg:y="2.8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cm" svg:height="0.2cm" svg:x="9.28cm" svg:y="3.3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cm" svg:height="0.14cm" svg:x="9.08cm" svg:y="2.46cm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svg:x="9.66cm" svg:y="2.32cm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svg:x="9.42cm" svg:y="2.84cm" svg:viewBox="0 0 200 200" svg:d="M100 50c28 0 50 22 50 50s-22 50-50 50-50-22-50-50 22-50 50-50zM100 0c-57 0-100 43-100 100s43 100 100 100 100-43 100-100-43-100-100-100z">
          <text:p/>
        </draw:path>
        <draw:custom-shape draw:style-name="gr14" draw:text-style-name="P2" draw:layer="layout" svg:width="0.2cm" svg:height="0.15cm" svg:x="9.12cm" svg:y="2.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16cm" svg:height="0.2cm" svg:x="9.44cm" svg:y="2.9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7" draw:text-style-name="P2" draw:layer="layout" svg:width="1.24cm" svg:height="0.28cm" svg:x="9.64cm" svg:y="2.9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5" draw:text-style-name="P2" draw:layer="layout" svg:width="0.1cm" svg:height="0.54cm" svg:x="9.64cm" svg:y="2.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6cm" svg:height="0.15cm" svg:x="9.46cm" svg:y="2.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5cm" svg:height="0.15cm" svg:x="9.15cm" svg:y="2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3" draw:text-style-name="P2" draw:layer="layout" svg:width="0.18cm" svg:height="0.38cm" svg:x="9.44cm" svg:y="2.3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2" draw:layer="layout" svg:width="0.44cm" svg:height="0.4cm" svg:x="11.14cm" svg:y="2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8" draw:text-style-name="P2" draw:layer="layout" svg:width="1.3cm" svg:height="0.24cm" svg:x="8.98cm" svg:y="1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4cm" svg:height="0.15cm" draw:transform="rotate (0.785398163397448) translate (9.364cm 2.39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0.7cm" svg:height="0.3cm" svg:x="10.08cm" svg:y="2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8" draw:text-style-name="P2" draw:layer="layout" svg:width="0.4cm" svg:height="0.44cm" svg:x="9.04cm" svg:y="1.7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9" draw:text-style-name="P2" draw:layer="layout" svg:width="0.24cm" svg:height="0.48cm" svg:x="9.78cm" svg:y="1.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9" draw:text-style-name="P2" draw:layer="layout" svg:width="0.2cm" svg:height="0.7cm" svg:x="11.24cm" svg:y="1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7" draw:text-style-name="P2" draw:layer="layout" svg:width="0.56cm" svg:height="0.56cm" svg:x="11.48cm" svg:y="1.64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18" draw:text-style-name="P4" draw:layer="layout" svg:width="0.5cm" svg:height="0.5cm" svg:x="11.51cm" svg:y="1.6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path draw:style-name="gr3" draw:text-style-name="P2" draw:layer="layout" svg:width="0.199cm" svg:height="0.199cm" svg:x="11.66cm" svg:y="1.82cm" svg:viewBox="0 0 200 200" svg:d="M100 50c28 0 50 22 50 50s-22 50-50 50-50-22-50-50 22-50 50-50zM100 0c-57 0-100 43-100 100s43 100 100 100 100-43 100-100-43-100-100-100z">
          <text:p/>
        </draw:path>
        <draw:custom-shape draw:style-name="gr117" draw:text-style-name="P2" draw:layer="layout" svg:width="0.56cm" svg:height="0.56cm" svg:x="11.45cm" svg:y="3.3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18" draw:text-style-name="P4" draw:layer="layout" svg:width="0.5cm" svg:height="0.5cm" svg:x="11.48cm" svg:y="3.3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path draw:style-name="gr3" draw:text-style-name="P2" draw:layer="layout" svg:width="0.199cm" svg:height="0.199cm" svg:x="11.63cm" svg:y="3.54cm" svg:viewBox="0 0 200 200" svg:d="M100 50c28 0 50 22 50 50s-22 50-50 50-50-22-50-50 22-50 50-50zM100 0c-57 0-100 43-100 100s43 100 100 100 100-43 100-100-43-100-100-100z">
          <text:p/>
        </draw:path>
        <draw:custom-shape draw:style-name="gr112" draw:text-style-name="P2" draw:layer="layout" svg:width="0.3cm" svg:height="8cm" svg:x="8cm" svg:y="1.1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3" draw:layer="layout" svg:width="4.19cm" svg:height="3.2cm" svg:x="8.39cm" svg:y="4.4cm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1.599cm" svg:height="1.399cm" draw:transform="rotate (-1.5707963267949) translate (11.18cm 5.8cm)" svg:viewBox="0 0 1600 1400" svg:d="M1500 50c28 0 50 22 50 50s-22 50-50 50-50-22-50-50 22-50 50-50zM1500 0c-57 0-100 43-100 100s43 100 100 100 100-43 100-100-43-100-100-100zM1500 1250c28 0 50 22 50 50s-22 50-50 50-50-22-50-50 22-50 50-50zM1500 1200c-57 0-100 43-100 100s43 100 100 100 100-43 100-100-43-100-100-100zM300 50c28 0 50 22 50 50s-22 50-50 50-50-22-50-50 22-50 50-50zM300 0c-57 0-100 43-100 100s43 100 100 100 100-43 100-100-43-100-100-100zM300 1250c28 0 50 22 50 50s-22 50-50 50-50-22-50-50 22-50 50-50zM300 1200c-57 0-100 43-100 100s43 100 100 100 100-43 100-100-43-100-100-100zM100 650c28 0 50 22 50 50s-22 50-50 50-50-22-50-50 22-50 50-50zM100 600c-57 0-100 43-100 100s43 100 100 100 100-43 100-100-43-100-100-100z">
          <text:p/>
        </draw:path>
        <draw:path draw:style-name="gr3" draw:text-style-name="P2" draw:layer="layout" svg:width="0.459cm" svg:height="0.199cm" draw:transform="rotate (-1.5707963267949) translate (11.88cm 5.74cm)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3" draw:text-style-name="P2" draw:layer="layout" svg:width="0.459cm" svg:height="0.199cm" svg:x="9.82cm" svg:y="4.7cm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95" draw:text-style-name="P2" draw:layer="layout" svg:width="1.099cm" svg:height="0.499cm" svg:x="10.58cm" svg:y="4.4cm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draw:transform="rotate (-1.5707963267949) translate (12.58cm 4.4cm)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draw:transform="rotate (-1.5707963267949) translate (12.58cm 6.5cm)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draw:transform="rotate (1.5707963267949) translate (8.39cm 5.5cm)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draw:transform="rotate (1.5707963267949) translate (8.39cm 7.6cm)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3" draw:text-style-name="P2" draw:layer="layout" svg:width="0.459cm" svg:height="0.199cm" draw:transform="rotate (-1.5707963267949) translate (9.18cm 5.74cm)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3" draw:text-style-name="P2" draw:layer="layout" svg:width="0.459cm" svg:height="0.199cm" svg:x="9.12cm" svg:y="4.7cm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3" draw:text-style-name="P2" draw:layer="layout" svg:width="0.709cm" svg:height="0.199cm" svg:x="9.27cm" svg:y="5.4cm" svg:viewBox="0 0 710 200" svg:d="M610 50c28 0 50 22 50 50s-22 50-50 50c-29 0-50-22-50-50s21-50 50-50zM610 0c-57 0-101 43-101 100s44 100 101 100 100-43 100-100-43-100-100-100zM355 50c28 0 50 22 50 50s-22 50-50 50-50-22-50-50 22-50 50-50zM355 0c-57 0-100 43-100 100s43 100 100 100 100-43 100-100-43-100-100-100zM100 50c29 0 50 22 50 50s-21 50-50 50c-28 0-50-22-50-50s22-50 50-50zM100 0c-57 0-100 43-100 100s43 100 100 100 101-43 101-100-44-100-101-100z">
          <text:p/>
        </draw:path>
        <draw:custom-shape draw:style-name="gr96" draw:text-style-name="P2" draw:layer="layout" svg:width="3.4cm" svg:height="0.16cm" svg:x="8.78cm" svg:y="7.4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2cm" svg:height="0.84cm" svg:x="12.38cm" svg:y="5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7" draw:text-style-name="P2" draw:layer="layout" svg:width="0.96cm" svg:height="0.3cm" svg:x="8.88cm" svg:y="7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8" draw:text-style-name="P2" draw:layer="layout" svg:width="1.3cm" svg:height="0.13cm" svg:x="11.28cm" svg:y="6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2cm" svg:height="0.84cm" svg:x="8.38cm" svg:y="5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9" draw:text-style-name="P2" draw:layer="layout" svg:width="0.79cm" svg:height="0.13cm" svg:x="8.38cm" svg:y="6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1cm" svg:height="0.84cm" svg:x="11.28cm" svg:y="6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2cm" svg:height="0.84cm" svg:x="8.98cm" svg:y="6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0" draw:text-style-name="P2" draw:layer="layout" svg:width="2.2cm" svg:height="0.2cm" svg:x="9.18cm" svg:y="6.9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1" draw:text-style-name="P2" draw:layer="layout" svg:width="0.2cm" svg:height="0.28cm" svg:x="10.98cm" svg:y="6.9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4cm" svg:height="0.2cm" svg:x="11.14cm" svg:y="7.1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2" draw:text-style-name="P2" draw:layer="layout" svg:width="0.84cm" svg:height="0.2cm" svg:x="10.19cm" svg:y="7.1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3" draw:text-style-name="P2" draw:layer="layout" svg:width="0.2cm" svg:height="1.47cm" svg:x="10.38cm" svg:y="4.4cm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svg:x="10.08cm" svg:y="5.4cm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svg:x="10.98cm" svg:y="5.4cm" svg:viewBox="0 0 200 200" svg:d="M100 50c28 0 50 22 50 50s-22 50-50 50-50-22-50-50 22-50 50-50zM100 0c-57 0-100 43-100 100s43 100 100 100 100-43 100-100-43-100-100-100z">
          <text:p/>
        </draw:path>
        <draw:custom-shape draw:style-name="gr14" draw:text-style-name="P2" draw:layer="layout" svg:width="0.36cm" svg:height="0.16cm" svg:x="9.52cm" svg:y="4.72cm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svg:x="10.08cm" svg:y="5.06cm" svg:viewBox="0 0 200 200" svg:d="M100 50c28 0 50 22 50 50s-22 50-50 50-50-22-50-50 22-50 50-50zM100 0c-57 0-100 43-100 100s43 100 100 100 100-43 100-100-43-100-100-100z">
          <text:p/>
        </draw:path>
        <draw:custom-shape draw:style-name="gr58" draw:text-style-name="P2" draw:layer="layout" svg:width="0.7cm" svg:height="0.14cm" svg:x="11.02cm" svg:y="5.7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cm" svg:height="0.15cm" svg:x="9.93cm" svg:y="5.42cm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svg:x="9.52cm" svg:y="5.06cm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svg:x="10.08cm" svg:y="5.06cm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svg:x="10.08cm" svg:y="5.06cm" svg:viewBox="0 0 200 200" svg:d="M100 50c28 0 50 22 50 50s-22 50-50 50-50-22-50-50 22-50 50-50zM100 0c-57 0-100 43-100 100s43 100 100 100 100-43 100-100-43-100-100-100z">
          <text:p/>
        </draw:path>
        <draw:custom-shape draw:style-name="gr11" draw:text-style-name="P2" draw:layer="layout" svg:width="0.2cm" svg:height="0.3cm" svg:x="10.08cm" svg:y="4.8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" draw:layer="layout" svg:width="0.2cm" svg:height="0.3cm" svg:x="9.52cm" svg:y="5.1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4" draw:text-style-name="P2" draw:layer="layout" svg:width="0.5cm" svg:height="0.52cm" svg:x="9.78cm" svg:y="5.54cm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459cm" svg:height="0.199cm" draw:transform="rotate (-1.5707963267949) translate (9.62cm 6.4cm)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custom-shape draw:style-name="gr93" draw:text-style-name="P2" draw:layer="layout" svg:width="0.2cm" svg:height="1.3cm" svg:x="8.98cm" svg:y="4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6cm" svg:height="0.15cm" svg:x="8.68cm" svg:y="6.0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6cm" svg:height="0.15cm" svg:x="8.68cm" svg:y="5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4" draw:text-style-name="P2" draw:layer="layout" svg:width="0.2cm" svg:height="0.6cm" svg:x="8.68cm" svg:y="5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5" draw:text-style-name="P2" draw:layer="layout" svg:width="0.2cm" svg:height="0.54cm" svg:x="10.98cm" svg:y="5.5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9" draw:text-style-name="P2" draw:layer="layout" svg:width="1cm" svg:height="0.14cm" svg:x="11.28cm" svg:y="5.5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46cm" svg:height="0.16cm" svg:x="11.82cm" svg:y="6.0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8" draw:text-style-name="P2" draw:layer="layout" svg:width="0.2cm" svg:height="1.4cm" svg:x="10.68cm" svg:y="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0.7cm" svg:height="0.3cm" svg:x="10.68cm" svg:y="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5" draw:text-style-name="P2" draw:layer="layout" svg:width="0.2cm" svg:height="0.54cm" svg:x="12.08cm" svg:y="5.5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8" draw:text-style-name="P2" draw:layer="layout" svg:width="0.16cm" svg:height="1.1cm" svg:x="9.22cm" svg:y="5.7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6" draw:text-style-name="P2" draw:layer="layout" svg:width="1.6cm" svg:height="0.22cm" svg:x="9.58cm" svg:y="6.6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0" draw:text-style-name="P2" draw:layer="layout" svg:width="0.2cm" svg:height="0.64cm" svg:x="10.98cm" svg:y="6.1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cm" svg:height="0.2cm" svg:x="9.28cm" svg:y="6.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cm" svg:height="0.14cm" svg:x="9.08cm" svg:y="5.76cm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svg:x="9.66cm" svg:y="5.62cm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svg:x="9.42cm" svg:y="6.14cm" svg:viewBox="0 0 200 200" svg:d="M100 50c28 0 50 22 50 50s-22 50-50 50-50-22-50-50 22-50 50-50zM100 0c-57 0-100 43-100 100s43 100 100 100 100-43 100-100-43-100-100-100z">
          <text:p/>
        </draw:path>
        <draw:custom-shape draw:style-name="gr14" draw:text-style-name="P2" draw:layer="layout" svg:width="0.2cm" svg:height="0.15cm" svg:x="9.12cm" svg:y="5.4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16cm" svg:height="0.2cm" svg:x="9.44cm" svg:y="6.2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7" draw:text-style-name="P2" draw:layer="layout" svg:width="1.24cm" svg:height="0.28cm" svg:x="9.64cm" svg:y="6.2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5" draw:text-style-name="P2" draw:layer="layout" svg:width="0.1cm" svg:height="0.54cm" svg:x="9.64cm" svg:y="5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6cm" svg:height="0.15cm" svg:x="9.46cm" svg:y="5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5cm" svg:height="0.15cm" svg:x="9.15cm" svg:y="5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3" draw:text-style-name="P2" draw:layer="layout" svg:width="0.18cm" svg:height="0.38cm" svg:x="9.44cm" svg:y="5.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2" draw:layer="layout" svg:width="0.44cm" svg:height="0.4cm" svg:x="11.14cm" svg:y="5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8" draw:text-style-name="P2" draw:layer="layout" svg:width="1.3cm" svg:height="0.24cm" svg:x="8.98cm" svg:y="4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4cm" svg:height="0.15cm" draw:transform="rotate (0.785398163397448) translate (9.364cm 5.69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0.7cm" svg:height="0.3cm" svg:x="10.08cm" svg:y="6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8" draw:text-style-name="P2" draw:layer="layout" svg:width="0.4cm" svg:height="0.44cm" svg:x="9.04cm" svg:y="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9" draw:text-style-name="P2" draw:layer="layout" svg:width="0.24cm" svg:height="0.48cm" svg:x="9.78cm" svg:y="4.9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9" draw:text-style-name="P2" draw:layer="layout" svg:width="0.2cm" svg:height="0.7cm" svg:x="11.24cm" svg:y="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0" draw:text-style-name="P2" draw:layer="layout" svg:width="0.56cm" svg:height="0.56cm" svg:x="11.48cm" svg:y="4.94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11" draw:text-style-name="P4" draw:layer="layout" svg:width="0.5cm" svg:height="0.5cm" svg:x="11.51cm" svg:y="4.9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path draw:style-name="gr3" draw:text-style-name="P2" draw:layer="layout" svg:width="0.199cm" svg:height="0.199cm" svg:x="11.66cm" svg:y="5.12cm" svg:viewBox="0 0 200 200" svg:d="M100 50c28 0 50 22 50 50s-22 50-50 50-50-22-50-50 22-50 50-50zM100 0c-57 0-100 43-100 100s43 100 100 100 100-43 100-100-43-100-100-100z">
          <text:p/>
        </draw:path>
        <draw:custom-shape draw:style-name="gr110" draw:text-style-name="P2" draw:layer="layout" svg:width="0.56cm" svg:height="0.56cm" svg:x="11.45cm" svg:y="6.6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11" draw:text-style-name="P4" draw:layer="layout" svg:width="0.5cm" svg:height="0.5cm" svg:x="11.48cm" svg:y="6.6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path draw:style-name="gr3" draw:text-style-name="P2" draw:layer="layout" svg:width="0.199cm" svg:height="0.199cm" svg:x="11.63cm" svg:y="6.84cm" svg:viewBox="0 0 200 200" svg:d="M100 50c28 0 50 22 50 50s-22 50-50 50-50-22-50-50 22-50 50-50zM100 0c-57 0-100 43-100 100s43 100 100 100 100-43 100-100-43-100-100-100z">
          <text:p/>
        </draw:path>
        <draw:custom-shape draw:style-name="gr94" draw:text-style-name="P3" draw:layer="layout" svg:width="4.19cm" svg:height="3.2cm" svg:x="8.39cm" svg:y="7.7cm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1.599cm" svg:height="1.399cm" draw:transform="rotate (-1.5707963267949) translate (11.18cm 9.1cm)" svg:viewBox="0 0 1600 1400" svg:d="M1500 50c28 0 50 22 50 50s-22 50-50 50-50-22-50-50 22-50 50-50zM1500 0c-57 0-100 43-100 100s43 100 100 100 100-43 100-100-43-100-100-100zM1500 1250c28 0 50 22 50 50s-22 50-50 50-50-22-50-50 22-50 50-50zM1500 1200c-57 0-100 43-100 100s43 100 100 100 100-43 100-100-43-100-100-100zM300 50c28 0 50 22 50 50s-22 50-50 50-50-22-50-50 22-50 50-50zM300 0c-57 0-100 43-100 100s43 100 100 100 100-43 100-100-43-100-100-100zM300 1250c28 0 50 22 50 50s-22 50-50 50-50-22-50-50 22-50 50-50zM300 1200c-57 0-100 43-100 100s43 100 100 100 100-43 100-100-43-100-100-100zM100 650c28 0 50 22 50 50s-22 50-50 50-50-22-50-50 22-50 50-50zM100 600c-57 0-100 43-100 100s43 100 100 100 100-43 100-100-43-100-100-100z">
          <text:p/>
        </draw:path>
        <draw:path draw:style-name="gr3" draw:text-style-name="P2" draw:layer="layout" svg:width="0.459cm" svg:height="0.199cm" draw:transform="rotate (-1.5707963267949) translate (11.88cm 9.04cm)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3" draw:text-style-name="P2" draw:layer="layout" svg:width="0.459cm" svg:height="0.199cm" svg:x="9.82cm" svg:y="8cm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95" draw:text-style-name="P2" draw:layer="layout" svg:width="1.099cm" svg:height="0.499cm" svg:x="10.58cm" svg:y="7.7cm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draw:transform="rotate (-1.5707963267949) translate (12.58cm 7.7cm)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draw:transform="rotate (-1.5707963267949) translate (12.58cm 9.8cm)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draw:transform="rotate (1.5707963267949) translate (8.39cm 8.8cm)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draw:transform="rotate (1.5707963267949) translate (8.39cm 10.9cm)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3" draw:text-style-name="P2" draw:layer="layout" svg:width="0.459cm" svg:height="0.199cm" draw:transform="rotate (-1.5707963267949) translate (9.18cm 9.04cm)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3" draw:text-style-name="P2" draw:layer="layout" svg:width="0.459cm" svg:height="0.199cm" svg:x="9.12cm" svg:y="8cm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3" draw:text-style-name="P2" draw:layer="layout" svg:width="0.709cm" svg:height="0.199cm" svg:x="9.27cm" svg:y="8.7cm" svg:viewBox="0 0 710 200" svg:d="M610 50c28 0 50 22 50 50s-22 50-50 50c-29 0-50-22-50-50s21-50 50-50zM610 0c-57 0-101 43-101 100s44 100 101 100 100-43 100-100-43-100-100-100zM355 50c28 0 50 22 50 50s-22 50-50 50-50-22-50-50 22-50 50-50zM355 0c-57 0-100 43-100 100s43 100 100 100 100-43 100-100-43-100-100-100zM100 50c29 0 50 22 50 50s-21 50-50 50c-28 0-50-22-50-50s22-50 50-50zM100 0c-57 0-100 43-100 100s43 100 100 100 101-43 101-100-44-100-101-100z">
          <text:p/>
        </draw:path>
        <draw:custom-shape draw:style-name="gr96" draw:text-style-name="P2" draw:layer="layout" svg:width="3.4cm" svg:height="0.16cm" svg:x="8.78cm" svg:y="10.7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2cm" svg:height="0.84cm" svg:x="12.38cm" svg:y="8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7" draw:text-style-name="P2" draw:layer="layout" svg:width="0.96cm" svg:height="0.3cm" svg:x="8.88cm" svg:y="10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8" draw:text-style-name="P2" draw:layer="layout" svg:width="1.3cm" svg:height="0.13cm" svg:x="11.28cm" svg:y="9.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2cm" svg:height="0.84cm" svg:x="8.38cm" svg:y="8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9" draw:text-style-name="P2" draw:layer="layout" svg:width="0.79cm" svg:height="0.13cm" svg:x="8.38cm" svg:y="9.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1cm" svg:height="0.84cm" svg:x="11.28cm" svg:y="9.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2cm" svg:height="0.84cm" svg:x="8.98cm" svg:y="9.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0" draw:text-style-name="P2" draw:layer="layout" svg:width="2.2cm" svg:height="0.2cm" svg:x="9.18cm" svg:y="10.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1" draw:text-style-name="P2" draw:layer="layout" svg:width="0.2cm" svg:height="0.28cm" svg:x="10.98cm" svg:y="10.2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4cm" svg:height="0.2cm" svg:x="11.14cm" svg:y="10.4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2" draw:text-style-name="P2" draw:layer="layout" svg:width="0.84cm" svg:height="0.2cm" svg:x="10.19cm" svg:y="10.4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3" draw:text-style-name="P2" draw:layer="layout" svg:width="0.2cm" svg:height="1.47cm" svg:x="10.38cm" svg:y="7.7cm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svg:x="10.08cm" svg:y="8.7cm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svg:x="10.98cm" svg:y="8.7cm" svg:viewBox="0 0 200 200" svg:d="M100 50c28 0 50 22 50 50s-22 50-50 50-50-22-50-50 22-50 50-50zM100 0c-57 0-100 43-100 100s43 100 100 100 100-43 100-100-43-100-100-100z">
          <text:p/>
        </draw:path>
        <draw:custom-shape draw:style-name="gr14" draw:text-style-name="P2" draw:layer="layout" svg:width="0.36cm" svg:height="0.16cm" svg:x="9.52cm" svg:y="8.02cm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svg:x="10.08cm" svg:y="8.36cm" svg:viewBox="0 0 200 200" svg:d="M100 50c28 0 50 22 50 50s-22 50-50 50-50-22-50-50 22-50 50-50zM100 0c-57 0-100 43-100 100s43 100 100 100 100-43 100-100-43-100-100-100z">
          <text:p/>
        </draw:path>
        <draw:custom-shape draw:style-name="gr58" draw:text-style-name="P2" draw:layer="layout" svg:width="0.7cm" svg:height="0.14cm" svg:x="11.02cm" svg:y="9.0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cm" svg:height="0.15cm" svg:x="9.93cm" svg:y="8.72cm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svg:x="9.52cm" svg:y="8.36cm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svg:x="10.08cm" svg:y="8.36cm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svg:x="10.08cm" svg:y="8.36cm" svg:viewBox="0 0 200 200" svg:d="M100 50c28 0 50 22 50 50s-22 50-50 50-50-22-50-50 22-50 50-50zM100 0c-57 0-100 43-100 100s43 100 100 100 100-43 100-100-43-100-100-100z">
          <text:p/>
        </draw:path>
        <draw:custom-shape draw:style-name="gr11" draw:text-style-name="P2" draw:layer="layout" svg:width="0.2cm" svg:height="0.3cm" svg:x="10.08cm" svg:y="8.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" draw:layer="layout" svg:width="0.2cm" svg:height="0.3cm" svg:x="9.52cm" svg:y="8.4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4" draw:text-style-name="P2" draw:layer="layout" svg:width="0.5cm" svg:height="0.52cm" svg:x="9.78cm" svg:y="8.84cm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459cm" svg:height="0.199cm" draw:transform="rotate (-1.5707963267949) translate (9.62cm 9.7cm)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custom-shape draw:style-name="gr93" draw:text-style-name="P2" draw:layer="layout" svg:width="0.2cm" svg:height="1.3cm" svg:x="8.98cm" svg:y="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6cm" svg:height="0.15cm" svg:x="8.68cm" svg:y="9.3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6cm" svg:height="0.15cm" svg:x="8.68cm" svg:y="8.8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4" draw:text-style-name="P2" draw:layer="layout" svg:width="0.2cm" svg:height="0.6cm" svg:x="8.68cm" svg:y="8.8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5" draw:text-style-name="P2" draw:layer="layout" svg:width="0.2cm" svg:height="0.54cm" svg:x="10.98cm" svg:y="8.8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9" draw:text-style-name="P2" draw:layer="layout" svg:width="1cm" svg:height="0.14cm" svg:x="11.28cm" svg:y="8.8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46cm" svg:height="0.16cm" svg:x="11.82cm" svg:y="9.3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8" draw:text-style-name="P2" draw:layer="layout" svg:width="0.2cm" svg:height="1.4cm" svg:x="10.68cm" svg:y="8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0.7cm" svg:height="0.3cm" svg:x="10.68cm" svg:y="8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5" draw:text-style-name="P2" draw:layer="layout" svg:width="0.2cm" svg:height="0.54cm" svg:x="12.08cm" svg:y="8.8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8" draw:text-style-name="P2" draw:layer="layout" svg:width="0.16cm" svg:height="1.1cm" svg:x="9.22cm" svg:y="9.0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6" draw:text-style-name="P2" draw:layer="layout" svg:width="1.6cm" svg:height="0.22cm" svg:x="9.58cm" svg:y="9.9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0" draw:text-style-name="P2" draw:layer="layout" svg:width="0.2cm" svg:height="0.64cm" svg:x="10.98cm" svg:y="9.4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cm" svg:height="0.2cm" svg:x="9.28cm" svg:y="9.9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cm" svg:height="0.14cm" svg:x="9.08cm" svg:y="9.06cm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svg:x="9.66cm" svg:y="8.92cm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svg:x="9.42cm" svg:y="9.44cm" svg:viewBox="0 0 200 200" svg:d="M100 50c28 0 50 22 50 50s-22 50-50 50-50-22-50-50 22-50 50-50zM100 0c-57 0-100 43-100 100s43 100 100 100 100-43 100-100-43-100-100-100z">
          <text:p/>
        </draw:path>
        <draw:custom-shape draw:style-name="gr14" draw:text-style-name="P2" draw:layer="layout" svg:width="0.2cm" svg:height="0.15cm" svg:x="9.12cm" svg:y="8.7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16cm" svg:height="0.2cm" svg:x="9.44cm" svg:y="9.5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7" draw:text-style-name="P2" draw:layer="layout" svg:width="1.24cm" svg:height="0.28cm" svg:x="9.64cm" svg:y="9.5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5" draw:text-style-name="P2" draw:layer="layout" svg:width="0.1cm" svg:height="0.54cm" svg:x="9.64cm" svg:y="9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6cm" svg:height="0.15cm" svg:x="9.46cm" svg:y="9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5cm" svg:height="0.15cm" svg:x="9.15cm" svg:y="8.8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3" draw:text-style-name="P2" draw:layer="layout" svg:width="0.18cm" svg:height="0.38cm" svg:x="9.44cm" svg:y="8.9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2" draw:layer="layout" svg:width="0.44cm" svg:height="0.4cm" svg:x="11.14cm" svg:y="9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8" draw:text-style-name="P2" draw:layer="layout" svg:width="1.3cm" svg:height="0.24cm" svg:x="8.98cm" svg:y="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4cm" svg:height="0.15cm" draw:transform="rotate (0.785398163397448) translate (9.364cm 8.99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0.7cm" svg:height="0.3cm" svg:x="10.08cm" svg:y="9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8" draw:text-style-name="P2" draw:layer="layout" svg:width="0.4cm" svg:height="0.44cm" svg:x="9.04cm" svg:y="8.3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9" draw:text-style-name="P2" draw:layer="layout" svg:width="0.24cm" svg:height="0.48cm" svg:x="9.78cm" svg:y="8.2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9" draw:text-style-name="P2" draw:layer="layout" svg:width="0.2cm" svg:height="0.7cm" svg:x="11.24cm" svg:y="8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0" draw:text-style-name="P2" draw:layer="layout" svg:width="0.56cm" svg:height="0.56cm" svg:x="11.48cm" svg:y="8.24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11" draw:text-style-name="P4" draw:layer="layout" svg:width="0.5cm" svg:height="0.5cm" svg:x="11.51cm" svg:y="8.2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path draw:style-name="gr3" draw:text-style-name="P2" draw:layer="layout" svg:width="0.199cm" svg:height="0.199cm" svg:x="11.66cm" svg:y="8.42cm" svg:viewBox="0 0 200 200" svg:d="M100 50c28 0 50 22 50 50s-22 50-50 50-50-22-50-50 22-50 50-50zM100 0c-57 0-100 43-100 100s43 100 100 100 100-43 100-100-43-100-100-100z">
          <text:p/>
        </draw:path>
        <draw:custom-shape draw:style-name="gr110" draw:text-style-name="P2" draw:layer="layout" svg:width="0.56cm" svg:height="0.56cm" svg:x="11.45cm" svg:y="9.9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11" draw:text-style-name="P4" draw:layer="layout" svg:width="0.5cm" svg:height="0.5cm" svg:x="11.48cm" svg:y="9.9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path draw:style-name="gr3" draw:text-style-name="P2" draw:layer="layout" svg:width="0.199cm" svg:height="0.199cm" svg:x="11.63cm" svg:y="10.14cm" svg:viewBox="0 0 200 200" svg:d="M100 50c28 0 50 22 50 50s-22 50-50 50-50-22-50-50 22-50 50-50zM100 0c-57 0-100 43-100 100s43 100 100 100 100-43 100-100-43-100-100-100z">
          <text:p/>
        </draw:path>
        <draw:custom-shape draw:style-name="gr94" draw:text-style-name="P3" draw:layer="layout" svg:width="4.19cm" svg:height="3.2cm" svg:x="8.39cm" svg:y="11cm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1.599cm" svg:height="1.399cm" draw:transform="rotate (-1.5707963267949) translate (11.18cm 12.4cm)" svg:viewBox="0 0 1600 1400" svg:d="M1500 50c28 0 50 22 50 50s-22 50-50 50-50-22-50-50 22-50 50-50zM1500 0c-57 0-100 43-100 100s43 100 100 100 100-43 100-100-43-100-100-100zM1500 1250c28 0 50 22 50 50s-22 50-50 50-50-22-50-50 22-50 50-50zM1500 1200c-57 0-100 43-100 100s43 100 100 100 100-43 100-100-43-100-100-100zM300 50c28 0 50 22 50 50s-22 50-50 50-50-22-50-50 22-50 50-50zM300 0c-57 0-100 43-100 100s43 100 100 100 100-43 100-100-43-100-100-100zM300 1250c28 0 50 22 50 50s-22 50-50 50-50-22-50-50 22-50 50-50zM300 1200c-57 0-100 43-100 100s43 100 100 100 100-43 100-100-43-100-100-100zM100 650c28 0 50 22 50 50s-22 50-50 50-50-22-50-50 22-50 50-50zM100 600c-57 0-100 43-100 100s43 100 100 100 100-43 100-100-43-100-100-100z">
          <text:p/>
        </draw:path>
        <draw:path draw:style-name="gr3" draw:text-style-name="P2" draw:layer="layout" svg:width="0.459cm" svg:height="0.199cm" draw:transform="rotate (-1.5707963267949) translate (11.88cm 12.34cm)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3" draw:text-style-name="P2" draw:layer="layout" svg:width="0.459cm" svg:height="0.199cm" svg:x="9.82cm" svg:y="11.3cm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95" draw:text-style-name="P2" draw:layer="layout" svg:width="1.099cm" svg:height="0.499cm" svg:x="10.58cm" svg:y="11cm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draw:transform="rotate (-1.5707963267949) translate (12.58cm 11cm)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draw:transform="rotate (-1.5707963267949) translate (12.58cm 13.1cm)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draw:transform="rotate (1.5707963267949) translate (8.39cm 12.1cm)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draw:transform="rotate (1.5707963267949) translate (8.39cm 14.2cm)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3" draw:text-style-name="P2" draw:layer="layout" svg:width="0.459cm" svg:height="0.199cm" draw:transform="rotate (-1.5707963267949) translate (9.18cm 12.34cm)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3" draw:text-style-name="P2" draw:layer="layout" svg:width="0.459cm" svg:height="0.199cm" svg:x="9.12cm" svg:y="11.3cm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3" draw:text-style-name="P2" draw:layer="layout" svg:width="0.709cm" svg:height="0.199cm" svg:x="9.27cm" svg:y="12cm" svg:viewBox="0 0 710 200" svg:d="M610 50c28 0 50 22 50 50s-22 50-50 50c-29 0-50-22-50-50s21-50 50-50zM610 0c-57 0-101 43-101 100s44 100 101 100 100-43 100-100-43-100-100-100zM355 50c28 0 50 22 50 50s-22 50-50 50-50-22-50-50 22-50 50-50zM355 0c-57 0-100 43-100 100s43 100 100 100 100-43 100-100-43-100-100-100zM100 50c29 0 50 22 50 50s-21 50-50 50c-28 0-50-22-50-50s22-50 50-50zM100 0c-57 0-100 43-100 100s43 100 100 100 101-43 101-100-44-100-101-100z">
          <text:p/>
        </draw:path>
        <draw:custom-shape draw:style-name="gr96" draw:text-style-name="P2" draw:layer="layout" svg:width="3.4cm" svg:height="0.16cm" svg:x="8.78cm" svg:y="14.0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2cm" svg:height="0.84cm" svg:x="12.38cm" svg:y="12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7" draw:text-style-name="P2" draw:layer="layout" svg:width="0.96cm" svg:height="0.3cm" svg:x="8.88cm" svg:y="13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8" draw:text-style-name="P2" draw:layer="layout" svg:width="1.3cm" svg:height="0.13cm" svg:x="11.28cm" svg:y="12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2cm" svg:height="0.84cm" svg:x="8.38cm" svg:y="12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9" draw:text-style-name="P2" draw:layer="layout" svg:width="0.79cm" svg:height="0.13cm" svg:x="8.38cm" svg:y="12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1cm" svg:height="0.84cm" svg:x="11.28cm" svg:y="12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2cm" svg:height="0.84cm" svg:x="8.98cm" svg:y="12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0" draw:text-style-name="P2" draw:layer="layout" svg:width="2.2cm" svg:height="0.2cm" svg:x="9.18cm" svg:y="13.5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1" draw:text-style-name="P2" draw:layer="layout" svg:width="0.2cm" svg:height="0.28cm" svg:x="10.98cm" svg:y="13.5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4cm" svg:height="0.2cm" svg:x="11.14cm" svg:y="13.7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2" draw:text-style-name="P2" draw:layer="layout" svg:width="0.84cm" svg:height="0.2cm" svg:x="10.19cm" svg:y="13.7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3" draw:text-style-name="P2" draw:layer="layout" svg:width="0.2cm" svg:height="1.47cm" svg:x="10.38cm" svg:y="11cm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svg:x="10.08cm" svg:y="12cm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svg:x="10.98cm" svg:y="12cm" svg:viewBox="0 0 200 200" svg:d="M100 50c28 0 50 22 50 50s-22 50-50 50-50-22-50-50 22-50 50-50zM100 0c-57 0-100 43-100 100s43 100 100 100 100-43 100-100-43-100-100-100z">
          <text:p/>
        </draw:path>
        <draw:custom-shape draw:style-name="gr14" draw:text-style-name="P2" draw:layer="layout" svg:width="0.36cm" svg:height="0.16cm" svg:x="9.52cm" svg:y="11.32cm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svg:x="10.08cm" svg:y="11.66cm" svg:viewBox="0 0 200 200" svg:d="M100 50c28 0 50 22 50 50s-22 50-50 50-50-22-50-50 22-50 50-50zM100 0c-57 0-100 43-100 100s43 100 100 100 100-43 100-100-43-100-100-100z">
          <text:p/>
        </draw:path>
        <draw:custom-shape draw:style-name="gr58" draw:text-style-name="P2" draw:layer="layout" svg:width="0.7cm" svg:height="0.14cm" svg:x="11.02cm" svg:y="12.3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cm" svg:height="0.15cm" svg:x="9.93cm" svg:y="12.02cm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svg:x="9.52cm" svg:y="11.66cm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svg:x="10.08cm" svg:y="11.66cm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svg:x="10.08cm" svg:y="11.66cm" svg:viewBox="0 0 200 200" svg:d="M100 50c28 0 50 22 50 50s-22 50-50 50-50-22-50-50 22-50 50-50zM100 0c-57 0-100 43-100 100s43 100 100 100 100-43 100-100-43-100-100-100z">
          <text:p/>
        </draw:path>
        <draw:custom-shape draw:style-name="gr11" draw:text-style-name="P2" draw:layer="layout" svg:width="0.2cm" svg:height="0.3cm" svg:x="10.08cm" svg:y="11.4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" draw:layer="layout" svg:width="0.2cm" svg:height="0.3cm" svg:x="9.52cm" svg:y="11.7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4" draw:text-style-name="P2" draw:layer="layout" svg:width="0.5cm" svg:height="0.52cm" svg:x="9.78cm" svg:y="12.14cm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459cm" svg:height="0.199cm" draw:transform="rotate (-1.5707963267949) translate (9.62cm 13cm)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custom-shape draw:style-name="gr93" draw:text-style-name="P2" draw:layer="layout" svg:width="0.2cm" svg:height="1.3cm" svg:x="8.98cm" svg:y="1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6cm" svg:height="0.15cm" svg:x="8.68cm" svg:y="12.6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6cm" svg:height="0.15cm" svg:x="8.68cm" svg:y="12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4" draw:text-style-name="P2" draw:layer="layout" svg:width="0.2cm" svg:height="0.6cm" svg:x="8.68cm" svg:y="12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5" draw:text-style-name="P2" draw:layer="layout" svg:width="0.2cm" svg:height="0.54cm" svg:x="10.98cm" svg:y="12.1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9" draw:text-style-name="P2" draw:layer="layout" svg:width="1cm" svg:height="0.14cm" svg:x="11.28cm" svg:y="12.1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46cm" svg:height="0.16cm" svg:x="11.82cm" svg:y="12.6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8" draw:text-style-name="P2" draw:layer="layout" svg:width="0.2cm" svg:height="1.4cm" svg:x="10.68cm" svg:y="11.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0.7cm" svg:height="0.3cm" svg:x="10.68cm" svg:y="11.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5" draw:text-style-name="P2" draw:layer="layout" svg:width="0.2cm" svg:height="0.54cm" svg:x="12.08cm" svg:y="12.1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8" draw:text-style-name="P2" draw:layer="layout" svg:width="0.16cm" svg:height="1.1cm" svg:x="9.22cm" svg:y="12.3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6" draw:text-style-name="P2" draw:layer="layout" svg:width="1.6cm" svg:height="0.22cm" svg:x="9.58cm" svg:y="13.2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0" draw:text-style-name="P2" draw:layer="layout" svg:width="0.2cm" svg:height="0.64cm" svg:x="10.98cm" svg:y="12.7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cm" svg:height="0.2cm" svg:x="9.28cm" svg:y="13.2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cm" svg:height="0.14cm" svg:x="9.08cm" svg:y="12.36cm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svg:x="9.66cm" svg:y="12.22cm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svg:x="9.42cm" svg:y="12.74cm" svg:viewBox="0 0 200 200" svg:d="M100 50c28 0 50 22 50 50s-22 50-50 50-50-22-50-50 22-50 50-50zM100 0c-57 0-100 43-100 100s43 100 100 100 100-43 100-100-43-100-100-100z">
          <text:p/>
        </draw:path>
        <draw:custom-shape draw:style-name="gr14" draw:text-style-name="P2" draw:layer="layout" svg:width="0.2cm" svg:height="0.15cm" svg:x="9.12cm" svg:y="12.0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16cm" svg:height="0.2cm" svg:x="9.44cm" svg:y="12.8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7" draw:text-style-name="P2" draw:layer="layout" svg:width="1.24cm" svg:height="0.28cm" svg:x="9.64cm" svg:y="12.8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5" draw:text-style-name="P2" draw:layer="layout" svg:width="0.1cm" svg:height="0.54cm" svg:x="9.64cm" svg:y="12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6cm" svg:height="0.15cm" svg:x="9.46cm" svg:y="12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5cm" svg:height="0.15cm" svg:x="9.15cm" svg:y="12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3" draw:text-style-name="P2" draw:layer="layout" svg:width="0.18cm" svg:height="0.38cm" svg:x="9.44cm" svg:y="12.2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2" draw:layer="layout" svg:width="0.44cm" svg:height="0.4cm" svg:x="11.14cm" svg:y="12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8" draw:text-style-name="P2" draw:layer="layout" svg:width="1.3cm" svg:height="0.24cm" svg:x="8.98cm" svg:y="1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4cm" svg:height="0.15cm" draw:transform="rotate (0.785398163397448) translate (9.364cm 12.29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0.7cm" svg:height="0.3cm" svg:x="10.08cm" svg:y="12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8" draw:text-style-name="P2" draw:layer="layout" svg:width="0.4cm" svg:height="0.44cm" svg:x="9.04cm" svg:y="11.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9" draw:text-style-name="P2" draw:layer="layout" svg:width="0.24cm" svg:height="0.48cm" svg:x="9.78cm" svg:y="11.5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9" draw:text-style-name="P2" draw:layer="layout" svg:width="0.2cm" svg:height="0.7cm" svg:x="11.24cm" svg:y="11.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0" draw:text-style-name="P2" draw:layer="layout" svg:width="0.56cm" svg:height="0.56cm" svg:x="11.48cm" svg:y="11.54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11" draw:text-style-name="P4" draw:layer="layout" svg:width="0.5cm" svg:height="0.5cm" svg:x="11.51cm" svg:y="11.5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path draw:style-name="gr3" draw:text-style-name="P2" draw:layer="layout" svg:width="0.199cm" svg:height="0.199cm" svg:x="11.66cm" svg:y="11.72cm" svg:viewBox="0 0 200 200" svg:d="M100 50c28 0 50 22 50 50s-22 50-50 50-50-22-50-50 22-50 50-50zM100 0c-57 0-100 43-100 100s43 100 100 100 100-43 100-100-43-100-100-100z">
          <text:p/>
        </draw:path>
        <draw:custom-shape draw:style-name="gr110" draw:text-style-name="P2" draw:layer="layout" svg:width="0.56cm" svg:height="0.56cm" svg:x="11.45cm" svg:y="13.2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11" draw:text-style-name="P4" draw:layer="layout" svg:width="0.5cm" svg:height="0.5cm" svg:x="11.48cm" svg:y="13.2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path draw:style-name="gr3" draw:text-style-name="P2" draw:layer="layout" svg:width="0.199cm" svg:height="0.199cm" svg:x="11.63cm" svg:y="13.44cm" svg:viewBox="0 0 200 200" svg:d="M100 50c28 0 50 22 50 50s-22 50-50 50-50-22-50-50 22-50 50-50zM100 0c-57 0-100 43-100 100s43 100 100 100 100-43 100-100-43-100-100-100z">
          <text:p/>
        </draw:path>
        <draw:custom-shape draw:style-name="gr94" draw:text-style-name="P3" draw:layer="layout" svg:width="4.19cm" svg:height="3.2cm" svg:x="8.39cm" svg:y="14.3cm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1.599cm" svg:height="1.399cm" draw:transform="rotate (-1.5707963267949) translate (11.18cm 15.7cm)" svg:viewBox="0 0 1600 1400" svg:d="M1500 50c28 0 50 22 50 50s-22 50-50 50-50-22-50-50 22-50 50-50zM1500 0c-57 0-100 43-100 100s43 100 100 100 100-43 100-100-43-100-100-100zM1500 1250c28 0 50 22 50 50s-22 50-50 50-50-22-50-50 22-50 50-50zM1500 1200c-57 0-100 43-100 100s43 100 100 100 100-43 100-100-43-100-100-100zM300 50c28 0 50 22 50 50s-22 50-50 50-50-22-50-50 22-50 50-50zM300 0c-57 0-100 43-100 100s43 100 100 100 100-43 100-100-43-100-100-100zM300 1250c28 0 50 22 50 50s-22 50-50 50-50-22-50-50 22-50 50-50zM300 1200c-57 0-100 43-100 100s43 100 100 100 100-43 100-100-43-100-100-100zM100 650c28 0 50 22 50 50s-22 50-50 50-50-22-50-50 22-50 50-50zM100 600c-57 0-100 43-100 100s43 100 100 100 100-43 100-100-43-100-100-100z">
          <text:p/>
        </draw:path>
        <draw:path draw:style-name="gr3" draw:text-style-name="P2" draw:layer="layout" svg:width="0.459cm" svg:height="0.199cm" draw:transform="rotate (-1.5707963267949) translate (11.88cm 15.64cm)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3" draw:text-style-name="P2" draw:layer="layout" svg:width="0.459cm" svg:height="0.199cm" svg:x="9.82cm" svg:y="14.6cm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95" draw:text-style-name="P2" draw:layer="layout" svg:width="1.099cm" svg:height="0.499cm" svg:x="10.58cm" svg:y="14.3cm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draw:transform="rotate (-1.5707963267949) translate (12.58cm 14.3cm)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draw:transform="rotate (-1.5707963267949) translate (12.58cm 16.4cm)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draw:transform="rotate (1.5707963267949) translate (8.39cm 15.4cm)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draw:transform="rotate (1.5707963267949) translate (8.39cm 17.5cm)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3" draw:text-style-name="P2" draw:layer="layout" svg:width="0.459cm" svg:height="0.199cm" draw:transform="rotate (-1.5707963267949) translate (9.18cm 15.64cm)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3" draw:text-style-name="P2" draw:layer="layout" svg:width="0.459cm" svg:height="0.199cm" svg:x="9.12cm" svg:y="14.6cm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3" draw:text-style-name="P2" draw:layer="layout" svg:width="0.709cm" svg:height="0.199cm" svg:x="9.27cm" svg:y="15.3cm" svg:viewBox="0 0 710 200" svg:d="M610 50c28 0 50 22 50 50s-22 50-50 50c-29 0-50-22-50-50s21-50 50-50zM610 0c-57 0-101 43-101 100s44 100 101 100 100-43 100-100-43-100-100-100zM355 50c28 0 50 22 50 50s-22 50-50 50-50-22-50-50 22-50 50-50zM355 0c-57 0-100 43-100 100s43 100 100 100 100-43 100-100-43-100-100-100zM100 50c29 0 50 22 50 50s-21 50-50 50c-28 0-50-22-50-50s22-50 50-50zM100 0c-57 0-100 43-100 100s43 100 100 100 101-43 101-100-44-100-101-100z">
          <text:p/>
        </draw:path>
        <draw:custom-shape draw:style-name="gr96" draw:text-style-name="P2" draw:layer="layout" svg:width="3.4cm" svg:height="0.16cm" svg:x="8.78cm" svg:y="17.3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2cm" svg:height="0.84cm" svg:x="12.38cm" svg:y="15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7" draw:text-style-name="P2" draw:layer="layout" svg:width="0.96cm" svg:height="0.3cm" svg:x="8.88cm" svg:y="17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8" draw:text-style-name="P2" draw:layer="layout" svg:width="1.3cm" svg:height="0.13cm" svg:x="11.28cm" svg:y="16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2cm" svg:height="0.84cm" svg:x="8.38cm" svg:y="15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9" draw:text-style-name="P2" draw:layer="layout" svg:width="0.79cm" svg:height="0.13cm" svg:x="8.38cm" svg:y="16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1cm" svg:height="0.84cm" svg:x="11.28cm" svg:y="16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2cm" svg:height="0.84cm" svg:x="8.98cm" svg:y="16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0" draw:text-style-name="P2" draw:layer="layout" svg:width="2.2cm" svg:height="0.2cm" svg:x="9.18cm" svg:y="16.8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1" draw:text-style-name="P2" draw:layer="layout" svg:width="0.2cm" svg:height="0.28cm" svg:x="10.98cm" svg:y="16.8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4cm" svg:height="0.2cm" svg:x="11.14cm" svg:y="17.0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2" draw:text-style-name="P2" draw:layer="layout" svg:width="0.84cm" svg:height="0.2cm" svg:x="10.19cm" svg:y="17.0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3" draw:text-style-name="P2" draw:layer="layout" svg:width="0.2cm" svg:height="1.47cm" svg:x="10.38cm" svg:y="14.3cm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svg:x="10.08cm" svg:y="15.3cm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svg:x="10.98cm" svg:y="15.3cm" svg:viewBox="0 0 200 200" svg:d="M100 50c28 0 50 22 50 50s-22 50-50 50-50-22-50-50 22-50 50-50zM100 0c-57 0-100 43-100 100s43 100 100 100 100-43 100-100-43-100-100-100z">
          <text:p/>
        </draw:path>
        <draw:custom-shape draw:style-name="gr14" draw:text-style-name="P2" draw:layer="layout" svg:width="0.36cm" svg:height="0.16cm" svg:x="9.52cm" svg:y="14.62cm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svg:x="10.08cm" svg:y="14.96cm" svg:viewBox="0 0 200 200" svg:d="M100 50c28 0 50 22 50 50s-22 50-50 50-50-22-50-50 22-50 50-50zM100 0c-57 0-100 43-100 100s43 100 100 100 100-43 100-100-43-100-100-100z">
          <text:p/>
        </draw:path>
        <draw:custom-shape draw:style-name="gr58" draw:text-style-name="P2" draw:layer="layout" svg:width="0.7cm" svg:height="0.14cm" svg:x="11.02cm" svg:y="15.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cm" svg:height="0.15cm" svg:x="9.93cm" svg:y="15.32cm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svg:x="9.52cm" svg:y="14.96cm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svg:x="10.08cm" svg:y="14.96cm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svg:x="10.08cm" svg:y="14.96cm" svg:viewBox="0 0 200 200" svg:d="M100 50c28 0 50 22 50 50s-22 50-50 50-50-22-50-50 22-50 50-50zM100 0c-57 0-100 43-100 100s43 100 100 100 100-43 100-100-43-100-100-100z">
          <text:p/>
        </draw:path>
        <draw:custom-shape draw:style-name="gr11" draw:text-style-name="P2" draw:layer="layout" svg:width="0.2cm" svg:height="0.3cm" svg:x="10.08cm" svg:y="14.7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" draw:layer="layout" svg:width="0.2cm" svg:height="0.3cm" svg:x="9.52cm" svg:y="15.0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4" draw:text-style-name="P2" draw:layer="layout" svg:width="0.5cm" svg:height="0.52cm" svg:x="9.78cm" svg:y="15.44cm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459cm" svg:height="0.199cm" draw:transform="rotate (-1.5707963267949) translate (9.62cm 16.3cm)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custom-shape draw:style-name="gr93" draw:text-style-name="P2" draw:layer="layout" svg:width="0.2cm" svg:height="1.3cm" svg:x="8.98cm" svg:y="14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6cm" svg:height="0.15cm" svg:x="8.68cm" svg:y="15.9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6cm" svg:height="0.15cm" svg:x="8.68cm" svg:y="15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4" draw:text-style-name="P2" draw:layer="layout" svg:width="0.2cm" svg:height="0.6cm" svg:x="8.68cm" svg:y="15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5" draw:text-style-name="P2" draw:layer="layout" svg:width="0.2cm" svg:height="0.54cm" svg:x="10.98cm" svg:y="15.4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9" draw:text-style-name="P2" draw:layer="layout" svg:width="1cm" svg:height="0.14cm" svg:x="11.28cm" svg:y="15.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46cm" svg:height="0.16cm" svg:x="11.82cm" svg:y="15.9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8" draw:text-style-name="P2" draw:layer="layout" svg:width="0.2cm" svg:height="1.4cm" svg:x="10.68cm" svg:y="14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0.7cm" svg:height="0.3cm" svg:x="10.68cm" svg:y="14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5" draw:text-style-name="P2" draw:layer="layout" svg:width="0.2cm" svg:height="0.54cm" svg:x="12.08cm" svg:y="15.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8" draw:text-style-name="P2" draw:layer="layout" svg:width="0.16cm" svg:height="1.1cm" svg:x="9.22cm" svg:y="15.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6" draw:text-style-name="P2" draw:layer="layout" svg:width="1.6cm" svg:height="0.22cm" svg:x="9.58cm" svg:y="16.5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0" draw:text-style-name="P2" draw:layer="layout" svg:width="0.2cm" svg:height="0.64cm" svg:x="10.98cm" svg:y="16.0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cm" svg:height="0.2cm" svg:x="9.28cm" svg:y="16.5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cm" svg:height="0.14cm" svg:x="9.08cm" svg:y="15.66cm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svg:x="9.66cm" svg:y="15.52cm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svg:x="9.42cm" svg:y="16.04cm" svg:viewBox="0 0 200 200" svg:d="M100 50c28 0 50 22 50 50s-22 50-50 50-50-22-50-50 22-50 50-50zM100 0c-57 0-100 43-100 100s43 100 100 100 100-43 100-100-43-100-100-100z">
          <text:p/>
        </draw:path>
        <draw:custom-shape draw:style-name="gr14" draw:text-style-name="P2" draw:layer="layout" svg:width="0.2cm" svg:height="0.15cm" svg:x="9.12cm" svg:y="15.3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16cm" svg:height="0.2cm" svg:x="9.44cm" svg:y="16.1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7" draw:text-style-name="P2" draw:layer="layout" svg:width="1.24cm" svg:height="0.28cm" svg:x="9.64cm" svg:y="16.1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5" draw:text-style-name="P2" draw:layer="layout" svg:width="0.1cm" svg:height="0.54cm" svg:x="9.64cm" svg:y="15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6cm" svg:height="0.15cm" svg:x="9.46cm" svg:y="15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5cm" svg:height="0.15cm" svg:x="9.15cm" svg:y="15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3" draw:text-style-name="P2" draw:layer="layout" svg:width="0.18cm" svg:height="0.38cm" svg:x="9.44cm" svg:y="15.5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2" draw:layer="layout" svg:width="0.44cm" svg:height="0.4cm" svg:x="11.14cm" svg:y="15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8" draw:text-style-name="P2" draw:layer="layout" svg:width="1.3cm" svg:height="0.24cm" svg:x="8.98cm" svg:y="14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4cm" svg:height="0.15cm" draw:transform="rotate (0.785398163397448) translate (9.364cm 15.59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0.7cm" svg:height="0.3cm" svg:x="10.08cm" svg:y="1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8" draw:text-style-name="P2" draw:layer="layout" svg:width="0.4cm" svg:height="0.44cm" svg:x="9.04cm" svg:y="14.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9" draw:text-style-name="P2" draw:layer="layout" svg:width="0.24cm" svg:height="0.48cm" svg:x="9.78cm" svg:y="14.8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9" draw:text-style-name="P2" draw:layer="layout" svg:width="0.2cm" svg:height="0.7cm" svg:x="11.24cm" svg:y="14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0" draw:text-style-name="P2" draw:layer="layout" svg:width="0.56cm" svg:height="0.56cm" svg:x="11.48cm" svg:y="14.84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11" draw:text-style-name="P4" draw:layer="layout" svg:width="0.5cm" svg:height="0.5cm" svg:x="11.51cm" svg:y="14.8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path draw:style-name="gr3" draw:text-style-name="P2" draw:layer="layout" svg:width="0.199cm" svg:height="0.199cm" svg:x="11.66cm" svg:y="15.02cm" svg:viewBox="0 0 200 200" svg:d="M100 50c28 0 50 22 50 50s-22 50-50 50-50-22-50-50 22-50 50-50zM100 0c-57 0-100 43-100 100s43 100 100 100 100-43 100-100-43-100-100-100z">
          <text:p/>
        </draw:path>
        <draw:custom-shape draw:style-name="gr110" draw:text-style-name="P2" draw:layer="layout" svg:width="0.56cm" svg:height="0.56cm" svg:x="11.45cm" svg:y="16.5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11" draw:text-style-name="P4" draw:layer="layout" svg:width="0.5cm" svg:height="0.5cm" svg:x="11.48cm" svg:y="16.5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path draw:style-name="gr3" draw:text-style-name="P2" draw:layer="layout" svg:width="0.199cm" svg:height="0.199cm" svg:x="11.63cm" svg:y="16.74cm" svg:viewBox="0 0 200 200" svg:d="M100 50c28 0 50 22 50 50s-22 50-50 50-50-22-50-50 22-50 50-50zM100 0c-57 0-100 43-100 100s43 100 100 100 100-43 100-100-43-100-100-100z">
          <text:p/>
        </draw:path>
        <draw:custom-shape draw:style-name="gr94" draw:text-style-name="P3" draw:layer="layout" svg:width="4.19cm" svg:height="3.2cm" svg:x="4.15cm" svg:y="9.2cm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1.599cm" svg:height="1.399cm" draw:transform="rotate (-1.5707963267949) translate (6.94cm 10.6cm)" svg:viewBox="0 0 1600 1400" svg:d="M1500 50c28 0 50 22 50 50s-22 50-50 50-50-22-50-50 22-50 50-50zM1500 0c-57 0-100 43-100 100s43 100 100 100 100-43 100-100-43-100-100-100zM1500 1250c28 0 50 22 50 50s-22 50-50 50-50-22-50-50 22-50 50-50zM1500 1200c-57 0-100 43-100 100s43 100 100 100 100-43 100-100-43-100-100-100zM300 50c28 0 50 22 50 50s-22 50-50 50-50-22-50-50 22-50 50-50zM300 0c-57 0-100 43-100 100s43 100 100 100 100-43 100-100-43-100-100-100zM300 1250c28 0 50 22 50 50s-22 50-50 50-50-22-50-50 22-50 50-50zM300 1200c-57 0-100 43-100 100s43 100 100 100 100-43 100-100-43-100-100-100zM100 650c28 0 50 22 50 50s-22 50-50 50-50-22-50-50 22-50 50-50zM100 600c-57 0-100 43-100 100s43 100 100 100 100-43 100-100-43-100-100-100z">
          <text:p/>
        </draw:path>
        <draw:path draw:style-name="gr3" draw:text-style-name="P2" draw:layer="layout" svg:width="0.459cm" svg:height="0.199cm" draw:transform="rotate (-1.5707963267949) translate (7.64cm 10.54cm)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3" draw:text-style-name="P2" draw:layer="layout" svg:width="0.459cm" svg:height="0.199cm" svg:x="5.58cm" svg:y="9.5cm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95" draw:text-style-name="P2" draw:layer="layout" svg:width="1.099cm" svg:height="0.499cm" svg:x="6.34cm" svg:y="9.2cm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draw:transform="rotate (-1.5707963267949) translate (8.34cm 9.2cm)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draw:transform="rotate (-1.5707963267949) translate (8.34cm 11.3cm)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draw:transform="rotate (1.5707963267949) translate (4.15cm 10.3cm)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draw:transform="rotate (1.5707963267949) translate (4.15cm 12.4cm)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3" draw:text-style-name="P2" draw:layer="layout" svg:width="0.459cm" svg:height="0.199cm" draw:transform="rotate (-1.5707963267949) translate (4.94cm 10.54cm)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3" draw:text-style-name="P2" draw:layer="layout" svg:width="0.459cm" svg:height="0.199cm" svg:x="4.88cm" svg:y="9.5cm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3" draw:text-style-name="P2" draw:layer="layout" svg:width="0.709cm" svg:height="0.199cm" svg:x="5.03cm" svg:y="10.2cm" svg:viewBox="0 0 710 200" svg:d="M610 50c28 0 50 22 50 50s-22 50-50 50c-29 0-50-22-50-50s21-50 50-50zM610 0c-57 0-101 43-101 100s44 100 101 100 100-43 100-100-43-100-100-100zM355 50c28 0 50 22 50 50s-22 50-50 50-50-22-50-50 22-50 50-50zM355 0c-57 0-100 43-100 100s43 100 100 100 100-43 100-100-43-100-100-100zM100 50c29 0 50 22 50 50s-21 50-50 50c-28 0-50-22-50-50s22-50 50-50zM100 0c-57 0-100 43-100 100s43 100 100 100 101-43 101-100-44-100-101-100z">
          <text:p/>
        </draw:path>
        <draw:custom-shape draw:style-name="gr96" draw:text-style-name="P2" draw:layer="layout" svg:width="3.4cm" svg:height="0.16cm" svg:x="4.54cm" svg:y="12.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2cm" svg:height="0.84cm" svg:x="8.14cm" svg:y="10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7" draw:text-style-name="P2" draw:layer="layout" svg:width="0.96cm" svg:height="0.3cm" svg:x="4.64cm" svg:y="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8" draw:text-style-name="P2" draw:layer="layout" svg:width="1.3cm" svg:height="0.13cm" svg:x="7.04cm" svg:y="11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2cm" svg:height="0.84cm" svg:x="4.14cm" svg:y="10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9" draw:text-style-name="P2" draw:layer="layout" svg:width="0.79cm" svg:height="0.13cm" svg:x="4.14cm" svg:y="11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1cm" svg:height="0.84cm" svg:x="7.04cm" svg:y="11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2cm" svg:height="0.84cm" svg:x="4.74cm" svg:y="11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0" draw:text-style-name="P2" draw:layer="layout" svg:width="2.2cm" svg:height="0.2cm" svg:x="4.94cm" svg:y="11.7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1" draw:text-style-name="P2" draw:layer="layout" svg:width="0.2cm" svg:height="0.28cm" svg:x="6.74cm" svg:y="11.7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4cm" svg:height="0.2cm" svg:x="6.9cm" svg:y="11.9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2" draw:text-style-name="P2" draw:layer="layout" svg:width="0.84cm" svg:height="0.2cm" svg:x="5.95cm" svg:y="11.9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3" draw:text-style-name="P2" draw:layer="layout" svg:width="0.2cm" svg:height="1.47cm" svg:x="6.14cm" svg:y="9.2cm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svg:x="5.84cm" svg:y="10.2cm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svg:x="6.74cm" svg:y="10.2cm" svg:viewBox="0 0 200 200" svg:d="M100 50c28 0 50 22 50 50s-22 50-50 50-50-22-50-50 22-50 50-50zM100 0c-57 0-100 43-100 100s43 100 100 100 100-43 100-100-43-100-100-100z">
          <text:p/>
        </draw:path>
        <draw:custom-shape draw:style-name="gr14" draw:text-style-name="P2" draw:layer="layout" svg:width="0.36cm" svg:height="0.16cm" svg:x="5.28cm" svg:y="9.52cm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svg:x="5.84cm" svg:y="9.86cm" svg:viewBox="0 0 200 200" svg:d="M100 50c28 0 50 22 50 50s-22 50-50 50-50-22-50-50 22-50 50-50zM100 0c-57 0-100 43-100 100s43 100 100 100 100-43 100-100-43-100-100-100z">
          <text:p/>
        </draw:path>
        <draw:custom-shape draw:style-name="gr58" draw:text-style-name="P2" draw:layer="layout" svg:width="0.7cm" svg:height="0.14cm" svg:x="6.78cm" svg:y="10.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cm" svg:height="0.15cm" svg:x="5.69cm" svg:y="10.22cm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svg:x="5.28cm" svg:y="9.86cm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svg:x="5.84cm" svg:y="9.86cm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svg:x="5.84cm" svg:y="9.86cm" svg:viewBox="0 0 200 200" svg:d="M100 50c28 0 50 22 50 50s-22 50-50 50-50-22-50-50 22-50 50-50zM100 0c-57 0-100 43-100 100s43 100 100 100 100-43 100-100-43-100-100-100z">
          <text:p/>
        </draw:path>
        <draw:custom-shape draw:style-name="gr11" draw:text-style-name="P2" draw:layer="layout" svg:width="0.2cm" svg:height="0.3cm" svg:x="5.84cm" svg:y="9.6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" draw:layer="layout" svg:width="0.2cm" svg:height="0.3cm" svg:x="5.28cm" svg:y="9.9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4" draw:text-style-name="P2" draw:layer="layout" svg:width="0.5cm" svg:height="0.52cm" svg:x="5.54cm" svg:y="10.34cm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459cm" svg:height="0.199cm" draw:transform="rotate (-1.5707963267949) translate (5.38cm 11.2cm)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custom-shape draw:style-name="gr93" draw:text-style-name="P2" draw:layer="layout" svg:width="0.2cm" svg:height="1.3cm" svg:x="4.74cm" svg:y="9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6cm" svg:height="0.15cm" svg:x="4.44cm" svg:y="10.8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6cm" svg:height="0.15cm" svg:x="4.44cm" svg:y="10.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4" draw:text-style-name="P2" draw:layer="layout" svg:width="0.2cm" svg:height="0.6cm" svg:x="4.44cm" svg:y="10.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5" draw:text-style-name="P2" draw:layer="layout" svg:width="0.2cm" svg:height="0.54cm" svg:x="6.74cm" svg:y="10.3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9" draw:text-style-name="P2" draw:layer="layout" svg:width="1cm" svg:height="0.14cm" svg:x="7.04cm" svg:y="10.3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46cm" svg:height="0.16cm" svg:x="7.58cm" svg:y="10.8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8" draw:text-style-name="P2" draw:layer="layout" svg:width="0.2cm" svg:height="1.4cm" svg:x="6.44cm" svg:y="9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0.7cm" svg:height="0.3cm" svg:x="6.44cm" svg:y="9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5" draw:text-style-name="P2" draw:layer="layout" svg:width="0.2cm" svg:height="0.54cm" svg:x="7.84cm" svg:y="10.3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8" draw:text-style-name="P2" draw:layer="layout" svg:width="0.16cm" svg:height="1.1cm" svg:x="4.98cm" svg:y="10.5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6" draw:text-style-name="P2" draw:layer="layout" svg:width="1.6cm" svg:height="0.22cm" svg:x="5.34cm" svg:y="11.4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0" draw:text-style-name="P2" draw:layer="layout" svg:width="0.2cm" svg:height="0.64cm" svg:x="6.74cm" svg:y="10.9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cm" svg:height="0.2cm" svg:x="5.04cm" svg:y="11.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cm" svg:height="0.14cm" svg:x="4.84cm" svg:y="10.56cm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svg:x="5.42cm" svg:y="10.42cm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svg:x="5.18cm" svg:y="10.94cm" svg:viewBox="0 0 200 200" svg:d="M100 50c28 0 50 22 50 50s-22 50-50 50-50-22-50-50 22-50 50-50zM100 0c-57 0-100 43-100 100s43 100 100 100 100-43 100-100-43-100-100-100z">
          <text:p/>
        </draw:path>
        <draw:custom-shape draw:style-name="gr14" draw:text-style-name="P2" draw:layer="layout" svg:width="0.2cm" svg:height="0.15cm" svg:x="4.88cm" svg:y="10.2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16cm" svg:height="0.2cm" svg:x="5.2cm" svg:y="11.0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7" draw:text-style-name="P2" draw:layer="layout" svg:width="1.24cm" svg:height="0.28cm" svg:x="5.4cm" svg:y="11.0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5" draw:text-style-name="P2" draw:layer="layout" svg:width="0.1cm" svg:height="0.54cm" svg:x="5.4cm" svg:y="10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6cm" svg:height="0.15cm" svg:x="5.22cm" svg:y="10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5cm" svg:height="0.15cm" svg:x="4.91cm" svg:y="10.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3" draw:text-style-name="P2" draw:layer="layout" svg:width="0.18cm" svg:height="0.38cm" svg:x="5.2cm" svg:y="10.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2" draw:layer="layout" svg:width="0.44cm" svg:height="0.4cm" svg:x="6.9cm" svg:y="10.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8" draw:text-style-name="P2" draw:layer="layout" svg:width="1.3cm" svg:height="0.24cm" svg:x="4.74cm" svg:y="9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4cm" svg:height="0.15cm" draw:transform="rotate (0.785398163397448) translate (5.124cm 10.49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0.7cm" svg:height="0.3cm" svg:x="5.84cm" svg:y="10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8" draw:text-style-name="P2" draw:layer="layout" svg:width="0.4cm" svg:height="0.44cm" svg:x="4.8cm" svg:y="9.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9" draw:text-style-name="P2" draw:layer="layout" svg:width="0.24cm" svg:height="0.48cm" svg:x="5.54cm" svg:y="9.7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9" draw:text-style-name="P2" draw:layer="layout" svg:width="0.2cm" svg:height="0.7cm" svg:x="7cm" svg:y="9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0" draw:text-style-name="P2" draw:layer="layout" svg:width="0.56cm" svg:height="0.56cm" svg:x="7.24cm" svg:y="9.74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11" draw:text-style-name="P4" draw:layer="layout" svg:width="0.5cm" svg:height="0.5cm" svg:x="7.27cm" svg:y="9.7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path draw:style-name="gr3" draw:text-style-name="P2" draw:layer="layout" svg:width="0.199cm" svg:height="0.199cm" svg:x="7.42cm" svg:y="9.92cm" svg:viewBox="0 0 200 200" svg:d="M100 50c28 0 50 22 50 50s-22 50-50 50-50-22-50-50 22-50 50-50zM100 0c-57 0-100 43-100 100s43 100 100 100 100-43 100-100-43-100-100-100z">
          <text:p/>
        </draw:path>
        <draw:custom-shape draw:style-name="gr110" draw:text-style-name="P2" draw:layer="layout" svg:width="0.56cm" svg:height="0.56cm" svg:x="7.21cm" svg:y="11.4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11" draw:text-style-name="P4" draw:layer="layout" svg:width="0.5cm" svg:height="0.5cm" svg:x="7.24cm" svg:y="11.4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path draw:style-name="gr3" draw:text-style-name="P2" draw:layer="layout" svg:width="0.199cm" svg:height="0.199cm" svg:x="7.39cm" svg:y="11.64cm" svg:viewBox="0 0 200 200" svg:d="M100 50c28 0 50 22 50 50s-22 50-50 50-50-22-50-50 22-50 50-50zM100 0c-57 0-100 43-100 100s43 100 100 100 100-43 100-100-43-100-100-100z">
          <text:p/>
        </draw:path>
        <draw:custom-shape draw:style-name="gr94" draw:text-style-name="P3" draw:layer="layout" svg:width="4.19cm" svg:height="3.2cm" svg:x="4.15cm" svg:y="12.5cm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1.599cm" svg:height="1.399cm" draw:transform="rotate (-1.5707963267949) translate (6.94cm 13.9cm)" svg:viewBox="0 0 1600 1400" svg:d="M1500 50c28 0 50 22 50 50s-22 50-50 50-50-22-50-50 22-50 50-50zM1500 0c-57 0-100 43-100 100s43 100 100 100 100-43 100-100-43-100-100-100zM1500 1250c28 0 50 22 50 50s-22 50-50 50-50-22-50-50 22-50 50-50zM1500 1200c-57 0-100 43-100 100s43 100 100 100 100-43 100-100-43-100-100-100zM300 50c28 0 50 22 50 50s-22 50-50 50-50-22-50-50 22-50 50-50zM300 0c-57 0-100 43-100 100s43 100 100 100 100-43 100-100-43-100-100-100zM300 1250c28 0 50 22 50 50s-22 50-50 50-50-22-50-50 22-50 50-50zM300 1200c-57 0-100 43-100 100s43 100 100 100 100-43 100-100-43-100-100-100zM100 650c28 0 50 22 50 50s-22 50-50 50-50-22-50-50 22-50 50-50zM100 600c-57 0-100 43-100 100s43 100 100 100 100-43 100-100-43-100-100-100z">
          <text:p/>
        </draw:path>
        <draw:path draw:style-name="gr3" draw:text-style-name="P2" draw:layer="layout" svg:width="0.459cm" svg:height="0.199cm" draw:transform="rotate (-1.5707963267949) translate (7.64cm 13.84cm)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3" draw:text-style-name="P2" draw:layer="layout" svg:width="0.459cm" svg:height="0.199cm" svg:x="5.58cm" svg:y="12.8cm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95" draw:text-style-name="P2" draw:layer="layout" svg:width="1.099cm" svg:height="0.499cm" svg:x="6.34cm" svg:y="12.5cm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draw:transform="rotate (-1.5707963267949) translate (8.34cm 12.5cm)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draw:transform="rotate (-1.5707963267949) translate (8.34cm 14.6cm)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draw:transform="rotate (1.5707963267949) translate (4.15cm 13.6cm)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95" draw:text-style-name="P2" draw:layer="layout" svg:width="1.099cm" svg:height="0.499cm" draw:transform="rotate (1.5707963267949) translate (4.15cm 15.7cm)" svg:viewBox="0 0 1100 500" svg:d="M541 60c56 0 99 43 99 99s-43 100-99 100-100-44-100-100 44-99 100-99zM900 289c0 19-5 36-13 51h-172c-9-15-14-32-14-51 0-18 5-35 13-49h174c8 14 12 31 12 49zM400 289c0 19-5 36-13 51h-172c-9-15-14-32-14-51 0-18 5-35 13-49h174c8 14 12 31 12 49zM1100 500v-300-110-90h-1000-90-10v90 410h100z">
          <text:p/>
        </draw:path>
        <draw:path draw:style-name="gr3" draw:text-style-name="P2" draw:layer="layout" svg:width="0.459cm" svg:height="0.199cm" draw:transform="rotate (-1.5707963267949) translate (4.94cm 13.84cm)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3" draw:text-style-name="P2" draw:layer="layout" svg:width="0.459cm" svg:height="0.199cm" svg:x="4.88cm" svg:y="12.8cm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path draw:style-name="gr3" draw:text-style-name="P2" draw:layer="layout" svg:width="0.709cm" svg:height="0.199cm" svg:x="5.03cm" svg:y="13.5cm" svg:viewBox="0 0 710 200" svg:d="M610 50c28 0 50 22 50 50s-22 50-50 50c-29 0-50-22-50-50s21-50 50-50zM610 0c-57 0-101 43-101 100s44 100 101 100 100-43 100-100-43-100-100-100zM355 50c28 0 50 22 50 50s-22 50-50 50-50-22-50-50 22-50 50-50zM355 0c-57 0-100 43-100 100s43 100 100 100 100-43 100-100-43-100-100-100zM100 50c29 0 50 22 50 50s-21 50-50 50c-28 0-50-22-50-50s22-50 50-50zM100 0c-57 0-100 43-100 100s43 100 100 100 101-43 101-100-44-100-101-100z">
          <text:p/>
        </draw:path>
        <draw:custom-shape draw:style-name="gr96" draw:text-style-name="P2" draw:layer="layout" svg:width="3.4cm" svg:height="0.16cm" svg:x="4.54cm" svg:y="15.5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2cm" svg:height="0.84cm" svg:x="8.14cm" svg:y="13.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7" draw:text-style-name="P2" draw:layer="layout" svg:width="0.96cm" svg:height="0.3cm" svg:x="4.64cm" svg:y="15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8" draw:text-style-name="P2" draw:layer="layout" svg:width="1.3cm" svg:height="0.13cm" svg:x="7.04cm" svg:y="14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2cm" svg:height="0.84cm" svg:x="4.14cm" svg:y="13.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9" draw:text-style-name="P2" draw:layer="layout" svg:width="0.79cm" svg:height="0.13cm" svg:x="4.14cm" svg:y="14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1cm" svg:height="0.84cm" svg:x="7.04cm" svg:y="14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5" draw:text-style-name="P2" draw:layer="layout" svg:width="0.2cm" svg:height="0.84cm" svg:x="4.74cm" svg:y="14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0" draw:text-style-name="P2" draw:layer="layout" svg:width="2.2cm" svg:height="0.2cm" svg:x="4.94cm" svg:y="15.0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1" draw:text-style-name="P2" draw:layer="layout" svg:width="0.2cm" svg:height="0.28cm" svg:x="6.74cm" svg:y="15.0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4cm" svg:height="0.2cm" svg:x="6.9cm" svg:y="15.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2" draw:text-style-name="P2" draw:layer="layout" svg:width="0.84cm" svg:height="0.2cm" svg:x="5.95cm" svg:y="15.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3" draw:text-style-name="P2" draw:layer="layout" svg:width="0.2cm" svg:height="1.47cm" svg:x="6.14cm" svg:y="12.5cm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svg:x="5.84cm" svg:y="13.5cm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svg:x="6.74cm" svg:y="13.5cm" svg:viewBox="0 0 200 200" svg:d="M100 50c28 0 50 22 50 50s-22 50-50 50-50-22-50-50 22-50 50-50zM100 0c-57 0-100 43-100 100s43 100 100 100 100-43 100-100-43-100-100-100z">
          <text:p/>
        </draw:path>
        <draw:custom-shape draw:style-name="gr14" draw:text-style-name="P2" draw:layer="layout" svg:width="0.36cm" svg:height="0.16cm" svg:x="5.28cm" svg:y="12.82cm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svg:x="5.84cm" svg:y="13.16cm" svg:viewBox="0 0 200 200" svg:d="M100 50c28 0 50 22 50 50s-22 50-50 50-50-22-50-50 22-50 50-50zM100 0c-57 0-100 43-100 100s43 100 100 100 100-43 100-100-43-100-100-100z">
          <text:p/>
        </draw:path>
        <draw:custom-shape draw:style-name="gr58" draw:text-style-name="P2" draw:layer="layout" svg:width="0.7cm" svg:height="0.14cm" svg:x="6.78cm" svg:y="13.8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cm" svg:height="0.15cm" svg:x="5.69cm" svg:y="13.52cm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svg:x="5.28cm" svg:y="13.16cm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svg:x="5.84cm" svg:y="13.16cm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svg:x="5.84cm" svg:y="13.16cm" svg:viewBox="0 0 200 200" svg:d="M100 50c28 0 50 22 50 50s-22 50-50 50-50-22-50-50 22-50 50-50zM100 0c-57 0-100 43-100 100s43 100 100 100 100-43 100-100-43-100-100-100z">
          <text:p/>
        </draw:path>
        <draw:custom-shape draw:style-name="gr11" draw:text-style-name="P2" draw:layer="layout" svg:width="0.2cm" svg:height="0.3cm" svg:x="5.84cm" svg:y="12.9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" draw:layer="layout" svg:width="0.2cm" svg:height="0.3cm" svg:x="5.28cm" svg:y="13.2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4" draw:text-style-name="P2" draw:layer="layout" svg:width="0.5cm" svg:height="0.52cm" svg:x="5.54cm" svg:y="13.64cm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459cm" svg:height="0.199cm" draw:transform="rotate (-1.5707963267949) translate (5.38cm 14.5cm)" svg:viewBox="0 0 460 200" svg:d="M359 50c28 0 50 22 50 50s-22 50-50 50c-29 0-51-22-51-50s22-50 51-50zM359 0c-58 0-102 43-102 100s44 100 102 100c57 0 101-43 101-100s-44-100-101-100zM101 50c29 0 51 22 51 50s-22 50-51 50c-28 0-50-22-50-50s22-50 50-50zM101 0c-57 0-101 43-101 100s44 100 101 100c58 0 102-43 102-100s-44-100-102-100z">
          <text:p/>
        </draw:path>
        <draw:custom-shape draw:style-name="gr93" draw:text-style-name="P2" draw:layer="layout" svg:width="0.2cm" svg:height="1.3cm" svg:x="4.74cm" svg:y="12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6cm" svg:height="0.15cm" svg:x="4.44cm" svg:y="14.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6cm" svg:height="0.15cm" svg:x="4.44cm" svg:y="13.6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4" draw:text-style-name="P2" draw:layer="layout" svg:width="0.2cm" svg:height="0.6cm" svg:x="4.44cm" svg:y="13.6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5" draw:text-style-name="P2" draw:layer="layout" svg:width="0.2cm" svg:height="0.54cm" svg:x="6.74cm" svg:y="13.6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9" draw:text-style-name="P2" draw:layer="layout" svg:width="1cm" svg:height="0.14cm" svg:x="7.04cm" svg:y="13.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46cm" svg:height="0.16cm" svg:x="7.58cm" svg:y="14.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8" draw:text-style-name="P2" draw:layer="layout" svg:width="0.2cm" svg:height="1.4cm" svg:x="6.44cm" svg:y="13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0.7cm" svg:height="0.3cm" svg:x="6.44cm" svg:y="13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5" draw:text-style-name="P2" draw:layer="layout" svg:width="0.2cm" svg:height="0.54cm" svg:x="7.84cm" svg:y="13.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8" draw:text-style-name="P2" draw:layer="layout" svg:width="0.16cm" svg:height="1.1cm" svg:x="4.98cm" svg:y="13.8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6" draw:text-style-name="P2" draw:layer="layout" svg:width="1.6cm" svg:height="0.22cm" svg:x="5.34cm" svg:y="14.7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0" draw:text-style-name="P2" draw:layer="layout" svg:width="0.2cm" svg:height="0.64cm" svg:x="6.74cm" svg:y="14.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cm" svg:height="0.2cm" svg:x="5.04cm" svg:y="14.7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cm" svg:height="0.14cm" svg:x="4.84cm" svg:y="13.86cm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199cm" svg:height="0.199cm" svg:x="5.42cm" svg:y="13.72cm" svg:viewBox="0 0 200 200" svg:d="M100 50c28 0 50 22 50 50s-22 50-50 50-50-22-50-50 22-50 50-50zM100 0c-57 0-100 43-100 100s43 100 100 100 100-43 100-100-43-100-100-100z">
          <text:p/>
        </draw:path>
        <draw:path draw:style-name="gr3" draw:text-style-name="P2" draw:layer="layout" svg:width="0.199cm" svg:height="0.199cm" svg:x="5.18cm" svg:y="14.24cm" svg:viewBox="0 0 200 200" svg:d="M100 50c28 0 50 22 50 50s-22 50-50 50-50-22-50-50 22-50 50-50zM100 0c-57 0-100 43-100 100s43 100 100 100 100-43 100-100-43-100-100-100z">
          <text:p/>
        </draw:path>
        <draw:custom-shape draw:style-name="gr14" draw:text-style-name="P2" draw:layer="layout" svg:width="0.2cm" svg:height="0.15cm" svg:x="4.88cm" svg:y="13.5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16cm" svg:height="0.2cm" svg:x="5.2cm" svg:y="14.3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7" draw:text-style-name="P2" draw:layer="layout" svg:width="1.24cm" svg:height="0.28cm" svg:x="5.4cm" svg:y="14.3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5" draw:text-style-name="P2" draw:layer="layout" svg:width="0.1cm" svg:height="0.54cm" svg:x="5.4cm" svg:y="1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6cm" svg:height="0.15cm" svg:x="5.22cm" svg:y="1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35cm" svg:height="0.15cm" svg:x="4.91cm" svg:y="13.6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3" draw:text-style-name="P2" draw:layer="layout" svg:width="0.18cm" svg:height="0.38cm" svg:x="5.2cm" svg:y="13.7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2" draw:layer="layout" svg:width="0.44cm" svg:height="0.4cm" svg:x="6.9cm" svg:y="13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8" draw:text-style-name="P2" draw:layer="layout" svg:width="1.3cm" svg:height="0.24cm" svg:x="4.74cm" svg:y="12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0.24cm" svg:height="0.15cm" draw:transform="rotate (0.785398163397448) translate (5.124cm 13.79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0.7cm" svg:height="0.3cm" svg:x="5.84cm" svg:y="1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8" draw:text-style-name="P2" draw:layer="layout" svg:width="0.4cm" svg:height="0.44cm" svg:x="4.8cm" svg:y="13.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9" draw:text-style-name="P2" draw:layer="layout" svg:width="0.24cm" svg:height="0.48cm" svg:x="5.54cm" svg:y="13.0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9" draw:text-style-name="P2" draw:layer="layout" svg:width="0.2cm" svg:height="0.7cm" svg:x="7cm" svg:y="13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0" draw:text-style-name="P2" draw:layer="layout" svg:width="0.56cm" svg:height="0.56cm" svg:x="7.24cm" svg:y="13.04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11" draw:text-style-name="P4" draw:layer="layout" svg:width="0.5cm" svg:height="0.5cm" svg:x="7.27cm" svg:y="13.0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path draw:style-name="gr3" draw:text-style-name="P2" draw:layer="layout" svg:width="0.199cm" svg:height="0.199cm" svg:x="7.42cm" svg:y="13.22cm" svg:viewBox="0 0 200 200" svg:d="M100 50c28 0 50 22 50 50s-22 50-50 50-50-22-50-50 22-50 50-50zM100 0c-57 0-100 43-100 100s43 100 100 100 100-43 100-100-43-100-100-100z">
          <text:p/>
        </draw:path>
        <draw:custom-shape draw:style-name="gr110" draw:text-style-name="P2" draw:layer="layout" svg:width="0.56cm" svg:height="0.56cm" svg:x="7.21cm" svg:y="14.7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11" draw:text-style-name="P4" draw:layer="layout" svg:width="0.5cm" svg:height="0.5cm" svg:x="7.24cm" svg:y="14.7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path draw:style-name="gr3" draw:text-style-name="P2" draw:layer="layout" svg:width="0.199cm" svg:height="0.199cm" svg:x="7.39cm" svg:y="14.94cm" svg:viewBox="0 0 200 200" svg:d="M100 50c28 0 50 22 50 50s-22 50-50 50-50-22-50-50 22-50 50-50zM100 0c-57 0-100 43-100 100s43 100 100 100 100-43 100-100-43-100-100-100z">
          <text:p/>
        </draw:path>
        <draw:custom-shape draw:style-name="gr113" draw:text-style-name="P3" draw:layer="layout" svg:width="4.2cm" svg:height="1.75cm" svg:x="4.14cm" svg:y="15.75cm">
          <text:p/>
          <draw:enhanced-geometry svg:viewBox="0 0 21600 21600" draw:type="rectangle" draw:enhanced-path="M 0 0 L 21600 0 21600 21600 0 21600 0 0 Z N"/>
        </draw:custom-shape>
        <draw:path draw:style-name="gr5" draw:text-style-name="P2" draw:layer="layout" svg:width="1.999cm" svg:height="0.219cm" svg:x="6.24cm" svg:y="15.95cm" svg:viewBox="0 0 2000 220" svg:d="M110 70c-23 0-40 17-40 40s17 40 40 40 40-17 40-40-17-40-40-40zM110 0c62 0 110 48 110 110s-48 110-110 110-110-48-110-110 48-110 110-110zM364 70c-22 0-40 17-40 40s18 40 40 40c23 0 40-17 40-40s-17-40-40-40zM364 0c63 0 110 48 110 110s-47 110-110 110c-62 0-110-48-110-110s48-110 110-110zM619 70c-23 0-40 17-40 40s17 40 40 40c22 0 40-17 40-40s-18-40-40-40zM619 0c62 0 110 48 110 110s-48 110-110 110c-63 0-110-48-110-110s47-110 110-110zM873 70c-23 0-40 17-40 40s17 40 40 40 40-17 40-40-17-40-40-40zM873 0c62 0 110 48 110 110s-48 110-110 110-110-48-110-110 48-110 110-110zM1127 70c-23 0-40 17-40 40s17 40 40 40 40-17 40-40-17-40-40-40zM1127 0c62 0 110 48 110 110s-48 110-110 110-110-48-110-110 48-110 110-110zM1381 70c-22 0-40 17-40 40s18 40 40 40c23 0 40-17 40-40s-17-40-40-40zM1381 0c63 0 110 48 110 110s-47 110-110 110c-62 0-110-48-110-110s48-110 110-110zM1636 70c-23 0-40 17-40 40s17 40 40 40c22 0 40-17 40-40s-18-40-40-40zM1636 0c62 0 110 48 110 110s-48 110-110 110c-63 0-110-48-110-110s47-110 110-110zM1890 70c-23 0-40 17-40 40s17 40 40 40 40-17 40-40-17-40-40-40zM1890 0c62 0 110 48 110 110s-48 110-110 110-110-48-110-110 48-110 110-110z">
          <text:p/>
        </draw:path>
        <draw:path draw:style-name="gr5" draw:text-style-name="P2" draw:layer="layout" svg:width="1.999cm" svg:height="0.219cm" svg:x="6.24cm" svg:y="16.75cm" svg:viewBox="0 0 2000 220" svg:d="M110 70c-23 0-40 17-40 40s17 40 40 40 40-17 40-40-17-40-40-40zM110 0c62 0 110 48 110 110s-48 110-110 110-110-48-110-110 48-110 110-110zM364 70c-22 0-40 17-40 40s18 40 40 40c23 0 40-17 40-40s-17-40-40-40zM364 0c63 0 110 48 110 110s-47 110-110 110c-62 0-110-48-110-110s48-110 110-110zM619 70c-23 0-40 17-40 40s17 40 40 40c22 0 40-17 40-40s-18-40-40-40zM619 0c62 0 110 48 110 110s-48 110-110 110c-63 0-110-48-110-110s47-110 110-110zM873 70c-23 0-40 17-40 40s17 40 40 40 40-17 40-40-17-40-40-40zM873 0c62 0 110 48 110 110s-48 110-110 110-110-48-110-110 48-110 110-110zM1127 70c-23 0-40 17-40 40s17 40 40 40 40-17 40-40-17-40-40-40zM1127 0c62 0 110 48 110 110s-48 110-110 110-110-48-110-110 48-110 110-110zM1381 70c-22 0-40 17-40 40s18 40 40 40c23 0 40-17 40-40s-17-40-40-40zM1381 0c63 0 110 48 110 110s-47 110-110 110c-62 0-110-48-110-110s48-110 110-110zM1636 70c-23 0-40 17-40 40s17 40 40 40c22 0 40-17 40-40s-18-40-40-40zM1636 0c62 0 110 48 110 110s-48 110-110 110c-63 0-110-48-110-110s47-110 110-110zM1890 70c-23 0-40 17-40 40s17 40 40 40 40-17 40-40-17-40-40-40zM1890 0c62 0 110 48 110 110s-48 110-110 110-110-48-110-110 48-110 110-110z">
          <text:p/>
        </draw:path>
        <draw:custom-shape draw:style-name="gr114" draw:text-style-name="P2" draw:layer="layout" svg:width="0.14cm" svg:height="0.71cm" svg:x="6.28cm" svg:y="16.11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svg:x="6.53cm" svg:y="16.11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svg:x="6.79cm" svg:y="16.11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svg:x="7.04cm" svg:y="16.11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svg:x="7.3cm" svg:y="16.11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svg:x="7.55cm" svg:y="16.11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svg:x="7.81cm" svg:y="16.11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svg:x="8.06cm" svg:y="16.11cm">
          <text:p/>
          <draw:enhanced-geometry svg:viewBox="0 0 21600 21600" draw:type="rectangle" draw:enhanced-path="M 0 0 L 21600 0 21600 21600 0 21600 0 0 Z N"/>
        </draw:custom-shape>
        <draw:path draw:style-name="gr5" draw:text-style-name="P2" draw:layer="layout" svg:width="0.979cm" svg:height="0.219cm" svg:x="4.54cm" svg:y="15.95cm" svg:viewBox="0 0 980 220" svg:d="M110 70c-23 0-40 17-40 40s17 40 40 40c22 0 40-17 40-40s-18-40-40-40zM110 0c62 0 110 48 110 110s-48 110-110 110-110-48-110-110 48-110 110-110zM363 70c-22 0-40 17-40 40s18 40 40 40c23 0 40-17 40-40s-17-40-40-40zM363 0c62 0 110 48 110 110s-48 110-110 110-110-48-110-110 48-110 110-110zM617 70c-23 0-40 17-40 40s17 40 40 40c22 0 40-17 40-40s-18-40-40-40zM617 0c62 0 110 48 110 110s-48 110-110 110-110-48-110-110 48-110 110-110zM870 70c-22 0-40 17-40 40s18 40 40 40c23 0 40-17 40-40s-17-40-40-40zM870 0c62 0 110 48 110 110s-48 110-110 110-110-48-110-110 48-110 110-110z">
          <text:p/>
        </draw:path>
        <draw:path draw:style-name="gr5" draw:text-style-name="P2" draw:layer="layout" svg:width="0.979cm" svg:height="0.219cm" svg:x="4.54cm" svg:y="16.75cm" svg:viewBox="0 0 980 220" svg:d="M110 70c-23 0-40 17-40 40s17 40 40 40c22 0 40-17 40-40s-18-40-40-40zM110 0c62 0 110 48 110 110s-48 110-110 110-110-48-110-110 48-110 110-110zM363 70c-22 0-40 17-40 40s18 40 40 40c23 0 40-17 40-40s-17-40-40-40zM363 0c62 0 110 48 110 110s-48 110-110 110-110-48-110-110 48-110 110-110zM617 70c-23 0-40 17-40 40s17 40 40 40c22 0 40-17 40-40s-18-40-40-40zM617 0c62 0 110 48 110 110s-48 110-110 110-110-48-110-110 48-110 110-110zM870 70c-22 0-40 17-40 40s18 40 40 40c23 0 40-17 40-40s-17-40-40-40zM870 0c62 0 110 48 110 110s-48 110-110 110-110-48-110-110 48-110 110-110z">
          <text:p/>
        </draw:path>
        <draw:custom-shape draw:style-name="gr114" draw:text-style-name="P2" draw:layer="layout" svg:width="0.14cm" svg:height="0.71cm" svg:x="4.59cm" svg:y="16.11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svg:x="4.84cm" svg:y="16.11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svg:x="5.1cm" svg:y="16.11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svg:x="5.35cm" svg:y="16.11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3" draw:layer="layout" svg:width="3cm" svg:height="2.5cm" svg:x="1.1cm" svg:y="15cm">
          <text:p/>
          <draw:enhanced-geometry svg:viewBox="0 0 21600 21600" draw:type="rectangle" draw:enhanced-path="M 0 0 L 21600 0 21600 21600 0 21600 0 0 Z N"/>
        </draw:custom-shape>
        <draw:path draw:style-name="gr5" draw:text-style-name="P2" draw:layer="layout" svg:width="1.999cm" svg:height="0.219cm" draw:transform="rotate (1.5707963267949) translate (1.58cm 17.2cm)" svg:viewBox="0 0 2000 220" svg:d="M110 70c-23 0-40 17-40 40s17 40 40 40 40-17 40-40-17-40-40-40zM110 0c62 0 110 48 110 110s-48 110-110 110-110-48-110-110 48-110 110-110zM364 70c-22 0-40 17-40 40s18 40 40 40c23 0 40-17 40-40s-17-40-40-40zM364 0c63 0 110 48 110 110s-47 110-110 110c-62 0-110-48-110-110s48-110 110-110zM619 70c-23 0-40 17-40 40s17 40 40 40c22 0 40-17 40-40s-18-40-40-40zM619 0c62 0 110 48 110 110s-48 110-110 110c-63 0-110-48-110-110s47-110 110-110zM873 70c-23 0-40 17-40 40s17 40 40 40 40-17 40-40-17-40-40-40zM873 0c62 0 110 48 110 110s-48 110-110 110-110-48-110-110 48-110 110-110zM1127 70c-23 0-40 17-40 40s17 40 40 40 40-17 40-40-17-40-40-40zM1127 0c62 0 110 48 110 110s-48 110-110 110-110-48-110-110 48-110 110-110zM1381 70c-22 0-40 17-40 40s18 40 40 40c23 0 40-17 40-40s-17-40-40-40zM1381 0c63 0 110 48 110 110s-47 110-110 110c-62 0-110-48-110-110s48-110 110-110zM1636 70c-23 0-40 17-40 40s17 40 40 40c22 0 40-17 40-40s-18-40-40-40zM1636 0c62 0 110 48 110 110s-48 110-110 110c-63 0-110-48-110-110s47-110 110-110zM1890 70c-23 0-40 17-40 40s17 40 40 40 40-17 40-40-17-40-40-40zM1890 0c62 0 110 48 110 110s-48 110-110 110-110-48-110-110 48-110 110-110z">
          <text:p/>
        </draw:path>
        <draw:path draw:style-name="gr5" draw:text-style-name="P2" draw:layer="layout" svg:width="1.999cm" svg:height="0.219cm" draw:transform="rotate (1.5707963267949) translate (2.4cm 17.2cm)" svg:viewBox="0 0 2000 220" svg:d="M110 70c-23 0-40 17-40 40s17 40 40 40 40-17 40-40-17-40-40-40zM110 0c62 0 110 48 110 110s-48 110-110 110-110-48-110-110 48-110 110-110zM364 70c-22 0-40 17-40 40s18 40 40 40c23 0 40-17 40-40s-17-40-40-40zM364 0c63 0 110 48 110 110s-47 110-110 110c-62 0-110-48-110-110s48-110 110-110zM619 70c-23 0-40 17-40 40s17 40 40 40c22 0 40-17 40-40s-18-40-40-40zM619 0c62 0 110 48 110 110s-48 110-110 110c-63 0-110-48-110-110s47-110 110-110zM873 70c-23 0-40 17-40 40s17 40 40 40 40-17 40-40-17-40-40-40zM873 0c62 0 110 48 110 110s-48 110-110 110-110-48-110-110 48-110 110-110zM1127 70c-23 0-40 17-40 40s17 40 40 40 40-17 40-40-17-40-40-40zM1127 0c62 0 110 48 110 110s-48 110-110 110-110-48-110-110 48-110 110-110zM1381 70c-22 0-40 17-40 40s18 40 40 40c23 0 40-17 40-40s-17-40-40-40zM1381 0c63 0 110 48 110 110s-47 110-110 110c-62 0-110-48-110-110s48-110 110-110zM1636 70c-23 0-40 17-40 40s17 40 40 40c22 0 40-17 40-40s-18-40-40-40zM1636 0c62 0 110 48 110 110s-48 110-110 110c-63 0-110-48-110-110s47-110 110-110zM1890 70c-23 0-40 17-40 40s17 40 40 40 40-17 40-40-17-40-40-40zM1890 0c62 0 110 48 110 110s-48 110-110 110-110-48-110-110 48-110 110-110z">
          <text:p/>
        </draw:path>
        <draw:path draw:style-name="gr5" draw:text-style-name="P2" draw:layer="layout" svg:width="1.999cm" svg:height="0.219cm" draw:transform="rotate (1.5707963267949) translate (2.65cm 17.2cm)" svg:viewBox="0 0 2000 220" svg:d="M110 70c-23 0-40 17-40 40s17 40 40 40 40-17 40-40-17-40-40-40zM110 0c62 0 110 48 110 110s-48 110-110 110-110-48-110-110 48-110 110-110zM364 70c-22 0-40 17-40 40s18 40 40 40c23 0 40-17 40-40s-17-40-40-40zM364 0c63 0 110 48 110 110s-47 110-110 110c-62 0-110-48-110-110s48-110 110-110zM619 70c-23 0-40 17-40 40s17 40 40 40c22 0 40-17 40-40s-18-40-40-40zM619 0c62 0 110 48 110 110s-48 110-110 110c-63 0-110-48-110-110s47-110 110-110zM873 70c-23 0-40 17-40 40s17 40 40 40 40-17 40-40-17-40-40-40zM873 0c62 0 110 48 110 110s-48 110-110 110-110-48-110-110 48-110 110-110zM1127 70c-23 0-40 17-40 40s17 40 40 40 40-17 40-40-17-40-40-40zM1127 0c62 0 110 48 110 110s-48 110-110 110-110-48-110-110 48-110 110-110zM1381 70c-22 0-40 17-40 40s18 40 40 40c23 0 40-17 40-40s-17-40-40-40zM1381 0c63 0 110 48 110 110s-47 110-110 110c-62 0-110-48-110-110s48-110 110-110zM1636 70c-23 0-40 17-40 40s17 40 40 40c22 0 40-17 40-40s-18-40-40-40zM1636 0c62 0 110 48 110 110s-48 110-110 110c-63 0-110-48-110-110s47-110 110-110zM1890 70c-23 0-40 17-40 40s17 40 40 40 40-17 40-40-17-40-40-40zM1890 0c62 0 110 48 110 110s-48 110-110 110-110-48-110-110 48-110 110-110z">
          <text:p/>
        </draw:path>
        <draw:path draw:style-name="gr5" draw:text-style-name="P2" draw:layer="layout" svg:width="1.999cm" svg:height="0.219cm" draw:transform="rotate (1.5707963267949) translate (3.48cm 17.2cm)" svg:viewBox="0 0 2000 220" svg:d="M110 70c-23 0-40 17-40 40s17 40 40 40 40-17 40-40-17-40-40-40zM110 0c62 0 110 48 110 110s-48 110-110 110-110-48-110-110 48-110 110-110zM364 70c-22 0-40 17-40 40s18 40 40 40c23 0 40-17 40-40s-17-40-40-40zM364 0c63 0 110 48 110 110s-47 110-110 110c-62 0-110-48-110-110s48-110 110-110zM619 70c-23 0-40 17-40 40s17 40 40 40c22 0 40-17 40-40s-18-40-40-40zM619 0c62 0 110 48 110 110s-48 110-110 110c-63 0-110-48-110-110s47-110 110-110zM873 70c-23 0-40 17-40 40s17 40 40 40 40-17 40-40-17-40-40-40zM873 0c62 0 110 48 110 110s-48 110-110 110-110-48-110-110 48-110 110-110zM1127 70c-23 0-40 17-40 40s17 40 40 40 40-17 40-40-17-40-40-40zM1127 0c62 0 110 48 110 110s-48 110-110 110-110-48-110-110 48-110 110-110zM1381 70c-22 0-40 17-40 40s18 40 40 40c23 0 40-17 40-40s-17-40-40-40zM1381 0c63 0 110 48 110 110s-47 110-110 110c-62 0-110-48-110-110s48-110 110-110zM1636 70c-23 0-40 17-40 40s17 40 40 40c22 0 40-17 40-40s-18-40-40-40zM1636 0c62 0 110 48 110 110s-48 110-110 110c-63 0-110-48-110-110s47-110 110-110zM1890 70c-23 0-40 17-40 40s17 40 40 40 40-17 40-40-17-40-40-40zM1890 0c62 0 110 48 110 110s-48 110-110 110-110-48-110-110 48-110 110-110z">
          <text:p/>
        </draw:path>
        <draw:custom-shape draw:style-name="gr114" draw:text-style-name="P2" draw:layer="layout" svg:width="0.14cm" svg:height="0.71cm" draw:transform="rotate (1.5707963267949) translate (1.76cm 17.16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1.5707963267949) translate (1.76cm 16.91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1.5707963267949) translate (1.76cm 16.65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1.5707963267949) translate (1.76cm 16.4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1.5707963267949) translate (1.76cm 16.14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1.5707963267949) translate (1.76cm 15.89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1.5707963267949) translate (1.76cm 15.63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1.5707963267949) translate (1.76cm 15.38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1.5707963267949) translate (2.8cm 17.16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1.5707963267949) translate (2.8cm 16.91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1.5707963267949) translate (2.8cm 16.65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1.5707963267949) translate (2.8cm 16.4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1.5707963267949) translate (2.8cm 16.14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1.5707963267949) translate (2.8cm 15.89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1.5707963267949) translate (2.8cm 15.63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1.5707963267949) translate (2.8cm 15.38cm)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預設">
        <draw:custom-shape draw:style-name="gr2" draw:text-style-name="P1" draw:layer="layout" svg:width="8.01cm" svg:height="7.01cm" svg:x="1.1cm" svg:y="1.1cm">
          <text:p/>
          <draw:enhanced-geometry svg:viewBox="0 0 21600 21600" draw:mirror-horizontal="true" draw:type="rectangle" draw:enhanced-path="M 0 0 L 21600 0 21600 21600 0 21600 0 0 Z N"/>
        </draw:custom-shape>
        <draw:path draw:style-name="gr3" draw:text-style-name="P2" draw:layer="layout" svg:width="0.959cm" svg:height="0.199cm" svg:x="7.5cm" svg:y="6.5cm" svg:viewBox="0 0 960 200" svg:d="M860 50c28 0 50 22 50 50s-22 50-50 50-50-22-50-50 22-50 50-50zM860 0c-56 0-100 43-100 100s44 100 100 100c57 0 100-43 100-100s-43-100-100-100zM607 50c28 0 50 22 50 50s-22 50-50 50c-29 0-50-22-50-50s21-50 50-50zM607 0c-57 0-100 43-100 100s43 100 100 100c56 0 100-43 100-100s-44-100-100-100zM353 50c29 0 50 22 50 50s-21 50-50 50c-28 0-50-22-50-50s22-50 50-50zM353 0c-56 0-100 43-100 100s44 100 100 100c57 0 100-43 100-100s-43-100-100-100zM100 50c28 0 50 22 50 50s-22 50-50 50-50-22-50-50 22-50 50-50zM100 0c-57 0-100 43-100 100s43 100 100 100c56 0 100-43 100-100s-44-100-100-100z">
          <text:p/>
        </draw:path>
        <draw:path draw:style-name="gr4" draw:text-style-name="P2" draw:layer="layout" svg:width="0.859cm" svg:height="0.859cm" svg:x="7.54cm" svg:y="4.84cm" svg:viewBox="0 0 860 860" svg:d="M120 60c-34 0-60 26-60 60s26 60 60 60 60-26 60-60-26-60-60-60zM120 0c68 0 120 52 120 120s-52 120-120 120-120-52-120-120 52-120 120-120zM740 60c-34 0-60 26-60 60s26 60 60 60 60-26 60-60-26-60-60-60zM740 0c68 0 120 52 120 120s-52 120-120 120-120-52-120-120 52-120 120-120zM120 680c-34 0-60 26-60 60s26 60 60 60 60-26 60-60-26-60-60-60zM120 620c68 0 120 52 120 120s-52 120-120 120-120-52-120-120 52-120 120-120zM740 680c-34 0-60 26-60 60s26 60 60 60 60-26 60-60-26-60-60-60zM740 620c68 0 120 52 120 120s-52 120-120 120-120-52-120-120 52-120 120-120z">
          <text:p/>
        </draw:path>
        <draw:path draw:style-name="gr3" draw:text-style-name="P2" draw:layer="layout" svg:width="0.459cm" svg:height="0.199cm" svg:x="8.44cm" svg:y="4.026cm" svg:viewBox="0 0 460 200" svg:d="M101 50c-28 0-50 22-50 50s22 50 50 50c29 0 51-22 51-50s-22-50-51-50zM101 0c58 0 102 43 102 100s-44 100-102 100c-57 0-101-43-101-100s44-100 101-100zM359 50c-29 0-51 22-51 50s22 50 51 50c28 0 50-22 50-50s-22-50-50-50zM359 0c57 0 101 43 101 100s-44 100-101 100c-58 0-102-43-102-100s44-100 102-100z">
          <text:p/>
        </draw:path>
        <draw:path draw:style-name="gr3" draw:text-style-name="P2" draw:layer="layout" svg:width="0.709cm" svg:height="0.199cm" svg:x="7.5cm" svg:y="2.5cm" svg:viewBox="0 0 710 200" svg:d="M100 50c-28 0-50 22-50 50s22 50 50 50c29 0 50-22 50-50s-21-50-50-50zM100 0c57 0 101 43 101 100s-44 100-101 100-100-43-100-100 43-100 100-100zM355 50c-28 0-50 22-50 50s22 50 50 50 50-22 50-50-22-50-50-50zM355 0c57 0 100 43 100 100s-43 100-100 100-100-43-100-100 43-100 100-100zM610 50c-29 0-50 22-50 50s21 50 50 50c28 0 50-22 50-50s-22-50-50-50zM610 0c57 0 100 43 100 100s-43 100-100 100-101-43-101-100 44-100 101-100z">
          <text:p/>
        </draw:path>
        <draw:path draw:style-name="gr3" draw:text-style-name="P2" draw:layer="layout" svg:width="0.459cm" svg:height="0.199cm" svg:x="7cm" svg:y="4.03cm" svg:viewBox="0 0 460 200" svg:d="M101 50c-28 0-50 22-50 50s22 50 50 50c29 0 51-22 51-50s-22-50-51-50zM101 0c58 0 102 43 102 100s-44 100-102 100c-57 0-101-43-101-100s44-100 101-100zM359 50c-29 0-51 22-51 50s22 50 51 50c28 0 50-22 50-50s-22-50-50-50zM359 0c57 0 101 43 101 100s-44 100-101 100c-58 0-102-43-102-100s44-100 102-100z">
          <text:p/>
        </draw:path>
        <draw:path draw:style-name="gr3" draw:text-style-name="P2" draw:layer="layout" svg:width="1.599cm" svg:height="1.399cm" draw:transform="rotate (-3.14159265358979) translate (6.5cm 6.1cm)" svg:viewBox="0 0 1600 1400" svg:d="M100 50c-28 0-50 22-50 50s22 50 50 50 50-22 50-50-22-50-50-50zM100 0c57 0 100 43 100 100s-43 100-100 100-100-43-100-100 43-100 100-100zM100 1250c-28 0-50 22-50 50s22 50 50 50 50-22 50-50-22-50-50-50zM100 1200c57 0 100 43 100 100s-43 100-100 100-100-43-100-100 43-100 100-100zM1300 50c-28 0-50 22-50 50s22 50 50 50 50-22 50-50-22-50-50-50zM1300 0c57 0 100 43 100 100s-43 100-100 100-100-43-100-100 43-100 100-100zM1300 1250c-28 0-50 22-50 50s22 50 50 50 50-22 50-50-22-50-50-50zM1300 1200c57 0 100 43 100 100s-43 100-100 100-100-43-100-100 43-100 100-100zM1500 650c-28 0-50 22-50 50s22 50 50 50 50-22 50-50-22-50-50-50zM1500 600c57 0 100 43 100 100s-43 100-100 100-100-43-100-100 43-100 100-100z">
          <text:p/>
        </draw:path>
        <draw:path draw:style-name="gr3" draw:text-style-name="P2" draw:layer="layout" svg:width="1.599cm" svg:height="1.399cm" draw:transform="rotate (-3.14159265358979) translate (6.5cm 3.5cm)" svg:viewBox="0 0 1600 1400" svg:d="M100 50c-28 0-50 22-50 50s22 50 50 50 50-22 50-50-22-50-50-50zM100 0c57 0 100 43 100 100s-43 100-100 100-100-43-100-100 43-100 100-100zM100 1250c-28 0-50 22-50 50s22 50 50 50 50-22 50-50-22-50-50-50zM100 1200c57 0 100 43 100 100s-43 100-100 100-100-43-100-100 43-100 100-100zM1300 50c-28 0-50 22-50 50s22 50 50 50 50-22 50-50-22-50-50-50zM1300 0c57 0 100 43 100 100s-43 100-100 100-100-43-100-100 43-100 100-100zM1300 1250c-28 0-50 22-50 50s22 50 50 50 50-22 50-50-22-50-50-50zM1300 1200c57 0 100 43 100 100s-43 100-100 100-100-43-100-100 43-100 100-100zM1500 650c-28 0-50 22-50 50s22 50 50 50 50-22 50-50-22-50-50-50zM1500 600c57 0 100 43 100 100s-43 100-100 100-100-43-100-100 43-100 100-100z">
          <text:p/>
        </draw:path>
        <draw:path draw:style-name="gr3" draw:text-style-name="P2" draw:layer="layout" svg:width="0.459cm" svg:height="0.199cm" svg:x="4.04cm" svg:y="3.9cm" svg:viewBox="0 0 460 200" svg:d="M101 50c-28 0-50 22-50 50s22 50 50 50c29 0 51-22 51-50s-22-50-51-50zM101 0c58 0 102 43 102 100s-44 100-102 100c-57 0-101-43-101-100s44-100 101-100zM359 50c-29 0-51 22-51 50s22 50 51 50c28 0 50-22 50-50s-22-50-50-50zM359 0c57 0 101 43 101 100s-44 100-101 100c-58 0-102-43-102-100s44-100 102-100z">
          <text:p/>
        </draw:path>
        <draw:path draw:style-name="gr3" draw:text-style-name="P2" draw:layer="layout" svg:width="0.459cm" svg:height="0.199cm" svg:x="4.04cm" svg:y="6.5cm" svg:viewBox="0 0 460 200" svg:d="M101 50c-28 0-50 22-50 50s22 50 50 50c29 0 51-22 51-50s-22-50-51-50zM101 0c58 0 102 43 102 100s-44 100-102 100c-57 0-101-43-101-100s44-100 101-100zM359 50c-29 0-51 22-51 50s22 50 51 50c28 0 50-22 50-50s-22-50-50-50zM359 0c57 0 101 43 101 100s-44 100-101 100c-58 0-102-43-102-100s44-100 102-100z">
          <text:p/>
        </draw:path>
        <draw:path draw:style-name="gr5" draw:text-style-name="P2" draw:layer="layout" svg:width="0.819cm" svg:height="0.219cm" draw:transform="rotate (-1.5707963267949) translate (4.52cm 2.38cm)" svg:viewBox="0 0 820 220" svg:d="M110 70c-23 0-40 17-40 40s17 40 40 40 40-17 40-40-17-40-40-40zM110 0c62 0 110 48 110 110s-48 110-110 110-110-48-110-110 48-110 110-110zM710 70c-23 0-40 17-40 40s17 40 40 40 40-17 40-40-17-40-40-40zM710 0c62 0 110 48 110 110s-48 110-110 110-110-48-110-110 48-110 110-110z">
          <text:p/>
        </draw:path>
        <draw:path draw:style-name="gr5" draw:text-style-name="P2" draw:layer="layout" svg:width="0.819cm" svg:height="0.219cm" draw:transform="rotate (-1.5707963267949) translate (4.52cm 4.98cm)" svg:viewBox="0 0 820 220" svg:d="M110 70c-23 0-40 17-40 40s17 40 40 40 40-17 40-40-17-40-40-40zM110 0c62 0 110 48 110 110s-48 110-110 110-110-48-110-110 48-110 110-110zM710 70c-23 0-40 17-40 40s17 40 40 40 40-17 40-40-17-40-40-40zM710 0c62 0 110 48 110 110s-48 110-110 110-110-48-110-110 48-110 110-110z">
          <text:p/>
        </draw:path>
        <draw:path draw:style-name="gr3" draw:text-style-name="P2" draw:layer="layout" svg:width="0.709cm" svg:height="0.199cm" draw:transform="rotate (-1.5707963267949) translate (3.8cm 2.49cm)" svg:viewBox="0 0 710 200" svg:d="M100 50c-28 0-50 22-50 50s22 50 50 50c29 0 50-22 50-50s-21-50-50-50zM100 0c57 0 101 43 101 100s-44 100-101 100-100-43-100-100 43-100 100-100zM355 50c-28 0-50 22-50 50s22 50 50 50 50-22 50-50-22-50-50-50zM355 0c57 0 100 43 100 100s-43 100-100 100-100-43-100-100 43-100 100-100zM610 50c-29 0-50 22-50 50s21 50 50 50c28 0 50-22 50-50s-22-50-50-50zM610 0c57 0 100 43 100 100s-43 100-100 100-101-43-101-100 44-100 101-100z">
          <text:p/>
        </draw:path>
        <draw:path draw:style-name="gr3" draw:text-style-name="P2" draw:layer="layout" svg:width="0.709cm" svg:height="0.199cm" draw:transform="rotate (-1.5707963267949) translate (3.8cm 5.09cm)" svg:viewBox="0 0 710 200" svg:d="M100 50c-28 0-50 22-50 50s22 50 50 50c29 0 50-22 50-50s-21-50-50-50zM100 0c57 0 101 43 101 100s-44 100-101 100-100-43-100-100 43-100 100-100zM355 50c-28 0-50 22-50 50s22 50 50 50 50-22 50-50-22-50-50-50zM355 0c57 0 100 43 100 100s-43 100-100 100-100-43-100-100 43-100 100-100zM610 50c-29 0-50 22-50 50s21 50 50 50c28 0 50-22 50-50s-22-50-50-50zM610 0c57 0 100 43 100 100s-43 100-100 100-101-43-101-100 44-100 101-100z">
          <text:p/>
        </draw:path>
        <draw:path draw:style-name="gr3" draw:text-style-name="P2" draw:layer="layout" svg:width="0.959cm" svg:height="0.199cm" draw:transform="rotate (1.5707963267949) translate (1.8cm 2.96cm)" svg:viewBox="0 0 960 200" svg:d="M860 50c28 0 50 22 50 50s-22 50-50 50-50-22-50-50 22-50 50-50zM860 0c-56 0-100 43-100 100s44 100 100 100c57 0 100-43 100-100s-43-100-100-100zM607 50c28 0 50 22 50 50s-22 50-50 50c-29 0-50-22-50-50s21-50 50-50zM607 0c-57 0-100 43-100 100s43 100 100 100c56 0 100-43 100-100s-44-100-100-100zM353 50c29 0 50 22 50 50s-21 50-50 50c-28 0-50-22-50-50s22-50 50-50zM353 0c-56 0-100 43-100 100s44 100 100 100c57 0 100-43 100-100s-43-100-100-100zM100 50c28 0 50 22 50 50s-22 50-50 50-50-22-50-50 22-50 50-50zM100 0c-57 0-100 43-100 100s43 100 100 100c56 0 100-43 100-100s-44-100-100-100z">
          <text:p/>
        </draw:path>
        <draw:path draw:style-name="gr3" draw:text-style-name="P2" draw:layer="layout" svg:width="1.469cm" svg:height="0.199cm" draw:transform="rotate (1.5707963267949) translate (1.8cm 7.47cm)" svg:viewBox="0 0 1470 200" svg:d="M100 50c-28 0-50 22-50 50s22 50 50 50 50-22 50-50-22-50-50-50zM100 0c57 0 100 43 100 100s-43 100-100 100-100-43-100-100 43-100 100-100zM354 50c-28 0-50 22-50 50s22 50 50 50 50-22 50-50-22-50-50-50zM354 0c57 0 100 43 100 100s-43 100-100 100-100-43-100-100 43-100 100-100zM608 50c-28 0-50 22-50 50s22 50 50 50 50-22 50-50-22-50-50-50zM608 0c57 0 100 43 100 100s-43 100-100 100-100-43-100-100 43-100 100-100zM862 50c-28 0-50 22-50 50s22 50 50 50 50-22 50-50-22-50-50-50zM862 0c57 0 100 43 100 100s-43 100-100 100-100-43-100-100 43-100 100-100zM1116 50c-28 0-50 22-50 50s22 50 50 50 50-22 50-50-22-50-50-50zM1116 0c57 0 100 43 100 100s-43 100-100 100-100-43-100-100 43-100 100-100zM1370 50c-28 0-50 22-50 50s22 50 50 50 50-22 50-50-22-50-50-50zM1370 0c57 0 100 43 100 100s-43 100-100 100-100-43-100-100 43-100 100-100z">
          <text:p/>
        </draw:path>
        <draw:path draw:style-name="gr3" draw:text-style-name="P2" draw:layer="layout" svg:width="1.199cm" svg:height="0.199cm" draw:transform="rotate (1.5707963267949) translate (3.3cm 4.623cm)" svg:viewBox="0 0 1200 200" svg:d="M100 50c-28 0-50 22-50 50s22 50 50 50 50-22 50-50-22-50-50-50zM100 0c57 0 100 43 100 100s-43 100-100 100-100-43-100-100 43-100 100-100zM1100 50c-28 0-50 22-50 50s22 50 50 50 50-22 50-50-22-50-50-50zM1100 0c57 0 100 43 100 100s-43 100-100 100-100-43-100-100 43-100 100-100z">
          <text:p/>
        </draw:path>
        <draw:path draw:style-name="gr3" draw:text-style-name="P2" draw:layer="layout" svg:width="1.199cm" svg:height="0.199cm" svg:x="2.5cm" svg:y="7.27cm" svg:viewBox="0 0 1200 200" svg:d="M100 50c-28 0-50 22-50 50s22 50 50 50 50-22 50-50-22-50-50-50zM100 0c57 0 100 43 100 100s-43 100-100 100-100-43-100-100 43-100 100-100zM1100 50c-28 0-50 22-50 50s22 50 50 50 50-22 50-50-22-50-50-50zM1100 0c57 0 100 43 100 100s-43 100-100 100-100-43-100-100 43-100 100-100z">
          <text:p/>
        </draw:path>
        <draw:path draw:style-name="gr3" draw:text-style-name="P2" draw:layer="layout" svg:width="0.709cm" svg:height="0.199cm" draw:transform="rotate (-1.5707963267949) translate (2cm 3.8cm)" svg:viewBox="0 0 710 200" svg:d="M100 50c-28 0-50 22-50 50s22 50 50 50c29 0 50-22 50-50s-21-50-50-50zM100 0c57 0 101 43 101 100s-44 100-101 100-100-43-100-100 43-100 100-100zM355 50c-28 0-50 22-50 50s22 50 50 50 50-22 50-50-22-50-50-50zM355 0c57 0 100 43 100 100s-43 100-100 100-100-43-100-100 43-100 100-100zM610 50c-29 0-50 22-50 50s21 50 50 50c28 0 50-22 50-50s-22-50-50-50zM610 0c57 0 100 43 100 100s-43 100-100 100-101-43-101-100 44-100 101-100z">
          <text:p/>
        </draw:path>
        <draw:custom-shape draw:style-name="gr6" draw:text-style-name="P2" draw:layer="layout" svg:width="0.25cm" svg:height="7.01cm" svg:x="8.85cm" svg:y="1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21cm" svg:height="1.85cm" svg:x="8.5cm" svg:y="4.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4cm" svg:height="0.89cm" svg:x="7.44cm" svg:y="5.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cm" svg:height="0.3cm" svg:x="8.01cm" svg:y="6.6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1cm" svg:height="0.7cm" svg:x="8.01cm" svg:y="5.8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1cm" svg:height="0.3cm" svg:x="8.2cm" svg:y="6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1cm" svg:height="0.3cm" svg:x="8.42cm" svg:y="6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cm" svg:x="7.44cm" svg:y="6.6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1cm" svg:height="0.7cm" svg:x="7.44cm" svg:y="5.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1cm" svg:height="0.3cm" svg:x="7.7cm" svg:y="6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1cm" svg:height="0.3cm" svg:x="7.44cm" svg:y="6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36cm" svg:height="0.24cm" svg:x="8.34cm" svg:y="4.8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32cm" svg:height="2.9cm" svg:x="7cm" svg:y="5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cm" svg:height="0.4cm" svg:x="7.9cm" svg:y="4.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2cm" svg:height="7cm" svg:x="1.1cm" svg:y="1.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8.01cm" svg:height="0.3cm" svg:x="1.1cm" svg:y="7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1cm" svg:height="0.2cm" svg:x="7.3cm" svg:y="5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2cm" svg:height="1.2cm" svg:x="7.9cm" svg:y="4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0.2cm" svg:height="1.9cm" svg:x="7.56cm" svg:y="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8.01cm" svg:height="0.3cm" svg:x="1.1cm" svg:y="1.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1.8cm" svg:height="0.7cm" svg:x="7.2cm" svg:y="7.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0.2cm" svg:height="0.4cm" svg:x="8cm" svg:y="5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4cm" svg:height="0.2cm" svg:x="8cm" svg:y="5.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2cm" svg:height="1.36cm" svg:x="7.76cm" svg:y="1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0.5cm" svg:height="1.6cm" svg:x="8.14cm" svg:y="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0.94cm" svg:height="1.3cm" svg:x="7.56cm" svg:y="2.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14cm" svg:height="1cm" svg:x="7.86cm" svg:y="1.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0.2cm" svg:height="1.1cm" svg:x="7.26cm" svg:y="4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0.2cm" svg:height="1.6cm" svg:x="7cm" svg:y="2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0.56cm" svg:height="0.2cm" svg:x="7cm" svg:y="2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0.2cm" svg:height="1.32cm" svg:x="6.3cm" svg:y="3.4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2cm" svg:height="4cm" svg:x="6cm" svg:y="2.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0.933cm" svg:height="0.991cm" svg:x="6.467cm" svg:y="4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0.2cm" svg:height="0.42cm" svg:x="6.3cm" svg:y="4.8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24cm" svg:height="0.2cm" svg:x="6.1cm" svg:y="5.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24cm" svg:height="0.2cm" svg:x="6.1cm" svg:y="2.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1.233cm" svg:height="0.9cm" svg:x="6.167cm" svg:y="2.2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0.2cm" svg:height="0.84cm" svg:x="4.04cm" svg:y="4.0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0.2cm" svg:height="5.8cm" svg:x="5.7cm" svg:y="2.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0.6cm" svg:height="0.2cm" svg:x="5.24cm" svg:y="4.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1.4cm" svg:height="1.7cm" svg:x="5.8cm" svg:y="6.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0.8cm" svg:height="0.84cm" svg:x="6.6cm" svg:y="3.0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layer="layout" svg:width="1.14cm" svg:height="1.04cm" svg:x="6.46cm" svg:y="1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1.5cm" svg:height="0.3cm" svg:x="3.64cm" svg:y="2.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" draw:layer="layout" svg:width="0.7cm" svg:height="0.43cm" svg:x="3.64cm" svg:y="2.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0.82cm" svg:height="0.23cm" svg:x="4.46cm" svg:y="2.2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6cm" svg:height="0.43cm" svg:x="5.26cm" svg:y="2.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1.5cm" svg:height="0.3cm" svg:x="3.64cm" svg:y="4.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0.7cm" svg:height="0.83cm" svg:x="3.64cm" svg:y="4.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" draw:layer="layout" svg:width="1.32cm" svg:height="0.23cm" svg:x="4.48cm" svg:y="4.8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" draw:layer="layout" svg:width="1.55cm" svg:height="0.6cm" svg:x="3.6cm" svg:y="3.1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" draw:layer="layout" svg:width="1.55cm" svg:height="0.6cm" svg:x="3.6cm" svg:y="5.7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" draw:layer="layout" svg:width="0.2cm" svg:height="1.4cm" svg:x="5.4cm" svg:y="2.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" draw:layer="layout" svg:width="1cm" svg:height="0.2cm" svg:x="4.44cm" svg:y="3.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5cm" svg:height="0.2cm" svg:x="5.04cm" svg:y="2.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" draw:layer="layout" svg:width="0.2cm" svg:height="1.4cm" svg:x="5.4cm" svg:y="5.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" draw:layer="layout" svg:width="1cm" svg:height="0.2cm" svg:x="4.44cm" svg:y="6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5cm" svg:height="0.2cm" svg:x="5.04cm" svg:y="5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" draw:layer="layout" svg:width="0.2cm" svg:height="1.24cm" svg:x="4.04cm" svg:y="6.6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" draw:layer="layout" svg:width="1.809cm" svg:height="1.1cm" svg:x="4.091cm" svg:y="6.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" draw:layer="layout" svg:width="1.7cm" svg:height="0.52cm" svg:x="4.1cm" svg:y="4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38cm" svg:height="0.2cm" svg:x="3.3cm" svg:y="2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38cm" svg:height="0.2cm" svg:x="3.3cm" svg:y="5.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24cm" svg:height="0.2cm" svg:x="3.3cm" svg:y="7.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0.2cm" svg:height="1.9cm" svg:x="3.3cm" svg:y="5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0.6cm" svg:height="0.16cm" svg:x="1.96cm" svg:y="7.2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1.22cm" svg:height="0.15cm" svg:x="1.96cm" svg:y="7.0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0.2cm" svg:height="2.74cm" svg:x="3cm" svg:y="4.4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38cm" svg:height="0.2cm" svg:x="3cm" svg:y="4.4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" draw:layer="layout" svg:width="1.54cm" svg:height="0.58cm" svg:x="1.96cm" svg:y="1.6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" draw:layer="layout" svg:width="0.2cm" svg:height="1cm" svg:x="1.8cm" svg:y="2.9cm">
          <text:p/>
          <draw:enhanced-geometry svg:viewBox="0 0 21600 21600" draw:type="rectangle" draw:enhanced-path="M 0 0 L 21600 0 21600 21600 0 21600 0 0 Z N"/>
        </draw:custom-shape>
        <draw:path draw:style-name="gr3" draw:text-style-name="P2" draw:layer="layout" svg:width="1.469cm" svg:height="0.199cm" draw:transform="rotate (1.5707963267949) translate (2.7cm 6.97cm)" svg:viewBox="0 0 1470 200" svg:d="M100 50c-28 0-50 22-50 50s22 50 50 50 50-22 50-50-22-50-50-50zM100 0c57 0 100 43 100 100s-43 100-100 100-100-43-100-100 43-100 100-100zM354 50c-28 0-50 22-50 50s22 50 50 50 50-22 50-50-22-50-50-50zM354 0c57 0 100 43 100 100s-43 100-100 100-100-43-100-100 43-100 100-100zM608 50c-28 0-50 22-50 50s22 50 50 50 50-22 50-50-22-50-50-50zM608 0c57 0 100 43 100 100s-43 100-100 100-100-43-100-100 43-100 100-100zM862 50c-28 0-50 22-50 50s22 50 50 50 50-22 50-50-22-50-50-50zM862 0c57 0 100 43 100 100s-43 100-100 100-100-43-100-100 43-100 100-100zM1116 50c-28 0-50 22-50 50s22 50 50 50 50-22 50-50-22-50-50-50zM1116 0c57 0 100 43 100 100s-43 100-100 100-100-43-100-100 43-100 100-100zM1370 50c-28 0-50 22-50 50s22 50 50 50 50-22 50-50-22-50-50-50zM1370 0c57 0 100 43 100 100s-43 100-100 100-100-43-100-100 43-100 100-100z">
          <text:p/>
        </draw:path>
        <draw:custom-shape draw:style-name="gr57" draw:text-style-name="P2" draw:layer="layout" svg:width="5.2cm" svg:height="0.5cm" svg:x="1.4cm" svg:y="1.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0.7cm" svg:height="0.22cm" svg:x="6cm" svg:y="1.9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" draw:layer="layout" svg:width="0.2cm" svg:height="0.7cm" svg:x="3.3cm" svg:y="2.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0.8cm" svg:height="0.16cm" svg:x="1.96cm" svg:y="6.7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0.8cm" svg:height="0.16cm" svg:x="1.96cm" svg:y="6.54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0.8cm" svg:height="0.16cm" svg:x="1.96cm" svg:y="6.2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0.8cm" svg:height="0.16cm" svg:x="1.96cm" svg:y="6.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0.64cm" svg:height="0.18cm" svg:x="1.22cm" svg:y="2.2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0.2cm" svg:height="1.6cm" svg:x="1.5cm" svg:y="2.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38cm" svg:height="0.18cm" svg:x="1.5cm" svg:y="2.52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" draw:layer="layout" svg:width="0.64cm" svg:height="1.48cm" svg:x="1.22cm" svg:y="4.3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32cm" svg:height="0.16cm" svg:x="1.52cm" svg:y="4.0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" draw:layer="layout" svg:width="1.56cm" svg:height="0.18cm" svg:x="1.2cm" svg:y="5.7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" draw:layer="layout" svg:width="0.9cm" svg:height="0.16cm" svg:x="1.96cm" svg:y="4.06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" draw:layer="layout" svg:width="0.2cm" svg:height="1.5cm" svg:x="2.7cm" svg:y="4.06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" draw:layer="layout" svg:width="0.64cm" svg:height="1.48cm" svg:x="2.1cm" svg:y="4.12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" draw:layer="layout" svg:width="0.44cm" svg:height="0.58cm" svg:x="1.4cm" svg:y="1.6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" draw:layer="layout" svg:width="0.94cm" svg:height="2.3cm" svg:x="2.16cm" svg:y="1.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" draw:layer="layout" svg:width="0.44cm" svg:height="2.3cm" svg:x="1.26cm" svg:y="5.7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" draw:layer="layout" svg:width="2.9cm" svg:height="0.3cm" svg:x="1.6cm" svg:y="7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" draw:layer="layout" svg:width="0.5cm" svg:height="0.64cm" svg:x="3.6cm" svg:y="6.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" draw:layer="layout" svg:width="0.8cm" svg:height="0.4cm" svg:x="3.3cm" svg:y="3.9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0.94cm" svg:height="0.8cm" svg:x="6.3cm" svg:y="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" draw:layer="layout" svg:width="0.54cm" svg:height="0.8cm" svg:x="6.66cm" svg:y="5.7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" draw:layer="layout" svg:width="0.4cm" svg:height="0.6cm" svg:x="3.1cm" svg:y="4.5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0.6cm" svg:height="0.2cm" svg:x="3.76cm" svg:y="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0.6cm" svg:height="0.2cm" svg:x="3.76cm" svg:y="5.6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0.94cm" svg:height="0.8cm" svg:x="2.56cm" svg:y="1.7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預設">
        <draw:custom-shape draw:style-name="gr75" draw:text-style-name="P3" draw:layer="layout" svg:width="5.72cm" svg:height="3cm" svg:x="1.1cm" svg:y="1.1cm">
          <text:p/>
          <draw:enhanced-geometry svg:viewBox="0 0 21600 21600" draw:mirror-horizontal="false" draw:type="rectangle" draw:enhanced-path="M 0 0 L 21600 0 21600 21600 0 21600 0 0 Z N"/>
        </draw:custom-shape>
        <draw:path draw:style-name="gr5" draw:text-style-name="P2" draw:layer="layout" svg:width="1.489cm" svg:height="0.219cm" draw:transform="rotate (-1.5707963267949) translate (6.6cm 2.31cm)" svg:viewBox="0 0 1490 220" svg:d="M1380 70c23 0 40 17 40 40s-17 40-40 40-40-17-40-40 17-40 40-40zM1380 0c-62 0-110 48-110 110s48 110 110 110 110-48 110-110-48-110-110-110zM1126 70c23 0 40 17 40 40s-17 40-40 40-40-17-40-40 17-40 40-40zM1126 0c-62 0-110 48-110 110s48 110 110 110 110-48 110-110-48-110-110-110zM872 70c23 0 40 17 40 40s-17 40-40 40-40-17-40-40 17-40 40-40zM872 0c-62 0-110 48-110 110s48 110 110 110 110-48 110-110-48-110-110-110zM618 70c23 0 40 17 40 40s-17 40-40 40-40-17-40-40 17-40 40-40zM618 0c-62 0-110 48-110 110s48 110 110 110 110-48 110-110-48-110-110-110zM364 70c23 0 40 17 40 40s-17 40-40 40-40-17-40-40 17-40 40-40zM364 0c-62 0-110 48-110 110s48 110 110 110 110-48 110-110-48-110-110-110zM110 70c23 0 40 17 40 40s-17 40-40 40-40-17-40-40 17-40 40-40zM110 0c-62 0-110 48-110 110s48 110 110 110 110-48 110-110-48-110-110-110z">
          <text:p/>
        </draw:path>
        <draw:path draw:style-name="gr5" draw:text-style-name="P2" draw:layer="layout" svg:width="0.479cm" svg:height="0.219cm" draw:transform="rotate (1.5707963267949) translate (6.38cm 2.14cm)" svg:viewBox="0 0 480 220" svg:d="M111 70c-23 0-40 17-40 40s17 40 40 40 41-17 41-40-18-40-41-40zM111 0c63 0 112 48 112 110s-49 110-112 110-111-48-111-110 48-110 111-110zM369 70c-23 0-41 17-41 40s18 40 41 40 40-17 40-40-17-40-40-40zM369 0c63 0 111 48 111 110s-48 110-111 110-112-48-112-110 49-110 112-110z">
          <text:p/>
        </draw:path>
        <draw:path draw:style-name="gr5" draw:text-style-name="P2" draw:layer="layout" svg:width="1.489cm" svg:height="0.219cm" draw:transform="rotate (-1.5707963267949) translate (5.72cm 2.31cm)" svg:viewBox="0 0 1490 220" svg:d="M1380 70c23 0 40 17 40 40s-17 40-40 40-40-17-40-40 17-40 40-40zM1380 0c-62 0-110 48-110 110s48 110 110 110 110-48 110-110-48-110-110-110zM1126 70c23 0 40 17 40 40s-17 40-40 40-40-17-40-40 17-40 40-40zM1126 0c-62 0-110 48-110 110s48 110 110 110 110-48 110-110-48-110-110-110zM872 70c23 0 40 17 40 40s-17 40-40 40-40-17-40-40 17-40 40-40zM872 0c-62 0-110 48-110 110s48 110 110 110 110-48 110-110-48-110-110-110zM618 70c23 0 40 17 40 40s-17 40-40 40-40-17-40-40 17-40 40-40zM618 0c-62 0-110 48-110 110s48 110 110 110 110-48 110-110-48-110-110-110zM364 70c23 0 40 17 40 40s-17 40-40 40-40-17-40-40 17-40 40-40zM364 0c-62 0-110 48-110 110s48 110 110 110 110-48 110-110-48-110-110-110zM110 70c23 0 40 17 40 40s-17 40-40 40-40-17-40-40 17-40 40-40zM110 0c-62 0-110 48-110 110s48 110 110 110 110-48 110-110-48-110-110-110z">
          <text:p/>
        </draw:path>
        <draw:path draw:style-name="gr5" draw:text-style-name="P2" draw:layer="layout" svg:width="0.979cm" svg:height="0.219cm" draw:transform="rotate (1.5707963267949) translate (3cm 2.54cm)" svg:viewBox="0 0 980 220" svg:d="M110 70c-23 0-40 17-40 40s17 40 40 40c22 0 40-17 40-40s-18-40-40-40zM110 0c62 0 110 48 110 110s-48 110-110 110-110-48-110-110 48-110 110-110zM363 70c-22 0-40 17-40 40s18 40 40 40c23 0 40-17 40-40s-17-40-40-40zM363 0c62 0 110 48 110 110s-48 110-110 110-110-48-110-110 48-110 110-110zM617 70c-23 0-40 17-40 40s17 40 40 40c22 0 40-17 40-40s-18-40-40-40zM617 0c62 0 110 48 110 110s-48 110-110 110-110-48-110-110 48-110 110-110zM870 70c-22 0-40 17-40 40s18 40 40 40c23 0 40-17 40-40s-17-40-40-40zM870 0c62 0 110 48 110 110s-48 110-110 110-110-48-110-110 48-110 110-110z">
          <text:p/>
        </draw:path>
        <draw:custom-shape draw:style-name="gr76" draw:text-style-name="P2" draw:layer="layout" svg:width="1.8cm" svg:height="0.15cm" svg:x="1.6cm" svg:y="2.8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" draw:layer="layout" svg:width="1.44cm" svg:height="0.16cm" svg:x="1.6cm" svg:y="2.1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" draw:layer="layout" svg:width="0.85cm" svg:height="0.15cm" svg:x="2.2cm" svg:y="1.8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" draw:layer="layout" svg:width="1.44cm" svg:height="0.16cm" svg:x="1.6cm" svg:y="2.3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" draw:layer="layout" svg:width="1.44cm" svg:height="0.16cm" svg:x="1.6cm" svg:y="2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2cm" svg:height="0.15cm" svg:x="3.2cm" svg:y="1.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" draw:layer="layout" svg:width="0.78cm" svg:height="0.15cm" svg:x="5.66cm" svg:y="3.61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" draw:layer="layout" svg:width="0.85cm" svg:height="0.15cm" svg:x="1.6cm" svg:y="1.59cm">
          <text:p/>
          <draw:enhanced-geometry svg:viewBox="0 0 21600 21600" draw:type="rectangle" draw:enhanced-path="M 0 0 L 21600 0 21600 21600 0 21600 0 0 Z N"/>
        </draw:custom-shape>
        <draw:path draw:style-name="gr5" draw:text-style-name="P2" draw:layer="layout" svg:width="1.999cm" svg:height="0.219cm" draw:transform="rotate (1.5707963267949) translate (1.42cm 3.3cm)" svg:viewBox="0 0 2000 220" svg:d="M110 70c-23 0-40 17-40 40s17 40 40 40 40-17 40-40-17-40-40-40zM110 0c62 0 110 48 110 110s-48 110-110 110-110-48-110-110 48-110 110-110zM364 70c-22 0-40 17-40 40s18 40 40 40c23 0 40-17 40-40s-17-40-40-40zM364 0c63 0 110 48 110 110s-47 110-110 110c-62 0-110-48-110-110s48-110 110-110zM619 70c-23 0-40 17-40 40s17 40 40 40c22 0 40-17 40-40s-18-40-40-40zM619 0c62 0 110 48 110 110s-48 110-110 110c-63 0-110-48-110-110s47-110 110-110zM873 70c-23 0-40 17-40 40s17 40 40 40 40-17 40-40-17-40-40-40zM873 0c62 0 110 48 110 110s-48 110-110 110-110-48-110-110 48-110 110-110zM1127 70c-23 0-40 17-40 40s17 40 40 40 40-17 40-40-17-40-40-40zM1127 0c62 0 110 48 110 110s-48 110-110 110-110-48-110-110 48-110 110-110zM1381 70c-22 0-40 17-40 40s18 40 40 40c23 0 40-17 40-40s-17-40-40-40zM1381 0c63 0 110 48 110 110s-47 110-110 110c-62 0-110-48-110-110s48-110 110-110zM1636 70c-23 0-40 17-40 40s17 40 40 40c22 0 40-17 40-40s-18-40-40-40zM1636 0c62 0 110 48 110 110s-48 110-110 110c-63 0-110-48-110-110s47-110 110-110zM1890 70c-23 0-40 17-40 40s17 40 40 40 40-17 40-40-17-40-40-40zM1890 0c62 0 110 48 110 110s-48 110-110 110-110-48-110-110 48-110 110-110z">
          <text:p/>
        </draw:path>
        <draw:custom-shape draw:style-name="gr48" draw:text-style-name="P2" draw:layer="layout" svg:width="0.2cm" svg:height="1.4cm" svg:x="3.36cm" svg:y="1.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" draw:layer="layout" svg:width="0.7cm" svg:height="0.38cm" svg:x="2.2cm" svg:y="1.59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" draw:layer="layout" svg:width="0.78cm" svg:height="0.15cm" svg:x="5.66cm" svg:y="3.3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" draw:layer="layout" svg:width="0.78cm" svg:height="0.15cm" svg:x="5.66cm" svg:y="3.11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" draw:layer="layout" svg:width="0.9cm" svg:height="0.15cm" svg:x="5.56cm" svg:y="1.9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" draw:layer="layout" svg:width="0.18cm" svg:height="0.41cm" svg:x="5.52cm" svg:y="1.9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5cm" svg:height="0.15cm" svg:x="5.7cm" svg:y="2.8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3cm" svg:height="0.15cm" svg:x="5.7cm" svg:y="2.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5cm" svg:height="0.15cm" svg:x="5.9cm" svg:y="2.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32cm" svg:height="0.15cm" svg:x="6.1cm" svg:y="2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0.2cm" svg:height="0.4cm" svg:x="6.1cm" svg:y="2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0.2cm" svg:height="0.4cm" svg:x="5.82cm" svg:y="2.353cm">
          <text:p/>
          <draw:enhanced-geometry svg:viewBox="0 0 21600 21600" draw:type="rectangle" draw:enhanced-path="M 0 0 L 21600 0 21600 21600 0 21600 0 0 Z N"/>
        </draw:custom-shape>
        <draw:path draw:style-name="gr82" draw:text-style-name="P2" draw:layer="layout" svg:width="3.299cm" svg:height="0.999cm" svg:x="1.9cm" svg:y="3.1cm" svg:viewBox="0 0 3300 1000" svg:d="M1150 500c-28 0-50 22-50 50s22 50 50 50 50-22 50-50-22-50-50-50zM0 1000v-1000h3300v1000z">
          <text:p/>
        </draw:path>
        <draw:custom-shape draw:style-name="gr83" draw:text-style-name="P2" draw:layer="layout" svg:width="0.5cm" svg:height="0.38cm" svg:x="1.6cm" svg:y="1.8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0.6cm" svg:height="0.15cm" svg:x="1.1cm" svg:y="1.98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" draw:layer="layout" svg:width="0.2cm" svg:height="3cm" svg:x="1.1cm" svg:y="1.1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" draw:layer="layout" svg:width="0.16cm" svg:height="3cm" svg:x="6.66cm" svg:y="1.1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" draw:layer="layout" svg:width="0.2cm" svg:height="3cm" svg:x="1.1cm" svg:y="1.1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2" draw:layer="layout" svg:width="5.72cm" svg:height="0.15cm" svg:x="1.1cm" svg:y="1.1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36cm" svg:height="0.38cm" svg:x="1.7cm" svg:y="2.42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2" draw:layer="layout" svg:width="1.14cm" svg:height="0.38cm" svg:x="1.75cm" svg:y="1.3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" draw:layer="layout" svg:width="0.46cm" svg:height="0.7cm" svg:x="1.24cm" svg:y="3.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2" draw:layer="layout" svg:width="3cm" svg:height="0.15cm" svg:x="1.8cm" svg:y="1.36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2" draw:layer="layout" svg:width="1.1cm" svg:height="1.5cm" svg:x="3.7cm" svg:y="1.5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2" draw:layer="layout" svg:width="1.4cm" svg:height="0.2cm" svg:x="5.3cm" svg:y="3.9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2" draw:layer="layout" svg:width="1.8cm" svg:height="0.3cm" svg:x="4.9cm" svg:y="1.2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" draw:layer="layout" svg:width="1.3cm" svg:height="0.36cm" svg:x="4.9cm" svg:y="1.5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" draw:layer="layout" svg:width="0.5cm" svg:height="1.5cm" svg:x="4.9cm" svg:y="1.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" draw:layer="layout" svg:width="0.12cm" svg:height="1.3cm" svg:x="5.28cm" svg:y="2.8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預設">
        <draw:custom-shape draw:style-name="gr115" draw:text-style-name="P3" draw:layer="layout" svg:width="3cm" svg:height="2.5cm" svg:x="1.1cm" svg:y="1.1cm">
          <text:p/>
          <draw:enhanced-geometry svg:viewBox="0 0 21600 21600" draw:type="rectangle" draw:enhanced-path="M 0 0 L 21600 0 21600 21600 0 21600 0 0 Z N"/>
        </draw:custom-shape>
        <draw:path draw:style-name="gr5" draw:text-style-name="P2" draw:layer="layout" svg:width="1.999cm" svg:height="0.219cm" draw:transform="rotate (1.5707963267949) translate (1.58cm 3.3cm)" svg:viewBox="0 0 2000 220" svg:d="M110 70c-23 0-40 17-40 40s17 40 40 40 40-17 40-40-17-40-40-40zM110 0c62 0 110 48 110 110s-48 110-110 110-110-48-110-110 48-110 110-110zM364 70c-22 0-40 17-40 40s18 40 40 40c23 0 40-17 40-40s-17-40-40-40zM364 0c63 0 110 48 110 110s-47 110-110 110c-62 0-110-48-110-110s48-110 110-110zM619 70c-23 0-40 17-40 40s17 40 40 40c22 0 40-17 40-40s-18-40-40-40zM619 0c62 0 110 48 110 110s-48 110-110 110c-63 0-110-48-110-110s47-110 110-110zM873 70c-23 0-40 17-40 40s17 40 40 40 40-17 40-40-17-40-40-40zM873 0c62 0 110 48 110 110s-48 110-110 110-110-48-110-110 48-110 110-110zM1127 70c-23 0-40 17-40 40s17 40 40 40 40-17 40-40-17-40-40-40zM1127 0c62 0 110 48 110 110s-48 110-110 110-110-48-110-110 48-110 110-110zM1381 70c-22 0-40 17-40 40s18 40 40 40c23 0 40-17 40-40s-17-40-40-40zM1381 0c63 0 110 48 110 110s-47 110-110 110c-62 0-110-48-110-110s48-110 110-110zM1636 70c-23 0-40 17-40 40s17 40 40 40c22 0 40-17 40-40s-18-40-40-40zM1636 0c62 0 110 48 110 110s-48 110-110 110c-63 0-110-48-110-110s47-110 110-110zM1890 70c-23 0-40 17-40 40s17 40 40 40 40-17 40-40-17-40-40-40zM1890 0c62 0 110 48 110 110s-48 110-110 110-110-48-110-110 48-110 110-110z">
          <text:p/>
        </draw:path>
        <draw:path draw:style-name="gr5" draw:text-style-name="P2" draw:layer="layout" svg:width="1.999cm" svg:height="0.219cm" draw:transform="rotate (1.5707963267949) translate (2.4cm 3.3cm)" svg:viewBox="0 0 2000 220" svg:d="M110 70c-23 0-40 17-40 40s17 40 40 40 40-17 40-40-17-40-40-40zM110 0c62 0 110 48 110 110s-48 110-110 110-110-48-110-110 48-110 110-110zM364 70c-22 0-40 17-40 40s18 40 40 40c23 0 40-17 40-40s-17-40-40-40zM364 0c63 0 110 48 110 110s-47 110-110 110c-62 0-110-48-110-110s48-110 110-110zM619 70c-23 0-40 17-40 40s17 40 40 40c22 0 40-17 40-40s-18-40-40-40zM619 0c62 0 110 48 110 110s-48 110-110 110c-63 0-110-48-110-110s47-110 110-110zM873 70c-23 0-40 17-40 40s17 40 40 40 40-17 40-40-17-40-40-40zM873 0c62 0 110 48 110 110s-48 110-110 110-110-48-110-110 48-110 110-110zM1127 70c-23 0-40 17-40 40s17 40 40 40 40-17 40-40-17-40-40-40zM1127 0c62 0 110 48 110 110s-48 110-110 110-110-48-110-110 48-110 110-110zM1381 70c-22 0-40 17-40 40s18 40 40 40c23 0 40-17 40-40s-17-40-40-40zM1381 0c63 0 110 48 110 110s-47 110-110 110c-62 0-110-48-110-110s48-110 110-110zM1636 70c-23 0-40 17-40 40s17 40 40 40c22 0 40-17 40-40s-18-40-40-40zM1636 0c62 0 110 48 110 110s-48 110-110 110c-63 0-110-48-110-110s47-110 110-110zM1890 70c-23 0-40 17-40 40s17 40 40 40 40-17 40-40-17-40-40-40zM1890 0c62 0 110 48 110 110s-48 110-110 110-110-48-110-110 48-110 110-110z">
          <text:p/>
        </draw:path>
        <draw:path draw:style-name="gr5" draw:text-style-name="P2" draw:layer="layout" svg:width="1.999cm" svg:height="0.219cm" draw:transform="rotate (1.5707963267949) translate (2.65cm 3.3cm)" svg:viewBox="0 0 2000 220" svg:d="M110 70c-23 0-40 17-40 40s17 40 40 40 40-17 40-40-17-40-40-40zM110 0c62 0 110 48 110 110s-48 110-110 110-110-48-110-110 48-110 110-110zM364 70c-22 0-40 17-40 40s18 40 40 40c23 0 40-17 40-40s-17-40-40-40zM364 0c63 0 110 48 110 110s-47 110-110 110c-62 0-110-48-110-110s48-110 110-110zM619 70c-23 0-40 17-40 40s17 40 40 40c22 0 40-17 40-40s-18-40-40-40zM619 0c62 0 110 48 110 110s-48 110-110 110c-63 0-110-48-110-110s47-110 110-110zM873 70c-23 0-40 17-40 40s17 40 40 40 40-17 40-40-17-40-40-40zM873 0c62 0 110 48 110 110s-48 110-110 110-110-48-110-110 48-110 110-110zM1127 70c-23 0-40 17-40 40s17 40 40 40 40-17 40-40-17-40-40-40zM1127 0c62 0 110 48 110 110s-48 110-110 110-110-48-110-110 48-110 110-110zM1381 70c-22 0-40 17-40 40s18 40 40 40c23 0 40-17 40-40s-17-40-40-40zM1381 0c63 0 110 48 110 110s-47 110-110 110c-62 0-110-48-110-110s48-110 110-110zM1636 70c-23 0-40 17-40 40s17 40 40 40c22 0 40-17 40-40s-18-40-40-40zM1636 0c62 0 110 48 110 110s-48 110-110 110c-63 0-110-48-110-110s47-110 110-110zM1890 70c-23 0-40 17-40 40s17 40 40 40 40-17 40-40-17-40-40-40zM1890 0c62 0 110 48 110 110s-48 110-110 110-110-48-110-110 48-110 110-110z">
          <text:p/>
        </draw:path>
        <draw:path draw:style-name="gr5" draw:text-style-name="P2" draw:layer="layout" svg:width="1.999cm" svg:height="0.219cm" draw:transform="rotate (1.5707963267949) translate (3.48cm 3.3cm)" svg:viewBox="0 0 2000 220" svg:d="M110 70c-23 0-40 17-40 40s17 40 40 40 40-17 40-40-17-40-40-40zM110 0c62 0 110 48 110 110s-48 110-110 110-110-48-110-110 48-110 110-110zM364 70c-22 0-40 17-40 40s18 40 40 40c23 0 40-17 40-40s-17-40-40-40zM364 0c63 0 110 48 110 110s-47 110-110 110c-62 0-110-48-110-110s48-110 110-110zM619 70c-23 0-40 17-40 40s17 40 40 40c22 0 40-17 40-40s-18-40-40-40zM619 0c62 0 110 48 110 110s-48 110-110 110c-63 0-110-48-110-110s47-110 110-110zM873 70c-23 0-40 17-40 40s17 40 40 40 40-17 40-40-17-40-40-40zM873 0c62 0 110 48 110 110s-48 110-110 110-110-48-110-110 48-110 110-110zM1127 70c-23 0-40 17-40 40s17 40 40 40 40-17 40-40-17-40-40-40zM1127 0c62 0 110 48 110 110s-48 110-110 110-110-48-110-110 48-110 110-110zM1381 70c-22 0-40 17-40 40s18 40 40 40c23 0 40-17 40-40s-17-40-40-40zM1381 0c63 0 110 48 110 110s-47 110-110 110c-62 0-110-48-110-110s48-110 110-110zM1636 70c-23 0-40 17-40 40s17 40 40 40c22 0 40-17 40-40s-18-40-40-40zM1636 0c62 0 110 48 110 110s-48 110-110 110c-63 0-110-48-110-110s47-110 110-110zM1890 70c-23 0-40 17-40 40s17 40 40 40 40-17 40-40-17-40-40-40zM1890 0c62 0 110 48 110 110s-48 110-110 110-110-48-110-110 48-110 110-110z">
          <text:p/>
        </draw:path>
        <draw:custom-shape draw:style-name="gr114" draw:text-style-name="P2" draw:layer="layout" svg:width="0.14cm" svg:height="0.71cm" draw:transform="rotate (1.5707963267949) translate (1.76cm 3.26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1.5707963267949) translate (1.76cm 3.01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1.5707963267949) translate (1.76cm 2.75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1.5707963267949) translate (1.76cm 2.5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1.5707963267949) translate (1.76cm 2.24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1.5707963267949) translate (1.76cm 1.99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1.5707963267949) translate (1.76cm 1.73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1.5707963267949) translate (1.76cm 1.48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1.5707963267949) translate (2.8cm 3.26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1.5707963267949) translate (2.8cm 3.01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1.5707963267949) translate (2.8cm 2.75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1.5707963267949) translate (2.8cm 2.5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1.5707963267949) translate (2.8cm 2.24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1.5707963267949) translate (2.8cm 1.99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1.5707963267949) translate (2.8cm 1.73cm)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draw:transform="rotate (1.5707963267949) translate (2.8cm 1.48cm)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預設">
        <draw:custom-shape draw:style-name="gr113" draw:text-style-name="P3" draw:layer="layout" svg:width="4.2cm" svg:height="1.75cm" svg:x="1.1cm" svg:y="1.1cm">
          <text:p/>
          <draw:enhanced-geometry svg:viewBox="0 0 21600 21600" draw:type="rectangle" draw:enhanced-path="M 0 0 L 21600 0 21600 21600 0 21600 0 0 Z N"/>
        </draw:custom-shape>
        <draw:path draw:style-name="gr5" draw:text-style-name="P2" draw:layer="layout" svg:width="1.999cm" svg:height="0.219cm" svg:x="3.2cm" svg:y="1.3cm" svg:viewBox="0 0 2000 220" svg:d="M110 70c-23 0-40 17-40 40s17 40 40 40 40-17 40-40-17-40-40-40zM110 0c62 0 110 48 110 110s-48 110-110 110-110-48-110-110 48-110 110-110zM364 70c-22 0-40 17-40 40s18 40 40 40c23 0 40-17 40-40s-17-40-40-40zM364 0c63 0 110 48 110 110s-47 110-110 110c-62 0-110-48-110-110s48-110 110-110zM619 70c-23 0-40 17-40 40s17 40 40 40c22 0 40-17 40-40s-18-40-40-40zM619 0c62 0 110 48 110 110s-48 110-110 110c-63 0-110-48-110-110s47-110 110-110zM873 70c-23 0-40 17-40 40s17 40 40 40 40-17 40-40-17-40-40-40zM873 0c62 0 110 48 110 110s-48 110-110 110-110-48-110-110 48-110 110-110zM1127 70c-23 0-40 17-40 40s17 40 40 40 40-17 40-40-17-40-40-40zM1127 0c62 0 110 48 110 110s-48 110-110 110-110-48-110-110 48-110 110-110zM1381 70c-22 0-40 17-40 40s18 40 40 40c23 0 40-17 40-40s-17-40-40-40zM1381 0c63 0 110 48 110 110s-47 110-110 110c-62 0-110-48-110-110s48-110 110-110zM1636 70c-23 0-40 17-40 40s17 40 40 40c22 0 40-17 40-40s-18-40-40-40zM1636 0c62 0 110 48 110 110s-48 110-110 110c-63 0-110-48-110-110s47-110 110-110zM1890 70c-23 0-40 17-40 40s17 40 40 40 40-17 40-40-17-40-40-40zM1890 0c62 0 110 48 110 110s-48 110-110 110-110-48-110-110 48-110 110-110z">
          <text:p/>
        </draw:path>
        <draw:path draw:style-name="gr5" draw:text-style-name="P2" draw:layer="layout" svg:width="1.999cm" svg:height="0.219cm" svg:x="3.2cm" svg:y="2.1cm" svg:viewBox="0 0 2000 220" svg:d="M110 70c-23 0-40 17-40 40s17 40 40 40 40-17 40-40-17-40-40-40zM110 0c62 0 110 48 110 110s-48 110-110 110-110-48-110-110 48-110 110-110zM364 70c-22 0-40 17-40 40s18 40 40 40c23 0 40-17 40-40s-17-40-40-40zM364 0c63 0 110 48 110 110s-47 110-110 110c-62 0-110-48-110-110s48-110 110-110zM619 70c-23 0-40 17-40 40s17 40 40 40c22 0 40-17 40-40s-18-40-40-40zM619 0c62 0 110 48 110 110s-48 110-110 110c-63 0-110-48-110-110s47-110 110-110zM873 70c-23 0-40 17-40 40s17 40 40 40 40-17 40-40-17-40-40-40zM873 0c62 0 110 48 110 110s-48 110-110 110-110-48-110-110 48-110 110-110zM1127 70c-23 0-40 17-40 40s17 40 40 40 40-17 40-40-17-40-40-40zM1127 0c62 0 110 48 110 110s-48 110-110 110-110-48-110-110 48-110 110-110zM1381 70c-22 0-40 17-40 40s18 40 40 40c23 0 40-17 40-40s-17-40-40-40zM1381 0c63 0 110 48 110 110s-47 110-110 110c-62 0-110-48-110-110s48-110 110-110zM1636 70c-23 0-40 17-40 40s17 40 40 40c22 0 40-17 40-40s-18-40-40-40zM1636 0c62 0 110 48 110 110s-48 110-110 110c-63 0-110-48-110-110s47-110 110-110zM1890 70c-23 0-40 17-40 40s17 40 40 40 40-17 40-40-17-40-40-40zM1890 0c62 0 110 48 110 110s-48 110-110 110-110-48-110-110 48-110 110-110z">
          <text:p/>
        </draw:path>
        <draw:custom-shape draw:style-name="gr114" draw:text-style-name="P2" draw:layer="layout" svg:width="0.14cm" svg:height="0.71cm" svg:x="3.24cm" svg:y="1.46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svg:x="3.49cm" svg:y="1.46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svg:x="3.75cm" svg:y="1.46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svg:x="4cm" svg:y="1.46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svg:x="4.26cm" svg:y="1.46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svg:x="4.51cm" svg:y="1.46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svg:x="4.77cm" svg:y="1.46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svg:x="5.02cm" svg:y="1.46cm">
          <text:p/>
          <draw:enhanced-geometry svg:viewBox="0 0 21600 21600" draw:type="rectangle" draw:enhanced-path="M 0 0 L 21600 0 21600 21600 0 21600 0 0 Z N"/>
        </draw:custom-shape>
        <draw:path draw:style-name="gr5" draw:text-style-name="P2" draw:layer="layout" svg:width="0.979cm" svg:height="0.219cm" svg:x="1.5cm" svg:y="1.3cm" svg:viewBox="0 0 980 220" svg:d="M110 70c-23 0-40 17-40 40s17 40 40 40c22 0 40-17 40-40s-18-40-40-40zM110 0c62 0 110 48 110 110s-48 110-110 110-110-48-110-110 48-110 110-110zM363 70c-22 0-40 17-40 40s18 40 40 40c23 0 40-17 40-40s-17-40-40-40zM363 0c62 0 110 48 110 110s-48 110-110 110-110-48-110-110 48-110 110-110zM617 70c-23 0-40 17-40 40s17 40 40 40c22 0 40-17 40-40s-18-40-40-40zM617 0c62 0 110 48 110 110s-48 110-110 110-110-48-110-110 48-110 110-110zM870 70c-22 0-40 17-40 40s18 40 40 40c23 0 40-17 40-40s-17-40-40-40zM870 0c62 0 110 48 110 110s-48 110-110 110-110-48-110-110 48-110 110-110z">
          <text:p/>
        </draw:path>
        <draw:path draw:style-name="gr5" draw:text-style-name="P2" draw:layer="layout" svg:width="0.979cm" svg:height="0.219cm" svg:x="1.5cm" svg:y="2.1cm" svg:viewBox="0 0 980 220" svg:d="M110 70c-23 0-40 17-40 40s17 40 40 40c22 0 40-17 40-40s-18-40-40-40zM110 0c62 0 110 48 110 110s-48 110-110 110-110-48-110-110 48-110 110-110zM363 70c-22 0-40 17-40 40s18 40 40 40c23 0 40-17 40-40s-17-40-40-40zM363 0c62 0 110 48 110 110s-48 110-110 110-110-48-110-110 48-110 110-110zM617 70c-23 0-40 17-40 40s17 40 40 40c22 0 40-17 40-40s-18-40-40-40zM617 0c62 0 110 48 110 110s-48 110-110 110-110-48-110-110 48-110 110-110zM870 70c-22 0-40 17-40 40s18 40 40 40c23 0 40-17 40-40s-17-40-40-40zM870 0c62 0 110 48 110 110s-48 110-110 110-110-48-110-110 48-110 110-110z">
          <text:p/>
        </draw:path>
        <draw:custom-shape draw:style-name="gr114" draw:text-style-name="P2" draw:layer="layout" svg:width="0.14cm" svg:height="0.71cm" svg:x="1.55cm" svg:y="1.46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svg:x="1.8cm" svg:y="1.46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svg:x="2.06cm" svg:y="1.46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14cm" svg:height="0.71cm" svg:x="2.31cm" svg:y="1.4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1T03:43:49.172000000</meta:creation-date>
    <dc:date>2020-11-01T14:06:59.769000000</dc:date>
    <meta:editing-duration>PT9H38M40S</meta:editing-duration>
    <meta:editing-cycles>255</meta:editing-cycles>
    <meta:generator>LibreOffice/5.4.7.2$Windows_X86_64 LibreOffice_project/c838ef25c16710f8838b1faec480ebba495259d0</meta:generator>
    <meta:print-date>2020-11-01T14:07:10.053000000</meta:print-date>
    <meta:document-statistic meta:object-count="1658"/>
  </office:meta>
</office:document-meta>
</file>